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/>
    <style:font-face style:name="Nimbus Mono L" svg:font-family="'Nimbus Mono L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30" style:family="table">
      <style:table-properties style:width="15.983cm" table:align="right" style:may-break-between-rows="false"/>
    </style:style>
    <style:style style:name="Table30.A" style:family="table-column">
      <style:table-column-properties style:column-width="2.381cm"/>
    </style:style>
    <style:style style:name="Table30.B" style:family="table-column">
      <style:table-column-properties style:column-width="6.853cm"/>
    </style:style>
    <style:style style:name="Table30.C" style:family="table-column">
      <style:table-column-properties style:column-width="6.749cm"/>
    </style:style>
    <style:style style:name="Table30.A1" style:family="table-cell">
      <style:table-cell-properties fo:padding="0.097cm" fo:border-left="none" fo:border-right="none" fo:border-top="none" fo:border-bottom="0.035cm solid #000000"/>
    </style:style>
    <style:style style:name="Table30.B1" style:family="table-cell">
      <style:table-cell-properties fo:padding="0.097cm" fo:border-left="0.035cm solid #000000" fo:border-right="none" fo:border-top="none" fo:border-bottom="0.035cm solid #000000"/>
    </style:style>
    <style:style style:name="Table30.A2" style:family="table-cell">
      <style:table-cell-properties fo:padding="0.097cm" fo:border-left="none" fo:border-right="none" fo:border-top="0.002cm solid #000000" fo:border-bottom="none"/>
    </style:style>
    <style:style style:name="Table30.B2" style:family="table-cell">
      <style:table-cell-properties fo:padding="0.097cm" fo:border-left="0.035cm solid #000000" fo:border-right="none" fo:border-top="0.002cm solid #000000" fo:border-bottom="none"/>
    </style:style>
    <style:style style:name="Table30.A3" style:family="table-cell">
      <style:table-cell-properties fo:padding="0.097cm" fo:border="none"/>
    </style:style>
    <style:style style:name="Table30.B3" style:family="table-cell">
      <style:table-cell-properties fo:padding="0.097cm" fo:border-left="0.035cm solid #000000" fo:border-right="none" fo:border-top="none" fo:border-bottom="none"/>
    </style:style>
    <style:style style:name="Table41" style:family="table">
      <style:table-properties style:width="15.983cm" table:align="right" style:may-break-between-rows="false"/>
    </style:style>
    <style:style style:name="Table41.A" style:family="table-column">
      <style:table-column-properties style:column-width="2.381cm"/>
    </style:style>
    <style:style style:name="Table41.B" style:family="table-column">
      <style:table-column-properties style:column-width="6.853cm"/>
    </style:style>
    <style:style style:name="Table41.C" style:family="table-column">
      <style:table-column-properties style:column-width="6.749cm"/>
    </style:style>
    <style:style style:name="Table41.A1" style:family="table-cell">
      <style:table-cell-properties fo:padding="0.097cm" fo:border-left="none" fo:border-right="none" fo:border-top="none" fo:border-bottom="0.035cm solid #000000"/>
    </style:style>
    <style:style style:name="Table41.B1" style:family="table-cell">
      <style:table-cell-properties fo:padding="0.097cm" fo:border-left="0.035cm solid #000000" fo:border-right="none" fo:border-top="none" fo:border-bottom="0.035cm solid #000000"/>
    </style:style>
    <style:style style:name="Table41.A2" style:family="table-cell">
      <style:table-cell-properties fo:padding="0.097cm" fo:border-left="none" fo:border-right="none" fo:border-top="0.002cm solid #000000" fo:border-bottom="none"/>
    </style:style>
    <style:style style:name="Table41.B2" style:family="table-cell">
      <style:table-cell-properties fo:padding="0.097cm" fo:border-left="0.035cm solid #000000" fo:border-right="none" fo:border-top="0.002cm solid #000000" fo:border-bottom="none"/>
    </style:style>
    <style:style style:name="Table41.A3" style:family="table-cell">
      <style:table-cell-properties fo:padding="0.097cm" fo:border="none"/>
    </style:style>
    <style:style style:name="Table41.B3" style:family="table-cell">
      <style:table-cell-properties fo:padding="0.097cm" fo:border-left="0.035cm solid #000000" fo:border-right="none" fo:border-top="none" fo:border-bottom="none"/>
    </style:style>
    <style:style style:name="Table1" style:family="table">
      <style:table-properties style:width="15.983cm" table:align="right" style:may-break-between-rows="false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6.853cm"/>
    </style:style>
    <style:style style:name="Table1.C" style:family="table-column">
      <style:table-column-properties style:column-width="6.749cm"/>
    </style:style>
    <style:style style:name="Table1.A1" style:family="table-cell">
      <style:table-cell-properties fo:padding="0.097cm" fo:border-left="none" fo:border-right="none" fo:border-top="none" fo:border-bottom="0.035cm solid #000000"/>
    </style:style>
    <style:style style:name="Table1.B1" style:family="table-cell">
      <style:table-cell-properties fo:padding="0.097cm" fo:border-left="0.035cm solid #000000" fo:border-right="none" fo:border-top="none" fo:border-bottom="0.035cm solid #000000"/>
    </style:style>
    <style:style style:name="Table1.A2" style:family="table-cell">
      <style:table-cell-properties fo:padding="0.097cm" fo:border-left="none" fo:border-right="none" fo:border-top="0.002cm solid #000000" fo:border-bottom="none"/>
    </style:style>
    <style:style style:name="Table1.B2" style:family="table-cell">
      <style:table-cell-properties fo:padding="0.097cm" fo:border-left="0.035cm solid #000000" fo:border-right="none" fo:border-top="0.002cm solid #000000" fo:border-bottom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-left="0.035cm solid #000000" fo:border-right="none" fo:border-top="none" fo:border-bottom="none"/>
    </style:style>
    <style:style style:name="Table2" style:family="table">
      <style:table-properties style:width="15.983cm" table:align="right" style:may-break-between-rows="false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6.853cm"/>
    </style:style>
    <style:style style:name="Table2.C" style:family="table-column">
      <style:table-column-properties style:column-width="6.749cm"/>
    </style:style>
    <style:style style:name="Table2.A1" style:family="table-cell">
      <style:table-cell-properties fo:padding="0.097cm" fo:border-left="none" fo:border-right="none" fo:border-top="none" fo:border-bottom="0.035cm solid #000000"/>
    </style:style>
    <style:style style:name="Table2.B1" style:family="table-cell">
      <style:table-cell-properties fo:padding="0.097cm" fo:border-left="0.035cm solid #000000" fo:border-right="none" fo:border-top="none" fo:border-bottom="0.035cm solid #000000"/>
    </style:style>
    <style:style style:name="Table2.A2" style:family="table-cell">
      <style:table-cell-properties fo:padding="0.097cm" fo:border-left="none" fo:border-right="none" fo:border-top="0.002cm solid #000000" fo:border-bottom="none"/>
    </style:style>
    <style:style style:name="Table2.B2" style:family="table-cell">
      <style:table-cell-properties fo:padding="0.097cm" fo:border-left="0.035cm solid #000000" fo:border-right="none" fo:border-top="0.002cm solid #000000" fo:border-bottom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-left="0.035cm solid #000000" fo:border-right="none" fo:border-top="none" fo:border-bottom="none"/>
    </style:style>
    <style:style style:name="Table3" style:family="table">
      <style:table-properties style:width="15.983cm" table:align="right" fo:keep-with-next="always" style:may-break-between-rows="false"/>
    </style:style>
    <style:style style:name="Table3.A" style:family="table-column">
      <style:table-column-properties style:column-width="2.381cm"/>
    </style:style>
    <style:style style:name="Table3.B" style:family="table-column">
      <style:table-column-properties style:column-width="6.853cm"/>
    </style:style>
    <style:style style:name="Table3.C" style:family="table-column">
      <style:table-column-properties style:column-width="6.749cm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3.B1" style:family="table-cell">
      <style:table-cell-properties fo:padding="0.097cm" fo:border-left="0.035cm solid #000000" fo:border-right="none" fo:border-top="none" fo:border-bottom="0.035cm solid #000000"/>
    </style:style>
    <style:style style:name="Table3.A2" style:family="table-cell">
      <style:table-cell-properties fo:padding="0.097cm" fo:border-left="none" fo:border-right="none" fo:border-top="0.002cm solid #000000" fo:border-bottom="none"/>
    </style:style>
    <style:style style:name="Table3.B2" style:family="table-cell">
      <style:table-cell-properties fo:background-color="transparent" fo:padding="0.097cm" fo:border-left="0.035cm solid #000000" fo:border-right="none" fo:border-top="0.002cm solid #000000" fo:border-bottom="none">
        <style:background-image/>
      </style:table-cell-properties>
    </style:style>
    <style:style style:name="Table3.C2" style:family="table-cell">
      <style:table-cell-properties fo:padding="0.097cm" fo:border-left="0.035cm solid #000000" fo:border-right="none" fo:border-top="0.002cm solid #000000" fo:border-bottom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-left="0.035cm solid #000000" fo:border-right="none" fo:border-top="none" fo:border-bottom="none"/>
    </style:style>
    <style:style style:name="Table4" style:family="table">
      <style:table-properties style:width="15.983cm" table:align="right" style:may-break-between-rows="false"/>
    </style:style>
    <style:style style:name="Table4.A" style:family="table-column">
      <style:table-column-properties style:column-width="2.381cm"/>
    </style:style>
    <style:style style:name="Table4.B" style:family="table-column">
      <style:table-column-properties style:column-width="6.853cm"/>
    </style:style>
    <style:style style:name="Table4.C" style:family="table-column">
      <style:table-column-properties style:column-width="6.749cm"/>
    </style:style>
    <style:style style:name="Table4.A1" style:family="table-cell">
      <style:table-cell-properties fo:padding="0.097cm" fo:border-left="none" fo:border-right="none" fo:border-top="none" fo:border-bottom="0.035cm solid #000000"/>
    </style:style>
    <style:style style:name="Table4.B1" style:family="table-cell">
      <style:table-cell-properties fo:padding="0.097cm" fo:border-left="0.035cm solid #000000" fo:border-right="none" fo:border-top="none" fo:border-bottom="0.035cm solid #000000"/>
    </style:style>
    <style:style style:name="Table4.A2" style:family="table-cell">
      <style:table-cell-properties fo:padding="0.097cm" fo:border-left="none" fo:border-right="none" fo:border-top="0.002cm solid #000000" fo:border-bottom="none"/>
    </style:style>
    <style:style style:name="Table4.B2" style:family="table-cell">
      <style:table-cell-properties fo:padding="0.097cm" fo:border-left="0.035cm solid #000000" fo:border-right="none" fo:border-top="0.002cm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-left="0.035cm solid #000000" fo:border-right="none" fo:border-top="none" fo:border-bottom="none"/>
    </style:style>
    <style:style style:name="Table5" style:family="table">
      <style:table-properties style:width="15.983cm" table:align="right" style:may-break-between-rows="false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6.853cm"/>
    </style:style>
    <style:style style:name="Table5.C" style:family="table-column">
      <style:table-column-properties style:column-width="6.749cm"/>
    </style:style>
    <style:style style:name="Table5.A1" style:family="table-cell">
      <style:table-cell-properties fo:padding="0.097cm" fo:border-left="none" fo:border-right="none" fo:border-top="none" fo:border-bottom="0.035cm solid #000000"/>
    </style:style>
    <style:style style:name="Table5.B1" style:family="table-cell">
      <style:table-cell-properties fo:padding="0.097cm" fo:border-left="0.035cm solid #000000" fo:border-right="none" fo:border-top="none" fo:border-bottom="0.035cm solid #000000"/>
    </style:style>
    <style:style style:name="Table5.A2" style:family="table-cell">
      <style:table-cell-properties fo:padding="0.097cm" fo:border-left="none" fo:border-right="none" fo:border-top="0.002cm solid #000000" fo:border-bottom="none"/>
    </style:style>
    <style:style style:name="Table5.B2" style:family="table-cell">
      <style:table-cell-properties fo:padding="0.097cm" fo:border-left="0.035cm solid #000000" fo:border-right="none" fo:border-top="0.002cm solid #000000" fo:border-bottom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-left="0.035cm solid #000000" fo:border-right="none" fo:border-top="none" fo:border-bottom="none"/>
    </style:style>
    <style:style style:name="Table6" style:family="table">
      <style:table-properties style:width="15.983cm" table:align="right" style:may-break-between-rows="false"/>
    </style:style>
    <style:style style:name="Table6.A" style:family="table-column">
      <style:table-column-properties style:column-width="2.381cm"/>
    </style:style>
    <style:style style:name="Table6.B" style:family="table-column">
      <style:table-column-properties style:column-width="6.853cm"/>
    </style:style>
    <style:style style:name="Table6.C" style:family="table-column">
      <style:table-column-properties style:column-width="6.749cm"/>
    </style:style>
    <style:style style:name="Table6.A1" style:family="table-cell">
      <style:table-cell-properties fo:padding="0.097cm" fo:border-left="none" fo:border-right="none" fo:border-top="none" fo:border-bottom="0.035cm solid #000000"/>
    </style:style>
    <style:style style:name="Table6.B1" style:family="table-cell">
      <style:table-cell-properties fo:padding="0.097cm" fo:border-left="0.035cm solid #000000" fo:border-right="none" fo:border-top="none" fo:border-bottom="0.035cm solid #000000"/>
    </style:style>
    <style:style style:name="Table6.A2" style:family="table-cell">
      <style:table-cell-properties fo:padding="0.097cm" fo:border-left="none" fo:border-right="none" fo:border-top="0.002cm solid #000000" fo:border-bottom="none"/>
    </style:style>
    <style:style style:name="Table6.B2" style:family="table-cell">
      <style:table-cell-properties fo:padding="0.097cm" fo:border-left="0.035cm solid #000000" fo:border-right="none" fo:border-top="0.002cm solid #000000" fo:border-bottom="none"/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-left="0.035cm solid #000000" fo:border-right="none" fo:border-top="none" fo:border-bottom="none"/>
    </style:style>
    <style:style style:name="Table7" style:family="table">
      <style:table-properties style:width="15.983cm" table:align="right" style:may-break-between-rows="false"/>
    </style:style>
    <style:style style:name="Table7.A" style:family="table-column">
      <style:table-column-properties style:column-width="2.381cm"/>
    </style:style>
    <style:style style:name="Table7.B" style:family="table-column">
      <style:table-column-properties style:column-width="6.853cm"/>
    </style:style>
    <style:style style:name="Table7.C" style:family="table-column">
      <style:table-column-properties style:column-width="6.749cm"/>
    </style:style>
    <style:style style:name="Table7.A1" style:family="table-cell">
      <style:table-cell-properties fo:padding="0.097cm" fo:border-left="none" fo:border-right="none" fo:border-top="none" fo:border-bottom="0.035cm solid #000000"/>
    </style:style>
    <style:style style:name="Table7.B1" style:family="table-cell">
      <style:table-cell-properties fo:padding="0.097cm" fo:border-left="0.035cm solid #000000" fo:border-right="none" fo:border-top="none" fo:border-bottom="0.035cm solid #000000"/>
    </style:style>
    <style:style style:name="Table7.A2" style:family="table-cell">
      <style:table-cell-properties fo:padding="0.097cm" fo:border-left="none" fo:border-right="none" fo:border-top="0.002cm solid #000000" fo:border-bottom="none"/>
    </style:style>
    <style:style style:name="Table7.B2" style:family="table-cell">
      <style:table-cell-properties fo:padding="0.097cm" fo:border-left="0.035cm solid #000000" fo:border-right="none" fo:border-top="0.002cm solid #000000" fo:border-bottom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-left="0.035cm solid #000000" fo:border-right="none" fo:border-top="none" fo:border-bottom="none"/>
    </style:style>
    <style:style style:name="Table8" style:family="table">
      <style:table-properties style:width="15.983cm" table:align="right" style:may-break-between-rows="false"/>
    </style:style>
    <style:style style:name="Table8.A" style:family="table-column">
      <style:table-column-properties style:column-width="2.381cm"/>
    </style:style>
    <style:style style:name="Table8.B" style:family="table-column">
      <style:table-column-properties style:column-width="6.853cm"/>
    </style:style>
    <style:style style:name="Table8.C" style:family="table-column">
      <style:table-column-properties style:column-width="6.749cm"/>
    </style:style>
    <style:style style:name="Table8.A1" style:family="table-cell">
      <style:table-cell-properties fo:padding="0.097cm" fo:border-left="none" fo:border-right="none" fo:border-top="none" fo:border-bottom="0.035cm solid #000000"/>
    </style:style>
    <style:style style:name="Table8.B1" style:family="table-cell">
      <style:table-cell-properties fo:padding="0.097cm" fo:border-left="0.035cm solid #000000" fo:border-right="none" fo:border-top="none" fo:border-bottom="0.035cm solid #000000"/>
    </style:style>
    <style:style style:name="Table8.A2" style:family="table-cell">
      <style:table-cell-properties fo:padding="0.097cm" fo:border-left="none" fo:border-right="none" fo:border-top="0.002cm solid #000000" fo:border-bottom="none"/>
    </style:style>
    <style:style style:name="Table8.B2" style:family="table-cell">
      <style:table-cell-properties fo:padding="0.097cm" fo:border-left="0.035cm solid #000000" fo:border-right="none" fo:border-top="0.002cm solid #000000" fo:border-bottom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-left="0.035cm solid #000000" fo:border-right="none" fo:border-top="none" fo:border-bottom="none"/>
    </style:style>
    <style:style style:name="Table9" style:family="table">
      <style:table-properties style:width="15.983cm" table:align="right" style:may-break-between-rows="false"/>
    </style:style>
    <style:style style:name="Table9.A" style:family="table-column">
      <style:table-column-properties style:column-width="2.381cm"/>
    </style:style>
    <style:style style:name="Table9.B" style:family="table-column">
      <style:table-column-properties style:column-width="6.853cm"/>
    </style:style>
    <style:style style:name="Table9.C" style:family="table-column">
      <style:table-column-properties style:column-width="6.749cm"/>
    </style:style>
    <style:style style:name="Table9.A1" style:family="table-cell">
      <style:table-cell-properties fo:padding="0.097cm" fo:border-left="none" fo:border-right="none" fo:border-top="none" fo:border-bottom="0.035cm solid #000000"/>
    </style:style>
    <style:style style:name="Table9.B1" style:family="table-cell">
      <style:table-cell-properties fo:padding="0.097cm" fo:border-left="0.035cm solid #000000" fo:border-right="none" fo:border-top="none" fo:border-bottom="0.035cm solid #000000"/>
    </style:style>
    <style:style style:name="Table9.A2" style:family="table-cell">
      <style:table-cell-properties fo:padding="0.097cm" fo:border-left="none" fo:border-right="none" fo:border-top="0.002cm solid #000000" fo:border-bottom="none"/>
    </style:style>
    <style:style style:name="Table9.B2" style:family="table-cell">
      <style:table-cell-properties fo:padding="0.097cm" fo:border-left="0.035cm solid #000000" fo:border-right="none" fo:border-top="0.002cm solid #000000" fo:border-bottom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-left="0.035cm solid #000000" fo:border-right="none" fo:border-top="none" fo:border-bottom="none"/>
    </style:style>
    <style:style style:name="Table10" style:family="table">
      <style:table-properties style:width="15.983cm" table:align="right" style:may-break-between-rows="false"/>
    </style:style>
    <style:style style:name="Table10.A" style:family="table-column">
      <style:table-column-properties style:column-width="2.381cm"/>
    </style:style>
    <style:style style:name="Table10.B" style:family="table-column">
      <style:table-column-properties style:column-width="6.853cm"/>
    </style:style>
    <style:style style:name="Table10.C" style:family="table-column">
      <style:table-column-properties style:column-width="6.749cm"/>
    </style:style>
    <style:style style:name="Table10.A1" style:family="table-cell">
      <style:table-cell-properties fo:padding="0.097cm" fo:border-left="none" fo:border-right="none" fo:border-top="none" fo:border-bottom="0.035cm solid #000000"/>
    </style:style>
    <style:style style:name="Table10.B1" style:family="table-cell">
      <style:table-cell-properties fo:padding="0.097cm" fo:border-left="0.035cm solid #000000" fo:border-right="none" fo:border-top="none" fo:border-bottom="0.035cm solid #000000"/>
    </style:style>
    <style:style style:name="Table10.A2" style:family="table-cell">
      <style:table-cell-properties fo:padding="0.097cm" fo:border-left="none" fo:border-right="none" fo:border-top="0.002cm solid #000000" fo:border-bottom="none"/>
    </style:style>
    <style:style style:name="Table10.B2" style:family="table-cell">
      <style:table-cell-properties fo:padding="0.097cm" fo:border-left="0.035cm solid #000000" fo:border-right="none" fo:border-top="0.002cm solid #000000" fo:border-bottom="none"/>
    </style:style>
    <style:style style:name="Table10.A3" style:family="table-cell">
      <style:table-cell-properties fo:padding="0.097cm" fo:border="none"/>
    </style:style>
    <style:style style:name="Table10.B3" style:family="table-cell">
      <style:table-cell-properties fo:padding="0.097cm" fo:border-left="0.035cm solid #000000" fo:border-right="none" fo:border-top="none" fo:border-bottom="none"/>
    </style:style>
    <style:style style:name="Table11" style:family="table">
      <style:table-properties style:width="15.983cm" table:align="right" style:may-break-between-rows="false"/>
    </style:style>
    <style:style style:name="Table11.A" style:family="table-column">
      <style:table-column-properties style:column-width="2.381cm"/>
    </style:style>
    <style:style style:name="Table11.B" style:family="table-column">
      <style:table-column-properties style:column-width="6.853cm"/>
    </style:style>
    <style:style style:name="Table11.C" style:family="table-column">
      <style:table-column-properties style:column-width="6.749cm"/>
    </style:style>
    <style:style style:name="Table11.A1" style:family="table-cell">
      <style:table-cell-properties fo:padding="0.097cm" fo:border-left="none" fo:border-right="none" fo:border-top="none" fo:border-bottom="0.035cm solid #000000"/>
    </style:style>
    <style:style style:name="Table11.B1" style:family="table-cell">
      <style:table-cell-properties fo:padding="0.097cm" fo:border-left="0.035cm solid #000000" fo:border-right="none" fo:border-top="none" fo:border-bottom="0.035cm solid #000000"/>
    </style:style>
    <style:style style:name="Table11.A2" style:family="table-cell">
      <style:table-cell-properties fo:padding="0.097cm" fo:border-left="none" fo:border-right="none" fo:border-top="0.002cm solid #000000" fo:border-bottom="none"/>
    </style:style>
    <style:style style:name="Table11.B2" style:family="table-cell">
      <style:table-cell-properties fo:padding="0.097cm" fo:border-left="0.035cm solid #000000" fo:border-right="none" fo:border-top="0.002cm solid #000000" fo:border-bottom="none"/>
    </style:style>
    <style:style style:name="Table11.A3" style:family="table-cell">
      <style:table-cell-properties fo:padding="0.097cm" fo:border="none"/>
    </style:style>
    <style:style style:name="Table11.B3" style:family="table-cell">
      <style:table-cell-properties fo:padding="0.097cm" fo:border-left="0.035cm solid #000000" fo:border-right="none" fo:border-top="none" fo:border-bottom="none"/>
    </style:style>
    <style:style style:name="Table12" style:family="table">
      <style:table-properties style:width="15.983cm" table:align="right" style:may-break-between-rows="false"/>
    </style:style>
    <style:style style:name="Table12.A" style:family="table-column">
      <style:table-column-properties style:column-width="2.381cm"/>
    </style:style>
    <style:style style:name="Table12.B" style:family="table-column">
      <style:table-column-properties style:column-width="6.853cm"/>
    </style:style>
    <style:style style:name="Table12.C" style:family="table-column">
      <style:table-column-properties style:column-width="6.749cm"/>
    </style:style>
    <style:style style:name="Table12.A1" style:family="table-cell">
      <style:table-cell-properties fo:padding="0.097cm" fo:border-left="none" fo:border-right="none" fo:border-top="none" fo:border-bottom="0.035cm solid #000000"/>
    </style:style>
    <style:style style:name="Table12.B1" style:family="table-cell">
      <style:table-cell-properties fo:padding="0.097cm" fo:border-left="0.035cm solid #000000" fo:border-right="none" fo:border-top="none" fo:border-bottom="0.035cm solid #000000"/>
    </style:style>
    <style:style style:name="Table12.A2" style:family="table-cell">
      <style:table-cell-properties fo:padding="0.097cm" fo:border-left="none" fo:border-right="none" fo:border-top="0.002cm solid #000000" fo:border-bottom="none"/>
    </style:style>
    <style:style style:name="Table12.B2" style:family="table-cell">
      <style:table-cell-properties fo:padding="0.097cm" fo:border-left="0.035cm solid #000000" fo:border-right="none" fo:border-top="0.002cm solid #000000" fo:border-bottom="none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0.035cm solid #000000" fo:border-right="none" fo:border-top="none" fo:border-bottom="none"/>
    </style:style>
    <style:style style:name="Table13" style:family="table">
      <style:table-properties style:width="15.983cm" table:align="right" style:may-break-between-rows="false"/>
    </style:style>
    <style:style style:name="Table13.A" style:family="table-column">
      <style:table-column-properties style:column-width="2.381cm"/>
    </style:style>
    <style:style style:name="Table13.B" style:family="table-column">
      <style:table-column-properties style:column-width="6.853cm"/>
    </style:style>
    <style:style style:name="Table13.C" style:family="table-column">
      <style:table-column-properties style:column-width="6.749cm"/>
    </style:style>
    <style:style style:name="Table13.A1" style:family="table-cell">
      <style:table-cell-properties fo:padding="0.097cm" fo:border-left="none" fo:border-right="none" fo:border-top="none" fo:border-bottom="0.035cm solid #000000"/>
    </style:style>
    <style:style style:name="Table13.B1" style:family="table-cell">
      <style:table-cell-properties fo:padding="0.097cm" fo:border-left="0.035cm solid #000000" fo:border-right="none" fo:border-top="none" fo:border-bottom="0.035cm solid #000000"/>
    </style:style>
    <style:style style:name="Table13.A2" style:family="table-cell">
      <style:table-cell-properties fo:padding="0.097cm" fo:border-left="none" fo:border-right="none" fo:border-top="0.002cm solid #000000" fo:border-bottom="none"/>
    </style:style>
    <style:style style:name="Table13.B2" style:family="table-cell">
      <style:table-cell-properties fo:padding="0.097cm" fo:border-left="0.035cm solid #000000" fo:border-right="none" fo:border-top="0.002cm solid #000000" fo:border-bottom="none"/>
    </style:style>
    <style:style style:name="Table13.A3" style:family="table-cell">
      <style:table-cell-properties fo:padding="0.097cm" fo:border="none"/>
    </style:style>
    <style:style style:name="Table13.B3" style:family="table-cell">
      <style:table-cell-properties fo:padding="0.097cm" fo:border-left="0.035cm solid #000000" fo:border-right="none" fo:border-top="none" fo:border-bottom="none"/>
    </style:style>
    <style:style style:name="Table14" style:family="table">
      <style:table-properties style:width="15.983cm" table:align="right" style:may-break-between-rows="false"/>
    </style:style>
    <style:style style:name="Table14.A" style:family="table-column">
      <style:table-column-properties style:column-width="2.381cm"/>
    </style:style>
    <style:style style:name="Table14.B" style:family="table-column">
      <style:table-column-properties style:column-width="6.853cm"/>
    </style:style>
    <style:style style:name="Table14.C" style:family="table-column">
      <style:table-column-properties style:column-width="6.749cm"/>
    </style:style>
    <style:style style:name="Table14.A1" style:family="table-cell">
      <style:table-cell-properties fo:padding="0.097cm" fo:border-left="none" fo:border-right="none" fo:border-top="none" fo:border-bottom="0.035cm solid #000000"/>
    </style:style>
    <style:style style:name="Table14.B1" style:family="table-cell">
      <style:table-cell-properties fo:padding="0.097cm" fo:border-left="0.035cm solid #000000" fo:border-right="none" fo:border-top="none" fo:border-bottom="0.035cm solid #000000"/>
    </style:style>
    <style:style style:name="Table14.A2" style:family="table-cell">
      <style:table-cell-properties fo:padding="0.097cm" fo:border-left="none" fo:border-right="none" fo:border-top="0.002cm solid #000000" fo:border-bottom="none"/>
    </style:style>
    <style:style style:name="Table14.B2" style:family="table-cell">
      <style:table-cell-properties fo:padding="0.097cm" fo:border-left="0.035cm solid #000000" fo:border-right="none" fo:border-top="0.002cm solid #000000" fo:border-bottom="none"/>
    </style:style>
    <style:style style:name="Table14.A3" style:family="table-cell">
      <style:table-cell-properties fo:padding="0.097cm" fo:border="none"/>
    </style:style>
    <style:style style:name="Table14.B3" style:family="table-cell">
      <style:table-cell-properties fo:padding="0.097cm" fo:border-left="0.035cm solid #000000" fo:border-right="none" fo:border-top="none" fo:border-bottom="none"/>
    </style:style>
    <style:style style:name="Table15" style:family="table">
      <style:table-properties style:width="15.983cm" table:align="right" style:may-break-between-rows="false"/>
    </style:style>
    <style:style style:name="Table15.A" style:family="table-column">
      <style:table-column-properties style:column-width="2.381cm"/>
    </style:style>
    <style:style style:name="Table15.B" style:family="table-column">
      <style:table-column-properties style:column-width="6.853cm"/>
    </style:style>
    <style:style style:name="Table15.C" style:family="table-column">
      <style:table-column-properties style:column-width="6.749cm"/>
    </style:style>
    <style:style style:name="Table15.A1" style:family="table-cell">
      <style:table-cell-properties fo:padding="0.097cm" fo:border-left="none" fo:border-right="none" fo:border-top="none" fo:border-bottom="0.035cm solid #000000"/>
    </style:style>
    <style:style style:name="Table15.B1" style:family="table-cell">
      <style:table-cell-properties fo:padding="0.097cm" fo:border-left="0.035cm solid #000000" fo:border-right="none" fo:border-top="none" fo:border-bottom="0.035cm solid #000000"/>
    </style:style>
    <style:style style:name="Table15.A2" style:family="table-cell">
      <style:table-cell-properties fo:padding="0.097cm" fo:border-left="none" fo:border-right="none" fo:border-top="0.002cm solid #000000" fo:border-bottom="none"/>
    </style:style>
    <style:style style:name="Table15.B2" style:family="table-cell">
      <style:table-cell-properties fo:padding="0.097cm" fo:border-left="0.035cm solid #000000" fo:border-right="none" fo:border-top="0.002cm solid #000000" fo:border-bottom="none"/>
    </style:style>
    <style:style style:name="Table15.A3" style:family="table-cell">
      <style:table-cell-properties fo:padding="0.097cm" fo:border="none"/>
    </style:style>
    <style:style style:name="Table15.B3" style:family="table-cell">
      <style:table-cell-properties fo:padding="0.097cm" fo:border-left="0.035cm solid #000000" fo:border-right="none" fo:border-top="none" fo:border-bottom="none"/>
    </style:style>
    <style:style style:name="Table16" style:family="table">
      <style:table-properties style:width="15.983cm" table:align="right" style:may-break-between-rows="false"/>
    </style:style>
    <style:style style:name="Table16.A" style:family="table-column">
      <style:table-column-properties style:column-width="2.381cm"/>
    </style:style>
    <style:style style:name="Table16.B" style:family="table-column">
      <style:table-column-properties style:column-width="6.853cm"/>
    </style:style>
    <style:style style:name="Table16.C" style:family="table-column">
      <style:table-column-properties style:column-width="6.749cm"/>
    </style:style>
    <style:style style:name="Table16.A1" style:family="table-cell">
      <style:table-cell-properties fo:padding="0.097cm" fo:border-left="none" fo:border-right="none" fo:border-top="none" fo:border-bottom="0.035cm solid #000000"/>
    </style:style>
    <style:style style:name="Table16.B1" style:family="table-cell">
      <style:table-cell-properties fo:padding="0.097cm" fo:border-left="0.035cm solid #000000" fo:border-right="none" fo:border-top="none" fo:border-bottom="0.035cm solid #000000"/>
    </style:style>
    <style:style style:name="Table16.A2" style:family="table-cell">
      <style:table-cell-properties fo:padding="0.097cm" fo:border-left="none" fo:border-right="none" fo:border-top="0.002cm solid #000000" fo:border-bottom="none"/>
    </style:style>
    <style:style style:name="Table16.B2" style:family="table-cell">
      <style:table-cell-properties fo:padding="0.097cm" fo:border-left="0.035cm solid #000000" fo:border-right="none" fo:border-top="0.002cm solid #000000" fo:border-bottom="none"/>
    </style:style>
    <style:style style:name="Table16.A3" style:family="table-cell">
      <style:table-cell-properties fo:padding="0.097cm" fo:border="none"/>
    </style:style>
    <style:style style:name="Table16.B3" style:family="table-cell">
      <style:table-cell-properties fo:padding="0.097cm" fo:border-left="0.035cm solid #000000" fo:border-right="none" fo:border-top="none" fo:border-bottom="none"/>
    </style:style>
    <style:style style:name="Table17" style:family="table">
      <style:table-properties style:width="15.983cm" table:align="right" style:may-break-between-rows="false"/>
    </style:style>
    <style:style style:name="Table17.A" style:family="table-column">
      <style:table-column-properties style:column-width="2.381cm"/>
    </style:style>
    <style:style style:name="Table17.B" style:family="table-column">
      <style:table-column-properties style:column-width="6.853cm"/>
    </style:style>
    <style:style style:name="Table17.C" style:family="table-column">
      <style:table-column-properties style:column-width="6.749cm"/>
    </style:style>
    <style:style style:name="Table17.A1" style:family="table-cell">
      <style:table-cell-properties fo:padding="0.097cm" fo:border-left="none" fo:border-right="none" fo:border-top="none" fo:border-bottom="0.035cm solid #000000"/>
    </style:style>
    <style:style style:name="Table17.B1" style:family="table-cell">
      <style:table-cell-properties fo:padding="0.097cm" fo:border-left="0.035cm solid #000000" fo:border-right="none" fo:border-top="none" fo:border-bottom="0.035cm solid #000000"/>
    </style:style>
    <style:style style:name="Table17.A2" style:family="table-cell">
      <style:table-cell-properties fo:padding="0.097cm" fo:border-left="none" fo:border-right="none" fo:border-top="0.002cm solid #000000" fo:border-bottom="none"/>
    </style:style>
    <style:style style:name="Table17.B2" style:family="table-cell">
      <style:table-cell-properties fo:padding="0.097cm" fo:border-left="0.035cm solid #000000" fo:border-right="none" fo:border-top="0.002cm solid #000000" fo:border-bottom="none"/>
    </style:style>
    <style:style style:name="Table17.A3" style:family="table-cell">
      <style:table-cell-properties fo:padding="0.097cm" fo:border="none"/>
    </style:style>
    <style:style style:name="Table17.B3" style:family="table-cell">
      <style:table-cell-properties fo:padding="0.097cm" fo:border-left="0.035cm solid #000000" fo:border-right="none" fo:border-top="none" fo:border-bottom="none"/>
    </style:style>
    <style:style style:name="Table18" style:family="table">
      <style:table-properties style:width="15.983cm" table:align="right" style:may-break-between-rows="false"/>
    </style:style>
    <style:style style:name="Table18.A" style:family="table-column">
      <style:table-column-properties style:column-width="2.381cm"/>
    </style:style>
    <style:style style:name="Table18.B" style:family="table-column">
      <style:table-column-properties style:column-width="6.853cm"/>
    </style:style>
    <style:style style:name="Table18.C" style:family="table-column">
      <style:table-column-properties style:column-width="6.749cm"/>
    </style:style>
    <style:style style:name="Table18.A1" style:family="table-cell">
      <style:table-cell-properties fo:padding="0.097cm" fo:border-left="none" fo:border-right="none" fo:border-top="none" fo:border-bottom="0.035cm solid #000000"/>
    </style:style>
    <style:style style:name="Table18.B1" style:family="table-cell">
      <style:table-cell-properties fo:padding="0.097cm" fo:border-left="0.035cm solid #000000" fo:border-right="none" fo:border-top="none" fo:border-bottom="0.035cm solid #000000"/>
    </style:style>
    <style:style style:name="Table18.A2" style:family="table-cell">
      <style:table-cell-properties fo:padding="0.097cm" fo:border-left="none" fo:border-right="none" fo:border-top="0.002cm solid #000000" fo:border-bottom="none"/>
    </style:style>
    <style:style style:name="Table18.B2" style:family="table-cell">
      <style:table-cell-properties fo:padding="0.097cm" fo:border-left="0.035cm solid #000000" fo:border-right="none" fo:border-top="0.002cm solid #000000" fo:border-bottom="none"/>
    </style:style>
    <style:style style:name="Table18.A3" style:family="table-cell">
      <style:table-cell-properties fo:padding="0.097cm" fo:border="none"/>
    </style:style>
    <style:style style:name="Table18.B3" style:family="table-cell">
      <style:table-cell-properties fo:padding="0.097cm" fo:border-left="0.035cm solid #000000" fo:border-right="none" fo:border-top="none" fo:border-bottom="none"/>
    </style:style>
    <style:style style:name="Table19" style:family="table">
      <style:table-properties style:width="15.983cm" table:align="right" style:may-break-between-rows="false"/>
    </style:style>
    <style:style style:name="Table19.A" style:family="table-column">
      <style:table-column-properties style:column-width="2.381cm"/>
    </style:style>
    <style:style style:name="Table19.B" style:family="table-column">
      <style:table-column-properties style:column-width="6.853cm"/>
    </style:style>
    <style:style style:name="Table19.C" style:family="table-column">
      <style:table-column-properties style:column-width="6.749cm"/>
    </style:style>
    <style:style style:name="Table19.A1" style:family="table-cell">
      <style:table-cell-properties fo:padding="0.097cm" fo:border-left="none" fo:border-right="none" fo:border-top="none" fo:border-bottom="0.035cm solid #000000"/>
    </style:style>
    <style:style style:name="Table19.B1" style:family="table-cell">
      <style:table-cell-properties fo:padding="0.097cm" fo:border-left="0.035cm solid #000000" fo:border-right="none" fo:border-top="none" fo:border-bottom="0.035cm solid #000000"/>
    </style:style>
    <style:style style:name="Table19.A2" style:family="table-cell">
      <style:table-cell-properties fo:padding="0.097cm" fo:border-left="none" fo:border-right="none" fo:border-top="0.002cm solid #000000" fo:border-bottom="none"/>
    </style:style>
    <style:style style:name="Table19.B2" style:family="table-cell">
      <style:table-cell-properties fo:padding="0.097cm" fo:border-left="0.035cm solid #000000" fo:border-right="none" fo:border-top="0.002cm solid #000000" fo:border-bottom="none"/>
    </style:style>
    <style:style style:name="Table19.A3" style:family="table-cell">
      <style:table-cell-properties fo:padding="0.097cm" fo:border="none"/>
    </style:style>
    <style:style style:name="Table19.B3" style:family="table-cell">
      <style:table-cell-properties fo:padding="0.097cm" fo:border-left="0.035cm solid #000000" fo:border-right="none" fo:border-top="none" fo:border-bottom="none"/>
    </style:style>
    <style:style style:name="Table20" style:family="table">
      <style:table-properties style:width="15.983cm" table:align="right" style:may-break-between-rows="false"/>
    </style:style>
    <style:style style:name="Table20.A" style:family="table-column">
      <style:table-column-properties style:column-width="2.381cm"/>
    </style:style>
    <style:style style:name="Table20.B" style:family="table-column">
      <style:table-column-properties style:column-width="6.853cm"/>
    </style:style>
    <style:style style:name="Table20.C" style:family="table-column">
      <style:table-column-properties style:column-width="6.749cm"/>
    </style:style>
    <style:style style:name="Table20.A1" style:family="table-cell">
      <style:table-cell-properties fo:padding="0.097cm" fo:border-left="none" fo:border-right="none" fo:border-top="none" fo:border-bottom="0.035cm solid #000000"/>
    </style:style>
    <style:style style:name="Table20.B1" style:family="table-cell">
      <style:table-cell-properties fo:padding="0.097cm" fo:border-left="0.035cm solid #000000" fo:border-right="none" fo:border-top="none" fo:border-bottom="0.035cm solid #000000"/>
    </style:style>
    <style:style style:name="Table20.A2" style:family="table-cell">
      <style:table-cell-properties fo:padding="0.097cm" fo:border-left="none" fo:border-right="none" fo:border-top="0.002cm solid #000000" fo:border-bottom="none"/>
    </style:style>
    <style:style style:name="Table20.B2" style:family="table-cell">
      <style:table-cell-properties fo:padding="0.097cm" fo:border-left="0.035cm solid #000000" fo:border-right="none" fo:border-top="0.002cm solid #000000" fo:border-bottom="none"/>
    </style:style>
    <style:style style:name="Table20.A3" style:family="table-cell">
      <style:table-cell-properties fo:padding="0.097cm" fo:border="none"/>
    </style:style>
    <style:style style:name="Table20.B3" style:family="table-cell">
      <style:table-cell-properties fo:padding="0.097cm" fo:border-left="0.035cm solid #000000" fo:border-right="none" fo:border-top="none" fo:border-bottom="none"/>
    </style:style>
    <style:style style:name="Table21" style:family="table">
      <style:table-properties style:width="15.983cm" table:align="right" style:may-break-between-rows="false"/>
    </style:style>
    <style:style style:name="Table21.A" style:family="table-column">
      <style:table-column-properties style:column-width="2.381cm"/>
    </style:style>
    <style:style style:name="Table21.B" style:family="table-column">
      <style:table-column-properties style:column-width="6.853cm"/>
    </style:style>
    <style:style style:name="Table21.C" style:family="table-column">
      <style:table-column-properties style:column-width="6.749cm"/>
    </style:style>
    <style:style style:name="Table21.A1" style:family="table-cell">
      <style:table-cell-properties fo:padding="0.097cm" fo:border-left="none" fo:border-right="none" fo:border-top="none" fo:border-bottom="0.035cm solid #000000"/>
    </style:style>
    <style:style style:name="Table21.B1" style:family="table-cell">
      <style:table-cell-properties fo:padding="0.097cm" fo:border-left="0.035cm solid #000000" fo:border-right="none" fo:border-top="none" fo:border-bottom="0.035cm solid #000000"/>
    </style:style>
    <style:style style:name="Table21.A2" style:family="table-cell">
      <style:table-cell-properties fo:padding="0.097cm" fo:border-left="none" fo:border-right="none" fo:border-top="0.002cm solid #000000" fo:border-bottom="none"/>
    </style:style>
    <style:style style:name="Table21.B2" style:family="table-cell">
      <style:table-cell-properties fo:padding="0.097cm" fo:border-left="0.035cm solid #000000" fo:border-right="none" fo:border-top="0.002cm solid #000000" fo:border-bottom="none"/>
    </style:style>
    <style:style style:name="Table21.A3" style:family="table-cell">
      <style:table-cell-properties fo:padding="0.097cm" fo:border="none"/>
    </style:style>
    <style:style style:name="Table21.B3" style:family="table-cell">
      <style:table-cell-properties fo:padding="0.097cm" fo:border-left="0.035cm solid #000000" fo:border-right="none" fo:border-top="none" fo:border-bottom="none"/>
    </style:style>
    <style:style style:name="Table22" style:family="table">
      <style:table-properties style:width="15.983cm" table:align="right" style:may-break-between-rows="false"/>
    </style:style>
    <style:style style:name="Table22.A" style:family="table-column">
      <style:table-column-properties style:column-width="2.381cm"/>
    </style:style>
    <style:style style:name="Table22.B" style:family="table-column">
      <style:table-column-properties style:column-width="6.853cm"/>
    </style:style>
    <style:style style:name="Table22.C" style:family="table-column">
      <style:table-column-properties style:column-width="6.749cm"/>
    </style:style>
    <style:style style:name="Table22.A1" style:family="table-cell">
      <style:table-cell-properties fo:padding="0.097cm" fo:border-left="none" fo:border-right="none" fo:border-top="none" fo:border-bottom="0.035cm solid #000000"/>
    </style:style>
    <style:style style:name="Table22.B1" style:family="table-cell">
      <style:table-cell-properties fo:padding="0.097cm" fo:border-left="0.035cm solid #000000" fo:border-right="none" fo:border-top="none" fo:border-bottom="0.035cm solid #000000"/>
    </style:style>
    <style:style style:name="Table22.A2" style:family="table-cell">
      <style:table-cell-properties fo:padding="0.097cm" fo:border-left="none" fo:border-right="none" fo:border-top="0.002cm solid #000000" fo:border-bottom="none"/>
    </style:style>
    <style:style style:name="Table22.B2" style:family="table-cell">
      <style:table-cell-properties fo:padding="0.097cm" fo:border-left="0.035cm solid #000000" fo:border-right="none" fo:border-top="0.002cm solid #000000" fo:border-bottom="none"/>
    </style:style>
    <style:style style:name="Table22.A3" style:family="table-cell">
      <style:table-cell-properties fo:padding="0.097cm" fo:border="none"/>
    </style:style>
    <style:style style:name="Table22.B3" style:family="table-cell">
      <style:table-cell-properties fo:padding="0.097cm" fo:border-left="0.035cm solid #000000" fo:border-right="none" fo:border-top="none" fo:border-bottom="none"/>
    </style:style>
    <style:style style:name="Table22.5" style:family="table-row">
      <style:table-row-properties style:min-row-height="0.601cm"/>
    </style:style>
    <style:style style:name="Table23" style:family="table">
      <style:table-properties style:width="15.983cm" table:align="right" style:may-break-between-rows="false"/>
    </style:style>
    <style:style style:name="Table23.A" style:family="table-column">
      <style:table-column-properties style:column-width="2.381cm"/>
    </style:style>
    <style:style style:name="Table23.B" style:family="table-column">
      <style:table-column-properties style:column-width="6.853cm"/>
    </style:style>
    <style:style style:name="Table23.C" style:family="table-column">
      <style:table-column-properties style:column-width="6.749cm"/>
    </style:style>
    <style:style style:name="Table23.A1" style:family="table-cell">
      <style:table-cell-properties fo:padding="0.097cm" fo:border-left="none" fo:border-right="none" fo:border-top="none" fo:border-bottom="0.035cm solid #000000"/>
    </style:style>
    <style:style style:name="Table23.B1" style:family="table-cell">
      <style:table-cell-properties fo:padding="0.097cm" fo:border-left="0.035cm solid #000000" fo:border-right="none" fo:border-top="none" fo:border-bottom="0.035cm solid #000000"/>
    </style:style>
    <style:style style:name="Table23.A2" style:family="table-cell">
      <style:table-cell-properties fo:padding="0.097cm" fo:border-left="none" fo:border-right="none" fo:border-top="0.002cm solid #000000" fo:border-bottom="none"/>
    </style:style>
    <style:style style:name="Table23.B2" style:family="table-cell">
      <style:table-cell-properties fo:padding="0.097cm" fo:border-left="0.035cm solid #000000" fo:border-right="none" fo:border-top="0.002cm solid #000000" fo:border-bottom="none"/>
    </style:style>
    <style:style style:name="Table23.A3" style:family="table-cell">
      <style:table-cell-properties fo:padding="0.097cm" fo:border="none"/>
    </style:style>
    <style:style style:name="Table23.B3" style:family="table-cell">
      <style:table-cell-properties fo:padding="0.097cm" fo:border-left="0.035cm solid #000000" fo:border-right="none" fo:border-top="none" fo:border-bottom="none"/>
    </style:style>
    <style:style style:name="Table24" style:family="table">
      <style:table-properties style:width="15.983cm" table:align="right" style:may-break-between-rows="false"/>
    </style:style>
    <style:style style:name="Table24.A" style:family="table-column">
      <style:table-column-properties style:column-width="2.381cm"/>
    </style:style>
    <style:style style:name="Table24.B" style:family="table-column">
      <style:table-column-properties style:column-width="6.853cm"/>
    </style:style>
    <style:style style:name="Table24.C" style:family="table-column">
      <style:table-column-properties style:column-width="6.749cm"/>
    </style:style>
    <style:style style:name="Table24.A1" style:family="table-cell">
      <style:table-cell-properties fo:padding="0.097cm" fo:border-left="none" fo:border-right="none" fo:border-top="none" fo:border-bottom="0.035cm solid #000000"/>
    </style:style>
    <style:style style:name="Table24.B1" style:family="table-cell">
      <style:table-cell-properties fo:padding="0.097cm" fo:border-left="0.035cm solid #000000" fo:border-right="none" fo:border-top="none" fo:border-bottom="0.035cm solid #000000"/>
    </style:style>
    <style:style style:name="Table24.A2" style:family="table-cell">
      <style:table-cell-properties fo:padding="0.097cm" fo:border-left="none" fo:border-right="none" fo:border-top="0.002cm solid #000000" fo:border-bottom="none"/>
    </style:style>
    <style:style style:name="Table24.B2" style:family="table-cell">
      <style:table-cell-properties fo:padding="0.097cm" fo:border-left="0.035cm solid #000000" fo:border-right="none" fo:border-top="0.002cm solid #000000" fo:border-bottom="none"/>
    </style:style>
    <style:style style:name="Table24.A3" style:family="table-cell">
      <style:table-cell-properties fo:padding="0.097cm" fo:border="none"/>
    </style:style>
    <style:style style:name="Table24.B3" style:family="table-cell">
      <style:table-cell-properties fo:padding="0.097cm" fo:border-left="0.035cm solid #000000" fo:border-right="none" fo:border-top="none" fo:border-bottom="none"/>
    </style:style>
    <style:style style:name="Table25" style:family="table">
      <style:table-properties style:width="15.983cm" table:align="right" style:may-break-between-rows="false"/>
    </style:style>
    <style:style style:name="Table25.A" style:family="table-column">
      <style:table-column-properties style:column-width="2.381cm"/>
    </style:style>
    <style:style style:name="Table25.B" style:family="table-column">
      <style:table-column-properties style:column-width="6.853cm"/>
    </style:style>
    <style:style style:name="Table25.C" style:family="table-column">
      <style:table-column-properties style:column-width="6.749cm"/>
    </style:style>
    <style:style style:name="Table25.A1" style:family="table-cell">
      <style:table-cell-properties fo:padding="0.097cm" fo:border-left="none" fo:border-right="none" fo:border-top="none" fo:border-bottom="0.035cm solid #000000"/>
    </style:style>
    <style:style style:name="Table25.B1" style:family="table-cell">
      <style:table-cell-properties fo:padding="0.097cm" fo:border-left="0.035cm solid #000000" fo:border-right="none" fo:border-top="none" fo:border-bottom="0.035cm solid #000000"/>
    </style:style>
    <style:style style:name="Table25.A2" style:family="table-cell">
      <style:table-cell-properties fo:padding="0.097cm" fo:border-left="none" fo:border-right="none" fo:border-top="0.002cm solid #000000" fo:border-bottom="none"/>
    </style:style>
    <style:style style:name="Table25.B2" style:family="table-cell">
      <style:table-cell-properties fo:padding="0.097cm" fo:border-left="0.035cm solid #000000" fo:border-right="none" fo:border-top="0.002cm solid #000000" fo:border-bottom="none"/>
    </style:style>
    <style:style style:name="Table25.A3" style:family="table-cell">
      <style:table-cell-properties fo:padding="0.097cm" fo:border="none"/>
    </style:style>
    <style:style style:name="Table25.B3" style:family="table-cell">
      <style:table-cell-properties fo:padding="0.097cm" fo:border-left="0.035cm solid #000000" fo:border-right="none" fo:border-top="none" fo:border-bottom="none"/>
    </style:style>
    <style:style style:name="Table26" style:family="table">
      <style:table-properties style:width="15.983cm" table:align="right" style:may-break-between-rows="false"/>
    </style:style>
    <style:style style:name="Table26.A" style:family="table-column">
      <style:table-column-properties style:column-width="2.381cm"/>
    </style:style>
    <style:style style:name="Table26.B" style:family="table-column">
      <style:table-column-properties style:column-width="6.853cm"/>
    </style:style>
    <style:style style:name="Table26.C" style:family="table-column">
      <style:table-column-properties style:column-width="6.749cm"/>
    </style:style>
    <style:style style:name="Table26.A1" style:family="table-cell">
      <style:table-cell-properties fo:padding="0.097cm" fo:border-left="none" fo:border-right="none" fo:border-top="none" fo:border-bottom="0.035cm solid #000000"/>
    </style:style>
    <style:style style:name="Table26.B1" style:family="table-cell">
      <style:table-cell-properties fo:padding="0.097cm" fo:border-left="0.035cm solid #000000" fo:border-right="none" fo:border-top="none" fo:border-bottom="0.035cm solid #000000"/>
    </style:style>
    <style:style style:name="Table26.A2" style:family="table-cell">
      <style:table-cell-properties fo:padding="0.097cm" fo:border-left="none" fo:border-right="none" fo:border-top="0.002cm solid #000000" fo:border-bottom="none"/>
    </style:style>
    <style:style style:name="Table26.B2" style:family="table-cell">
      <style:table-cell-properties fo:padding="0.097cm" fo:border-left="0.035cm solid #000000" fo:border-right="none" fo:border-top="0.002cm solid #000000" fo:border-bottom="none"/>
    </style:style>
    <style:style style:name="Table26.A3" style:family="table-cell">
      <style:table-cell-properties fo:padding="0.097cm" fo:border="none"/>
    </style:style>
    <style:style style:name="Table26.B3" style:family="table-cell">
      <style:table-cell-properties fo:padding="0.097cm" fo:border-left="0.035cm solid #000000" fo:border-right="none" fo:border-top="none" fo:border-bottom="none"/>
    </style:style>
    <style:style style:name="Table27" style:family="table">
      <style:table-properties style:width="15.983cm" table:align="right" style:may-break-between-rows="false"/>
    </style:style>
    <style:style style:name="Table27.A" style:family="table-column">
      <style:table-column-properties style:column-width="2.381cm"/>
    </style:style>
    <style:style style:name="Table27.B" style:family="table-column">
      <style:table-column-properties style:column-width="6.853cm"/>
    </style:style>
    <style:style style:name="Table27.C" style:family="table-column">
      <style:table-column-properties style:column-width="6.749cm"/>
    </style:style>
    <style:style style:name="Table27.A1" style:family="table-cell">
      <style:table-cell-properties fo:padding="0.097cm" fo:border-left="none" fo:border-right="none" fo:border-top="none" fo:border-bottom="0.035cm solid #000000"/>
    </style:style>
    <style:style style:name="Table27.B1" style:family="table-cell">
      <style:table-cell-properties fo:padding="0.097cm" fo:border-left="0.035cm solid #000000" fo:border-right="none" fo:border-top="none" fo:border-bottom="0.035cm solid #000000"/>
    </style:style>
    <style:style style:name="Table27.A2" style:family="table-cell">
      <style:table-cell-properties fo:padding="0.097cm" fo:border-left="none" fo:border-right="none" fo:border-top="0.002cm solid #000000" fo:border-bottom="none"/>
    </style:style>
    <style:style style:name="Table27.B2" style:family="table-cell">
      <style:table-cell-properties fo:padding="0.097cm" fo:border-left="0.035cm solid #000000" fo:border-right="none" fo:border-top="0.002cm solid #000000" fo:border-bottom="none"/>
    </style:style>
    <style:style style:name="Table27.A3" style:family="table-cell">
      <style:table-cell-properties fo:padding="0.097cm" fo:border="none"/>
    </style:style>
    <style:style style:name="Table27.B3" style:family="table-cell">
      <style:table-cell-properties fo:padding="0.097cm" fo:border-left="0.035cm solid #000000" fo:border-right="none" fo:border-top="none" fo:border-bottom="none"/>
    </style:style>
    <style:style style:name="Table28" style:family="table">
      <style:table-properties style:width="15.983cm" table:align="right" style:may-break-between-rows="false"/>
    </style:style>
    <style:style style:name="Table28.A" style:family="table-column">
      <style:table-column-properties style:column-width="2.381cm"/>
    </style:style>
    <style:style style:name="Table28.B" style:family="table-column">
      <style:table-column-properties style:column-width="6.853cm"/>
    </style:style>
    <style:style style:name="Table28.C" style:family="table-column">
      <style:table-column-properties style:column-width="6.749cm"/>
    </style:style>
    <style:style style:name="Table28.A1" style:family="table-cell">
      <style:table-cell-properties fo:padding="0.097cm" fo:border-left="none" fo:border-right="none" fo:border-top="none" fo:border-bottom="0.035cm solid #000000"/>
    </style:style>
    <style:style style:name="Table28.B1" style:family="table-cell">
      <style:table-cell-properties fo:padding="0.097cm" fo:border-left="0.035cm solid #000000" fo:border-right="none" fo:border-top="none" fo:border-bottom="0.035cm solid #000000"/>
    </style:style>
    <style:style style:name="Table28.A2" style:family="table-cell">
      <style:table-cell-properties fo:padding="0.097cm" fo:border-left="none" fo:border-right="none" fo:border-top="0.002cm solid #000000" fo:border-bottom="none"/>
    </style:style>
    <style:style style:name="Table28.B2" style:family="table-cell">
      <style:table-cell-properties fo:padding="0.097cm" fo:border-left="0.035cm solid #000000" fo:border-right="none" fo:border-top="0.002cm solid #000000" fo:border-bottom="none"/>
    </style:style>
    <style:style style:name="Table28.A3" style:family="table-cell">
      <style:table-cell-properties fo:padding="0.097cm" fo:border="none"/>
    </style:style>
    <style:style style:name="Table28.B3" style:family="table-cell">
      <style:table-cell-properties fo:padding="0.097cm" fo:border-left="0.035cm solid #000000" fo:border-right="none" fo:border-top="none" fo:border-bottom="none"/>
    </style:style>
    <style:style style:name="Table29" style:family="table">
      <style:table-properties style:width="15.983cm" table:align="right" style:may-break-between-rows="false"/>
    </style:style>
    <style:style style:name="Table29.A" style:family="table-column">
      <style:table-column-properties style:column-width="2.381cm"/>
    </style:style>
    <style:style style:name="Table29.B" style:family="table-column">
      <style:table-column-properties style:column-width="6.853cm"/>
    </style:style>
    <style:style style:name="Table29.C" style:family="table-column">
      <style:table-column-properties style:column-width="6.749cm"/>
    </style:style>
    <style:style style:name="Table29.A1" style:family="table-cell">
      <style:table-cell-properties fo:padding="0.097cm" fo:border-left="none" fo:border-right="none" fo:border-top="none" fo:border-bottom="0.035cm solid #000000"/>
    </style:style>
    <style:style style:name="Table29.B1" style:family="table-cell">
      <style:table-cell-properties fo:padding="0.097cm" fo:border-left="0.035cm solid #000000" fo:border-right="none" fo:border-top="none" fo:border-bottom="0.035cm solid #000000"/>
    </style:style>
    <style:style style:name="Table29.A2" style:family="table-cell">
      <style:table-cell-properties fo:padding="0.097cm" fo:border-left="none" fo:border-right="none" fo:border-top="0.002cm solid #000000" fo:border-bottom="none"/>
    </style:style>
    <style:style style:name="Table29.B2" style:family="table-cell">
      <style:table-cell-properties fo:padding="0.097cm" fo:border-left="0.035cm solid #000000" fo:border-right="none" fo:border-top="0.002cm solid #000000" fo:border-bottom="none"/>
    </style:style>
    <style:style style:name="Table29.A3" style:family="table-cell">
      <style:table-cell-properties fo:padding="0.097cm" fo:border="none"/>
    </style:style>
    <style:style style:name="Table29.B3" style:family="table-cell">
      <style:table-cell-properties fo:padding="0.097cm" fo:border-left="0.035cm solid #000000" fo:border-right="none" fo:border-top="none" fo:border-bottom="none"/>
    </style:style>
    <style:style style:name="Table31" style:family="table">
      <style:table-properties style:width="15.983cm" table:align="right" style:may-break-between-rows="false"/>
    </style:style>
    <style:style style:name="Table31.A" style:family="table-column">
      <style:table-column-properties style:column-width="2.381cm"/>
    </style:style>
    <style:style style:name="Table31.B" style:family="table-column">
      <style:table-column-properties style:column-width="6.853cm"/>
    </style:style>
    <style:style style:name="Table31.C" style:family="table-column">
      <style:table-column-properties style:column-width="6.749cm"/>
    </style:style>
    <style:style style:name="Table31.A1" style:family="table-cell">
      <style:table-cell-properties fo:padding="0.097cm" fo:border-left="none" fo:border-right="none" fo:border-top="none" fo:border-bottom="0.035cm solid #000000"/>
    </style:style>
    <style:style style:name="Table31.B1" style:family="table-cell">
      <style:table-cell-properties fo:padding="0.097cm" fo:border-left="0.035cm solid #000000" fo:border-right="none" fo:border-top="none" fo:border-bottom="0.035cm solid #000000"/>
    </style:style>
    <style:style style:name="Table31.A2" style:family="table-cell">
      <style:table-cell-properties fo:padding="0.097cm" fo:border-left="none" fo:border-right="none" fo:border-top="0.002cm solid #000000" fo:border-bottom="none"/>
    </style:style>
    <style:style style:name="Table31.B2" style:family="table-cell">
      <style:table-cell-properties fo:padding="0.097cm" fo:border-left="0.035cm solid #000000" fo:border-right="none" fo:border-top="0.002cm solid #000000" fo:border-bottom="none"/>
    </style:style>
    <style:style style:name="Table31.3" style:family="table-row">
      <style:table-row-properties style:min-row-height="0.561cm"/>
    </style:style>
    <style:style style:name="Table31.A3" style:family="table-cell">
      <style:table-cell-properties fo:padding="0.097cm" fo:border="none"/>
    </style:style>
    <style:style style:name="Table31.B3" style:family="table-cell">
      <style:table-cell-properties fo:padding="0.097cm" fo:border-left="0.035cm solid #000000" fo:border-right="none" fo:border-top="none" fo:border-bottom="none"/>
    </style:style>
    <style:style style:name="Table32" style:family="table">
      <style:table-properties style:width="15.983cm" table:align="right" style:may-break-between-rows="false"/>
    </style:style>
    <style:style style:name="Table32.A" style:family="table-column">
      <style:table-column-properties style:column-width="2.381cm"/>
    </style:style>
    <style:style style:name="Table32.B" style:family="table-column">
      <style:table-column-properties style:column-width="6.853cm"/>
    </style:style>
    <style:style style:name="Table32.C" style:family="table-column">
      <style:table-column-properties style:column-width="6.749cm"/>
    </style:style>
    <style:style style:name="Table32.A1" style:family="table-cell">
      <style:table-cell-properties fo:padding="0.097cm" fo:border-left="none" fo:border-right="none" fo:border-top="none" fo:border-bottom="0.035cm solid #000000"/>
    </style:style>
    <style:style style:name="Table32.B1" style:family="table-cell">
      <style:table-cell-properties fo:padding="0.097cm" fo:border-left="0.035cm solid #000000" fo:border-right="none" fo:border-top="none" fo:border-bottom="0.035cm solid #000000"/>
    </style:style>
    <style:style style:name="Table32.A2" style:family="table-cell">
      <style:table-cell-properties fo:padding="0.097cm" fo:border-left="none" fo:border-right="none" fo:border-top="0.002cm solid #000000" fo:border-bottom="none"/>
    </style:style>
    <style:style style:name="Table32.B2" style:family="table-cell">
      <style:table-cell-properties fo:padding="0.097cm" fo:border-left="0.035cm solid #000000" fo:border-right="none" fo:border-top="0.002cm solid #000000" fo:border-bottom="none"/>
    </style:style>
    <style:style style:name="Table32.A3" style:family="table-cell">
      <style:table-cell-properties fo:padding="0.097cm" fo:border="none"/>
    </style:style>
    <style:style style:name="Table32.B3" style:family="table-cell">
      <style:table-cell-properties fo:padding="0.097cm" fo:border-left="0.035cm solid #000000" fo:border-right="none" fo:border-top="none" fo:border-bottom="none"/>
    </style:style>
    <style:style style:name="Table33" style:family="table">
      <style:table-properties style:width="15.983cm" table:align="right" style:may-break-between-rows="false"/>
    </style:style>
    <style:style style:name="Table33.A" style:family="table-column">
      <style:table-column-properties style:column-width="2.381cm"/>
    </style:style>
    <style:style style:name="Table33.B" style:family="table-column">
      <style:table-column-properties style:column-width="6.853cm"/>
    </style:style>
    <style:style style:name="Table33.C" style:family="table-column">
      <style:table-column-properties style:column-width="6.749cm"/>
    </style:style>
    <style:style style:name="Table33.A1" style:family="table-cell">
      <style:table-cell-properties fo:padding="0.097cm" fo:border-left="none" fo:border-right="none" fo:border-top="none" fo:border-bottom="0.035cm solid #000000"/>
    </style:style>
    <style:style style:name="Table33.B1" style:family="table-cell">
      <style:table-cell-properties fo:padding="0.097cm" fo:border-left="0.035cm solid #000000" fo:border-right="none" fo:border-top="none" fo:border-bottom="0.035cm solid #000000"/>
    </style:style>
    <style:style style:name="Table33.A2" style:family="table-cell">
      <style:table-cell-properties fo:padding="0.097cm" fo:border-left="none" fo:border-right="none" fo:border-top="0.002cm solid #000000" fo:border-bottom="none"/>
    </style:style>
    <style:style style:name="Table33.B2" style:family="table-cell">
      <style:table-cell-properties fo:padding="0.097cm" fo:border-left="0.035cm solid #000000" fo:border-right="none" fo:border-top="0.002cm solid #000000" fo:border-bottom="none"/>
    </style:style>
    <style:style style:name="Table33.A3" style:family="table-cell">
      <style:table-cell-properties fo:padding="0.097cm" fo:border="none"/>
    </style:style>
    <style:style style:name="Table33.B3" style:family="table-cell">
      <style:table-cell-properties fo:padding="0.097cm" fo:border-left="0.035cm solid #000000" fo:border-right="none" fo:border-top="none" fo:border-bottom="none"/>
    </style:style>
    <style:style style:name="Table34" style:family="table">
      <style:table-properties style:width="15.983cm" table:align="right" style:may-break-between-rows="false"/>
    </style:style>
    <style:style style:name="Table34.A" style:family="table-column">
      <style:table-column-properties style:column-width="2.381cm"/>
    </style:style>
    <style:style style:name="Table34.B" style:family="table-column">
      <style:table-column-properties style:column-width="6.853cm"/>
    </style:style>
    <style:style style:name="Table34.C" style:family="table-column">
      <style:table-column-properties style:column-width="6.749cm"/>
    </style:style>
    <style:style style:name="Table34.A1" style:family="table-cell">
      <style:table-cell-properties fo:padding="0.097cm" fo:border-left="none" fo:border-right="none" fo:border-top="none" fo:border-bottom="0.035cm solid #000000"/>
    </style:style>
    <style:style style:name="Table34.B1" style:family="table-cell">
      <style:table-cell-properties fo:padding="0.097cm" fo:border-left="0.035cm solid #000000" fo:border-right="none" fo:border-top="none" fo:border-bottom="0.035cm solid #000000"/>
    </style:style>
    <style:style style:name="Table34.A2" style:family="table-cell">
      <style:table-cell-properties fo:padding="0.097cm" fo:border-left="none" fo:border-right="none" fo:border-top="0.002cm solid #000000" fo:border-bottom="none"/>
    </style:style>
    <style:style style:name="Table34.B2" style:family="table-cell">
      <style:table-cell-properties fo:padding="0.097cm" fo:border-left="0.035cm solid #000000" fo:border-right="none" fo:border-top="0.002cm solid #000000" fo:border-bottom="none"/>
    </style:style>
    <style:style style:name="Table34.A3" style:family="table-cell">
      <style:table-cell-properties fo:padding="0.097cm" fo:border="none"/>
    </style:style>
    <style:style style:name="Table34.B3" style:family="table-cell">
      <style:table-cell-properties fo:padding="0.097cm" fo:border-left="0.035cm solid #000000" fo:border-right="none" fo:border-top="none" fo:border-bottom="none"/>
    </style:style>
    <style:style style:name="Table35" style:family="table">
      <style:table-properties style:width="15.983cm" table:align="right" style:may-break-between-rows="false"/>
    </style:style>
    <style:style style:name="Table35.A" style:family="table-column">
      <style:table-column-properties style:column-width="2.381cm"/>
    </style:style>
    <style:style style:name="Table35.B" style:family="table-column">
      <style:table-column-properties style:column-width="6.853cm"/>
    </style:style>
    <style:style style:name="Table35.C" style:family="table-column">
      <style:table-column-properties style:column-width="6.749cm"/>
    </style:style>
    <style:style style:name="Table35.A1" style:family="table-cell">
      <style:table-cell-properties fo:padding="0.097cm" fo:border-left="none" fo:border-right="none" fo:border-top="none" fo:border-bottom="0.035cm solid #000000"/>
    </style:style>
    <style:style style:name="Table35.B1" style:family="table-cell">
      <style:table-cell-properties fo:padding="0.097cm" fo:border-left="0.035cm solid #000000" fo:border-right="none" fo:border-top="none" fo:border-bottom="0.035cm solid #000000"/>
    </style:style>
    <style:style style:name="Table35.A2" style:family="table-cell">
      <style:table-cell-properties fo:padding="0.097cm" fo:border-left="none" fo:border-right="none" fo:border-top="0.002cm solid #000000" fo:border-bottom="none"/>
    </style:style>
    <style:style style:name="Table35.B2" style:family="table-cell">
      <style:table-cell-properties fo:padding="0.097cm" fo:border-left="0.035cm solid #000000" fo:border-right="none" fo:border-top="0.002cm solid #000000" fo:border-bottom="none"/>
    </style:style>
    <style:style style:name="Table35.A3" style:family="table-cell">
      <style:table-cell-properties fo:padding="0.097cm" fo:border="none"/>
    </style:style>
    <style:style style:name="Table35.B3" style:family="table-cell">
      <style:table-cell-properties fo:padding="0.097cm" fo:border-left="0.035cm solid #000000" fo:border-right="none" fo:border-top="none" fo:border-bottom="none"/>
    </style:style>
    <style:style style:name="Table36" style:family="table">
      <style:table-properties style:width="15.983cm" table:align="right" style:may-break-between-rows="false"/>
    </style:style>
    <style:style style:name="Table36.A" style:family="table-column">
      <style:table-column-properties style:column-width="2.381cm"/>
    </style:style>
    <style:style style:name="Table36.B" style:family="table-column">
      <style:table-column-properties style:column-width="6.853cm"/>
    </style:style>
    <style:style style:name="Table36.C" style:family="table-column">
      <style:table-column-properties style:column-width="6.749cm"/>
    </style:style>
    <style:style style:name="Table36.A1" style:family="table-cell">
      <style:table-cell-properties fo:padding="0.097cm" fo:border-left="none" fo:border-right="none" fo:border-top="none" fo:border-bottom="0.035cm solid #000000"/>
    </style:style>
    <style:style style:name="Table36.B1" style:family="table-cell">
      <style:table-cell-properties fo:padding="0.097cm" fo:border-left="0.035cm solid #000000" fo:border-right="none" fo:border-top="none" fo:border-bottom="0.035cm solid #000000"/>
    </style:style>
    <style:style style:name="Table36.A2" style:family="table-cell">
      <style:table-cell-properties fo:padding="0.097cm" fo:border-left="none" fo:border-right="none" fo:border-top="0.002cm solid #000000" fo:border-bottom="none"/>
    </style:style>
    <style:style style:name="Table36.B2" style:family="table-cell">
      <style:table-cell-properties fo:padding="0.097cm" fo:border-left="0.035cm solid #000000" fo:border-right="none" fo:border-top="0.002cm solid #000000" fo:border-bottom="none"/>
    </style:style>
    <style:style style:name="Table36.A3" style:family="table-cell">
      <style:table-cell-properties fo:padding="0.097cm" fo:border="none"/>
    </style:style>
    <style:style style:name="Table36.B3" style:family="table-cell">
      <style:table-cell-properties fo:padding="0.097cm" fo:border-left="0.035cm solid #000000" fo:border-right="none" fo:border-top="none" fo:border-bottom="none"/>
    </style:style>
    <style:style style:name="Table36.6" style:family="table-row">
      <style:table-row-properties style:min-row-height="0.132cm"/>
    </style:style>
    <style:style style:name="Table37" style:family="table">
      <style:table-properties style:width="15.983cm" table:align="right" style:may-break-between-rows="false"/>
    </style:style>
    <style:style style:name="Table37.A" style:family="table-column">
      <style:table-column-properties style:column-width="2.381cm"/>
    </style:style>
    <style:style style:name="Table37.B" style:family="table-column">
      <style:table-column-properties style:column-width="6.853cm"/>
    </style:style>
    <style:style style:name="Table37.C" style:family="table-column">
      <style:table-column-properties style:column-width="6.749cm"/>
    </style:style>
    <style:style style:name="Table37.A1" style:family="table-cell">
      <style:table-cell-properties fo:padding="0.097cm" fo:border-left="none" fo:border-right="none" fo:border-top="none" fo:border-bottom="0.035cm solid #000000"/>
    </style:style>
    <style:style style:name="Table37.B1" style:family="table-cell">
      <style:table-cell-properties fo:padding="0.097cm" fo:border-left="0.035cm solid #000000" fo:border-right="none" fo:border-top="none" fo:border-bottom="0.035cm solid #000000"/>
    </style:style>
    <style:style style:name="Table37.A2" style:family="table-cell">
      <style:table-cell-properties fo:padding="0.097cm" fo:border-left="none" fo:border-right="none" fo:border-top="0.002cm solid #000000" fo:border-bottom="none"/>
    </style:style>
    <style:style style:name="Table37.B2" style:family="table-cell">
      <style:table-cell-properties fo:padding="0.097cm" fo:border-left="0.035cm solid #000000" fo:border-right="none" fo:border-top="0.002cm solid #000000" fo:border-bottom="none"/>
    </style:style>
    <style:style style:name="Table37.A3" style:family="table-cell">
      <style:table-cell-properties fo:padding="0.097cm" fo:border="none"/>
    </style:style>
    <style:style style:name="Table37.B3" style:family="table-cell">
      <style:table-cell-properties fo:padding="0.097cm" fo:border-left="0.035cm solid #000000" fo:border-right="none" fo:border-top="none" fo:border-bottom="none"/>
    </style:style>
    <style:style style:name="Table38" style:family="table">
      <style:table-properties style:width="15.983cm" table:align="right" style:may-break-between-rows="false"/>
    </style:style>
    <style:style style:name="Table38.A" style:family="table-column">
      <style:table-column-properties style:column-width="2.381cm"/>
    </style:style>
    <style:style style:name="Table38.B" style:family="table-column">
      <style:table-column-properties style:column-width="6.853cm"/>
    </style:style>
    <style:style style:name="Table38.C" style:family="table-column">
      <style:table-column-properties style:column-width="6.749cm"/>
    </style:style>
    <style:style style:name="Table38.A1" style:family="table-cell">
      <style:table-cell-properties fo:padding="0.097cm" fo:border-left="none" fo:border-right="none" fo:border-top="none" fo:border-bottom="0.035cm solid #000000"/>
    </style:style>
    <style:style style:name="Table38.B1" style:family="table-cell">
      <style:table-cell-properties fo:padding="0.097cm" fo:border-left="0.035cm solid #000000" fo:border-right="none" fo:border-top="none" fo:border-bottom="0.035cm solid #000000"/>
    </style:style>
    <style:style style:name="Table38.A2" style:family="table-cell">
      <style:table-cell-properties fo:padding="0.097cm" fo:border-left="none" fo:border-right="none" fo:border-top="0.002cm solid #000000" fo:border-bottom="none"/>
    </style:style>
    <style:style style:name="Table38.B2" style:family="table-cell">
      <style:table-cell-properties fo:padding="0.097cm" fo:border-left="0.035cm solid #000000" fo:border-right="none" fo:border-top="0.002cm solid #000000" fo:border-bottom="none"/>
    </style:style>
    <style:style style:name="Table38.A3" style:family="table-cell">
      <style:table-cell-properties fo:padding="0.097cm" fo:border="none"/>
    </style:style>
    <style:style style:name="Table38.B3" style:family="table-cell">
      <style:table-cell-properties fo:padding="0.097cm" fo:border-left="0.035cm solid #000000" fo:border-right="none" fo:border-top="none" fo:border-bottom="none"/>
    </style:style>
    <style:style style:name="Table39" style:family="table">
      <style:table-properties style:width="15.983cm" table:align="right" style:may-break-between-rows="false"/>
    </style:style>
    <style:style style:name="Table39.A" style:family="table-column">
      <style:table-column-properties style:column-width="2.381cm"/>
    </style:style>
    <style:style style:name="Table39.B" style:family="table-column">
      <style:table-column-properties style:column-width="6.853cm"/>
    </style:style>
    <style:style style:name="Table39.C" style:family="table-column">
      <style:table-column-properties style:column-width="6.749cm"/>
    </style:style>
    <style:style style:name="Table39.A1" style:family="table-cell">
      <style:table-cell-properties fo:padding="0.097cm" fo:border-left="none" fo:border-right="none" fo:border-top="none" fo:border-bottom="0.035cm solid #000000"/>
    </style:style>
    <style:style style:name="Table39.B1" style:family="table-cell">
      <style:table-cell-properties fo:padding="0.097cm" fo:border-left="0.035cm solid #000000" fo:border-right="none" fo:border-top="none" fo:border-bottom="0.035cm solid #000000"/>
    </style:style>
    <style:style style:name="Table39.A2" style:family="table-cell">
      <style:table-cell-properties fo:padding="0.097cm" fo:border-left="none" fo:border-right="none" fo:border-top="0.002cm solid #000000" fo:border-bottom="none"/>
    </style:style>
    <style:style style:name="Table39.B2" style:family="table-cell">
      <style:table-cell-properties fo:padding="0.097cm" fo:border-left="0.035cm solid #000000" fo:border-right="none" fo:border-top="0.002cm solid #000000" fo:border-bottom="none"/>
    </style:style>
    <style:style style:name="Table39.A3" style:family="table-cell">
      <style:table-cell-properties fo:padding="0.097cm" fo:border="none"/>
    </style:style>
    <style:style style:name="Table39.B3" style:family="table-cell">
      <style:table-cell-properties fo:padding="0.097cm" fo:border-left="0.035cm solid #000000" fo:border-right="none" fo:border-top="none" fo:border-bottom="none"/>
    </style:style>
    <style:style style:name="Table40" style:family="table">
      <style:table-properties style:width="15.983cm" table:align="right" style:may-break-between-rows="false"/>
    </style:style>
    <style:style style:name="Table40.A" style:family="table-column">
      <style:table-column-properties style:column-width="2.381cm"/>
    </style:style>
    <style:style style:name="Table40.B" style:family="table-column">
      <style:table-column-properties style:column-width="6.853cm"/>
    </style:style>
    <style:style style:name="Table40.C" style:family="table-column">
      <style:table-column-properties style:column-width="6.749cm"/>
    </style:style>
    <style:style style:name="Table40.A1" style:family="table-cell">
      <style:table-cell-properties fo:padding="0.097cm" fo:border-left="none" fo:border-right="none" fo:border-top="none" fo:border-bottom="0.035cm solid #000000"/>
    </style:style>
    <style:style style:name="Table40.B1" style:family="table-cell">
      <style:table-cell-properties fo:padding="0.097cm" fo:border-left="0.035cm solid #000000" fo:border-right="none" fo:border-top="none" fo:border-bottom="0.035cm solid #000000"/>
    </style:style>
    <style:style style:name="Table40.A2" style:family="table-cell">
      <style:table-cell-properties fo:padding="0.097cm" fo:border-left="none" fo:border-right="none" fo:border-top="0.002cm solid #000000" fo:border-bottom="none"/>
    </style:style>
    <style:style style:name="Table40.B2" style:family="table-cell">
      <style:table-cell-properties fo:padding="0.097cm" fo:border-left="0.035cm solid #000000" fo:border-right="none" fo:border-top="0.002cm solid #000000" fo:border-bottom="none"/>
    </style:style>
    <style:style style:name="Table40.A3" style:family="table-cell">
      <style:table-cell-properties fo:padding="0.097cm" fo:border="none"/>
    </style:style>
    <style:style style:name="Table40.B3" style:family="table-cell">
      <style:table-cell-properties fo:padding="0.097cm" fo:border-left="0.035cm solid #000000" fo:border-right="none" fo:border-top="none" fo:border-bottom="none"/>
    </style:style>
    <style:style style:name="Table42" style:family="table">
      <style:table-properties style:width="15.983cm" table:align="right" style:may-break-between-rows="false"/>
    </style:style>
    <style:style style:name="Table42.A" style:family="table-column">
      <style:table-column-properties style:column-width="2.381cm"/>
    </style:style>
    <style:style style:name="Table42.B" style:family="table-column">
      <style:table-column-properties style:column-width="6.853cm"/>
    </style:style>
    <style:style style:name="Table42.C" style:family="table-column">
      <style:table-column-properties style:column-width="6.749cm"/>
    </style:style>
    <style:style style:name="Table42.A1" style:family="table-cell">
      <style:table-cell-properties fo:padding="0.097cm" fo:border-left="none" fo:border-right="none" fo:border-top="none" fo:border-bottom="0.035cm solid #000000"/>
    </style:style>
    <style:style style:name="Table42.B1" style:family="table-cell">
      <style:table-cell-properties fo:padding="0.097cm" fo:border-left="0.035cm solid #000000" fo:border-right="none" fo:border-top="none" fo:border-bottom="0.035cm solid #000000"/>
    </style:style>
    <style:style style:name="Table42.A2" style:family="table-cell">
      <style:table-cell-properties fo:padding="0.097cm" fo:border-left="none" fo:border-right="none" fo:border-top="0.002cm solid #000000" fo:border-bottom="none"/>
    </style:style>
    <style:style style:name="Table42.B2" style:family="table-cell">
      <style:table-cell-properties fo:padding="0.097cm" fo:border-left="0.035cm solid #000000" fo:border-right="none" fo:border-top="0.002cm solid #000000" fo:border-bottom="none"/>
    </style:style>
    <style:style style:name="Table42.A3" style:family="table-cell">
      <style:table-cell-properties fo:padding="0.097cm" fo:border="none"/>
    </style:style>
    <style:style style:name="Table42.B3" style:family="table-cell">
      <style:table-cell-properties fo:padding="0.097cm" fo:border-left="0.035cm solid #000000" fo:border-right="none" fo:border-top="none" fo:border-bottom="none"/>
    </style:style>
    <style:style style:name="Table43" style:family="table">
      <style:table-properties style:width="15.983cm" table:align="right" style:may-break-between-rows="false"/>
    </style:style>
    <style:style style:name="Table43.A" style:family="table-column">
      <style:table-column-properties style:column-width="2.381cm"/>
    </style:style>
    <style:style style:name="Table43.B" style:family="table-column">
      <style:table-column-properties style:column-width="6.853cm"/>
    </style:style>
    <style:style style:name="Table43.C" style:family="table-column">
      <style:table-column-properties style:column-width="6.749cm"/>
    </style:style>
    <style:style style:name="Table43.A1" style:family="table-cell">
      <style:table-cell-properties fo:padding="0.097cm" fo:border-left="none" fo:border-right="none" fo:border-top="none" fo:border-bottom="0.035cm solid #000000"/>
    </style:style>
    <style:style style:name="Table43.B1" style:family="table-cell">
      <style:table-cell-properties fo:padding="0.097cm" fo:border-left="0.035cm solid #000000" fo:border-right="none" fo:border-top="none" fo:border-bottom="0.035cm solid #000000"/>
    </style:style>
    <style:style style:name="Table43.A2" style:family="table-cell">
      <style:table-cell-properties fo:padding="0.097cm" fo:border-left="none" fo:border-right="none" fo:border-top="0.002cm solid #000000" fo:border-bottom="none"/>
    </style:style>
    <style:style style:name="Table43.B2" style:family="table-cell">
      <style:table-cell-properties fo:padding="0.097cm" fo:border-left="0.035cm solid #000000" fo:border-right="none" fo:border-top="0.002cm solid #000000" fo:border-bottom="none"/>
    </style:style>
    <style:style style:name="Table43.A3" style:family="table-cell">
      <style:table-cell-properties fo:padding="0.097cm" fo:border="none"/>
    </style:style>
    <style:style style:name="Table43.B3" style:family="table-cell">
      <style:table-cell-properties fo:padding="0.097cm" fo:border-left="0.035cm solid #000000" fo:border-right="none" fo:border-top="none" fo:border-bottom="none"/>
    </style:style>
    <style:style style:name="Table44" style:family="table">
      <style:table-properties style:width="15.983cm" table:align="right" style:may-break-between-rows="false"/>
    </style:style>
    <style:style style:name="Table44.A" style:family="table-column">
      <style:table-column-properties style:column-width="2.381cm"/>
    </style:style>
    <style:style style:name="Table44.B" style:family="table-column">
      <style:table-column-properties style:column-width="6.853cm"/>
    </style:style>
    <style:style style:name="Table44.C" style:family="table-column">
      <style:table-column-properties style:column-width="6.749cm"/>
    </style:style>
    <style:style style:name="Table44.A1" style:family="table-cell">
      <style:table-cell-properties fo:padding="0.097cm" fo:border-left="none" fo:border-right="none" fo:border-top="none" fo:border-bottom="0.035cm solid #000000"/>
    </style:style>
    <style:style style:name="Table44.B1" style:family="table-cell">
      <style:table-cell-properties fo:padding="0.097cm" fo:border-left="0.035cm solid #000000" fo:border-right="none" fo:border-top="none" fo:border-bottom="0.035cm solid #000000"/>
    </style:style>
    <style:style style:name="Table44.A2" style:family="table-cell">
      <style:table-cell-properties fo:padding="0.097cm" fo:border-left="none" fo:border-right="none" fo:border-top="0.002cm solid #000000" fo:border-bottom="none"/>
    </style:style>
    <style:style style:name="Table44.B2" style:family="table-cell">
      <style:table-cell-properties fo:padding="0.097cm" fo:border-left="0.035cm solid #000000" fo:border-right="none" fo:border-top="0.002cm solid #000000" fo:border-bottom="none"/>
    </style:style>
    <style:style style:name="Table44.A3" style:family="table-cell">
      <style:table-cell-properties fo:padding="0.097cm" fo:border="none"/>
    </style:style>
    <style:style style:name="Table44.B3" style:family="table-cell">
      <style:table-cell-properties fo:padding="0.097cm" fo:border-left="0.035cm solid #000000" fo:border-right="none" fo:border-top="none" fo:border-bottom="none"/>
    </style:style>
    <style:style style:name="Table45" style:family="table">
      <style:table-properties style:width="15.983cm" table:align="right" style:may-break-between-rows="false"/>
    </style:style>
    <style:style style:name="Table45.A" style:family="table-column">
      <style:table-column-properties style:column-width="2.381cm"/>
    </style:style>
    <style:style style:name="Table45.B" style:family="table-column">
      <style:table-column-properties style:column-width="6.853cm"/>
    </style:style>
    <style:style style:name="Table45.C" style:family="table-column">
      <style:table-column-properties style:column-width="6.749cm"/>
    </style:style>
    <style:style style:name="Table45.A1" style:family="table-cell">
      <style:table-cell-properties fo:padding="0.097cm" fo:border-left="none" fo:border-right="none" fo:border-top="none" fo:border-bottom="0.035cm solid #000000"/>
    </style:style>
    <style:style style:name="Table45.B1" style:family="table-cell">
      <style:table-cell-properties fo:padding="0.097cm" fo:border-left="0.035cm solid #000000" fo:border-right="none" fo:border-top="none" fo:border-bottom="0.035cm solid #000000"/>
    </style:style>
    <style:style style:name="Table45.A2" style:family="table-cell">
      <style:table-cell-properties fo:padding="0.097cm" fo:border-left="none" fo:border-right="none" fo:border-top="0.002cm solid #000000" fo:border-bottom="none"/>
    </style:style>
    <style:style style:name="Table45.B2" style:family="table-cell">
      <style:table-cell-properties fo:padding="0.097cm" fo:border-left="0.035cm solid #000000" fo:border-right="none" fo:border-top="0.002cm solid #000000" fo:border-bottom="none"/>
    </style:style>
    <style:style style:name="Table45.A3" style:family="table-cell">
      <style:table-cell-properties fo:padding="0.097cm" fo:border="none"/>
    </style:style>
    <style:style style:name="Table45.B3" style:family="table-cell">
      <style:table-cell-properties fo:padding="0.097cm" fo:border-left="0.035cm solid #000000" fo:border-right="none" fo:border-top="none" fo:border-bottom="none"/>
    </style:style>
    <style:style style:name="Table46" style:family="table">
      <style:table-properties style:width="15.983cm" table:align="right" style:may-break-between-rows="false"/>
    </style:style>
    <style:style style:name="Table46.A" style:family="table-column">
      <style:table-column-properties style:column-width="2.381cm"/>
    </style:style>
    <style:style style:name="Table46.B" style:family="table-column">
      <style:table-column-properties style:column-width="6.853cm"/>
    </style:style>
    <style:style style:name="Table46.C" style:family="table-column">
      <style:table-column-properties style:column-width="6.749cm"/>
    </style:style>
    <style:style style:name="Table46.A1" style:family="table-cell">
      <style:table-cell-properties fo:padding="0.097cm" fo:border-left="none" fo:border-right="none" fo:border-top="none" fo:border-bottom="0.035cm solid #000000"/>
    </style:style>
    <style:style style:name="Table46.B1" style:family="table-cell">
      <style:table-cell-properties fo:padding="0.097cm" fo:border-left="0.035cm solid #000000" fo:border-right="none" fo:border-top="none" fo:border-bottom="0.035cm solid #000000"/>
    </style:style>
    <style:style style:name="Table46.A2" style:family="table-cell">
      <style:table-cell-properties fo:padding="0.097cm" fo:border-left="none" fo:border-right="none" fo:border-top="0.002cm solid #000000" fo:border-bottom="none"/>
    </style:style>
    <style:style style:name="Table46.B2" style:family="table-cell">
      <style:table-cell-properties fo:padding="0.097cm" fo:border-left="0.035cm solid #000000" fo:border-right="none" fo:border-top="0.002cm solid #000000" fo:border-bottom="none"/>
    </style:style>
    <style:style style:name="Table46.A3" style:family="table-cell">
      <style:table-cell-properties fo:padding="0.097cm" fo:border="none"/>
    </style:style>
    <style:style style:name="Table46.B3" style:family="table-cell">
      <style:table-cell-properties fo:padding="0.097cm" fo:border-left="0.035cm solid #000000" fo:border-right="none" fo:border-top="none" fo:border-bottom="none"/>
    </style:style>
    <style:style style:name="Table47" style:family="table">
      <style:table-properties style:width="15.983cm" table:align="right" style:may-break-between-rows="false"/>
    </style:style>
    <style:style style:name="Table47.A" style:family="table-column">
      <style:table-column-properties style:column-width="2.381cm"/>
    </style:style>
    <style:style style:name="Table47.B" style:family="table-column">
      <style:table-column-properties style:column-width="6.853cm"/>
    </style:style>
    <style:style style:name="Table47.C" style:family="table-column">
      <style:table-column-properties style:column-width="6.749cm"/>
    </style:style>
    <style:style style:name="Table47.A1" style:family="table-cell">
      <style:table-cell-properties fo:padding="0.097cm" fo:border-left="none" fo:border-right="none" fo:border-top="none" fo:border-bottom="0.035cm solid #000000"/>
    </style:style>
    <style:style style:name="Table47.B1" style:family="table-cell">
      <style:table-cell-properties fo:padding="0.097cm" fo:border-left="0.035cm solid #000000" fo:border-right="none" fo:border-top="none" fo:border-bottom="0.035cm solid #000000"/>
    </style:style>
    <style:style style:name="Table47.A2" style:family="table-cell">
      <style:table-cell-properties fo:padding="0.097cm" fo:border-left="none" fo:border-right="none" fo:border-top="0.002cm solid #000000" fo:border-bottom="none"/>
    </style:style>
    <style:style style:name="Table47.B2" style:family="table-cell">
      <style:table-cell-properties fo:padding="0.097cm" fo:border-left="0.035cm solid #000000" fo:border-right="none" fo:border-top="0.002cm solid #000000" fo:border-bottom="none"/>
    </style:style>
    <style:style style:name="Table47.A3" style:family="table-cell">
      <style:table-cell-properties fo:padding="0.097cm" fo:border="none"/>
    </style:style>
    <style:style style:name="Table47.B3" style:family="table-cell">
      <style:table-cell-properties fo:padding="0.097cm" fo:border-left="0.035cm solid #000000" fo:border-right="none" fo:border-top="none" fo:border-bottom="none"/>
    </style:style>
    <style:style style:name="Table48" style:family="table">
      <style:table-properties style:width="15.983cm" table:align="right" style:may-break-between-rows="false"/>
    </style:style>
    <style:style style:name="Table48.A" style:family="table-column">
      <style:table-column-properties style:column-width="2.381cm"/>
    </style:style>
    <style:style style:name="Table48.B" style:family="table-column">
      <style:table-column-properties style:column-width="6.853cm"/>
    </style:style>
    <style:style style:name="Table48.C" style:family="table-column">
      <style:table-column-properties style:column-width="6.749cm"/>
    </style:style>
    <style:style style:name="Table48.A1" style:family="table-cell">
      <style:table-cell-properties fo:padding="0.097cm" fo:border-left="none" fo:border-right="none" fo:border-top="none" fo:border-bottom="0.035cm solid #000000"/>
    </style:style>
    <style:style style:name="Table48.B1" style:family="table-cell">
      <style:table-cell-properties fo:padding="0.097cm" fo:border-left="0.035cm solid #000000" fo:border-right="none" fo:border-top="none" fo:border-bottom="0.035cm solid #000000"/>
    </style:style>
    <style:style style:name="Table48.A2" style:family="table-cell">
      <style:table-cell-properties fo:padding="0.097cm" fo:border-left="none" fo:border-right="none" fo:border-top="0.002cm solid #000000" fo:border-bottom="none"/>
    </style:style>
    <style:style style:name="Table48.B2" style:family="table-cell">
      <style:table-cell-properties fo:padding="0.097cm" fo:border-left="0.035cm solid #000000" fo:border-right="none" fo:border-top="0.002cm solid #000000" fo:border-bottom="none"/>
    </style:style>
    <style:style style:name="Table48.A3" style:family="table-cell">
      <style:table-cell-properties fo:padding="0.097cm" fo:border="none"/>
    </style:style>
    <style:style style:name="Table48.B3" style:family="table-cell">
      <style:table-cell-properties fo:padding="0.097cm" fo:border-left="0.035cm solid #000000" fo:border-right="none" fo:border-top="none" fo:border-bottom="none"/>
    </style:style>
    <style:style style:name="Table49" style:family="table">
      <style:table-properties style:width="15.983cm" table:align="right" style:may-break-between-rows="false"/>
    </style:style>
    <style:style style:name="Table49.A" style:family="table-column">
      <style:table-column-properties style:column-width="2.381cm"/>
    </style:style>
    <style:style style:name="Table49.B" style:family="table-column">
      <style:table-column-properties style:column-width="6.853cm"/>
    </style:style>
    <style:style style:name="Table49.C" style:family="table-column">
      <style:table-column-properties style:column-width="6.749cm"/>
    </style:style>
    <style:style style:name="Table49.A1" style:family="table-cell">
      <style:table-cell-properties fo:padding="0.097cm" fo:border-left="none" fo:border-right="none" fo:border-top="none" fo:border-bottom="0.035cm solid #000000"/>
    </style:style>
    <style:style style:name="Table49.B1" style:family="table-cell">
      <style:table-cell-properties fo:padding="0.097cm" fo:border-left="0.035cm solid #000000" fo:border-right="none" fo:border-top="none" fo:border-bottom="0.035cm solid #000000"/>
    </style:style>
    <style:style style:name="Table49.A2" style:family="table-cell">
      <style:table-cell-properties fo:padding="0.097cm" fo:border-left="none" fo:border-right="none" fo:border-top="0.002cm solid #000000" fo:border-bottom="none"/>
    </style:style>
    <style:style style:name="Table49.B2" style:family="table-cell">
      <style:table-cell-properties fo:padding="0.097cm" fo:border-left="0.035cm solid #000000" fo:border-right="none" fo:border-top="0.002cm solid #000000" fo:border-bottom="none"/>
    </style:style>
    <style:style style:name="Table49.A3" style:family="table-cell">
      <style:table-cell-properties fo:padding="0.097cm" fo:border="none"/>
    </style:style>
    <style:style style:name="Table49.B3" style:family="table-cell">
      <style:table-cell-properties fo:padding="0.097cm" fo:border-left="0.035cm solid #000000" fo:border-right="none" fo:border-top="none" fo:border-bottom="none"/>
    </style:style>
    <style:style style:name="Table50" style:family="table">
      <style:table-properties style:width="15.983cm" table:align="right" style:may-break-between-rows="false"/>
    </style:style>
    <style:style style:name="Table50.A" style:family="table-column">
      <style:table-column-properties style:column-width="2.381cm"/>
    </style:style>
    <style:style style:name="Table50.B" style:family="table-column">
      <style:table-column-properties style:column-width="6.853cm"/>
    </style:style>
    <style:style style:name="Table50.C" style:family="table-column">
      <style:table-column-properties style:column-width="6.749cm"/>
    </style:style>
    <style:style style:name="Table50.A1" style:family="table-cell">
      <style:table-cell-properties fo:padding="0.097cm" fo:border-left="none" fo:border-right="none" fo:border-top="none" fo:border-bottom="0.035cm solid #000000"/>
    </style:style>
    <style:style style:name="Table50.B1" style:family="table-cell">
      <style:table-cell-properties fo:padding="0.097cm" fo:border-left="0.035cm solid #000000" fo:border-right="none" fo:border-top="none" fo:border-bottom="0.035cm solid #000000"/>
    </style:style>
    <style:style style:name="Table50.A2" style:family="table-cell">
      <style:table-cell-properties fo:padding="0.097cm" fo:border-left="none" fo:border-right="none" fo:border-top="0.002cm solid #000000" fo:border-bottom="none"/>
    </style:style>
    <style:style style:name="Table50.B2" style:family="table-cell">
      <style:table-cell-properties fo:padding="0.097cm" fo:border-left="0.035cm solid #000000" fo:border-right="none" fo:border-top="0.002cm solid #000000" fo:border-bottom="none"/>
    </style:style>
    <style:style style:name="Table50.A3" style:family="table-cell">
      <style:table-cell-properties fo:padding="0.097cm" fo:border="none"/>
    </style:style>
    <style:style style:name="Table50.B3" style:family="table-cell">
      <style:table-cell-properties fo:padding="0.097cm" fo:border-left="0.035cm solid #000000" fo:border-right="none" fo:border-top="none" fo:border-bottom="none"/>
    </style:style>
    <style:style style:name="Table51" style:family="table">
      <style:table-properties style:width="15.983cm" table:align="right" style:may-break-between-rows="false"/>
    </style:style>
    <style:style style:name="Table51.A" style:family="table-column">
      <style:table-column-properties style:column-width="2.381cm"/>
    </style:style>
    <style:style style:name="Table51.B" style:family="table-column">
      <style:table-column-properties style:column-width="6.853cm"/>
    </style:style>
    <style:style style:name="Table51.C" style:family="table-column">
      <style:table-column-properties style:column-width="6.749cm"/>
    </style:style>
    <style:style style:name="Table51.A1" style:family="table-cell">
      <style:table-cell-properties fo:padding="0.097cm" fo:border-left="none" fo:border-right="none" fo:border-top="none" fo:border-bottom="0.035cm solid #000000"/>
    </style:style>
    <style:style style:name="Table51.B1" style:family="table-cell">
      <style:table-cell-properties fo:padding="0.097cm" fo:border-left="0.035cm solid #000000" fo:border-right="none" fo:border-top="none" fo:border-bottom="0.035cm solid #000000"/>
    </style:style>
    <style:style style:name="Table51.A2" style:family="table-cell">
      <style:table-cell-properties fo:padding="0.097cm" fo:border-left="none" fo:border-right="none" fo:border-top="0.002cm solid #000000" fo:border-bottom="none"/>
    </style:style>
    <style:style style:name="Table51.B2" style:family="table-cell">
      <style:table-cell-properties fo:padding="0.097cm" fo:border-left="0.035cm solid #000000" fo:border-right="none" fo:border-top="0.002cm solid #000000" fo:border-bottom="none"/>
    </style:style>
    <style:style style:name="Table51.A3" style:family="table-cell">
      <style:table-cell-properties fo:padding="0.097cm" fo:border="none"/>
    </style:style>
    <style:style style:name="Table51.B3" style:family="table-cell">
      <style:table-cell-properties fo:padding="0.097cm" fo:border-left="0.035cm solid #000000" fo:border-right="none" fo:border-top="none" fo:border-bottom="none"/>
    </style:style>
    <style:style style:name="Table52" style:family="table">
      <style:table-properties style:width="15.983cm" table:align="right" style:may-break-between-rows="false"/>
    </style:style>
    <style:style style:name="Table52.A" style:family="table-column">
      <style:table-column-properties style:column-width="2.381cm"/>
    </style:style>
    <style:style style:name="Table52.B" style:family="table-column">
      <style:table-column-properties style:column-width="6.853cm"/>
    </style:style>
    <style:style style:name="Table52.C" style:family="table-column">
      <style:table-column-properties style:column-width="6.749cm"/>
    </style:style>
    <style:style style:name="Table52.A1" style:family="table-cell">
      <style:table-cell-properties fo:padding="0.097cm" fo:border-left="none" fo:border-right="none" fo:border-top="none" fo:border-bottom="0.035cm solid #000000"/>
    </style:style>
    <style:style style:name="Table52.B1" style:family="table-cell">
      <style:table-cell-properties fo:padding="0.097cm" fo:border-left="0.035cm solid #000000" fo:border-right="none" fo:border-top="none" fo:border-bottom="0.035cm solid #000000"/>
    </style:style>
    <style:style style:name="Table52.A2" style:family="table-cell">
      <style:table-cell-properties fo:padding="0.097cm" fo:border-left="none" fo:border-right="none" fo:border-top="0.002cm solid #000000" fo:border-bottom="none"/>
    </style:style>
    <style:style style:name="Table52.B2" style:family="table-cell">
      <style:table-cell-properties fo:padding="0.097cm" fo:border-left="0.035cm solid #000000" fo:border-right="none" fo:border-top="0.002cm solid #000000" fo:border-bottom="none"/>
    </style:style>
    <style:style style:name="Table52.A3" style:family="table-cell">
      <style:table-cell-properties fo:padding="0.097cm" fo:border="none"/>
    </style:style>
    <style:style style:name="Table52.B3" style:family="table-cell">
      <style:table-cell-properties fo:padding="0.097cm" fo:border-left="0.035cm solid #000000" fo:border-right="none" fo:border-top="none" fo:border-bottom="none"/>
    </style:style>
    <style:style style:name="Table53" style:family="table">
      <style:table-properties style:width="15.983cm" table:align="right" style:may-break-between-rows="false"/>
    </style:style>
    <style:style style:name="Table53.A" style:family="table-column">
      <style:table-column-properties style:column-width="2.381cm"/>
    </style:style>
    <style:style style:name="Table53.B" style:family="table-column">
      <style:table-column-properties style:column-width="6.853cm"/>
    </style:style>
    <style:style style:name="Table53.C" style:family="table-column">
      <style:table-column-properties style:column-width="6.749cm"/>
    </style:style>
    <style:style style:name="Table53.A1" style:family="table-cell">
      <style:table-cell-properties fo:padding="0.097cm" fo:border-left="none" fo:border-right="none" fo:border-top="none" fo:border-bottom="0.035cm solid #000000"/>
    </style:style>
    <style:style style:name="Table53.B1" style:family="table-cell">
      <style:table-cell-properties fo:padding="0.097cm" fo:border-left="0.035cm solid #000000" fo:border-right="none" fo:border-top="none" fo:border-bottom="0.035cm solid #000000"/>
    </style:style>
    <style:style style:name="Table53.A2" style:family="table-cell">
      <style:table-cell-properties fo:padding="0.097cm" fo:border-left="none" fo:border-right="none" fo:border-top="0.002cm solid #000000" fo:border-bottom="none"/>
    </style:style>
    <style:style style:name="Table53.B2" style:family="table-cell">
      <style:table-cell-properties fo:padding="0.097cm" fo:border-left="0.035cm solid #000000" fo:border-right="none" fo:border-top="0.002cm solid #000000" fo:border-bottom="none"/>
    </style:style>
    <style:style style:name="Table53.A3" style:family="table-cell">
      <style:table-cell-properties fo:padding="0.097cm" fo:border="none"/>
    </style:style>
    <style:style style:name="Table53.B3" style:family="table-cell">
      <style:table-cell-properties fo:padding="0.097cm" fo:border-left="0.035cm solid #000000" fo:border-right="none" fo:border-top="none" fo:border-bottom="none"/>
    </style:style>
    <style:style style:name="Table54" style:family="table">
      <style:table-properties style:width="15.983cm" table:align="right" style:may-break-between-rows="false"/>
    </style:style>
    <style:style style:name="Table54.A" style:family="table-column">
      <style:table-column-properties style:column-width="2.381cm"/>
    </style:style>
    <style:style style:name="Table54.B" style:family="table-column">
      <style:table-column-properties style:column-width="6.853cm"/>
    </style:style>
    <style:style style:name="Table54.C" style:family="table-column">
      <style:table-column-properties style:column-width="6.749cm"/>
    </style:style>
    <style:style style:name="Table54.A1" style:family="table-cell">
      <style:table-cell-properties fo:padding="0.097cm" fo:border-left="none" fo:border-right="none" fo:border-top="none" fo:border-bottom="0.035cm solid #000000"/>
    </style:style>
    <style:style style:name="Table54.B1" style:family="table-cell">
      <style:table-cell-properties fo:padding="0.097cm" fo:border-left="0.035cm solid #000000" fo:border-right="none" fo:border-top="none" fo:border-bottom="0.035cm solid #000000"/>
    </style:style>
    <style:style style:name="Table54.A2" style:family="table-cell">
      <style:table-cell-properties fo:padding="0.097cm" fo:border-left="none" fo:border-right="none" fo:border-top="0.002cm solid #000000" fo:border-bottom="none"/>
    </style:style>
    <style:style style:name="Table54.B2" style:family="table-cell">
      <style:table-cell-properties fo:padding="0.097cm" fo:border-left="0.035cm solid #000000" fo:border-right="none" fo:border-top="0.002cm solid #000000" fo:border-bottom="none"/>
    </style:style>
    <style:style style:name="Table54.A3" style:family="table-cell">
      <style:table-cell-properties fo:padding="0.097cm" fo:border="none"/>
    </style:style>
    <style:style style:name="Table54.B3" style:family="table-cell">
      <style:table-cell-properties fo:padding="0.097cm" fo:border-left="0.035cm solid #000000" fo:border-right="none" fo:border-top="none" fo:border-bottom="none"/>
    </style:style>
    <style:style style:name="Table55" style:family="table">
      <style:table-properties style:width="15.983cm" table:align="right" style:may-break-between-rows="false"/>
    </style:style>
    <style:style style:name="Table55.A" style:family="table-column">
      <style:table-column-properties style:column-width="2.381cm"/>
    </style:style>
    <style:style style:name="Table55.B" style:family="table-column">
      <style:table-column-properties style:column-width="6.853cm"/>
    </style:style>
    <style:style style:name="Table55.C" style:family="table-column">
      <style:table-column-properties style:column-width="6.749cm"/>
    </style:style>
    <style:style style:name="Table55.A1" style:family="table-cell">
      <style:table-cell-properties fo:padding="0.097cm" fo:border-left="none" fo:border-right="none" fo:border-top="none" fo:border-bottom="0.035cm solid #000000"/>
    </style:style>
    <style:style style:name="Table55.B1" style:family="table-cell">
      <style:table-cell-properties fo:padding="0.097cm" fo:border-left="0.035cm solid #000000" fo:border-right="none" fo:border-top="none" fo:border-bottom="0.035cm solid #000000"/>
    </style:style>
    <style:style style:name="Table55.A2" style:family="table-cell">
      <style:table-cell-properties fo:padding="0.097cm" fo:border-left="none" fo:border-right="none" fo:border-top="0.002cm solid #000000" fo:border-bottom="none"/>
    </style:style>
    <style:style style:name="Table55.B2" style:family="table-cell">
      <style:table-cell-properties fo:padding="0.097cm" fo:border-left="0.035cm solid #000000" fo:border-right="none" fo:border-top="0.002cm solid #000000" fo:border-bottom="none"/>
    </style:style>
    <style:style style:name="Table55.A3" style:family="table-cell">
      <style:table-cell-properties fo:padding="0.097cm" fo:border="none"/>
    </style:style>
    <style:style style:name="Table55.B3" style:family="table-cell">
      <style:table-cell-properties fo:padding="0.097cm" fo:border-left="0.035cm solid #000000" fo:border-right="none" fo:border-top="none" fo:border-bottom="none"/>
    </style:style>
    <style:style style:name="Table56" style:family="table">
      <style:table-properties style:width="15.983cm" table:align="right" style:may-break-between-rows="false"/>
    </style:style>
    <style:style style:name="Table56.A" style:family="table-column">
      <style:table-column-properties style:column-width="2.381cm"/>
    </style:style>
    <style:style style:name="Table56.B" style:family="table-column">
      <style:table-column-properties style:column-width="6.853cm"/>
    </style:style>
    <style:style style:name="Table56.C" style:family="table-column">
      <style:table-column-properties style:column-width="6.749cm"/>
    </style:style>
    <style:style style:name="Table56.A1" style:family="table-cell">
      <style:table-cell-properties fo:padding="0.097cm" fo:border-left="none" fo:border-right="none" fo:border-top="none" fo:border-bottom="0.035cm solid #000000"/>
    </style:style>
    <style:style style:name="Table56.B1" style:family="table-cell">
      <style:table-cell-properties fo:padding="0.097cm" fo:border-left="0.035cm solid #000000" fo:border-right="none" fo:border-top="none" fo:border-bottom="0.035cm solid #000000"/>
    </style:style>
    <style:style style:name="Table56.A2" style:family="table-cell">
      <style:table-cell-properties fo:padding="0.097cm" fo:border-left="none" fo:border-right="none" fo:border-top="0.002cm solid #000000" fo:border-bottom="none"/>
    </style:style>
    <style:style style:name="Table56.B2" style:family="table-cell">
      <style:table-cell-properties fo:padding="0.097cm" fo:border-left="0.035cm solid #000000" fo:border-right="none" fo:border-top="0.002cm solid #000000" fo:border-bottom="none"/>
    </style:style>
    <style:style style:name="Table56.A3" style:family="table-cell">
      <style:table-cell-properties fo:padding="0.097cm" fo:border="none"/>
    </style:style>
    <style:style style:name="Table56.B3" style:family="table-cell">
      <style:table-cell-properties fo:padding="0.097cm" fo:border-left="0.035cm solid #000000" fo:border-right="none" fo:border-top="none" fo:border-bottom="none"/>
    </style:style>
    <style:style style:name="Table57" style:family="table">
      <style:table-properties style:width="15.983cm" table:align="right" style:may-break-between-rows="false"/>
    </style:style>
    <style:style style:name="Table57.A" style:family="table-column">
      <style:table-column-properties style:column-width="2.381cm"/>
    </style:style>
    <style:style style:name="Table57.B" style:family="table-column">
      <style:table-column-properties style:column-width="6.853cm"/>
    </style:style>
    <style:style style:name="Table57.C" style:family="table-column">
      <style:table-column-properties style:column-width="6.749cm"/>
    </style:style>
    <style:style style:name="Table57.A1" style:family="table-cell">
      <style:table-cell-properties fo:padding="0.097cm" fo:border-left="none" fo:border-right="none" fo:border-top="none" fo:border-bottom="0.035cm solid #000000"/>
    </style:style>
    <style:style style:name="Table57.B1" style:family="table-cell">
      <style:table-cell-properties fo:padding="0.097cm" fo:border-left="0.035cm solid #000000" fo:border-right="none" fo:border-top="none" fo:border-bottom="0.035cm solid #000000"/>
    </style:style>
    <style:style style:name="Table57.A2" style:family="table-cell">
      <style:table-cell-properties fo:padding="0.097cm" fo:border-left="none" fo:border-right="none" fo:border-top="0.002cm solid #000000" fo:border-bottom="none"/>
    </style:style>
    <style:style style:name="Table57.B2" style:family="table-cell">
      <style:table-cell-properties fo:padding="0.097cm" fo:border-left="0.035cm solid #000000" fo:border-right="none" fo:border-top="0.002cm solid #000000" fo:border-bottom="none"/>
    </style:style>
    <style:style style:name="Table57.A3" style:family="table-cell">
      <style:table-cell-properties fo:padding="0.097cm" fo:border="none"/>
    </style:style>
    <style:style style:name="Table57.B3" style:family="table-cell">
      <style:table-cell-properties fo:padding="0.097cm" fo:border-left="0.035cm solid #000000" fo:border-right="none" fo:border-top="none" fo:border-bottom="none"/>
    </style:style>
    <style:style style:name="Table58" style:family="table">
      <style:table-properties style:width="15.983cm" table:align="right" style:may-break-between-rows="false"/>
    </style:style>
    <style:style style:name="Table58.A" style:family="table-column">
      <style:table-column-properties style:column-width="2.381cm"/>
    </style:style>
    <style:style style:name="Table58.B" style:family="table-column">
      <style:table-column-properties style:column-width="6.853cm"/>
    </style:style>
    <style:style style:name="Table58.C" style:family="table-column">
      <style:table-column-properties style:column-width="6.749cm"/>
    </style:style>
    <style:style style:name="Table58.A1" style:family="table-cell">
      <style:table-cell-properties fo:padding="0.097cm" fo:border-left="none" fo:border-right="none" fo:border-top="none" fo:border-bottom="0.035cm solid #000000"/>
    </style:style>
    <style:style style:name="Table58.B1" style:family="table-cell">
      <style:table-cell-properties fo:padding="0.097cm" fo:border-left="0.035cm solid #000000" fo:border-right="none" fo:border-top="none" fo:border-bottom="0.035cm solid #000000"/>
    </style:style>
    <style:style style:name="Table58.A2" style:family="table-cell">
      <style:table-cell-properties fo:padding="0.097cm" fo:border-left="none" fo:border-right="none" fo:border-top="0.002cm solid #000000" fo:border-bottom="none"/>
    </style:style>
    <style:style style:name="Table58.B2" style:family="table-cell">
      <style:table-cell-properties fo:padding="0.097cm" fo:border-left="0.035cm solid #000000" fo:border-right="none" fo:border-top="0.002cm solid #000000" fo:border-bottom="none"/>
    </style:style>
    <style:style style:name="Table58.A3" style:family="table-cell">
      <style:table-cell-properties fo:padding="0.097cm" fo:border="none"/>
    </style:style>
    <style:style style:name="Table58.B3" style:family="table-cell">
      <style:table-cell-properties fo:padding="0.097cm" fo:border-left="0.035cm solid #000000" fo:border-right="none" fo:border-top="none" fo:border-bottom="none"/>
    </style:style>
    <style:style style:name="Table59" style:family="table">
      <style:table-properties style:width="15.983cm" table:align="right" style:may-break-between-rows="false"/>
    </style:style>
    <style:style style:name="Table59.A" style:family="table-column">
      <style:table-column-properties style:column-width="2.381cm"/>
    </style:style>
    <style:style style:name="Table59.B" style:family="table-column">
      <style:table-column-properties style:column-width="6.853cm"/>
    </style:style>
    <style:style style:name="Table59.C" style:family="table-column">
      <style:table-column-properties style:column-width="6.749cm"/>
    </style:style>
    <style:style style:name="Table59.A1" style:family="table-cell">
      <style:table-cell-properties fo:padding="0.097cm" fo:border-left="none" fo:border-right="none" fo:border-top="none" fo:border-bottom="0.035cm solid #000000"/>
    </style:style>
    <style:style style:name="Table59.B1" style:family="table-cell">
      <style:table-cell-properties fo:padding="0.097cm" fo:border-left="0.035cm solid #000000" fo:border-right="none" fo:border-top="none" fo:border-bottom="0.035cm solid #000000"/>
    </style:style>
    <style:style style:name="Table59.A2" style:family="table-cell">
      <style:table-cell-properties fo:padding="0.097cm" fo:border-left="none" fo:border-right="none" fo:border-top="0.002cm solid #000000" fo:border-bottom="none"/>
    </style:style>
    <style:style style:name="Table59.B2" style:family="table-cell">
      <style:table-cell-properties fo:padding="0.097cm" fo:border-left="0.035cm solid #000000" fo:border-right="none" fo:border-top="0.002cm solid #000000" fo:border-bottom="none"/>
    </style:style>
    <style:style style:name="Table59.A3" style:family="table-cell">
      <style:table-cell-properties fo:padding="0.097cm" fo:border="none"/>
    </style:style>
    <style:style style:name="Table59.B3" style:family="table-cell">
      <style:table-cell-properties fo:padding="0.097cm" fo:border-left="0.035cm solid #000000" fo:border-right="none" fo:border-top="none" fo:border-bottom="none"/>
    </style:style>
    <style:style style:name="Table60" style:family="table">
      <style:table-properties style:width="15.983cm" table:align="right" style:may-break-between-rows="false"/>
    </style:style>
    <style:style style:name="Table60.A" style:family="table-column">
      <style:table-column-properties style:column-width="2.381cm"/>
    </style:style>
    <style:style style:name="Table60.B" style:family="table-column">
      <style:table-column-properties style:column-width="6.853cm"/>
    </style:style>
    <style:style style:name="Table60.C" style:family="table-column">
      <style:table-column-properties style:column-width="6.749cm"/>
    </style:style>
    <style:style style:name="Table60.A1" style:family="table-cell">
      <style:table-cell-properties fo:padding="0.097cm" fo:border-left="none" fo:border-right="none" fo:border-top="none" fo:border-bottom="0.035cm solid #000000"/>
    </style:style>
    <style:style style:name="Table60.B1" style:family="table-cell">
      <style:table-cell-properties fo:padding="0.097cm" fo:border-left="0.035cm solid #000000" fo:border-right="none" fo:border-top="none" fo:border-bottom="0.035cm solid #000000"/>
    </style:style>
    <style:style style:name="Table60.A2" style:family="table-cell">
      <style:table-cell-properties fo:padding="0.097cm" fo:border-left="none" fo:border-right="none" fo:border-top="0.002cm solid #000000" fo:border-bottom="none"/>
    </style:style>
    <style:style style:name="Table60.B2" style:family="table-cell">
      <style:table-cell-properties fo:padding="0.097cm" fo:border-left="0.035cm solid #000000" fo:border-right="none" fo:border-top="0.002cm solid #000000" fo:border-bottom="none"/>
    </style:style>
    <style:style style:name="Table60.A3" style:family="table-cell">
      <style:table-cell-properties fo:padding="0.097cm" fo:border="none"/>
    </style:style>
    <style:style style:name="Table60.B3" style:family="table-cell">
      <style:table-cell-properties fo:padding="0.097cm" fo:border-left="0.035cm solid #000000" fo:border-right="none" fo:border-top="none" fo:border-bottom="none"/>
    </style:style>
    <style:style style:name="Table61" style:family="table">
      <style:table-properties style:width="15.983cm" table:align="right" style:may-break-between-rows="false"/>
    </style:style>
    <style:style style:name="Table61.A" style:family="table-column">
      <style:table-column-properties style:column-width="2.381cm"/>
    </style:style>
    <style:style style:name="Table61.B" style:family="table-column">
      <style:table-column-properties style:column-width="6.853cm"/>
    </style:style>
    <style:style style:name="Table61.C" style:family="table-column">
      <style:table-column-properties style:column-width="6.749cm"/>
    </style:style>
    <style:style style:name="Table61.A1" style:family="table-cell">
      <style:table-cell-properties fo:padding="0.097cm" fo:border-left="none" fo:border-right="none" fo:border-top="none" fo:border-bottom="0.035cm solid #000000"/>
    </style:style>
    <style:style style:name="Table61.B1" style:family="table-cell">
      <style:table-cell-properties fo:padding="0.097cm" fo:border-left="0.035cm solid #000000" fo:border-right="none" fo:border-top="none" fo:border-bottom="0.035cm solid #000000"/>
    </style:style>
    <style:style style:name="Table61.A2" style:family="table-cell">
      <style:table-cell-properties fo:padding="0.097cm" fo:border-left="none" fo:border-right="none" fo:border-top="0.002cm solid #000000" fo:border-bottom="none"/>
    </style:style>
    <style:style style:name="Table61.B2" style:family="table-cell">
      <style:table-cell-properties fo:padding="0.097cm" fo:border-left="0.035cm solid #000000" fo:border-right="none" fo:border-top="0.002cm solid #000000" fo:border-bottom="none"/>
    </style:style>
    <style:style style:name="Table61.A3" style:family="table-cell">
      <style:table-cell-properties fo:padding="0.097cm" fo:border="none"/>
    </style:style>
    <style:style style:name="Table61.B3" style:family="table-cell">
      <style:table-cell-properties fo:padding="0.097cm" fo:border-left="0.035cm solid #000000" fo:border-right="none" fo:border-top="none" fo:border-bottom="none"/>
    </style:style>
    <style:style style:name="Table62" style:family="table">
      <style:table-properties style:width="15.983cm" table:align="right" style:may-break-between-rows="false"/>
    </style:style>
    <style:style style:name="Table62.A" style:family="table-column">
      <style:table-column-properties style:column-width="2.381cm"/>
    </style:style>
    <style:style style:name="Table62.B" style:family="table-column">
      <style:table-column-properties style:column-width="6.853cm"/>
    </style:style>
    <style:style style:name="Table62.C" style:family="table-column">
      <style:table-column-properties style:column-width="6.749cm"/>
    </style:style>
    <style:style style:name="Table62.A1" style:family="table-cell">
      <style:table-cell-properties fo:padding="0.097cm" fo:border-left="none" fo:border-right="none" fo:border-top="none" fo:border-bottom="0.035cm solid #000000"/>
    </style:style>
    <style:style style:name="Table62.B1" style:family="table-cell">
      <style:table-cell-properties fo:padding="0.097cm" fo:border-left="0.035cm solid #000000" fo:border-right="none" fo:border-top="none" fo:border-bottom="0.035cm solid #000000"/>
    </style:style>
    <style:style style:name="Table62.A2" style:family="table-cell">
      <style:table-cell-properties fo:padding="0.097cm" fo:border-left="none" fo:border-right="none" fo:border-top="0.002cm solid #000000" fo:border-bottom="none"/>
    </style:style>
    <style:style style:name="Table62.B2" style:family="table-cell">
      <style:table-cell-properties fo:padding="0.097cm" fo:border-left="0.035cm solid #000000" fo:border-right="none" fo:border-top="0.002cm solid #000000" fo:border-bottom="none"/>
    </style:style>
    <style:style style:name="Table62.A3" style:family="table-cell">
      <style:table-cell-properties fo:padding="0.097cm" fo:border="none"/>
    </style:style>
    <style:style style:name="Table62.B3" style:family="table-cell">
      <style:table-cell-properties fo:padding="0.097cm" fo:border-left="0.035cm solid #000000" fo:border-right="none" fo:border-top="none" fo:border-bottom="none"/>
    </style:style>
    <style:style style:name="Table63" style:family="table">
      <style:table-properties style:width="15.983cm" table:align="right" style:may-break-between-rows="false"/>
    </style:style>
    <style:style style:name="Table63.A" style:family="table-column">
      <style:table-column-properties style:column-width="2.381cm"/>
    </style:style>
    <style:style style:name="Table63.B" style:family="table-column">
      <style:table-column-properties style:column-width="6.853cm"/>
    </style:style>
    <style:style style:name="Table63.C" style:family="table-column">
      <style:table-column-properties style:column-width="6.749cm"/>
    </style:style>
    <style:style style:name="Table63.A1" style:family="table-cell">
      <style:table-cell-properties fo:padding="0.097cm" fo:border-left="none" fo:border-right="none" fo:border-top="none" fo:border-bottom="0.035cm solid #000000"/>
    </style:style>
    <style:style style:name="Table63.B1" style:family="table-cell">
      <style:table-cell-properties fo:padding="0.097cm" fo:border-left="0.035cm solid #000000" fo:border-right="none" fo:border-top="none" fo:border-bottom="0.035cm solid #000000"/>
    </style:style>
    <style:style style:name="Table63.A2" style:family="table-cell">
      <style:table-cell-properties fo:padding="0.097cm" fo:border-left="none" fo:border-right="none" fo:border-top="0.002cm solid #000000" fo:border-bottom="none"/>
    </style:style>
    <style:style style:name="Table63.B2" style:family="table-cell">
      <style:table-cell-properties fo:padding="0.097cm" fo:border-left="0.035cm solid #000000" fo:border-right="none" fo:border-top="0.002cm solid #000000" fo:border-bottom="none"/>
    </style:style>
    <style:style style:name="Table63.A3" style:family="table-cell">
      <style:table-cell-properties fo:padding="0.097cm" fo:border="none"/>
    </style:style>
    <style:style style:name="Table63.B3" style:family="table-cell">
      <style:table-cell-properties fo:padding="0.097cm" fo:border-left="0.035cm solid #000000" fo:border-right="none" fo:border-top="none" fo:border-bottom="none"/>
    </style:style>
    <style:style style:name="Table64" style:family="table">
      <style:table-properties style:width="15.983cm" table:align="right" style:may-break-between-rows="false"/>
    </style:style>
    <style:style style:name="Table64.A" style:family="table-column">
      <style:table-column-properties style:column-width="2.381cm"/>
    </style:style>
    <style:style style:name="Table64.B" style:family="table-column">
      <style:table-column-properties style:column-width="6.853cm"/>
    </style:style>
    <style:style style:name="Table64.C" style:family="table-column">
      <style:table-column-properties style:column-width="6.749cm"/>
    </style:style>
    <style:style style:name="Table64.A1" style:family="table-cell">
      <style:table-cell-properties fo:padding="0.097cm" fo:border-left="none" fo:border-right="none" fo:border-top="none" fo:border-bottom="0.035cm solid #000000"/>
    </style:style>
    <style:style style:name="Table64.B1" style:family="table-cell">
      <style:table-cell-properties fo:padding="0.097cm" fo:border-left="0.035cm solid #000000" fo:border-right="none" fo:border-top="none" fo:border-bottom="0.035cm solid #000000"/>
    </style:style>
    <style:style style:name="Table64.A2" style:family="table-cell">
      <style:table-cell-properties fo:padding="0.097cm" fo:border-left="none" fo:border-right="none" fo:border-top="0.002cm solid #000000" fo:border-bottom="none"/>
    </style:style>
    <style:style style:name="Table64.B2" style:family="table-cell">
      <style:table-cell-properties fo:padding="0.097cm" fo:border-left="0.035cm solid #000000" fo:border-right="none" fo:border-top="0.002cm solid #000000" fo:border-bottom="none"/>
    </style:style>
    <style:style style:name="Table64.A3" style:family="table-cell">
      <style:table-cell-properties fo:padding="0.097cm" fo:border="none"/>
    </style:style>
    <style:style style:name="Table64.B3" style:family="table-cell">
      <style:table-cell-properties fo:padding="0.097cm" fo:border-left="0.035cm solid #000000" fo:border-right="none" fo:border-top="none" fo:border-bottom="none"/>
    </style:style>
    <style:style style:name="Table65" style:family="table">
      <style:table-properties style:width="15.983cm" table:align="right" style:may-break-between-rows="false"/>
    </style:style>
    <style:style style:name="Table65.A" style:family="table-column">
      <style:table-column-properties style:column-width="2.381cm"/>
    </style:style>
    <style:style style:name="Table65.B" style:family="table-column">
      <style:table-column-properties style:column-width="6.853cm"/>
    </style:style>
    <style:style style:name="Table65.C" style:family="table-column">
      <style:table-column-properties style:column-width="6.749cm"/>
    </style:style>
    <style:style style:name="Table65.A1" style:family="table-cell">
      <style:table-cell-properties fo:padding="0.097cm" fo:border-left="none" fo:border-right="none" fo:border-top="none" fo:border-bottom="0.035cm solid #000000"/>
    </style:style>
    <style:style style:name="Table65.B1" style:family="table-cell">
      <style:table-cell-properties fo:padding="0.097cm" fo:border-left="0.035cm solid #000000" fo:border-right="none" fo:border-top="none" fo:border-bottom="0.035cm solid #000000"/>
    </style:style>
    <style:style style:name="Table65.A2" style:family="table-cell">
      <style:table-cell-properties fo:padding="0.097cm" fo:border-left="none" fo:border-right="none" fo:border-top="0.002cm solid #000000" fo:border-bottom="none"/>
    </style:style>
    <style:style style:name="Table65.B2" style:family="table-cell">
      <style:table-cell-properties fo:padding="0.097cm" fo:border-left="0.035cm solid #000000" fo:border-right="none" fo:border-top="0.002cm solid #000000" fo:border-bottom="none"/>
    </style:style>
    <style:style style:name="Table65.A3" style:family="table-cell">
      <style:table-cell-properties fo:padding="0.097cm" fo:border="none"/>
    </style:style>
    <style:style style:name="Table65.B3" style:family="table-cell">
      <style:table-cell-properties fo:padding="0.097cm" fo:border-left="0.035cm solid #000000" fo:border-right="none" fo:border-top="none" fo:border-bottom="none"/>
    </style:style>
    <style:style style:name="Table66" style:family="table">
      <style:table-properties style:width="15.983cm" table:align="right" style:may-break-between-rows="false"/>
    </style:style>
    <style:style style:name="Table66.A" style:family="table-column">
      <style:table-column-properties style:column-width="2.381cm"/>
    </style:style>
    <style:style style:name="Table66.B" style:family="table-column">
      <style:table-column-properties style:column-width="6.853cm"/>
    </style:style>
    <style:style style:name="Table66.C" style:family="table-column">
      <style:table-column-properties style:column-width="6.749cm"/>
    </style:style>
    <style:style style:name="Table66.A1" style:family="table-cell">
      <style:table-cell-properties fo:padding="0.097cm" fo:border-left="none" fo:border-right="none" fo:border-top="none" fo:border-bottom="0.035cm solid #000000"/>
    </style:style>
    <style:style style:name="Table66.B1" style:family="table-cell">
      <style:table-cell-properties fo:padding="0.097cm" fo:border-left="0.035cm solid #000000" fo:border-right="none" fo:border-top="none" fo:border-bottom="0.035cm solid #000000"/>
    </style:style>
    <style:style style:name="Table66.A2" style:family="table-cell">
      <style:table-cell-properties fo:padding="0.097cm" fo:border-left="none" fo:border-right="none" fo:border-top="0.002cm solid #000000" fo:border-bottom="none"/>
    </style:style>
    <style:style style:name="Table66.B2" style:family="table-cell">
      <style:table-cell-properties fo:padding="0.097cm" fo:border-left="0.035cm solid #000000" fo:border-right="none" fo:border-top="0.002cm solid #000000" fo:border-bottom="none"/>
    </style:style>
    <style:style style:name="Table66.A3" style:family="table-cell">
      <style:table-cell-properties fo:padding="0.097cm" fo:border="none"/>
    </style:style>
    <style:style style:name="Table66.B3" style:family="table-cell">
      <style:table-cell-properties fo:padding="0.097cm" fo:border-left="0.035cm solid #000000" fo:border-right="none" fo:border-top="none" fo:border-bottom="none"/>
    </style:style>
    <style:style style:name="Table67" style:family="table">
      <style:table-properties style:width="15.983cm" table:align="right" style:may-break-between-rows="false"/>
    </style:style>
    <style:style style:name="Table67.A" style:family="table-column">
      <style:table-column-properties style:column-width="2.381cm"/>
    </style:style>
    <style:style style:name="Table67.B" style:family="table-column">
      <style:table-column-properties style:column-width="6.853cm"/>
    </style:style>
    <style:style style:name="Table67.C" style:family="table-column">
      <style:table-column-properties style:column-width="6.749cm"/>
    </style:style>
    <style:style style:name="Table67.A1" style:family="table-cell">
      <style:table-cell-properties fo:padding="0.097cm" fo:border-left="none" fo:border-right="none" fo:border-top="none" fo:border-bottom="0.035cm solid #000000"/>
    </style:style>
    <style:style style:name="Table67.B1" style:family="table-cell">
      <style:table-cell-properties fo:padding="0.097cm" fo:border-left="0.035cm solid #000000" fo:border-right="none" fo:border-top="none" fo:border-bottom="0.035cm solid #000000"/>
    </style:style>
    <style:style style:name="Table67.A2" style:family="table-cell">
      <style:table-cell-properties fo:padding="0.097cm" fo:border-left="none" fo:border-right="none" fo:border-top="0.002cm solid #000000" fo:border-bottom="none"/>
    </style:style>
    <style:style style:name="Table67.B2" style:family="table-cell">
      <style:table-cell-properties fo:padding="0.097cm" fo:border-left="0.035cm solid #000000" fo:border-right="none" fo:border-top="0.002cm solid #000000" fo:border-bottom="none"/>
    </style:style>
    <style:style style:name="Table67.A3" style:family="table-cell">
      <style:table-cell-properties fo:padding="0.097cm" fo:border="none"/>
    </style:style>
    <style:style style:name="Table67.B3" style:family="table-cell">
      <style:table-cell-properties fo:padding="0.097cm" fo:border-left="0.035cm solid #000000" fo:border-right="none" fo:border-top="none" fo:border-bottom="none"/>
    </style:style>
    <style:style style:name="Table68" style:family="table">
      <style:table-properties style:width="16.999cm" table:align="margins"/>
    </style:style>
    <style:style style:name="Table68.A" style:family="table-column">
      <style:table-column-properties style:column-width="4.471cm" style:rel-column-width="17238*"/>
    </style:style>
    <style:style style:name="Table68.B" style:family="table-column">
      <style:table-column-properties style:column-width="8.096cm" style:rel-column-width="31213*"/>
    </style:style>
    <style:style style:name="Table68.C" style:family="table-column">
      <style:table-column-properties style:column-width="4.431cm" style:rel-column-width="17084*"/>
    </style:style>
    <style:style style:name="Table68.1" style:family="table-row">
      <style:table-row-properties style:keep-together="false" fo:keep-together="always"/>
    </style:style>
    <style:style style:name="Table68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le68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68.2" style:family="table-row">
      <style:table-row-properties fo:background-color="#e6e6e6" style:keep-together="false" fo:keep-together="always">
        <style:background-image/>
      </style:table-row-properties>
    </style:style>
    <style:style style:name="Table68.A2" style:family="table-cell">
      <style:table-cell-properties fo:background-color="transparent" fo:padding="0.097cm" fo:border="none">
        <style:background-image/>
      </style:table-cell-properties>
    </style:style>
    <style:style style:name="Table68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68.A3" style:family="table-cell">
      <style:table-cell-properties fo:background-color="#ffffff" fo:padding="0.097cm" fo:border="none">
        <style:background-image/>
      </style:table-cell-properties>
    </style:style>
    <style:style style:name="Table68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le68.A4" style:family="table-cell">
      <style:table-cell-properties fo:padding="0.097cm" fo:border="none"/>
    </style:style>
    <style:style style:name="Table68.B4" style:family="table-cell">
      <style:table-cell-properties fo:padding="0.097cm" fo:border-left="0.035cm solid #000000" fo:border-right="none" fo:border-top="none" fo:border-bottom="none"/>
    </style:style>
    <style:style style:name="Table69" style:family="table">
      <style:table-properties style:width="16.988cm" fo:margin-left="0.011cm" fo:margin-right="0cm" table:align="margins"/>
    </style:style>
    <style:style style:name="Table69.A" style:family="table-column">
      <style:table-column-properties style:column-width="4.471cm" style:rel-column-width="17249*"/>
    </style:style>
    <style:style style:name="Table69.B" style:family="table-column">
      <style:table-column-properties style:column-width="8.096cm" style:rel-column-width="31233*"/>
    </style:style>
    <style:style style:name="Table69.C" style:family="table-column">
      <style:table-column-properties style:column-width="4.42cm" style:rel-column-width="17053*"/>
    </style:style>
    <style:style style:name="Table69.1" style:family="table-row">
      <style:table-row-properties style:keep-together="false" fo:keep-together="always"/>
    </style:style>
    <style:style style:name="Table69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le69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69.2" style:family="table-row">
      <style:table-row-properties fo:background-color="#e6e6e6" style:keep-together="false" fo:keep-together="always">
        <style:background-image/>
      </style:table-row-properties>
    </style:style>
    <style:style style:name="Table69.A2" style:family="table-cell">
      <style:table-cell-properties fo:background-color="transparent" fo:padding="0.097cm" fo:border="none">
        <style:background-image/>
      </style:table-cell-properties>
    </style:style>
    <style:style style:name="Table69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69.A3" style:family="table-cell">
      <style:table-cell-properties fo:background-color="#ffffff" fo:padding="0.097cm" fo:border="none">
        <style:background-image/>
      </style:table-cell-properties>
    </style:style>
    <style:style style:name="Table69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le69.A4" style:family="table-cell">
      <style:table-cell-properties fo:padding="0.097cm" fo:border="none"/>
    </style:style>
    <style:style style:name="Table69.B4" style:family="table-cell">
      <style:table-cell-properties fo:padding="0.097cm" fo:border-left="0.035cm solid #000000" fo:border-right="none" fo:border-top="none" fo:border-bottom="none"/>
    </style:style>
    <style:style style:name="Table69.A28" style:family="table-cell">
      <style:table-cell-properties fo:background-color="#e6e6e6" fo:padding="0.097cm" fo:border="none">
        <style:background-image/>
      </style:table-cell-properties>
    </style:style>
    <style:style style:name="Table69.B28" style:family="table-cell">
      <style:table-cell-properties fo:background-color="#e6e6e6" fo:padding="0.097cm" fo:border-left="0.035cm solid #000000" fo:border-right="none" fo:border-top="none" fo:border-bottom="none">
        <style:background-image/>
      </style:table-cell-properties>
    </style:style>
    <style:style style:name="Table69.39" style:family="table-row">
      <style:table-row-properties style:min-row-height="0.353cm" fo:background-color="#e6e6e6" style:keep-together="false" fo:keep-together="always">
        <style:background-image/>
      </style:table-row-properties>
    </style:style>
    <style:style style:name="Tabel1" style:family="table">
      <style:table-properties style:width="16.988cm" fo:margin-left="0.011cm" fo:margin-right="0cm" table:align="margins"/>
    </style:style>
    <style:style style:name="Tabel1.A" style:family="table-column">
      <style:table-column-properties style:column-width="5.378cm" style:rel-column-width="20747*"/>
    </style:style>
    <style:style style:name="Tabel1.B" style:family="table-column">
      <style:table-column-properties style:column-width="7.188cm" style:rel-column-width="27728*"/>
    </style:style>
    <style:style style:name="Tabel1.C" style:family="table-column">
      <style:table-column-properties style:column-width="4.422cm" style:rel-column-width="17060*"/>
    </style:style>
    <style:style style:name="Tabel1.1" style:family="table-row">
      <style:table-row-properties style:keep-together="false" fo:keep-together="always"/>
    </style:style>
    <style:style style:name="Tabel1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1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el1.2" style:family="table-row">
      <style:table-row-properties fo:background-color="#e6e6e6" style:keep-together="false" fo:keep-together="always">
        <style:background-image/>
      </style:table-row-properties>
    </style:style>
    <style:style style:name="Tabel1.A2" style:family="table-cell">
      <style:table-cell-properties fo:background-color="transparent" fo:padding="0.097cm" fo:border="none">
        <style:background-image/>
      </style:table-cell-properties>
    </style:style>
    <style:style style:name="Tabel1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el1.A3" style:family="table-cell">
      <style:table-cell-properties fo:background-color="#ffffff" fo:padding="0.097cm" fo:border="none">
        <style:background-image/>
      </style:table-cell-properties>
    </style:style>
    <style:style style:name="Tabel1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el1.A4" style:family="table-cell">
      <style:table-cell-properties fo:padding="0.097cm" fo:border="none"/>
    </style:style>
    <style:style style:name="Tabel1.B4" style:family="table-cell">
      <style:table-cell-properties fo:padding="0.097cm" fo:border-left="0.035cm solid #000000" fo:border-right="none" fo:border-top="none" fo:border-bottom="none"/>
    </style:style>
    <style:style style:name="Tabel1.28" style:family="table-row">
      <style:table-row-properties style:min-row-height="0.445cm" fo:background-color="#e6e6e6" style:keep-together="false" fo:keep-together="always">
        <style:background-image/>
      </style:table-row-properties>
    </style:style>
    <style:style style:name="Tabel1.A28" style:family="table-cell">
      <style:table-cell-properties fo:background-color="#e6e6e6" fo:padding="0.097cm" fo:border="none">
        <style:background-image/>
      </style:table-cell-properties>
    </style:style>
    <style:style style:name="Tabel1.B28" style:family="table-cell">
      <style:table-cell-properties fo:background-color="#e6e6e6" fo:padding="0.097cm" fo:border-left="0.035cm solid #000000" fo:border-right="none" fo:border-top="none" fo:border-bottom="none">
        <style:background-image/>
      </style:table-cell-properties>
    </style:style>
    <style:style style:name="Tabel2" style:family="table">
      <style:table-properties style:width="16.988cm" fo:margin-left="0.011cm" fo:margin-right="0cm" table:align="margins"/>
    </style:style>
    <style:style style:name="Tabel2.A" style:family="table-column">
      <style:table-column-properties style:column-width="5.378cm" style:rel-column-width="20747*"/>
    </style:style>
    <style:style style:name="Tabel2.B" style:family="table-column">
      <style:table-column-properties style:column-width="7.188cm" style:rel-column-width="27728*"/>
    </style:style>
    <style:style style:name="Tabel2.C" style:family="table-column">
      <style:table-column-properties style:column-width="4.422cm" style:rel-column-width="17060*"/>
    </style:style>
    <style:style style:name="Tabel2.1" style:family="table-row">
      <style:table-row-properties style:keep-together="false" fo:keep-together="always"/>
    </style:style>
    <style:style style:name="Tabel2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2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el2.2" style:family="table-row">
      <style:table-row-properties fo:background-color="#e6e6e6" style:keep-together="false" fo:keep-together="always">
        <style:background-image/>
      </style:table-row-properties>
    </style:style>
    <style:style style:name="Tabel2.A2" style:family="table-cell">
      <style:table-cell-properties fo:background-color="transparent" fo:padding="0.097cm" fo:border="none">
        <style:background-image/>
      </style:table-cell-properties>
    </style:style>
    <style:style style:name="Tabel2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el2.A3" style:family="table-cell">
      <style:table-cell-properties fo:background-color="#ffffff" fo:padding="0.097cm" fo:border="none">
        <style:background-image/>
      </style:table-cell-properties>
    </style:style>
    <style:style style:name="Tabel2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el2.A4" style:family="table-cell">
      <style:table-cell-properties fo:padding="0.097cm" fo:border="none"/>
    </style:style>
    <style:style style:name="Tabel2.B4" style:family="table-cell">
      <style:table-cell-properties fo:padding="0.097cm" fo:border-left="0.035cm solid #000000" fo:border-right="none" fo:border-top="none" fo:border-bottom="none"/>
    </style:style>
    <style:style style:name="Tabel3" style:family="table">
      <style:table-properties style:width="16.988cm" fo:margin-left="0.011cm" fo:margin-right="0cm" table:align="margins"/>
    </style:style>
    <style:style style:name="Tabel3.A" style:family="table-column">
      <style:table-column-properties style:column-width="5.084cm" style:rel-column-width="19610*"/>
    </style:style>
    <style:style style:name="Tabel3.B" style:family="table-column">
      <style:table-column-properties style:column-width="7.258cm" style:rel-column-width="28000*"/>
    </style:style>
    <style:style style:name="Tabel3.C" style:family="table-column">
      <style:table-column-properties style:column-width="4.646cm" style:rel-column-width="17925*"/>
    </style:style>
    <style:style style:name="Tabel3.1" style:family="table-row">
      <style:table-row-properties style:keep-together="false" fo:keep-together="always"/>
    </style:style>
    <style:style style:name="Tabel3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3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el3.2" style:family="table-row">
      <style:table-row-properties fo:background-color="#e6e6e6" style:keep-together="false" fo:keep-together="always">
        <style:background-image/>
      </style:table-row-properties>
    </style:style>
    <style:style style:name="Tabel3.A2" style:family="table-cell">
      <style:table-cell-properties fo:background-color="transparent" fo:padding="0.097cm" fo:border="none">
        <style:background-image/>
      </style:table-cell-properties>
    </style:style>
    <style:style style:name="Tabel3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el3.A3" style:family="table-cell">
      <style:table-cell-properties fo:background-color="#ffffff" fo:padding="0.097cm" fo:border="none">
        <style:background-image/>
      </style:table-cell-properties>
    </style:style>
    <style:style style:name="Tabel3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el3.A4" style:family="table-cell">
      <style:table-cell-properties fo:padding="0.097cm" fo:border="none"/>
    </style:style>
    <style:style style:name="Tabel3.B4" style:family="table-cell">
      <style:table-cell-properties fo:padding="0.097cm" fo:border-left="0.035cm solid #000000" fo:border-right="none" fo:border-top="none" fo:border-bottom="none"/>
    </style:style>
    <style:style style:name="Table30" style:family="table">
      <style:table-properties style:width="15.983cm" table:align="right" style:may-break-between-rows="false"/>
    </style:style>
    <style:style style:name="Table30.A" style:family="table-column">
      <style:table-column-properties style:column-width="2.381cm"/>
    </style:style>
    <style:style style:name="Table30.B" style:family="table-column">
      <style:table-column-properties style:column-width="6.853cm"/>
    </style:style>
    <style:style style:name="Table30.C" style:family="table-column">
      <style:table-column-properties style:column-width="6.749cm"/>
    </style:style>
    <style:style style:name="Table30.A1" style:family="table-cell">
      <style:table-cell-properties fo:padding="0.097cm" fo:border-left="none" fo:border-right="none" fo:border-top="none" fo:border-bottom="0.035cm solid #000000"/>
    </style:style>
    <style:style style:name="Table30.B1" style:family="table-cell">
      <style:table-cell-properties fo:padding="0.097cm" fo:border-left="0.035cm solid #000000" fo:border-right="none" fo:border-top="none" fo:border-bottom="0.035cm solid #000000"/>
    </style:style>
    <style:style style:name="Table30.A2" style:family="table-cell">
      <style:table-cell-properties fo:padding="0.097cm" fo:border-left="none" fo:border-right="none" fo:border-top="0.002cm solid #000000" fo:border-bottom="none"/>
    </style:style>
    <style:style style:name="Table30.B2" style:family="table-cell">
      <style:table-cell-properties fo:padding="0.097cm" fo:border-left="0.035cm solid #000000" fo:border-right="none" fo:border-top="0.002cm solid #000000" fo:border-bottom="none"/>
    </style:style>
    <style:style style:name="Table30.A3" style:family="table-cell">
      <style:table-cell-properties fo:padding="0.097cm" fo:border="none"/>
    </style:style>
    <style:style style:name="Table30.B3" style:family="table-cell">
      <style:table-cell-properties fo:padding="0.097cm" fo:border-left="0.035cm solid #000000" fo:border-right="none" fo:border-top="none" fo:border-bottom="none"/>
    </style:style>
    <style:style style:name="Table41" style:family="table">
      <style:table-properties style:width="15.983cm" table:align="right" style:may-break-between-rows="false"/>
    </style:style>
    <style:style style:name="Table41.A" style:family="table-column">
      <style:table-column-properties style:column-width="2.381cm"/>
    </style:style>
    <style:style style:name="Table41.B" style:family="table-column">
      <style:table-column-properties style:column-width="6.853cm"/>
    </style:style>
    <style:style style:name="Table41.C" style:family="table-column">
      <style:table-column-properties style:column-width="6.749cm"/>
    </style:style>
    <style:style style:name="Table41.A1" style:family="table-cell">
      <style:table-cell-properties fo:padding="0.097cm" fo:border-left="none" fo:border-right="none" fo:border-top="none" fo:border-bottom="0.035cm solid #000000"/>
    </style:style>
    <style:style style:name="Table41.B1" style:family="table-cell">
      <style:table-cell-properties fo:padding="0.097cm" fo:border-left="0.035cm solid #000000" fo:border-right="none" fo:border-top="none" fo:border-bottom="0.035cm solid #000000"/>
    </style:style>
    <style:style style:name="Table41.A2" style:family="table-cell">
      <style:table-cell-properties fo:padding="0.097cm" fo:border-left="none" fo:border-right="none" fo:border-top="0.002cm solid #000000" fo:border-bottom="none"/>
    </style:style>
    <style:style style:name="Table41.B2" style:family="table-cell">
      <style:table-cell-properties fo:padding="0.097cm" fo:border-left="0.035cm solid #000000" fo:border-right="none" fo:border-top="0.002cm solid #000000" fo:border-bottom="none"/>
    </style:style>
    <style:style style:name="Table41.A3" style:family="table-cell">
      <style:table-cell-properties fo:padding="0.097cm" fo:border="none"/>
    </style:style>
    <style:style style:name="Table41.B3" style:family="table-cell">
      <style:table-cell-properties fo:padding="0.097cm" fo:border-left="0.035cm solid #000000" fo:border-right="none" fo:border-top="none" fo:border-bottom="none"/>
    </style:style>
    <style:style style:name="P1" style:family="paragraph" style:parent-style-name="Text_20_body">
      <style:text-properties fo:font-weight="normal" fo:background-color="transparent" style:font-weight-asian="normal" style:font-weight-complex="normal"/>
    </style:style>
    <style:style style:name="P2" style:family="paragraph" style:parent-style-name="Standard" style:list-style-name="List_20_1">
      <style:paragraph-properties fo:text-align="justify" style:justify-single-word="false"/>
    </style:style>
    <style:style style:name="P3" style:family="paragraph" style:parent-style-name="Heading_20_3" style:list-style-name="List_20_1"/>
    <style:style style:name="P4" style:family="paragraph" style:parent-style-name="Standard" style:list-style-name="List_20_1"/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2" style:list-style-name="List_20_1"/>
    <style:style style:name="P7" style:family="paragraph" style:parent-style-name="Text_20_body" style:list-style-name="List_20_1"/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 style:list-style-name="List_20_1">
      <style:text-properties fo:font-style="normal" style:font-style-asian="normal" style:font-style-complex="normal"/>
    </style:style>
    <style:style style:name="P10" style:family="paragraph" style:parent-style-name="Text_20_body" style:list-style-name="List_20_1">
      <style:text-properties fo:font-style="normal" style:font-style-asian="normal" style:font-style-complex="normal"/>
    </style:style>
    <style:style style:name="P11" style:family="paragraph" style:parent-style-name="Heading_20_4" style:list-style-name="List_20_1"/>
    <style:style style:name="P12" style:family="paragraph" style:parent-style-name="Heading_20_5" style:list-style-name="List_20_1">
      <style:text-properties fo:font-style="normal" style:font-style-asian="normal" style:font-style-complex="normal"/>
    </style:style>
    <style:style style:name="P13" style:family="paragraph" style:parent-style-name="Heading_20_5" style:list-style-name="List_20_1"/>
    <style:style style:name="P14" style:family="paragraph" style:parent-style-name="Standard" style:list-style-name="List_20_1">
      <style:paragraph-properties fo:text-align="start" style:justify-single-word="false"/>
    </style:style>
    <style:style style:name="P15" style:family="paragraph" style:parent-style-name="Standard" style:list-style-name="List_20_1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6" style:family="paragraph" style:parent-style-name="Standard" style:list-style-name="List_20_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7" style:family="paragraph" style:parent-style-name="Standard" style:list-style-name="List_20_1">
      <style:paragraph-properties fo:margin-left="0cm" fo:margin-right="0cm" fo:text-indent="0cm" style:auto-text-indent="false"/>
    </style:style>
    <style:style style:name="P18" style:family="paragraph" style:parent-style-name="Text_20_body">
      <style:text-properties fo:font-weight="normal" fo:background-color="transparent" style:font-weight-asian="normal" style:font-weight-complex="normal"/>
    </style:style>
    <style:style style:name="P19" style:family="paragraph" style:parent-style-name="Text_20_body">
      <style:text-properties fo:font-style="normal" style:font-style-asian="normal" style:font-style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5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Heading">
      <style:paragraph-properties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Heading_20_4" style:list-style-name="List_20_1"/>
    <style:style style:name="P35" style:family="paragraph" style:parent-style-name="Text_20_body" style:list-style-name="List_20_1"/>
    <style:style style:name="P36" style:family="paragraph" style:parent-style-name="Text_20_body" style:list-style-name="List_20_1">
      <style:text-properties fo:font-style="normal" style:font-style-asian="normal" style:font-style-complex="normal"/>
    </style:style>
    <style:style style:name="P37" style:family="paragraph" style:parent-style-name="Text_20_body">
      <style:text-properties fo:font-weight="normal" fo:background-color="transparent" style:font-weight-asian="normal" style:font-weight-complex="normal"/>
    </style:style>
    <style:style style:name="P38" style:family="paragraph" style:parent-style-name="Heading_20_5" style:list-style-name="List_20_1"/>
    <style:style style:name="P39" style:family="paragraph" style:parent-style-name="Heading_20_5" style:list-style-name="List_20_1">
      <style:text-properties fo:font-style="normal" style:font-style-asian="normal" style:font-style-complex="normal"/>
    </style:style>
    <style:style style:name="P40" style:family="paragraph" style:parent-style-name="Heading_20_3" style:list-style-name="List_20_1"/>
    <style:style style:name="P41" style:family="paragraph" style:parent-style-name="Heading_20_2" style:list-style-name="List_20_1"/>
    <style:style style:name="P42" style:family="paragraph" style:parent-style-name="Heading_20_1" style:list-style-name="List_20_1">
      <style:text-properties fo:font-style="normal" style:font-style-asian="normal" style:font-style-complex="normal"/>
    </style:style>
    <style:style style:name="P43" style:family="paragraph" style:parent-style-name="Heading_20_1" style:list-style-name="List_20_1">
      <style:paragraph-properties fo:break-before="page"/>
    </style:style>
    <style:style style:name="P44" style:family="paragraph" style:parent-style-name="Standard" style:list-style-name="List_20_1"/>
    <style:style style:name="P45" style:family="paragraph" style:parent-style-name="Standard" style:list-style-name="List_20_1">
      <style:paragraph-properties fo:text-align="justify" style:justify-single-word="false"/>
    </style:style>
    <style:style style:name="P46" style:family="paragraph" style:parent-style-name="Standard">
      <style:text-properties fo:font-style="normal" style:font-style-asian="normal" style:font-style-complex="normal"/>
    </style:style>
    <style:style style:name="P47" style:family="paragraph" style:parent-style-name="Standard" style:list-style-name="List_20_1">
      <style:text-properties fo:font-style="normal" style:font-style-asian="normal" style:font-style-complex="normal"/>
    </style:style>
    <style:style style:name="P48" style:family="paragraph" style:parent-style-name="Standard" style:list-style-name="List_20_1">
      <style:paragraph-properties fo:text-align="start" style:justify-single-word="false"/>
    </style:style>
    <style:style style:name="P49" style:family="paragraph" style:parent-style-name="Standard" style:list-style-name="List_20_1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50" style:family="paragraph" style:parent-style-name="Standard" style:list-style-name="List_20_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51" style:family="paragraph" style:parent-style-name="Standard" style:list-style-name="List_20_1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text:id="ct-1375331352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424490476">
          <text:deletion>
            <office:change-info>
              <dc:creator>Unknown Author</dc:creator>
              <dc:date>2009-08-27T12:35:00</dc:date>
            </office:change-info>
            <text:p text:style-name="P1">x</text:p>
          </text:deletion>
        </text:changed-region>
        <text:changed-region text:id="ct-1432216932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373932548">
          <text:insertion>
            <office:change-info>
              <dc:creator>Martin Andersen</dc:creator>
              <dc:date>2009-08-25T16:17:00</dc:date>
            </office:change-info>
          </text:insertion>
        </text:changed-region>
        <text:changed-region text:id="ct-1373932436">
          <text:deletion>
            <office:change-info>
              <dc:creator>Martin Andersen</dc:creator>
              <dc:date>2009-08-25T16:18:00</dc:date>
            </office:change-info>
            <text:p text:style-name="P1"><text:s/></text:p>
          </text:deletion>
        </text:changed-region>
        <text:changed-region text:id="ct-1374037584">
          <text:insertion>
            <office:change-info>
              <dc:creator>Martin Andersen</dc:creator>
              <dc:date>2009-08-25T16:18:00</dc:date>
            </office:change-info>
          </text:insertion>
        </text:changed-region>
        <text:changed-region text:id="ct-1374036800">
          <text:deletion>
            <office:change-info>
              <dc:creator>Martin Andersen</dc:creator>
              <dc:date>2009-08-25T16:18:00</dc:date>
            </office:change-info>
            <text:p text:style-name="P1">L</text:p>
          </text:deletion>
        </text:changed-region>
        <text:changed-region text:id="ct-1374113548">
          <text:insertion>
            <office:change-info>
              <dc:creator>Martin Andersen</dc:creator>
              <dc:date>2009-08-25T16:18:00</dc:date>
            </office:change-info>
          </text:insertion>
        </text:changed-region>
        <text:changed-region text:id="ct-1374113436">
          <text:deletion>
            <office:change-info>
              <dc:creator>Unknown Author</dc:creator>
              <dc:date>2009-08-27T12:35:00</dc:date>
            </office:change-info>
            <text:p text:style-name="Standard">representaion</text:p>
          </text:deletion>
        </text:changed-region>
        <text:changed-region text:id="ct-1375331688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373932324">
          <text:deletion>
            <office:change-info>
              <dc:creator>Martin Andersen</dc:creator>
              <dc:date>2009-08-25T16:19:00</dc:date>
            </office:change-info>
            <text:p text:style-name="Standard">The </text:p>
          </text:deletion>
        </text:changed-region>
        <text:changed-region text:id="ct-1373932212">
          <text:insertion>
            <office:change-info>
              <dc:creator>Martin Andersen</dc:creator>
              <dc:date>2009-08-25T16:19:00</dc:date>
            </office:change-info>
          </text:insertion>
        </text:changed-region>
        <text:changed-region text:id="ct-1375332248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373932100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374039936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373931988">
          <text:deletion>
            <office:change-info>
              <dc:creator>Unknown Author</dc:creator>
              <dc:date>2009-08-27T12:35:00</dc:date>
            </office:change-info>
            <text:p text:style-name="Standard">prefered</text:p>
          </text:deletion>
        </text:changed-region>
        <text:changed-region text:id="ct-1373931876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373931764">
          <text:insertion>
            <office:change-info>
              <dc:creator>Martin Andersen</dc:creator>
              <dc:date>2009-08-25T16:21:00</dc:date>
            </office:change-info>
          </text:insertion>
        </text:changed-region>
        <text:changed-region text:id="ct-1373931428">
          <text:deletion>
            <office:change-info>
              <dc:creator>Ukendt forfatter</dc:creator>
              <dc:date>2009-09-01T12:17:00</dc:date>
            </office:change-info>
            <text:list xml:id="list612973548" text:style-name="List_20_1">
              <text:list-item>
                <text:list>
                  <text:list-item>
                    <text:list>
                      <text:list-item>
                        <text:p text:style-name="P2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13212">
          <text:deletion>
            <office:change-info>
              <dc:creator>Ukendt forfatter</dc:creator>
              <dc:date>2009-09-01T12:17:00</dc:date>
            </office:change-info>
            <text:list xml:id="list608940866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038928">
          <text:deletion>
            <office:change-info>
              <dc:creator>Ukendt forfatter</dc:creator>
              <dc:date>2009-09-01T12:17:00</dc:date>
            </office:change-info>
            <text:list xml:id="list437602265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9515724">
          <text:deletion>
            <office:change-info>
              <dc:creator>Ukendt forfatter</dc:creator>
              <dc:date>2009-09-01T10:54:00</dc:date>
            </office:change-info>
            <text:p text:style-name="P5">JobIdentification/JobName</text:p>
          </text:deletion>
        </text:changed-region>
        <text:changed-region text:id="ct-1375331800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374037920">
          <text:deletion>
            <office:change-info>
              <dc:creator>Ukendt forfatter</dc:creator>
              <dc:date>2009-09-01T10:54:00</dc:date>
            </office:change-info>
            <text:p text:style-name="P5">JobIdentification/JobName</text:p>
          </text:deletion>
        </text:changed-region>
        <text:changed-region text:id="ct-1374037808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374037472">
          <text:deletion>
            <office:change-info>
              <dc:creator>Ukendt forfatter</dc:creator>
              <dc:date>2009-09-01T10:54:00</dc:date>
            </office:change-info>
            <text:p text:style-name="P5"><text:variable-set text:name="Same" office:value-type="string">''</text:variable-set></text:p>
          </text:deletion>
        </text:changed-region>
        <text:changed-region text:id="ct-1374039824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426254968">
          <text:insertion>
            <office:change-info>
              <dc:creator>Ukendt forfatter</dc:creator>
              <dc:date>2009-09-01T10:55:00</dc:date>
            </office:change-info>
          </text:insertion>
        </text:changed-region>
        <text:changed-region text:id="ct-1373933108">
          <text:deletion>
            <office:change-info>
              <dc:creator>Ukendt forfatter</dc:creator>
              <dc:date>2009-09-01T10:55:00</dc:date>
            </office:change-info>
            <text:p text:style-name="P5"><text:variable-set text:name="Same" office:value-type="string">''</text:variable-set></text:p>
          </text:deletion>
        </text:changed-region>
        <text:changed-region text:id="ct-1315831948">
          <text:insertion>
            <office:change-info>
              <dc:creator>Ukendt forfatter</dc:creator>
              <dc:date>2009-09-01T10:55:00</dc:date>
            </office:change-info>
          </text:insertion>
        </text:changed-region>
        <text:changed-region text:id="ct-1426403488">
          <text:deletion>
            <office:change-info>
              <dc:creator>Ukendt forfatter</dc:creator>
              <dc:date>2009-09-01T12:18:00</dc:date>
            </office:change-info>
            <text:list xml:id="list2092403954" text:continue-numbering="true" text:style-name="List_20_1">
              <text:list-item>
                <text:list>
                  <text:list-item>
                    <text:p text:style-name="P4"/>
                  </text:list-item>
                  <text:list-item>
                    <text:p text:style-name="P6"/>
                  </text:list-item>
                </text:list>
              </text:list-item>
            </text:list>
          </text:deletion>
        </text:changed-region>
        <text:changed-region text:id="ct-1315834524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6245752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6244072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6244184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15674404">
          <text:insertion>
            <office:change-info>
              <dc:creator>Martin Andersen</dc:creator>
              <dc:date>2009-08-26T11:15:00</dc:date>
            </office:change-info>
          </text:insertion>
        </text:changed-region>
        <text:changed-region text:id="ct-1424252544">
          <text:insertion>
            <office:change-info>
              <dc:creator>Martin Andersen</dc:creator>
              <dc:date>2009-08-26T11:16:00</dc:date>
            </office:change-info>
          </text:insertion>
        </text:changed-region>
        <text:changed-region text:id="ct-1424248960">
          <text:insertion>
            <office:change-info>
              <dc:creator>Martin Andersen</dc:creator>
              <dc:date>2009-08-26T11:16:00</dc:date>
            </office:change-info>
          </text:insertion>
        </text:changed-region>
        <text:changed-region text:id="ct-1406243288">
          <text:insertion>
            <office:change-info>
              <dc:creator>Martin Andersen</dc:creator>
              <dc:date>2009-08-26T11:17:00</dc:date>
            </office:change-info>
          </text:insertion>
        </text:changed-region>
        <text:changed-region text:id="ct-1424314024">
          <text:insertion>
            <office:change-info>
              <dc:creator>Martin Andersen</dc:creator>
              <dc:date>2009-08-26T11:17:00</dc:date>
            </office:change-info>
          </text:insertion>
        </text:changed-region>
        <text:changed-region text:id="ct-1424313912">
          <text:insertion>
            <office:change-info>
              <dc:creator>Martin Andersen</dc:creator>
              <dc:date>2009-08-26T11:18:00</dc:date>
            </office:change-info>
          </text:insertion>
        </text:changed-region>
        <text:changed-region text:id="ct-1424313800">
          <text:insertion>
            <office:change-info>
              <dc:creator>Martin Andersen</dc:creator>
              <dc:date>2009-08-26T11:18:00</dc:date>
            </office:change-info>
          </text:insertion>
        </text:changed-region>
        <text:changed-region text:id="ct-1424310440">
          <text:deletion>
            <office:change-info>
              <dc:creator>Ukendt forfatter</dc:creator>
              <dc:date>2009-09-01T10:53:00</dc:date>
            </office:change-info>
            <text:p text:style-name="P5">is usedPOSIX or HPCProfile </text:p>
          </text:deletion>
        </text:changed-region>
        <text:changed-region text:id="ct-1424310664">
          <text:insertion>
            <office:change-info>
              <dc:creator>Ukendt forfatter</dc:creator>
              <dc:date>2009-09-01T10:53:00</dc:date>
            </office:change-info>
          </text:insertion>
        </text:changed-region>
        <text:changed-region text:id="ct-1424310888">
          <text:deletion>
            <office:change-info>
              <dc:creator>Ukendt forfatter</dc:creator>
              <dc:date>2009-09-01T10:53:00</dc:date>
            </office:change-info>
            <text:p text:style-name="P5"><text:variable-get text:name="NM" office:value-type="float" style:data-style-name="N0">Not mapped</text:variable-get></text:p>
          </text:deletion>
        </text:changed-region>
        <text:changed-region text:id="ct-1424311112">
          <text:insertion>
            <office:change-info>
              <dc:creator>Ukendt forfatter</dc:creator>
              <dc:date>2009-09-01T10:53:00</dc:date>
            </office:change-info>
          </text:insertion>
        </text:changed-region>
        <text:changed-region text:id="ct-1424311336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424311560">
          <text:deletion>
            <office:change-info>
              <dc:creator>Ukendt forfatter</dc:creator>
              <dc:date>2009-08-31T11:20:00</dc:date>
            </office:change-info>
            <text:p text:style-name="Standard">*</text:p>
          </text:deletion>
        </text:changed-region>
        <text:changed-region text:id="ct-1424311784">
          <text:insertion>
            <office:change-info>
              <dc:creator>Ukendt forfatter</dc:creator>
              <dc:date>2009-08-31T11:20:00</dc:date>
            </office:change-info>
          </text:insertion>
        </text:changed-region>
        <text:changed-region text:id="ct-1406245304">
          <text:insertion>
            <office:change-info>
              <dc:creator>Ukendt forfatter</dc:creator>
              <dc:date>2009-08-31T11:21:00</dc:date>
            </office:change-info>
          </text:insertion>
        </text:changed-region>
        <text:changed-region text:id="ct-1424312680">
          <text:insertion>
            <office:change-info>
              <dc:creator>Unknown Author</dc:creator>
              <dc:date>2009-08-28T08:57:00</dc:date>
            </office:change-info>
          </text:insertion>
        </text:changed-region>
        <text:changed-region text:id="ct-1424705556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315870496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424704548">
          <text:insertion>
            <office:change-info>
              <dc:creator>Ukendt forfatter</dc:creator>
              <dc:date>2009-08-31T13:14:00</dc:date>
            </office:change-info>
          </text:insertion>
        </text:changed-region>
        <text:changed-region text:id="ct-1424704100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425582656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315870048">
          <text:insertion>
            <office:change-info>
              <dc:creator>Ukendt forfatter</dc:creator>
              <dc:date>2009-09-01T10:37:00</dc:date>
            </office:change-info>
          </text:insertion>
        </text:changed-region>
        <text:changed-region text:id="ct-1433321000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32210864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27259992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27259880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27259768">
          <text:insertion>
            <office:change-info>
              <dc:creator>Ukendt forfatter</dc:creator>
              <dc:date>2009-09-01T10:39:00</dc:date>
            </office:change-info>
          </text:insertion>
        </text:changed-region>
        <text:changed-region text:id="ct-1427259656">
          <text:insertion>
            <office:change-info>
              <dc:creator>Ukendt forfatter</dc:creator>
              <dc:date>2009-09-01T10:53:00</dc:date>
            </office:change-info>
          </text:insertion>
        </text:changed-region>
        <text:changed-region text:id="ct-1432219060">
          <text:insertion>
            <office:change-info>
              <dc:creator>Ukendt forfatter</dc:creator>
              <dc:date>2009-08-31T13:14:00</dc:date>
            </office:change-info>
          </text:insertion>
        </text:changed-region>
        <text:changed-region text:id="ct-1432218724">
          <text:insertion>
            <office:change-info>
              <dc:creator>Ukendt forfatter</dc:creator>
              <dc:date>2009-08-31T13:16:00</dc:date>
            </office:change-info>
          </text:insertion>
        </text:changed-region>
        <text:changed-region text:id="ct-1432219172">
          <text:insertion>
            <office:change-info>
              <dc:creator>Ukendt forfatter</dc:creator>
              <dc:date>2009-08-31T13:17:00</dc:date>
            </office:change-info>
          </text:insertion>
        </text:changed-region>
        <text:changed-region text:id="ct-1432219508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32219284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32218836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32218612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32218500">
          <text:insertion>
            <office:change-info>
              <dc:creator>Ukendt forfatter</dc:creator>
              <dc:date>2009-09-01T10:57:00</dc:date>
            </office:change-info>
          </text:insertion>
        </text:changed-region>
        <text:changed-region text:id="ct-1432218388">
          <text:insertion>
            <office:change-info>
              <dc:creator>Ukendt forfatter</dc:creator>
              <dc:date>2009-09-01T10:57:00</dc:date>
            </office:change-info>
          </text:insertion>
        </text:changed-region>
        <text:changed-region text:id="ct-1432218276">
          <text:insertion>
            <office:change-info>
              <dc:creator>Ukendt forfatter</dc:creator>
              <dc:date>2009-09-01T10:56:00</dc:date>
            </office:change-info>
          </text:insertion>
        </text:changed-region>
        <text:changed-region text:id="ct-1432218164">
          <text:insertion>
            <office:change-info>
              <dc:creator>Ukendt forfatter</dc:creator>
              <dc:date>2009-09-01T10:56:00</dc:date>
            </office:change-info>
          </text:insertion>
        </text:changed-region>
        <text:changed-region text:id="ct-1432218052">
          <text:insertion>
            <office:change-info>
              <dc:creator>Ukendt forfatter</dc:creator>
              <dc:date>2009-09-01T10:56:00</dc:date>
            </office:change-info>
          </text:insertion>
        </text:changed-region>
        <text:changed-region text:id="ct-1432217940">
          <text:insertion>
            <office:change-info>
              <dc:creator>Ukendt forfatter</dc:creator>
              <dc:date>2009-08-31T13:17:00</dc:date>
            </office:change-info>
          </text:insertion>
        </text:changed-region>
        <text:changed-region text:id="ct-1432217828">
          <text:insertion>
            <office:change-info>
              <dc:creator>Ukendt forfatter</dc:creator>
              <dc:date>2009-08-31T13:18:00</dc:date>
            </office:change-info>
          </text:insertion>
        </text:changed-region>
        <text:changed-region text:id="ct-1432217604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375332584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333426956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373077136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379516060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379514604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379514268">
          <text:insertion>
            <office:change-info>
              <dc:creator>Ukendt forfatter</dc:creator>
              <dc:date>2009-09-01T10:58:00</dc:date>
            </office:change-info>
          </text:insertion>
        </text:changed-region>
        <text:changed-region text:id="ct-1379512476">
          <text:insertion>
            <office:change-info>
              <dc:creator>Ukendt forfatter</dc:creator>
              <dc:date>2009-09-01T10:58:00</dc:date>
            </office:change-info>
          </text:insertion>
        </text:changed-region>
        <text:changed-region text:id="ct-1379512700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379513708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379512924">
          <text:insertion>
            <office:change-info>
              <dc:creator>Ukendt forfatter</dc:creator>
              <dc:date>2009-08-31T13:18:00</dc:date>
            </office:change-info>
          </text:insertion>
        </text:changed-region>
        <text:changed-region text:id="ct-1379513148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379513260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379513372">
          <text:insertion>
            <office:change-info>
              <dc:creator>Ukendt forfatter</dc:creator>
              <dc:date>2009-08-31T13:19:00</dc:date>
            </office:change-info>
          </text:insertion>
        </text:changed-region>
        <text:changed-region text:id="ct-1379513484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379513596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379513820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1393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14044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14156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14380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1449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2330104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3442180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5305364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5303684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375304692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375304244">
          <text:insertion>
            <office:change-info>
              <dc:creator>Unknown Author</dc:creator>
              <dc:date>2009-08-27T11:52:00</dc:date>
            </office:change-info>
          </text:insertion>
        </text:changed-region>
        <text:changed-region text:id="ct-1375304356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375303796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75303908">
          <text:insertion>
            <office:change-info>
              <dc:creator>Unknown Author</dc:creator>
              <dc:date>2009-08-27T12:18:00</dc:date>
            </office:change-info>
          </text:insertion>
        </text:changed-region>
        <text:changed-region text:id="ct-1375304468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75305140">
          <text:insertion>
            <office:change-info>
              <dc:creator>Unknown Author</dc:creator>
              <dc:date>2009-08-27T12:18:00</dc:date>
            </office:change-info>
          </text:insertion>
        </text:changed-region>
        <text:changed-region text:id="ct-1375304916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375305252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375305476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379546920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379547032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379547368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379546696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379546808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37954647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46584">
          <text:insertion>
            <office:change-info>
              <dc:creator>Ukendt forfatter</dc:creator>
              <dc:date>2009-09-01T12:13:00</dc:date>
            </office:change-info>
          </text:insertion>
        </text:changed-region>
        <text:changed-region text:id="ct-1379546248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379546136">
          <text:insertion>
            <office:change-info>
              <dc:creator>Unknown Author</dc:creator>
              <dc:date>2009-08-27T12:16:00</dc:date>
            </office:change-info>
          </text:insertion>
        </text:changed-region>
        <text:changed-region text:id="ct-1379546360">
          <text:insertion>
            <office:change-info>
              <dc:creator>Unknown Author</dc:creator>
              <dc:date>2009-08-27T12:17:00</dc:date>
            </office:change-info>
          </text:insertion>
        </text:changed-region>
        <text:changed-region text:id="ct-1379546024">
          <text:insertion>
            <office:change-info>
              <dc:creator>Unknown Author</dc:creator>
              <dc:date>2009-08-27T12:18:00</dc:date>
            </office:change-info>
          </text:insertion>
        </text:changed-region>
        <text:changed-region text:id="ct-1379545464">
          <text:insertion>
            <office:change-info>
              <dc:creator>Unknown Author</dc:creator>
              <dc:date>2009-08-27T12:19:00</dc:date>
            </office:change-info>
          </text:insertion>
        </text:changed-region>
        <text:changed-region text:id="ct-1379548376">
          <text:deletion>
            <office:change-info>
              <dc:creator>Ukendt forfatter</dc:creator>
              <dc:date>2009-09-01T12:12:00</dc:date>
            </office:change-info>
            <text:p text:style-name="Text_20_body"><text:span text:style-name="T1"><text:s/></text:span></text:p>
          </text:deletion>
        </text:changed-region>
        <text:changed-region text:id="ct-1379548824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379548936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79545688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379545800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79545912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379548264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79545576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379548488">
          <text:deletion>
            <office:change-info>
              <dc:creator>Ukendt forfatter</dc:creator>
              <dc:date>2009-09-01T09:41:00</dc:date>
            </office:change-info>
            <text:p text:style-name="P5">*</text:p>
          </text:deletion>
        </text:changed-region>
        <text:changed-region text:id="ct-1379547928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79548040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379547816">
          <text:deletion>
            <office:change-info>
              <dc:creator>Ukendt forfatter</dc:creator>
              <dc:date>2009-09-01T09:41:00</dc:date>
            </office:change-info>
            <text:p text:style-name="P5">**</text:p>
          </text:deletion>
        </text:changed-region>
        <text:changed-region text:id="ct-1379547704">
          <text:insertion>
            <office:change-info>
              <dc:creator>Unknown Author</dc:creator>
              <dc:date>2009-08-27T12:08:00</dc:date>
            </office:change-info>
          </text:insertion>
        </text:changed-region>
        <text:changed-region text:id="ct-1379545352">
          <text:insertion>
            <office:change-info>
              <dc:creator>Unknown Author</dc:creator>
              <dc:date>2009-08-27T12:09:00</dc:date>
            </office:change-info>
          </text:insertion>
        </text:changed-region>
        <text:changed-region text:id="ct-1379545240">
          <text:insertion>
            <office:change-info>
              <dc:creator>Unknown Author</dc:creator>
              <dc:date>2009-08-27T12:09:00</dc:date>
            </office:change-info>
          </text:insertion>
        </text:changed-region>
        <text:changed-region text:id="ct-1379548152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379549048">
          <text:insertion>
            <office:change-info>
              <dc:creator>Unknown Author</dc:creator>
              <dc:date>2009-08-27T12:12:00</dc:date>
            </office:change-info>
          </text:insertion>
        </text:changed-region>
        <text:changed-region text:id="ct-1379549160">
          <text:insertion>
            <office:change-info>
              <dc:creator>Unknown Author</dc:creator>
              <dc:date>2009-08-27T12:12:00</dc:date>
            </office:change-info>
          </text:insertion>
        </text:changed-region>
        <text:changed-region text:id="ct-1316065028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316064020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316062340">
          <text:insertion>
            <office:change-info>
              <dc:creator>Ukendt forfatter</dc:creator>
              <dc:date>2009-09-01T12:13:00</dc:date>
            </office:change-info>
          </text:insertion>
        </text:changed-region>
        <text:changed-region text:id="ct-1316062116">
          <text:deletion>
            <office:change-info>
              <dc:creator>Ukendt forfatter</dc:creator>
              <dc:date>2009-09-01T12:16:00</dc:date>
            </office:change-info>
            <text:list xml:id="list1303753802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16064132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16064356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316064468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316065140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31606480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606178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606491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606144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606133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606245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6064692">
          <text:insertion>
            <office:change-info>
              <dc:creator>Ukendt forfatter</dc:creator>
              <dc:date>2009-09-01T09:42:00</dc:date>
            </office:change-info>
          </text:insertion>
        </text:changed-region>
        <text:changed-region text:id="ct-1316061892">
          <text:insertion>
            <office:change-info>
              <dc:creator>Ukendt forfatter</dc:creator>
              <dc:date>2009-09-01T09:48:00</dc:date>
            </office:change-info>
          </text:insertion>
        </text:changed-region>
        <text:changed-region text:id="ct-1316065252">
          <text:deletion>
            <office:change-info>
              <dc:creator>Ukendt forfatter</dc:creator>
              <dc:date>2009-09-01T12:18:00</dc:date>
            </office:change-info>
            <text:list xml:id="list517994758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16062004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374111756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374111644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374111532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374111420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37411130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11119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11108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11097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11086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11074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110636">
          <text:insertion>
            <office:change-info>
              <dc:creator>Ukendt forfatter</dc:creator>
              <dc:date>2009-09-01T10:09:00</dc:date>
            </office:change-info>
          </text:insertion>
        </text:changed-region>
        <text:changed-region text:id="ct-1374110524">
          <text:insertion>
            <office:change-info>
              <dc:creator>Ukendt forfatter</dc:creator>
              <dc:date>2009-09-01T10:09:00</dc:date>
            </office:change-info>
          </text:insertion>
        </text:changed-region>
        <text:changed-region text:id="ct-1374110300">
          <text:deletion>
            <office:change-info>
              <dc:creator>Ukendt forfatter</dc:creator>
              <dc:date>2009-09-01T12:16:00</dc:date>
            </office:change-info>
            <text:list xml:id="list1381465546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10076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374109964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374109852">
          <text:insertion>
            <office:change-info>
              <dc:creator>Ukendt forfatter</dc:creator>
              <dc:date>2009-08-31T13:41:00</dc:date>
            </office:change-info>
          </text:insertion>
        </text:changed-region>
        <text:changed-region text:id="ct-1374111868">
          <text:insertion>
            <office:change-info>
              <dc:creator>Unknown Author</dc:creator>
              <dc:date>2009-08-27T11:57:00</dc:date>
            </office:change-info>
          </text:insertion>
        </text:changed-region>
        <text:changed-region text:id="ct-1374038368">
          <text:insertion>
            <office:change-info>
              <dc:creator>Unknown Author</dc:creator>
              <dc:date>2009-08-27T11:57:00</dc:date>
            </office:change-info>
          </text:insertion>
        </text:changed-region>
        <text:changed-region text:id="ct-137403825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03814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03803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03691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403848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392986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3929972">
          <text:insertion>
            <office:change-info>
              <dc:creator>Ukendt forfatter</dc:creator>
              <dc:date>2009-09-01T10:11:00</dc:date>
            </office:change-info>
          </text:insertion>
        </text:changed-region>
        <text:changed-region text:id="ct-1373930084">
          <text:insertion>
            <office:change-info>
              <dc:creator>Ukendt forfatter</dc:creator>
              <dc:date>2009-09-01T10:11:00</dc:date>
            </office:change-info>
          </text:insertion>
        </text:changed-region>
        <text:changed-region text:id="ct-1373930308">
          <text:deletion>
            <office:change-info>
              <dc:creator>Ukendt forfatter</dc:creator>
              <dc:date>2009-09-01T12:16:00</dc:date>
            </office:change-info>
            <text:list xml:id="list1755341424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3930420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373930532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373930644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373930756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37393086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393098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393344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587016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587116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587128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15871504">
          <text:insertion>
            <office:change-info>
              <dc:creator>Ukendt forfatter</dc:creator>
              <dc:date>2009-09-01T10:10:00</dc:date>
            </office:change-info>
          </text:insertion>
        </text:changed-region>
        <text:changed-region text:id="ct-1315871952">
          <text:insertion>
            <office:change-info>
              <dc:creator>Ukendt forfatter</dc:creator>
              <dc:date>2009-09-01T10:10:00</dc:date>
            </office:change-info>
          </text:insertion>
        </text:changed-region>
        <text:changed-region text:id="ct-1315870832">
          <text:deletion>
            <office:change-info>
              <dc:creator>Ukendt forfatter</dc:creator>
              <dc:date>2009-09-01T12:18:00</dc:date>
            </office:change-info>
            <text:list xml:id="list1815576545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15870944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315872736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315871616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315871392">
          <text:insertion>
            <office:change-info>
              <dc:creator>Unknown Author</dc:creator>
              <dc:date>2009-08-27T12:00:00</dc:date>
            </office:change-info>
          </text:insertion>
        </text:changed-region>
        <text:changed-region text:id="ct-1315871056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315872400">
          <text:insertion>
            <office:change-info>
              <dc:creator>Unknown Author</dc:creator>
              <dc:date>2009-08-27T12:00:00</dc:date>
            </office:change-info>
          </text:insertion>
        </text:changed-region>
        <text:changed-region text:id="ct-131587251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15872624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15871728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15871840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15872288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15872176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15870384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342769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7342747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68328848">
          <text:insertion>
            <office:change-info>
              <dc:creator>Unknown Author</dc:creator>
              <dc:date>2009-08-27T12:01:00</dc:date>
            </office:change-info>
          </text:insertion>
        </text:changed-region>
        <text:changed-region text:id="ct-1372543316">
          <text:insertion>
            <office:change-info>
              <dc:creator>Ukendt forfatter</dc:creator>
              <dc:date>2009-09-01T12:14:00</dc:date>
            </office:change-info>
          </text:insertion>
        </text:changed-region>
        <text:changed-region text:id="ct-1372543988">
          <text:deletion>
            <office:change-info>
              <dc:creator>Ukendt forfatter</dc:creator>
              <dc:date>2009-09-01T12:14:00</dc:date>
            </office:change-info>
            <text:p text:style-name="P8"><text:span text:style-name="T1">T</text:span></text:p>
          </text:deletion>
        </text:changed-region>
        <text:changed-region text:id="ct-1372543764">
          <text:insertion>
            <office:change-info>
              <dc:creator>Ukendt forfatter</dc:creator>
              <dc:date>2009-09-01T12:14:00</dc:date>
            </office:change-info>
          </text:insertion>
        </text:changed-region>
        <text:changed-region text:id="ct-1372544660">
          <text:insertion>
            <office:change-info>
              <dc:creator>Unknown Author</dc:creator>
              <dc:date>2009-08-27T12:01:00</dc:date>
            </office:change-info>
          </text:insertion>
        </text:changed-region>
        <text:changed-region text:id="ct-1372543652">
          <text:deletion>
            <office:change-info>
              <dc:creator>Ukendt forfatter</dc:creator>
              <dc:date>2009-09-01T12:14:00</dc:date>
            </office:change-info>
            <text:p text:style-name="P8"><text:span text:style-name="T1"><text:s/>of</text:span></text:p>
          </text:deletion>
        </text:changed-region>
        <text:changed-region text:id="ct-1372542868">
          <text:insertion>
            <office:change-info>
              <dc:creator>Ukendt forfatter</dc:creator>
              <dc:date>2009-09-01T12:14:00</dc:date>
            </office:change-info>
          </text:insertion>
        </text:changed-region>
        <text:changed-region text:id="ct-1372543204">
          <text:insertion>
            <office:change-info>
              <dc:creator>Unknown Author</dc:creator>
              <dc:date>2009-08-27T12:01:00</dc:date>
            </office:change-info>
          </text:insertion>
        </text:changed-region>
        <text:changed-region text:id="ct-1374074080">
          <text:insertion>
            <office:change-info>
              <dc:creator>Unknown Author</dc:creator>
              <dc:date>2009-08-27T12:02:00</dc:date>
            </office:change-info>
          </text:insertion>
        </text:changed-region>
        <text:changed-region text:id="ct-1374074192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4304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4640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553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5312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75424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5648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643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587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5984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6096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6208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374075760">
          <text:deletion>
            <office:change-info>
              <dc:creator>Ukendt forfatter</dc:creator>
              <dc:date>2009-09-01T12:16:00</dc:date>
            </office:change-info>
            <text:list xml:id="list411827923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075200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6544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4752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4864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497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385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3968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5088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665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6768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76880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84852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374082612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2724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1492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1604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1940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1716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1828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2052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2164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2276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374082388">
          <text:deletion>
            <office:change-info>
              <dc:creator>Ukendt forfatter</dc:creator>
              <dc:date>2009-09-01T12:15:00</dc:date>
            </office:change-info>
            <text:p text:style-name="P5"><text:variable-get text:name="Same" office:value-type="string">''</text:variable-get></text:p>
          </text:deletion>
        </text:changed-region>
        <text:changed-region text:id="ct-1374082836">
          <text:insertion>
            <office:change-info>
              <dc:creator>Ukendt forfatter</dc:creator>
              <dc:date>2009-09-01T12:15:00</dc:date>
            </office:change-info>
          </text:insertion>
        </text:changed-region>
        <text:changed-region text:id="ct-1374082948">
          <text:deletion>
            <office:change-info>
              <dc:creator>Ukendt forfatter</dc:creator>
              <dc:date>2009-09-01T12:15:00</dc:date>
            </office:change-info>
            <text:p text:style-name="P5"><text:variable-get text:name="Same" office:value-type="string">''</text:variable-get></text:p>
          </text:deletion>
        </text:changed-region>
        <text:changed-region text:id="ct-1374083060">
          <text:insertion>
            <office:change-info>
              <dc:creator>Ukendt forfatter</dc:creator>
              <dc:date>2009-09-01T12:15:00</dc:date>
            </office:change-info>
          </text:insertion>
        </text:changed-region>
        <text:changed-region text:id="ct-1374083284">
          <text:deletion>
            <office:change-info>
              <dc:creator>Ukendt forfatter</dc:creator>
              <dc:date>2009-09-01T12:16:00</dc:date>
            </office:change-info>
            <text:list xml:id="list504568581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083396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4628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4740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3620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3732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3844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3956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4068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4180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4964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5076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3508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374084404">
          <text:deletion>
            <office:change-info>
              <dc:creator>Ukendt forfatter</dc:creator>
              <dc:date>2009-09-01T12:16:00</dc:date>
            </office:change-info>
            <text:list xml:id="list1807591919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084516">
          <text:insertion>
            <office:change-info>
              <dc:creator>Unknown Author</dc:creator>
              <dc:date>2009-08-27T13:14:00</dc:date>
            </office:change-info>
          </text:insertion>
        </text:changed-region>
        <text:changed-region text:id="ct-1374081156">
          <text:insertion>
            <office:change-info>
              <dc:creator>Unknown Author</dc:creator>
              <dc:date>2009-08-27T13:14:00</dc:date>
            </office:change-info>
          </text:insertion>
        </text:changed-region>
        <text:changed-region text:id="ct-1374081268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101024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099904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100464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100576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100688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097776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099120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099792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100912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374097664">
          <text:insertion>
            <office:change-info>
              <dc:creator>Unknown Author</dc:creator>
              <dc:date>2009-08-27T13:16:00</dc:date>
            </office:change-info>
          </text:insertion>
        </text:changed-region>
        <text:changed-region text:id="ct-1374098560">
          <text:deletion>
            <office:change-info>
              <dc:creator>Ukendt forfatter</dc:creator>
              <dc:date>2009-09-01T12:16:00</dc:date>
            </office:change-info>
            <text:list xml:id="list1617729815" text:continue-numbering="true" text:style-name="List_20_1">
              <text:list-item>
                <text:list>
                  <text:list-item>
                    <text:list>
                      <text:list-item>
                        <text:p text:style-name="P9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09867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7888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000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11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22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336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448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78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8896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9008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10147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100016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100240">
          <text:deletion>
            <office:change-info>
              <dc:creator>Ukendt forfatter</dc:creator>
              <dc:date>2009-09-01T12:16:00</dc:date>
            </office:change-info>
            <text:list xml:id="list1543138336" text:continue-numbering="true" text:style-name="List_20_1">
              <text:list-item>
                <text:list>
                  <text:list-item>
                    <text:p text:style-name="P4"/>
                  </text:list-item>
                  <text:list-item>
                    <text:p text:style-name="P6"/>
                  </text:list-item>
                </text:list>
              </text:list-item>
            </text:list>
          </text:deletion>
        </text:changed-region>
        <text:changed-region text:id="ct-137409923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934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74099456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74099568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74101136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101248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101360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099680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100352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109000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107208">
          <text:insertion>
            <office:change-info>
              <dc:creator>Unknown Author</dc:creator>
              <dc:date>2009-08-27T16:24:00</dc:date>
            </office:change-info>
          </text:insertion>
        </text:changed-region>
        <text:changed-region text:id="ct-1374109112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74108888">
          <text:insertion>
            <office:change-info>
              <dc:creator>Unknown Author</dc:creator>
              <dc:date>2009-08-27T16:24:00</dc:date>
            </office:change-info>
          </text:insertion>
        </text:changed-region>
        <text:changed-region text:id="ct-1374108776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374108664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74108440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74108328">
          <text:insertion>
            <office:change-info>
              <dc:creator>Unknown Author</dc:creator>
              <dc:date>2009-08-27T13:22:00</dc:date>
            </office:change-info>
          </text:insertion>
        </text:changed-region>
        <text:changed-region text:id="ct-1374108216">
          <text:insertion>
            <office:change-info>
              <dc:creator>Unknown Author</dc:creator>
              <dc:date>2009-08-27T13:22:00</dc:date>
            </office:change-info>
          </text:insertion>
        </text:changed-region>
        <text:changed-region text:id="ct-1374109672">
          <text:insertion>
            <office:change-info>
              <dc:creator>Unknown Author</dc:creator>
              <dc:date>2009-08-27T13:22:00</dc:date>
            </office:change-info>
          </text:insertion>
        </text:changed-region>
        <text:changed-region text:id="ct-1374109560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74109448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374105752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374105864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374105976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374106200">
          <text:deletion>
            <office:change-info>
              <dc:creator>Ukendt forfatter</dc:creator>
              <dc:date>2009-09-01T12:46:00</dc:date>
            </office:change-info>
            <text:list xml:id="list92203729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06312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74106424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74106536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74106648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74106760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374106872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374106984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374107096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374107992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374109224">
          <text:deletion>
            <office:change-info>
              <dc:creator>Ukendt forfatter</dc:creator>
              <dc:date>2009-09-01T12:46:00</dc:date>
            </office:change-info>
            <text:list xml:id="list609230247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07320">
          <text:insertion>
            <office:change-info>
              <dc:creator>Unknown Author</dc:creator>
              <dc:date>2009-08-27T13:24:00</dc:date>
            </office:change-info>
          </text:insertion>
        </text:changed-region>
        <text:changed-region text:id="ct-1374107432">
          <text:insertion>
            <office:change-info>
              <dc:creator>Unknown Author</dc:creator>
              <dc:date>2009-08-27T13:24:00</dc:date>
            </office:change-info>
          </text:insertion>
        </text:changed-region>
        <text:changed-region text:id="ct-1374107544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74107656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74107768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7880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2772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2100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2212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2324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2436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374102660">
          <text:deletion>
            <office:change-info>
              <dc:creator>Ukendt forfatter</dc:creator>
              <dc:date>2009-09-01T12:46:00</dc:date>
            </office:change-info>
            <text:list xml:id="list695820992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01876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74101988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74101764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74101652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74103780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374104900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374105012">
          <text:insertion>
            <office:change-info>
              <dc:creator>Ukendt forfatter</dc:creator>
              <dc:date>2009-09-01T12:24:00</dc:date>
            </office:change-info>
          </text:insertion>
        </text:changed-region>
        <text:changed-region text:id="ct-1374105124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374105236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374102884">
          <text:insertion>
            <office:change-info>
              <dc:creator>Ukendt forfatter</dc:creator>
              <dc:date>2009-09-01T12:23:00</dc:date>
            </office:change-info>
          </text:insertion>
        </text:changed-region>
        <text:changed-region text:id="ct-1374102996">
          <text:insertion>
            <office:change-info>
              <dc:creator>Ukendt forfatter</dc:creator>
              <dc:date>2009-09-01T12:24:00</dc:date>
            </office:change-info>
          </text:insertion>
        </text:changed-region>
        <text:changed-region text:id="ct-1374104788">
          <text:deletion>
            <office:change-info>
              <dc:creator>Ukendt forfatter</dc:creator>
              <dc:date>2009-09-01T12:46:00</dc:date>
            </office:change-info>
            <text:list xml:id="list1000759656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03892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374104452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374104228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374104340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374103220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374103332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374103556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374104564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374104676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374103668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374105572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374104116">
          <text:deletion>
            <office:change-info>
              <dc:creator>Ukendt forfatter</dc:creator>
              <dc:date>2009-09-01T12:46:00</dc:date>
            </office:change-info>
            <text:list xml:id="list1230652736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</text:list>
                  </text:list-item>
                </text:list>
              </text:list-item>
            </text:list>
            <text:p text:style-name="Standard"/>
            <text:list xml:id="list291299788" text:continue-numbering="true" text:style-name="List_20_1">
              <text:list-item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74105348">
          <text:deletion>
            <office:change-info>
              <dc:creator>Unknown Author</dc:creator>
              <dc:date>2009-08-27T13:26:00</dc:date>
            </office:change-info>
            <text:p text:style-name="Heading_20_3">t</text:p>
          </text:deletion>
        </text:changed-region>
        <text:changed-region text:id="ct-1374105460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424490028">
          <text:deletion>
            <office:change-info>
              <dc:creator>Unknown Author</dc:creator>
              <dc:date>2009-08-27T13:26:00</dc:date>
            </office:change-info>
            <text:list xml:id="list321667595" text:continue-numbering="true" text:style-name="List_20_1">
              <text:list-item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>
                <table:table-cell table:style-name="Table30.A1" office:value-type="string">
                  <text:p text:style-name="P23"/>
                </table:table-cell>
                <table:table-cell table:style-name="Table30.B1" office:value-type="string">
                  <text:p text:style-name="P5">In</text:p>
                </table:table-cell>
                <table:table-cell table:style-name="Table30.B1" office:value-type="string">
                  <text:p text:style-name="P5">Out</text:p>
                </table:table-cell>
              </table:table-row>
              <table:table-row>
                <table:table-cell table:style-name="Table30.A2" office:value-type="string">
                  <text:p text:style-name="P23">XRSL</text:p>
                </table:table-cell>
                <table:table-cell table:style-name="Table30.B2" office:value-type="string">
                  <text:p text:style-name="P5"/>
                </table:table-cell>
                <table:table-cell table:style-name="Table30.B2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3">J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3">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3">Posix-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3">HPCP-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3">ARC-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</table:table>
            <text:list xml:id="list1225742759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4490252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24489692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24489916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24490140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379227888">
          <text:insertion>
            <office:change-info>
              <dc:creator>Ukendt forfatter</dc:creator>
              <dc:date>2009-09-01T12:28:00</dc:date>
            </office:change-info>
          </text:insertion>
        </text:changed-region>
        <text:changed-region text:id="ct-137922777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37922867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379228224">
          <text:insertion>
            <office:change-info>
              <dc:creator>Ukendt forfatter</dc:creator>
              <dc:date>2009-09-01T12:27:00</dc:date>
            </office:change-info>
          </text:insertion>
        </text:changed-region>
        <text:changed-region text:id="ct-1379227664">
          <text:insertion>
            <office:change-info>
              <dc:creator>Ukendt forfatter</dc:creator>
              <dc:date>2009-09-01T12:28:00</dc:date>
            </office:change-info>
          </text:insertion>
        </text:changed-region>
        <text:changed-region text:id="ct-1379225872">
          <text:deletion>
            <office:change-info>
              <dc:creator>Ukendt forfatter</dc:creator>
              <dc:date>2009-09-01T12:46:00</dc:date>
            </office:change-info>
            <text:list xml:id="list1893410016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624519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0624396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31424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31279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24929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70466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70387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70398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70376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470365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740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729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7072">
          <text:deletion>
            <office:change-info>
              <dc:creator>Ukendt forfatter</dc:creator>
              <dc:date>2009-09-01T12:46:00</dc:date>
            </office:change-info>
            <text:list xml:id="list988101710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40696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84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73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62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51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40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28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17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606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595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584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26405728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5616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5392">
          <text:deletion>
            <office:change-info>
              <dc:creator>Ukendt forfatter</dc:creator>
              <dc:date>2009-09-01T12:46:00</dc:date>
            </office:change-info>
            <text:list xml:id="list1102853401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405280">
          <text:insertion>
            <office:change-info>
              <dc:creator>Unknown Author</dc:creator>
              <dc:date>2009-08-27T13:28:00</dc:date>
            </office:change-info>
          </text:insertion>
        </text:changed-region>
        <text:changed-region text:id="ct-1426405168">
          <text:insertion>
            <office:change-info>
              <dc:creator>Unknown Author</dc:creator>
              <dc:date>2009-08-27T13:28:00</dc:date>
            </office:change-info>
          </text:insertion>
        </text:changed-region>
        <text:changed-region text:id="ct-1426405056">
          <text:insertion>
            <office:change-info>
              <dc:creator>Unknown Author</dc:creator>
              <dc:date>2009-08-27T13:29:00</dc:date>
            </office:change-info>
          </text:insertion>
        </text:changed-region>
        <text:changed-region text:id="ct-1426404944">
          <text:insertion>
            <office:change-info>
              <dc:creator>Unknown Author</dc:creator>
              <dc:date>2009-08-27T13:29:00</dc:date>
            </office:change-info>
          </text:insertion>
        </text:changed-region>
        <text:changed-region text:id="ct-1426404832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720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608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496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384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272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160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4048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26403824">
          <text:deletion>
            <office:change-info>
              <dc:creator>Ukendt forfatter</dc:creator>
              <dc:date>2009-09-01T12:46:00</dc:date>
            </office:change-info>
            <text:list xml:id="list706818934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255752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5528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5304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508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4856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4744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4408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4296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4184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4072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396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3848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26253624">
          <text:deletion>
            <office:change-info>
              <dc:creator>Ukendt forfatter</dc:creator>
              <dc:date>2009-09-01T12:32:00</dc:date>
            </office:change-info>
            <text:list xml:id="list1391148290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253512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26253400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26253288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26253176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26253064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26252952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26252840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26252728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26252616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26252504">
          <text:insertion>
            <office:change-info>
              <dc:creator>Ukendt forfatter</dc:creator>
              <dc:date>2009-09-01T12:33:00</dc:date>
            </office:change-info>
          </text:insertion>
        </text:changed-region>
        <text:changed-region text:id="ct-1426252392">
          <text:insertion>
            <office:change-info>
              <dc:creator>Ukendt forfatter</dc:creator>
              <dc:date>2009-09-01T12:35:00</dc:date>
            </office:change-info>
          </text:insertion>
        </text:changed-region>
        <text:changed-region text:id="ct-1426252280">
          <text:insertion>
            <office:change-info>
              <dc:creator>Ukendt forfatter</dc:creator>
              <dc:date>2009-09-01T12:40:00</dc:date>
            </office:change-info>
          </text:insertion>
        </text:changed-region>
        <text:changed-region text:id="ct-1426252168">
          <text:insertion>
            <office:change-info>
              <dc:creator>Ukendt forfatter</dc:creator>
              <dc:date>2009-09-01T12:36:00</dc:date>
            </office:change-info>
          </text:insertion>
        </text:changed-region>
        <text:changed-region text:id="ct-1426252056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26255192">
          <text:insertion>
            <office:change-info>
              <dc:creator>Unknown Author</dc:creator>
              <dc:date>2009-08-27T13:30:00</dc:date>
            </office:change-info>
          </text:insertion>
        </text:changed-region>
        <text:changed-region text:id="ct-1426255416">
          <text:insertion>
            <office:change-info>
              <dc:creator>Unknown Author</dc:creator>
              <dc:date>2009-08-27T13:30:00</dc:date>
            </office:change-info>
          </text:insertion>
        </text:changed-region>
        <text:changed-region text:id="ct-1426255640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26255864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25584112">
          <text:insertion>
            <office:change-info>
              <dc:creator>Ukendt forfatter</dc:creator>
              <dc:date>2009-09-01T12:38:00</dc:date>
            </office:change-info>
          </text:insertion>
        </text:changed-region>
        <text:changed-region text:id="ct-1425584000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25583888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25583776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25583664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25583552">
          <text:insertion>
            <office:change-info>
              <dc:creator>Ukendt forfatter</dc:creator>
              <dc:date>2009-09-01T12:40:00</dc:date>
            </office:change-info>
          </text:insertion>
        </text:changed-region>
        <text:changed-region text:id="ct-1425583440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25583216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25583104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25582992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288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2768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2544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232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1984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1872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176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1648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1424">
          <text:deletion>
            <office:change-info>
              <dc:creator>Ukendt forfatter</dc:creator>
              <dc:date>2009-09-01T12:45:00</dc:date>
            </office:change-info>
            <text:list xml:id="list1236339679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5581312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25581200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25581088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25580976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25580752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064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0528">
          <text:insertion>
            <office:change-info>
              <dc:creator>Ukendt forfatter</dc:creator>
              <dc:date>2009-09-01T12:43:00</dc:date>
            </office:change-info>
          </text:insertion>
        </text:changed-region>
        <text:changed-region text:id="ct-1425580416">
          <text:insertion>
            <office:change-info>
              <dc:creator>Ukendt forfatter</dc:creator>
              <dc:date>2009-09-01T12:44:00</dc:date>
            </office:change-info>
          </text:insertion>
        </text:changed-region>
        <text:changed-region text:id="ct-1425580304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0192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25580864">
          <text:insertion>
            <office:change-info>
              <dc:creator>Ukendt forfatter</dc:creator>
              <dc:date>2009-09-01T12:44:00</dc:date>
            </office:change-info>
          </text:insertion>
        </text:changed-region>
        <text:changed-region text:id="ct-1425582096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25582432">
          <text:deletion>
            <office:change-info>
              <dc:creator>Ukendt forfatter</dc:creator>
              <dc:date>2009-09-01T12:45:00</dc:date>
            </office:change-info>
            <text:list xml:id="list1464348043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3313652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3764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3876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332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6004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892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668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556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444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780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220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5108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3314772">
          <text:deletion>
            <office:change-info>
              <dc:creator>Ukendt forfatter</dc:creator>
              <dc:date>2009-09-01T12:45:00</dc:date>
            </office:change-info>
            <text:list xml:id="list697536704" text:continue-numbering="true" text:style-name="List_20_1">
              <text:list-item>
                <text:list>
                  <text:list-item>
                    <text:list>
                      <text:list-item>
                        <text:p text:style-name="P10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3314660">
          <text:deletion>
            <office:change-info>
              <dc:creator>Unknown Author</dc:creator>
              <dc:date>2009-08-27T13:32:00</dc:date>
            </office:change-info>
            <text:list xml:id="list398978713" text:continue-numbering="true" text:style-name="List_20_1">
              <text:list-item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office:value-type="string">
                  <text:p text:style-name="P23"/>
                </table:table-cell>
                <table:table-cell table:style-name="Table41.B1" office:value-type="string">
                  <text:p text:style-name="P5">In</text:p>
                </table:table-cell>
                <table:table-cell table:style-name="Table41.B1" office:value-type="string">
                  <text:p text:style-name="P5">Out</text:p>
                </table:table-cell>
              </table:table-row>
              <table:table-row>
                <table:table-cell table:style-name="Table41.A2" office:value-type="string">
                  <text:p text:style-name="P23">XRSL</text:p>
                </table:table-cell>
                <table:table-cell table:style-name="Table41.B2" office:value-type="string">
                  <text:p text:style-name="P5"/>
                </table:table-cell>
                <table:table-cell table:style-name="Table41.B2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3">J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3">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3">Posix-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3">HPCP-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3">ARC-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</table:table>
            <text:list xml:id="list515978155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331499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454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443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432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398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622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354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331342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163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152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140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129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1072">
          <text:deletion>
            <office:change-info>
              <dc:creator>Ukendt forfatter</dc:creator>
              <dc:date>2009-09-01T12:45:00</dc:date>
            </office:change-info>
            <text:list xml:id="list1273292659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16096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84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73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62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51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40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28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17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6006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995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984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972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9504">
          <text:deletion>
            <office:change-info>
              <dc:creator>Ukendt forfatter</dc:creator>
              <dc:date>2009-09-01T12:45:00</dc:date>
            </office:change-info>
            <text:list xml:id="list803396067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159392">
          <text:insertion>
            <office:change-info>
              <dc:creator>Unknown Author</dc:creator>
              <dc:date>2009-08-27T13:33:00</dc:date>
            </office:change-info>
          </text:insertion>
        </text:changed-region>
        <text:changed-region text:id="ct-1426159280">
          <text:insertion>
            <office:change-info>
              <dc:creator>Unknown Author</dc:creator>
              <dc:date>2009-08-27T13:33:00</dc:date>
            </office:change-info>
          </text:insertion>
        </text:changed-region>
        <text:changed-region text:id="ct-1426159168">
          <text:insertion>
            <office:change-info>
              <dc:creator>Unknown Author</dc:creator>
              <dc:date>2009-08-27T13:34:00</dc:date>
            </office:change-info>
          </text:insertion>
        </text:changed-region>
        <text:changed-region text:id="ct-1426159056">
          <text:insertion>
            <office:change-info>
              <dc:creator>Unknown Author</dc:creator>
              <dc:date>2009-08-27T13:34:00</dc:date>
            </office:change-info>
          </text:insertion>
        </text:changed-region>
        <text:changed-region text:id="ct-142615894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883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872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860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849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838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26158272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426158160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426157936">
          <text:deletion>
            <office:change-info>
              <dc:creator>Ukendt forfatter</dc:creator>
              <dc:date>2009-09-01T12:48:00</dc:date>
            </office:change-info>
            <text:list xml:id="list427713550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157824">
          <text:insertion>
            <office:change-info>
              <dc:creator>Ukendt forfatter</dc:creator>
              <dc:date>2009-09-01T12:48:00</dc:date>
            </office:change-info>
          </text:insertion>
        </text:changed-region>
        <text:changed-region text:id="ct-1426157712">
          <text:insertion>
            <office:change-info>
              <dc:creator>Ukendt forfatter</dc:creator>
              <dc:date>2009-09-01T12:48:00</dc:date>
            </office:change-info>
          </text:insertion>
        </text:changed-region>
        <text:changed-region text:id="ct-1434759132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9020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8908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4758796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4758684">
          <text:insertion>
            <office:change-info>
              <dc:creator>Ukendt forfatter</dc:creator>
              <dc:date>2009-09-01T12:52:00</dc:date>
            </office:change-info>
          </text:insertion>
        </text:changed-region>
        <text:changed-region text:id="ct-1434758572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4758460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4758348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4758236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8124">
          <text:insertion>
            <office:change-info>
              <dc:creator>Ukendt forfatter</dc:creator>
              <dc:date>2009-09-01T12:50:00</dc:date>
            </office:change-info>
          </text:insertion>
        </text:changed-region>
        <text:changed-region text:id="ct-1434758012">
          <text:insertion>
            <office:change-info>
              <dc:creator>Ukendt forfatter</dc:creator>
              <dc:date>2009-09-01T12:52:00</dc:date>
            </office:change-info>
          </text:insertion>
        </text:changed-region>
        <text:changed-region text:id="ct-1434757788">
          <text:insertion>
            <office:change-info>
              <dc:creator>Unknown Author</dc:creator>
              <dc:date>2009-08-27T13:35:00</dc:date>
            </office:change-info>
          </text:insertion>
        </text:changed-region>
        <text:changed-region text:id="ct-1434757676">
          <text:insertion>
            <office:change-info>
              <dc:creator>Unknown Author</dc:creator>
              <dc:date>2009-08-27T13:35:00</dc:date>
            </office:change-info>
          </text:insertion>
        </text:changed-region>
        <text:changed-region text:id="ct-1434757564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7452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7340">
          <text:insertion>
            <office:change-info>
              <dc:creator>Ukendt forfatter</dc:creator>
              <dc:date>2009-09-01T12:54:00</dc:date>
            </office:change-info>
          </text:insertion>
        </text:changed-region>
        <text:changed-region text:id="ct-1434757228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4757116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4757004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4756892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4756780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4756668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4756556">
          <text:insertion>
            <office:change-info>
              <dc:creator>Ukendt forfatter</dc:creator>
              <dc:date>2009-09-01T12:54:00</dc:date>
            </office:change-info>
          </text:insertion>
        </text:changed-region>
        <text:changed-region text:id="ct-1434756332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6220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6108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5996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4755884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34755772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34755660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34755548">
          <text:insertion>
            <office:change-info>
              <dc:creator>Ukendt forfatter</dc:creator>
              <dc:date>2009-09-01T12:57:00</dc:date>
            </office:change-info>
          </text:insertion>
        </text:changed-region>
        <text:changed-region text:id="ct-1434755436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34755324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34755212">
          <text:insertion>
            <office:change-info>
              <dc:creator>Ukendt forfatter</dc:creator>
              <dc:date>2009-09-01T12:57:00</dc:date>
            </office:change-info>
          </text:insertion>
        </text:changed-region>
        <text:changed-region text:id="ct-1425710952">
          <text:insertion>
            <office:change-info>
              <dc:creator>Ukendt forfatter</dc:creator>
              <dc:date>2009-09-01T12:57:00</dc:date>
            </office:change-info>
          </text:insertion>
        </text:changed-region>
        <text:changed-region text:id="ct-1425710840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728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616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504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392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280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168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10056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09944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09832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25709608">
          <text:deletion>
            <office:change-info>
              <dc:creator>Ukendt forfatter</dc:creator>
              <dc:date>2009-09-01T12:58:00</dc:date>
            </office:change-info>
            <text:list xml:id="list396377903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5709496">
          <text:insertion>
            <office:change-info>
              <dc:creator>Unknown Author</dc:creator>
              <dc:date>2009-08-27T13:35:00</dc:date>
            </office:change-info>
          </text:insertion>
        </text:changed-region>
        <text:changed-region text:id="ct-1425709384">
          <text:insertion>
            <office:change-info>
              <dc:creator>Unknown Author</dc:creator>
              <dc:date>2009-08-27T13:36:00</dc:date>
            </office:change-info>
          </text:insertion>
        </text:changed-region>
        <text:changed-region text:id="ct-1425709272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5709160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5709048">
          <text:deletion>
            <office:change-info>
              <dc:creator>Ukendt forfatter</dc:creator>
              <dc:date>2009-09-01T12:59:00</dc:date>
            </office:change-info>
            <text:p text:style-name="P5"><text:variable-get text:name="Same" office:value-type="string">''</text:variable-get></text:p>
          </text:deletion>
        </text:changed-region>
        <text:changed-region text:id="ct-1425708936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25708824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5708712">
          <text:deletion>
            <office:change-info>
              <dc:creator>Ukendt forfatter</dc:creator>
              <dc:date>2009-09-01T12:59:00</dc:date>
            </office:change-info>
            <text:p text:style-name="P5"><text:variable-get text:name="Same" office:value-type="string">''</text:variable-get></text:p>
          </text:deletion>
        </text:changed-region>
        <text:changed-region text:id="ct-1425708600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5708488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5708376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5708264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5708152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</text:changed-region>
        <text:changed-region text:id="ct-1425708040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25707928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425707816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25707704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</text:changed-region>
        <text:changed-region text:id="ct-1425707592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25707480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25707256">
          <text:deletion>
            <office:change-info>
              <dc:creator>Ukendt forfatter</dc:creator>
              <dc:date>2009-09-01T12:58:00</dc:date>
            </office:change-info>
            <text:list xml:id="list1288205915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5707144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6186196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6186084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6185972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26185860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26185748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26185636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26185524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26185412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26185300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26185188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</text:changed-region>
        <text:changed-region text:id="ct-1426185076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26184964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26184852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</text:changed-region>
        <text:changed-region text:id="ct-1426184740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26184628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26184516">
          <text:insertion>
            <office:change-info>
              <dc:creator>Unknown Author</dc:creator>
              <dc:date>2009-08-27T16:27:00</dc:date>
            </office:change-info>
          </text:insertion>
        </text:changed-region>
        <text:changed-region text:id="ct-1426184292">
          <text:deletion>
            <office:change-info>
              <dc:creator>Ukendt forfatter</dc:creator>
              <dc:date>2009-09-01T12:58:00</dc:date>
            </office:change-info>
            <text:list xml:id="list1775994185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184180">
          <text:insertion>
            <office:change-info>
              <dc:creator>Unknown Author</dc:creator>
              <dc:date>2009-08-27T13:42:00</dc:date>
            </office:change-info>
          </text:insertion>
        </text:changed-region>
        <text:changed-region text:id="ct-1426184068">
          <text:insertion>
            <office:change-info>
              <dc:creator>Unknown Author</dc:creator>
              <dc:date>2009-08-27T13:42:00</dc:date>
            </office:change-info>
          </text:insertion>
        </text:changed-region>
        <text:changed-region text:id="ct-1426183956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844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732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620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508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396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284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172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26183060">
          <text:insertion>
            <office:change-info>
              <dc:creator>Unknown Author</dc:creator>
              <dc:date>2009-08-27T16:27:00</dc:date>
            </office:change-info>
          </text:insertion>
        </text:changed-region>
        <text:changed-region text:id="ct-1426182948">
          <text:insertion>
            <office:change-info>
              <dc:creator>Unknown Author</dc:creator>
              <dc:date>2009-08-27T16:27:00</dc:date>
            </office:change-info>
          </text:insertion>
        </text:changed-region>
        <text:changed-region text:id="ct-1426182612">
          <text:deletion>
            <office:change-info>
              <dc:creator>Ukendt forfatter</dc:creator>
              <dc:date>2009-09-01T13:02:00</dc:date>
            </office:change-info>
            <text:list xml:id="list2118534416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4976">
          <text:deletion>
            <office:change-info>
              <dc:creator>Ukendt forfatter</dc:creator>
              <dc:date>2009-09-01T13:05:00</dc:date>
            </office:change-info>
            <text:list xml:id="list923113901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/></text:p>
                              </text:list-item>
                              <text:list-item>
                                <text:p text:style-name="P13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5088">
          <text:deletion>
            <office:change-info>
              <dc:creator>Ukendt forfatter</dc:creator>
              <dc:date>2009-09-01T13:04:00</dc:date>
            </office:change-info>
            <text:list xml:id="list2154637197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2">DataIndexingServi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182276">
          <text:deletion>
            <office:change-info>
              <dc:creator>Ukendt forfatter</dc:creator>
              <dc:date>2009-09-01T13:02:00</dc:date>
            </office:change-info>
            <text:list xml:id="list44243443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2"/></text:p>
                              </text:list-item>
                              <text:list-item>
                                <text:p text:style-name="P13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4864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182388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752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640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528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416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304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192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4080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26393744">
          <text:deletion>
            <office:change-info>
              <dc:creator>Ukendt forfatter</dc:creator>
              <dc:date>2009-09-01T13:02:00</dc:date>
            </office:change-info>
            <text:list xml:id="list550037262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/>
                              </text:list-item>
                              <text:list-item>
                                <text:p text:style-name="P13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3632">
          <text:deletion>
            <office:change-info>
              <dc:creator>Ukendt forfatter</dc:creator>
              <dc:date>2009-09-01T13:02:00</dc:date>
            </office:change-info>
            <text:list xml:id="list1591698453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3296">
          <text:deletion>
            <office:change-info>
              <dc:creator>Ukendt forfatter</dc:creator>
              <dc:date>2009-09-01T13:05:00</dc:date>
            </office:change-info>
            <text:list xml:id="list1952387864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/>
                              </text:list-item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2960">
          <text:deletion>
            <office:change-info>
              <dc:creator>Ukendt forfatter</dc:creator>
              <dc:date>2009-09-01T13:06:00</dc:date>
            </office:change-info>
            <text:list xml:id="list609056080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/>
                              </text:list-item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2736">
          <text:deletion>
            <office:change-info>
              <dc:creator>Ukendt forfatter</dc:creator>
              <dc:date>2009-09-01T13:06:00</dc:date>
            </office:change-info>
            <text:list xml:id="list2167743790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/>
                              </text:list-item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2624">
          <text:deletion>
            <office:change-info>
              <dc:creator>Ukendt forfatter</dc:creator>
              <dc:date>2009-09-01T13:06:00</dc:date>
            </office:change-info>
            <text:list xml:id="list467540297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2400">
          <text:deletion>
            <office:change-info>
              <dc:creator>Ukendt forfatter</dc:creator>
              <dc:date>2009-09-01T13:06:00</dc:date>
            </office:change-info>
            <text:list xml:id="list1576630825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2176">
          <text:deletion>
            <office:change-info>
              <dc:creator>Ukendt forfatter</dc:creator>
              <dc:date>2009-09-01T13:06:00</dc:date>
            </office:change-info>
            <text:list xml:id="list1217727967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1952">
          <text:deletion>
            <office:change-info>
              <dc:creator>Ukendt forfatter</dc:creator>
              <dc:date>2009-09-01T13:06:00</dc:date>
            </office:change-info>
            <text:list xml:id="list725655174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1728">
          <text:deletion>
            <office:change-info>
              <dc:creator>Ukendt forfatter</dc:creator>
              <dc:date>2009-09-01T13:06:00</dc:date>
            </office:change-info>
            <text:list xml:id="list1865113509" text:continue-numbering="true" text:style-name="List_20_1">
              <text:list-item>
                <text:list>
                  <text:list-item>
                    <text:list>
                      <text:list-item>
                        <text:p text:style-name="P15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1504">
          <text:deletion>
            <office:change-info>
              <dc:creator>Ukendt forfatter</dc:creator>
              <dc:date>2009-09-01T13:06:00</dc:date>
            </office:change-info>
            <text:list xml:id="list262802167" text:continue-numbering="true" text:style-name="List_20_1">
              <text:list-item>
                <text:list>
                  <text:list-item>
                    <text:list>
                      <text:list-item>
                        <text:p text:style-name="P16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391280">
          <text:deletion>
            <office:change-info>
              <dc:creator>Ukendt forfatter</dc:creator>
              <dc:date>2009-09-01T13:06:00</dc:date>
            </office:change-info>
            <text:list xml:id="list438396632" text:continue-numbering="true" text:style-name="List_20_1">
              <text:list-item>
                <text:list>
                  <text:list-item>
                    <text:list>
                      <text:list-item>
                        <text:p text:style-name="P1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26227192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26227080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26226744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26226632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26226520">
          <text:insertion>
            <office:change-info>
              <dc:creator>Ukendt forfatter</dc:creator>
              <dc:date>2009-09-01T16:07:00</dc:date>
            </office:change-info>
          </text:insertion>
        </text:changed-region>
        <text:changed-region text:id="ct-1426226408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26226296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26226184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26226072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26225960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26225848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26225736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25624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25512">
          <text:insertion>
            <office:change-info>
              <dc:creator>Ukendt forfatter</dc:creator>
              <dc:date>2009-09-01T16:10:00</dc:date>
            </office:change-info>
          </text:insertion>
        </text:changed-region>
        <text:changed-region text:id="ct-1426225400">
          <text:insertion>
            <office:change-info>
              <dc:creator>Ukendt forfatter</dc:creator>
              <dc:date>2009-09-01T16:10:00</dc:date>
            </office:change-info>
          </text:insertion>
        </text:changed-region>
        <text:changed-region text:id="ct-1426225288">
          <text:insertion>
            <office:change-info>
              <dc:creator>Ukendt forfatter</dc:creator>
              <dc:date>2009-09-01T16:10:00</dc:date>
            </office:change-info>
          </text:insertion>
        </text:changed-region>
        <text:changed-region text:id="ct-1426225176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25064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24952">
          <text:insertion>
            <office:change-info>
              <dc:creator>Ukendt forfatter</dc:creator>
              <dc:date>2009-09-01T16:11:00</dc:date>
            </office:change-info>
          </text:insertion>
        </text:changed-region>
        <text:changed-region text:id="ct-1426224840">
          <text:insertion>
            <office:change-info>
              <dc:creator>Ukendt forfatter</dc:creator>
              <dc:date>2009-09-01T16:11:00</dc:date>
            </office:change-info>
          </text:insertion>
        </text:changed-region>
        <text:changed-region text:id="ct-1426224728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26224616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26224504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26224392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26224280">
          <text:insertion>
            <office:change-info>
              <dc:creator>Ukendt forfatter</dc:creator>
              <dc:date>2009-09-01T16:15:00</dc:date>
            </office:change-info>
          </text:insertion>
        </text:changed-region>
        <text:changed-region text:id="ct-1426224168">
          <text:insertion>
            <office:change-info>
              <dc:creator>Ukendt forfatter</dc:creator>
              <dc:date>2009-09-01T16:15:00</dc:date>
            </office:change-info>
          </text:insertion>
        </text:changed-region>
        <text:changed-region text:id="ct-1426224056">
          <text:insertion>
            <office:change-info>
              <dc:creator>Ukendt forfatter</dc:creator>
              <dc:date>2009-09-01T16:16:00</dc:date>
            </office:change-info>
          </text:insertion>
        </text:changed-region>
        <text:changed-region text:id="ct-1426223944">
          <text:insertion>
            <office:change-info>
              <dc:creator>Ukendt forfatter</dc:creator>
              <dc:date>2009-09-01T16:17:00</dc:date>
            </office:change-info>
          </text:insertion>
        </text:changed-region>
        <text:changed-region text:id="ct-1426223832">
          <text:insertion>
            <office:change-info>
              <dc:creator>Ukendt forfatter</dc:creator>
              <dc:date>2009-09-01T16:17:00</dc:date>
            </office:change-info>
          </text:insertion>
        </text:changed-region>
        <text:changed-region text:id="ct-1426223720">
          <text:insertion>
            <office:change-info>
              <dc:creator>Ukendt forfatter</dc:creator>
              <dc:date>2009-09-01T16:19:00</dc:date>
            </office:change-info>
          </text:insertion>
        </text:changed-region>
        <text:changed-region text:id="ct-1426223608">
          <text:insertion>
            <office:change-info>
              <dc:creator>Ukendt forfatter</dc:creator>
              <dc:date>2009-09-01T16:19:00</dc:date>
            </office:change-info>
          </text:insertion>
        </text:changed-region>
        <text:changed-region text:id="ct-1426223496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26223384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26223272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26300916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26300804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26300692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26300580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26300468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26300356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26300244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26300132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26300020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26299908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26299796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26299684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9572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9460">
          <text:insertion>
            <office:change-info>
              <dc:creator>Ukendt forfatter</dc:creator>
              <dc:date>2009-09-01T16:23:00</dc:date>
            </office:change-info>
          </text:insertion>
        </text:changed-region>
        <text:changed-region text:id="ct-1426299348">
          <text:insertion>
            <office:change-info>
              <dc:creator>Ukendt forfatter</dc:creator>
              <dc:date>2009-09-01T16:23:00</dc:date>
            </office:change-info>
          </text:insertion>
        </text:changed-region>
        <text:changed-region text:id="ct-1426299236">
          <text:insertion>
            <office:change-info>
              <dc:creator>Ukendt forfatter</dc:creator>
              <dc:date>2009-09-01T16:23:00</dc:date>
            </office:change-info>
          </text:insertion>
        </text:changed-region>
        <text:changed-region text:id="ct-1426299124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26299012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26298900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26298788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26298676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26298564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8452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26298340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26298228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8116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26298004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7892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7780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26297668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6297556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6297444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6297332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6297220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6297108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6296996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5833968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25833856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25833744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25833632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25833520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25833408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25833296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25833184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25833072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25832960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25832848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25832736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2583262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2512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2400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2288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2176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206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1952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1840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1728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1616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150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25831392">
          <text:insertion>
            <office:change-info>
              <dc:creator>Ukendt forfatter</dc:creator>
              <dc:date>2009-09-01T16:31:00</dc:date>
            </office:change-info>
          </text:insertion>
        </text:changed-region>
      </text:tracked-changes>
      <text:variable-decls>
        <text:variable-decl office:value-type="string" text:name="Same"/>
        <text:variable-decl office:value-type="string" text:name="NMA"/>
        <text:variable-decl office:value-type="string" text:name="N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he ARC Job Description Internal Representation Mapping</text:p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 text:style-name="Internet_20_link"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9"><text:s/>1 <text:a xlink:type="simple" xlink:href="#1.Introduction|outline" text:style-name="Internet_20_link" text:visited-style-name="Internet_20_link"><text:span text:style-name="Internet_20_link">Introduction</text:span></text:a><text:tab/><text:a xlink:type="simple" xlink:href="#1.Introduction|outline" text:style-name="Internet_20_link" text:visited-style-name="Internet_20_link">3</text:a></text:p>
          <text:p text:style-name="P29"><text:s/>2 <text:a xlink:type="simple" xlink:href="#2.Data Structure|outline" text:style-name="Internet_20_link" text:visited-style-name="Internet_20_link"><text:span text:style-name="Internet_20_link">Data Structure</text:span></text:a><text:tab/><text:a xlink:type="simple" xlink:href="#2.Data Structure|outline" text:style-name="Internet_20_link" text:visited-style-name="Internet_20_link">3</text:a></text:p>
          <text:p text:style-name="P30"><text:s/>2.1 <text:a xlink:type="simple" xlink:href="#2.1.JobIdentification|outline" text:style-name="Internet_20_link" text:visited-style-name="Internet_20_link"><text:span text:style-name="Internet_20_link">JobIdentification</text:span></text:a><text:tab/><text:a xlink:type="simple" xlink:href="#2.1.JobIdentification|outline" text:style-name="Internet_20_link" text:visited-style-name="Internet_20_link">3</text:a></text:p>
          <text:p text:style-name="P31"><text:s/>2.1.1 <text:a xlink:type="simple" xlink:href="#2.1.1.JobName|outline" text:style-name="Internet_20_link" text:visited-style-name="Internet_20_link"><text:span text:style-name="Internet_20_link">JobName</text:span></text:a><text:tab/><text:a xlink:type="simple" xlink:href="#2.1.1.JobName|outline" text:style-name="Internet_20_link" text:visited-style-name="Internet_20_link">3</text:a></text:p>
          <text:p text:style-name="P31"><text:s/>2.1.2 <text:a xlink:type="simple" xlink:href="#2.1.2.Description|outline" text:style-name="Internet_20_link" text:visited-style-name="Internet_20_link"><text:span text:style-name="Internet_20_link">Description</text:span></text:a><text:tab/><text:a xlink:type="simple" xlink:href="#2.1.2.Description|outline" text:style-name="Internet_20_link" text:visited-style-name="Internet_20_link">3</text:a></text:p>
          <text:p text:style-name="P31"><text:s/>2.1.3 <text:a xlink:type="simple" xlink:href="#2.1.3.JobType|outline" text:style-name="Internet_20_link" text:visited-style-name="Internet_20_link"><text:span text:style-name="Internet_20_link">JobType</text:span></text:a><text:tab/><text:a xlink:type="simple" xlink:href="#2.1.3.JobType|outline" text:style-name="Internet_20_link" text:visited-style-name="Internet_20_link">4</text:a></text:p>
          <text:p text:style-name="P31"><text:s/>2.1.1 <text:a xlink:type="simple" xlink:href="#2.1.1.UserTag|outline" text:style-name="Internet_20_link" text:visited-style-name="Internet_20_link"><text:span text:style-name="Internet_20_link">UserTag</text:span></text:a><text:tab/><text:a xlink:type="simple" xlink:href="#2.1.1.UserTag|outline" text:style-name="Internet_20_link" text:visited-style-name="Internet_20_link">4</text:a></text:p>
          <text:p text:style-name="P31"><text:s/>2.1.2 <text:a xlink:type="simple" xlink:href="#2.1.2.JobVOName|outline" text:style-name="Internet_20_link" text:visited-style-name="Internet_20_link"><text:span text:style-name="Internet_20_link">JobVOName</text:span></text:a><text:tab/><text:a xlink:type="simple" xlink:href="#2.1.2.JobVOName|outline" text:style-name="Internet_20_link" text:visited-style-name="Internet_20_link">4</text:a></text:p>
          <text:p text:style-name="P30"><text:s/>2.2 <text:a xlink:type="simple" xlink:href="#2.2.Application|outline" text:style-name="Internet_20_link" text:visited-style-name="Internet_20_link"><text:span text:style-name="Internet_20_link">Application</text:span></text:a><text:tab/><text:a xlink:type="simple" xlink:href="#2.2.Application|outline" text:style-name="Internet_20_link" text:visited-style-name="Internet_20_link">5</text:a></text:p>
          <text:p text:style-name="P31"><text:s/>2.2.1 <text:a xlink:type="simple" xlink:href="#2.2.1.Executable|outline" text:style-name="Internet_20_link" text:visited-style-name="Internet_20_link"><text:span text:style-name="Internet_20_link">Executable</text:span></text:a><text:tab/><text:a xlink:type="simple" xlink:href="#2.2.1.Executable|outline" text:style-name="Internet_20_link" text:visited-style-name="Internet_20_link">5</text:a></text:p>
          <text:p text:style-name="P31"><text:s/>2.2.2 <text:a xlink:type="simple" xlink:href="#2.2.2.Input|outline" text:style-name="Internet_20_link" text:visited-style-name="Internet_20_link"><text:span text:style-name="Internet_20_link">Input</text:span></text:a><text:tab/><text:a xlink:type="simple" xlink:href="#2.2.2.Input|outline" text:style-name="Internet_20_link" text:visited-style-name="Internet_20_link">5</text:a></text:p>
          <text:p text:style-name="P31"><text:s/>2.2.3 <text:a xlink:type="simple" xlink:href="#2.2.3.Output|outline" text:style-name="Internet_20_link" text:visited-style-name="Internet_20_link"><text:span text:style-name="Internet_20_link">Output</text:span></text:a><text:tab/><text:a xlink:type="simple" xlink:href="#2.2.3.Output|outline" text:style-name="Internet_20_link" text:visited-style-name="Internet_20_link">5</text:a></text:p>
          <text:p text:style-name="P31"><text:s/>2.2.4 <text:a xlink:type="simple" xlink:href="#2.2.4.Error|outline" text:style-name="Internet_20_link" text:visited-style-name="Internet_20_link"><text:span text:style-name="Internet_20_link">Error</text:span></text:a><text:tab/><text:a xlink:type="simple" xlink:href="#2.2.4.Error|outline" text:style-name="Internet_20_link" text:visited-style-name="Internet_20_link">6</text:a></text:p>
          <text:p text:style-name="P31"><text:s/>2.2.5 <text:a xlink:type="simple" xlink:href="#2.2.5.Join|outline" text:style-name="Internet_20_link" text:visited-style-name="Internet_20_link"><text:span text:style-name="Internet_20_link">Join</text:span></text:a><text:tab/><text:a xlink:type="simple" xlink:href="#2.2.5.Join|outline" text:style-name="Internet_20_link" text:visited-style-name="Internet_20_link">6</text:a></text:p>
          <text:p text:style-name="P31"><text:s/>2.2.6 <text:a xlink:type="simple" xlink:href="#2.2.6.Environment|outline" text:style-name="Internet_20_link" text:visited-style-name="Internet_20_link"><text:span text:style-name="Internet_20_link">Environment</text:span></text:a><text:tab/><text:a xlink:type="simple" xlink:href="#2.2.6.Environment|outline" text:style-name="Internet_20_link" text:visited-style-name="Internet_20_link">6</text:a></text:p>
          <text:p text:style-name="P31"><text:s/>2.2.6.1 <text:a xlink:type="simple" xlink:href="#2.2.6.1.Name|outline" text:style-name="Internet_20_link" text:visited-style-name="Internet_20_link"><text:span text:style-name="Internet_20_link">Name</text:span></text:a><text:tab/><text:a xlink:type="simple" xlink:href="#2.2.6.1.Name|outline" text:style-name="Internet_20_link" text:visited-style-name="Internet_20_link">6</text:a></text:p>
          <text:p text:style-name="P31"><text:s/>2.2.6.2 <text:a xlink:type="simple" xlink:href="#2.2.6.2.Value|outline" text:style-name="Internet_20_link" text:visited-style-name="Internet_20_link"><text:span text:style-name="Internet_20_link">Value</text:span></text:a><text:tab/><text:a xlink:type="simple" xlink:href="#2.2.6.2.Value|outline" text:style-name="Internet_20_link" text:visited-style-name="Internet_20_link">7</text:a></text:p>
          <text:p text:style-name="P31"><text:s/>2.2.7 <text:a xlink:type="simple" xlink:href="#2.2.7.Prologue|outline" text:style-name="Internet_20_link" text:visited-style-name="Internet_20_link"><text:span text:style-name="Internet_20_link">Prologue</text:span></text:a><text:tab/><text:a xlink:type="simple" xlink:href="#2.2.7.Prologue|outline" text:style-name="Internet_20_link" text:visited-style-name="Internet_20_link">7</text:a></text:p>
          <text:p text:style-name="P31"><text:s/>2.2.8 <text:a xlink:type="simple" xlink:href="#2.2.8.Epilogue|outline" text:style-name="Internet_20_link" text:visited-style-name="Internet_20_link"><text:span text:style-name="Internet_20_link">Epilogue</text:span></text:a><text:tab/><text:a xlink:type="simple" xlink:href="#2.2.8.Epilogue|outline" text:style-name="Internet_20_link" text:visited-style-name="Internet_20_link">7</text:a></text:p>
          <text:p text:style-name="P31"><text:s/>2.2.9 <text:a xlink:type="simple" xlink:href="#2.2.9.LogDir|outline" text:style-name="Internet_20_link" text:visited-style-name="Internet_20_link"><text:span text:style-name="Internet_20_link">LogDir</text:span></text:a><text:tab/><text:a xlink:type="simple" xlink:href="#2.2.9.LogDir|outline" text:style-name="Internet_20_link" text:visited-style-name="Internet_20_link">7</text:a></text:p>
          <text:p text:style-name="P31"><text:s/>2.2.10 <text:a xlink:type="simple" xlink:href="#2.2.10.RemoteLogging|outline" text:style-name="Internet_20_link" text:visited-style-name="Internet_20_link"><text:span text:style-name="Internet_20_link">RemoteLogging</text:span></text:a><text:tab/><text:a xlink:type="simple" xlink:href="#2.2.10.RemoteLogging|outline" text:style-name="Internet_20_link" text:visited-style-name="Internet_20_link">8</text:a></text:p>
          <text:p text:style-name="P31"><text:s/>2.2.11 <text:a xlink:type="simple" xlink:href="#2.2.11.Rerun|outline" text:style-name="Internet_20_link" text:visited-style-name="Internet_20_link"><text:span text:style-name="Internet_20_link">Rerun</text:span></text:a><text:tab/><text:a xlink:type="simple" xlink:href="#2.2.11.Rerun|outline" text:style-name="Internet_20_link" text:visited-style-name="Internet_20_link">8</text:a></text:p>
          <text:p text:style-name="P31"><text:s/>2.2.12 <text:a xlink:type="simple" xlink:href="#2.2.12.ExpiryTime|outline" text:style-name="Internet_20_link" text:visited-style-name="Internet_20_link"><text:span text:style-name="Internet_20_link">ExpiryTime</text:span></text:a><text:tab/><text:a xlink:type="simple" xlink:href="#2.2.12.ExpiryTime|outline" text:style-name="Internet_20_link" text:visited-style-name="Internet_20_link">8</text:a></text:p>
          <text:p text:style-name="P31"><text:s/>2.2.13 <text:a xlink:type="simple" xlink:href="#2.2.13.StartOnHold|outline" text:style-name="Internet_20_link" text:visited-style-name="Internet_20_link"><text:span text:style-name="Internet_20_link">StartOnHold</text:span></text:a><text:tab/><text:a xlink:type="simple" xlink:href="#2.2.13.StartOnHold|outline" text:style-name="Internet_20_link" text:visited-style-name="Internet_20_link">9</text:a></text:p>
          <text:p text:style-name="P31"><text:s/>2.2.14 <text:a xlink:type="simple" xlink:href="#2.2.14.ProcessingStartTime|outline" text:style-name="Internet_20_link" text:visited-style-name="Internet_20_link"><text:span text:style-name="Internet_20_link">ProcessingStartTime</text:span></text:a><text:tab/><text:a xlink:type="simple" xlink:href="#2.2.14.ProcessingStartTime|outline" text:style-name="Internet_20_link" text:visited-style-name="Internet_20_link">9</text:a></text:p>
          <text:p text:style-name="P31"><text:s/>2.2.15 <text:a xlink:type="simple" xlink:href="#2.2.15.Notification|outline" text:style-name="Internet_20_link" text:visited-style-name="Internet_20_link"><text:span text:style-name="Internet_20_link">Notification</text:span></text:a><text:tab/><text:a xlink:type="simple" xlink:href="#2.2.15.Notification|outline" text:style-name="Internet_20_link" text:visited-style-name="Internet_20_link">9</text:a></text:p>
          <text:p text:style-name="P31"><text:s/>2.2.16 <text:a xlink:type="simple" xlink:href="#2.2.16.CredentialService|outline" text:style-name="Internet_20_link" text:visited-style-name="Internet_20_link"><text:span text:style-name="Internet_20_link">CredentialService</text:span></text:a><text:tab/><text:a xlink:type="simple" xlink:href="#2.2.16.CredentialService|outline" text:style-name="Internet_20_link" text:visited-style-name="Internet_20_link">9</text:a></text:p>
          <text:p text:style-name="P31"><text:s/>2.2.17 <text:a xlink:type="simple" xlink:href="#2.2.17.AccessControl|outline" text:style-name="Internet_20_link" text:visited-style-name="Internet_20_link"><text:span text:style-name="Internet_20_link">AccessControl</text:span></text:a><text:tab/><text:a xlink:type="simple" xlink:href="#2.2.17.AccessControl|outline" text:style-name="Internet_20_link" text:visited-style-name="Internet_20_link">10</text:a></text:p>
          <text:p text:style-name="P30"><text:s/>2.3 <text:a xlink:type="simple" xlink:href="#2.3.Resources|outline" text:style-name="Internet_20_link" text:visited-style-name="Internet_20_link"><text:span text:style-name="Internet_20_link">Resources</text:span></text:a><text:tab/><text:a xlink:type="simple" xlink:href="#2.3.Resources|outline" text:style-name="Internet_20_link" text:visited-style-name="Internet_20_link">10</text:a></text:p>
          <text:p text:style-name="P31"><text:s/>2.3.1 <text:a xlink:type="simple" xlink:href="#2.3.1.OperatingSystem|outline" text:style-name="Internet_20_link" text:visited-style-name="Internet_20_link"><text:span text:style-name="Internet_20_link">OperatingSystem</text:span></text:a><text:tab/><text:a xlink:type="simple" xlink:href="#2.3.1.OperatingSystem|outline" text:style-name="Internet_20_link" text:visited-style-name="Internet_20_link">10</text:a></text:p>
          <text:p text:style-name="P31"><text:s/>2.3.1 <text:a xlink:type="simple" xlink:href="#2.3.1.Platform|outline" text:style-name="Internet_20_link" text:visited-style-name="Internet_20_link"><text:span text:style-name="Internet_20_link">Platform</text:span></text:a><text:tab/><text:a xlink:type="simple" xlink:href="#2.3.1.Platform|outline" text:style-name="Internet_20_link" text:visited-style-name="Internet_20_link">10</text:a></text:p>
          <text:p text:style-name="P31"><text:s/>2.3.1 <text:a xlink:type="simple" xlink:href="#2.3.1.NetworkInfo|outline" text:style-name="Internet_20_link" text:visited-style-name="Internet_20_link"><text:span text:style-name="Internet_20_link">NetworkInfo</text:span></text:a><text:tab/><text:a xlink:type="simple" xlink:href="#2.3.1.NetworkInfo|outline" text:style-name="Internet_20_link" text:visited-style-name="Internet_20_link">11</text:a></text:p>
          <text:p text:style-name="P31"><text:s/>2.3.1 <text:a xlink:type="simple" xlink:href="#2.3.1.NodeAccess|outline" text:style-name="Internet_20_link" text:visited-style-name="Internet_20_link"><text:span text:style-name="Internet_20_link">NodeAccess</text:span></text:a><text:tab/><text:a xlink:type="simple" xlink:href="#2.3.1.NodeAccess|outline" text:style-name="Internet_20_link" text:visited-style-name="Internet_20_link">11</text:a></text:p>
          <text:p text:style-name="P31"><text:s/>2.3.1 <text:a xlink:type="simple" xlink:href="#2.3.1.IndividualPhysicalMemory|outline" text:style-name="Internet_20_link" text:visited-style-name="Internet_20_link"><text:span text:style-name="Internet_20_link">IndividualPhysicalMemory</text:span></text:a><text:tab/><text:a xlink:type="simple" xlink:href="#2.3.1.IndividualPhysicalMemory|outline" text:style-name="Internet_20_link" text:visited-style-name="Internet_20_link">11</text:a></text:p>
          <text:p text:style-name="P31"><text:s/>2.3.2 <text:a xlink:type="simple" xlink:href="#2.3.2.IndividualVirtualMemory|outline" text:style-name="Internet_20_link" text:visited-style-name="Internet_20_link"><text:span text:style-name="Internet_20_link">IndividualVirtualMemory</text:span></text:a><text:tab/><text:a xlink:type="simple" xlink:href="#2.3.2.IndividualVirtualMemory|outline" text:style-name="Internet_20_link" text:visited-style-name="Internet_20_link">11</text:a></text:p>
          <text:p text:style-name="P31"><text:s/>2.3.3 <text:a xlink:type="simple" xlink:href="#2.3.3.DiskSpaceRequirement|outline" text:style-name="Internet_20_link" text:visited-style-name="Internet_20_link"><text:span text:style-name="Internet_20_link">DiskSpaceRequirement</text:span></text:a><text:tab/><text:a xlink:type="simple" xlink:href="#2.3.3.DiskSpaceRequirement|outline" text:style-name="Internet_20_link" text:visited-style-name="Internet_20_link">12</text:a></text:p>
          <text:p text:style-name="P31"><text:s/>2.3.3.1 <text:a xlink:type="simple" xlink:href="#2.3.3.1.DiskSpace|outline" text:style-name="Internet_20_link" text:visited-style-name="Internet_20_link"><text:span text:style-name="Internet_20_link">DiskSpace</text:span></text:a><text:tab/><text:a xlink:type="simple" xlink:href="#2.3.3.1.DiskSpace|outline" text:style-name="Internet_20_link" text:visited-style-name="Internet_20_link">12</text:a></text:p>
          <text:p text:style-name="P31"><text:s/>2.3.3.2 <text:a xlink:type="simple" xlink:href="#2.3.3.2.CacheDiskSpace|outline" text:style-name="Internet_20_link" text:visited-style-name="Internet_20_link"><text:span text:style-name="Internet_20_link">CacheDiskSpace</text:span></text:a><text:tab/><text:a xlink:type="simple" xlink:href="#2.3.3.2.CacheDiskSpace|outline" text:style-name="Internet_20_link" text:visited-style-name="Internet_20_link">12</text:a></text:p>
          <text:p text:style-name="P31"><text:s/>2.3.3.3 <text:a xlink:type="simple" xlink:href="#2.3.3.3.SessionDiskSpace|outline" text:style-name="Internet_20_link" text:visited-style-name="Internet_20_link"><text:span text:style-name="Internet_20_link">SessionDiskSpace</text:span></text:a><text:tab/><text:a xlink:type="simple" xlink:href="#2.3.3.3.SessionDiskSpace|outline" text:style-name="Internet_20_link" text:visited-style-name="Internet_20_link">13</text:a></text:p>
          <text:p text:style-name="P31"><text:s/>2.3.4 <text:a xlink:type="simple" xlink:href="#2.3.4.SessionLifetime|outline" text:style-name="Internet_20_link" text:visited-style-name="Internet_20_link"><text:span text:style-name="Internet_20_link">SessionLifetime</text:span></text:a><text:tab/><text:a xlink:type="simple" xlink:href="#2.3.4.SessionLifetime|outline" text:style-name="Internet_20_link" text:visited-style-name="Internet_20_link">13</text:a></text:p>
          <text:p text:style-name="P31"><text:s/>2.3.5 <text:a xlink:type="simple" xlink:href="#2.3.5.SessionAccessMode|outline" text:style-name="Internet_20_link" text:visited-style-name="Internet_20_link"><text:span text:style-name="Internet_20_link">SessionAccessMode</text:span></text:a><text:tab/><text:a xlink:type="simple" xlink:href="#2.3.5.SessionAccessMode|outline" text:style-name="Internet_20_link" text:visited-style-name="Internet_20_link">13</text:a></text:p>
          <text:p text:style-name="P31"><text:s/>2.3.1 <text:a xlink:type="simple" xlink:href="#2.3.1.IndividualCPUTime|outline" text:style-name="Internet_20_link" text:visited-style-name="Internet_20_link"><text:span text:style-name="Internet_20_link">IndividualCPUTime</text:span></text:a><text:tab/><text:a xlink:type="simple" xlink:href="#2.3.1.IndividualCPUTime|outline" text:style-name="Internet_20_link" text:visited-style-name="Internet_20_link">13</text:a></text:p>
          <text:p text:style-name="P31"><text:s/>2.3.2 <text:a xlink:type="simple" xlink:href="#2.3.2.TotalCPUTime|outline" text:style-name="Internet_20_link" text:visited-style-name="Internet_20_link"><text:span text:style-name="Internet_20_link">TotalCPUTime</text:span></text:a><text:tab/><text:a xlink:type="simple" xlink:href="#2.3.2.TotalCPUTime|outline" text:style-name="Internet_20_link" text:visited-style-name="Internet_20_link">14</text:a></text:p>
          <text:p text:style-name="P31"><text:s/>2.3.3 <text:a xlink:type="simple" xlink:href="#2.3.3.IndividualWallTime|outline" text:style-name="Internet_20_link" text:visited-style-name="Internet_20_link"><text:span text:style-name="Internet_20_link">IndividualWallTime</text:span></text:a><text:tab/><text:a xlink:type="simple" xlink:href="#2.3.3.IndividualWallTime|outline" text:style-name="Internet_20_link" text:visited-style-name="Internet_20_link">14</text:a></text:p>
          <text:p text:style-name="P31"><text:s/>2.3.4 <text:a xlink:type="simple" xlink:href="#2.3.4.TotalWallTime|outline" text:style-name="Internet_20_link" text:visited-style-name="Internet_20_link"><text:span text:style-name="Internet_20_link">TotalWallTime</text:span></text:a><text:tab/><text:a xlink:type="simple" xlink:href="#2.3.4.TotalWallTime|outline" text:style-name="Internet_20_link" text:visited-style-name="Internet_20_link">14</text:a></text:p>
          <text:p text:style-name="P31"><text:soft-page-break/><text:s/>2.3.5 <text:a xlink:type="simple" xlink:href="#2.3.5.Homogeneous|outline" text:style-name="Internet_20_link" text:visited-style-name="Internet_20_link"><text:span text:style-name="Internet_20_link">Homogeneous</text:span></text:a><text:tab/><text:a xlink:type="simple" xlink:href="#2.3.5.Homogeneous|outline" text:style-name="Internet_20_link" text:visited-style-name="Internet_20_link">15</text:a></text:p>
          <text:p text:style-name="P31"><text:s/>2.3.6 <text:a xlink:type="simple" xlink:href="#2.3.6.Benchmark|outline" text:style-name="Internet_20_link" text:visited-style-name="Internet_20_link"><text:span text:style-name="Internet_20_link">Benchmark</text:span></text:a><text:tab/><text:a xlink:type="simple" xlink:href="#2.3.6.Benchmark|outline" text:style-name="Internet_20_link" text:visited-style-name="Internet_20_link">15</text:a></text:p>
          <text:p text:style-name="P31"><text:s/>2.3.6.1 <text:a xlink:type="simple" xlink:href="#2.3.6.1.Type|outline" text:style-name="Internet_20_link" text:visited-style-name="Internet_20_link"><text:span text:style-name="Internet_20_link">Type</text:span></text:a><text:tab/><text:a xlink:type="simple" xlink:href="#2.3.6.1.Type|outline" text:style-name="Internet_20_link" text:visited-style-name="Internet_20_link">15</text:a></text:p>
          <text:p text:style-name="P31"><text:s/>2.3.6.1 <text:a xlink:type="simple" xlink:href="#2.3.6.1.Value|outline" text:style-name="Internet_20_link" text:visited-style-name="Internet_20_link"><text:span text:style-name="Internet_20_link">Value</text:span></text:a><text:tab/><text:a xlink:type="simple" xlink:href="#2.3.6.1.Value|outline" text:style-name="Internet_20_link" text:visited-style-name="Internet_20_link">15</text:a></text:p>
          <text:p text:style-name="P31"><text:s/>2.3.7 <text:a xlink:type="simple" xlink:href="#2.3.7.CEType|outline" text:style-name="Internet_20_link" text:visited-style-name="Internet_20_link"><text:span text:style-name="Internet_20_link">CEType</text:span></text:a><text:tab/><text:a xlink:type="simple" xlink:href="#2.3.7.CEType|outline" text:style-name="Internet_20_link" text:visited-style-name="Internet_20_link">16</text:a></text:p>
          <text:p text:style-name="P31"><text:s/>2.3.8 <text:a xlink:type="simple" xlink:href="#2.3.8.SlotRequirement|outline" text:style-name="Internet_20_link" text:visited-style-name="Internet_20_link"><text:span text:style-name="Internet_20_link">SlotRequirement</text:span></text:a><text:tab/><text:a xlink:type="simple" xlink:href="#2.3.8.SlotRequirement|outline" text:style-name="Internet_20_link" text:visited-style-name="Internet_20_link">16</text:a></text:p>
          <text:p text:style-name="P31"><text:s/>2.3.1 <text:a xlink:type="simple" xlink:href="#2.3.1.CandidateTarget|outline" text:style-name="Internet_20_link" text:visited-style-name="Internet_20_link"><text:span text:style-name="Internet_20_link">CandidateTarget</text:span></text:a><text:tab/><text:a xlink:type="simple" xlink:href="#2.3.1.CandidateTarget|outline" text:style-name="Internet_20_link" text:visited-style-name="Internet_20_link">17</text:a></text:p>
          <text:p text:style-name="P31"><text:s/>2.3.2 <text:a xlink:type="simple" xlink:href="#2.3.2.RunTimeEnvironment|outline" text:style-name="Internet_20_link" text:visited-style-name="Internet_20_link"><text:span text:style-name="Internet_20_link">RunTimeEnvironment</text:span></text:a><text:tab/><text:a xlink:type="simple" xlink:href="#2.3.2.RunTimeEnvironment|outline" text:style-name="Internet_20_link" text:visited-style-name="Internet_20_link">18</text:a></text:p>
          <text:p text:style-name="P30"><text:s/>2.4 <text:a xlink:type="simple" xlink:href="#2.4.DataStaging|outline" text:style-name="Internet_20_link" text:visited-style-name="Internet_20_link"><text:span text:style-name="Internet_20_link">DataStaging</text:span></text:a><text:tab/><text:a xlink:type="simple" xlink:href="#2.4.DataStaging|outline" text:style-name="Internet_20_link" text:visited-style-name="Internet_20_link">18</text:a></text:p>
          <text:p text:style-name="P31"><text:s/>2.4.1 <text:a xlink:type="simple" xlink:href="#2.4.1.File|outline" text:style-name="Internet_20_link" text:visited-style-name="Internet_20_link"><text:span text:style-name="Internet_20_link">File</text:span></text:a><text:tab/><text:a xlink:type="simple" xlink:href="#2.4.1.File|outline" text:style-name="Internet_20_link" text:visited-style-name="Internet_20_link">18</text:a></text:p>
          <text:p text:style-name="P31"><text:s/>2.4.2 <text:a xlink:type="simple" xlink:href="#2.4.2.Directory|outline" text:style-name="Internet_20_link" text:visited-style-name="Internet_20_link"><text:span text:style-name="Internet_20_link">Directory</text:span></text:a><text:tab/><text:a xlink:type="simple" xlink:href="#2.4.2.Directory|outline" text:style-name="Internet_20_link" text:visited-style-name="Internet_20_link">22</text:a></text:p>
          <text:p text:style-name="P30"><text:s/>2.5 <text:a xlink:type="simple" xlink:href="#2.5.JobMetaData|outline" text:style-name="Internet_20_link" text:visited-style-name="Internet_20_link"><text:span text:style-name="Internet_20_link">JobMetaData</text:span></text:a><text:tab/><text:a xlink:type="simple" xlink:href="#2.5.JobMetaData|outline" text:style-name="Internet_20_link" text:visited-style-name="Internet_20_link">22</text:a></text:p>
          <text:p text:style-name="P31"><text:s/>2.5.1 <text:a xlink:type="simple" xlink:href="#2.5.1.Author|outline" text:style-name="Internet_20_link" text:visited-style-name="Internet_20_link"><text:span text:style-name="Internet_20_link">Author</text:span></text:a><text:tab/><text:a xlink:type="simple" xlink:href="#2.5.1.Author|outline" text:style-name="Internet_20_link" text:visited-style-name="Internet_20_link">22</text:a></text:p>
          <text:p text:style-name="P31"><text:s/>2.5.2 <text:a xlink:type="simple" xlink:href="#2.5.2.DocumentExpiration|outline" text:style-name="Internet_20_link" text:visited-style-name="Internet_20_link"><text:span text:style-name="Internet_20_link">DocumentExpiration</text:span></text:a><text:tab/><text:a xlink:type="simple" xlink:href="#2.5.2.DocumentExpiration|outline" text:style-name="Internet_20_link" text:visited-style-name="Internet_20_link">22</text:a></text:p>
          <text:p text:style-name="P31"><text:s/>2.5.3 <text:a xlink:type="simple" xlink:href="#2.5.3.Rank|outline" text:style-name="Internet_20_link" text:visited-style-name="Internet_20_link"><text:span text:style-name="Internet_20_link">Rank</text:span></text:a><text:tab/><text:a xlink:type="simple" xlink:href="#2.5.3.Rank|outline" text:style-name="Internet_20_link" text:visited-style-name="Internet_20_link">23</text:a></text:p>
          <text:p text:style-name="P31"><text:s/>2.5.4 <text:a xlink:type="simple" xlink:href="#2.5.4.FuzzyRank|outline" text:style-name="Internet_20_link" text:visited-style-name="Internet_20_link"><text:span text:style-name="Internet_20_link">FuzzyRank</text:span></text:a><text:tab/><text:a xlink:type="simple" xlink:href="#2.5.4.FuzzyRank|outline" text:style-name="Internet_20_link" text:visited-style-name="Internet_20_link">23</text:a></text:p>
          <text:p text:style-name="P29"><text:s/>3 <text:a xlink:type="simple" xlink:href="#3.XRSL mapping|outline" text:style-name="Internet_20_link" text:visited-style-name="Internet_20_link"><text:span text:style-name="Internet_20_link">XRSL mapping</text:span></text:a><text:tab/><text:a xlink:type="simple" xlink:href="#3.XRSL mapping|outline" text:style-name="Internet_20_link" text:visited-style-name="Internet_20_link">23</text:a></text:p>
          <text:p text:style-name="P29"><text:s/>4 <text:a xlink:type="simple" xlink:href="#4.JDL mapping|outline" text:style-name="Internet_20_link" text:visited-style-name="Internet_20_link"><text:span text:style-name="Internet_20_link">JDL mapping</text:span></text:a><text:tab/><text:a xlink:type="simple" xlink:href="#4.JDL mapping|outline" text:style-name="Internet_20_link" text:visited-style-name="Internet_20_link">24</text:a></text:p>
        </text:index-body>
      </text:table-of-content>
      <text:p text:style-name="Standard"/>
      <text:list xml:id="list388141778" text:continue-list="list438396632" text:style-name="List_20_1">
        <text:list-item text:start-value="1">
          <text:p text:style-name="P43">Introduction</text:p>
        </text:list-item>
      </text:list>
      <text:p text:style-name="P1">This document contains info<text:change-start text:change-id="ct-1375331352"/>r<text:change-end text:change-id="ct-1375331352"/>mation about how <text:change text:change-id="ct-1424490476"/><text:change-start text:change-id="ct-1432216932"/>X<text:change-end text:change-id="ct-1432216932"/>RSL, JDL and the various supported JSDL flavours are mapped to and from the <text:change-start text:change-id="ct-1373932548"/>job description <text:change-end text:change-id="ct-1373932548"/>internal representation in ARC<text:change text:change-id="ct-1373932436"/><text:change-start text:change-id="ct-1374037584"/>-<text:change-end text:change-id="ct-1374037584"/><text:change text:change-id="ct-1374036800"/><text:change-start text:change-id="ct-1374113548"/>l<text:change-end text:change-id="ct-1374113548"/>ib.</text:p>
      <text:list xml:id="list395710139" text:continue-numbering="true" text:style-name="List_20_1">
        <text:list-item>
          <text:p text:style-name="P42">Data Structure</text:p>
        </text:list-item>
      </text:list>
      <text:p text:style-name="Standard">The internal <text:change text:change-id="ct-1374113436"/><text:change-start text:change-id="ct-1375331688"/>representation<text:change-end text:change-id="ct-1375331688"/> of the job description is contained in the JobDescription class, which consist of the following objects: JobIdentification, Application, Resources, DataStaging and JobMetaData. <text:change text:change-id="ct-1373932324"/>JobIdentification contains data used to identify the job<text:change-start text:change-id="ct-1373932212"/> description<text:change-end text:change-id="ct-1373932212"/> through various types, tags and names. The Application object is used to describe explicitly the executable which should be executed at the <text:change-start text:change-id="ct-1375332248"/>Computing Endpoint (<text:change-end text:change-id="ct-1375332248"/>CE<text:change-start text:change-id="ct-1373932100"/>)<text:change-end text:change-id="ct-1373932100"/>, environment variables, logging, standard in and out, credential service, etc. The Resources class contains information about <text:change-start text:change-id="ct-1374039936"/>requirements and <text:change-end text:change-id="ct-1374039936"/>the type of execution node <text:change text:change-id="ct-1373931988"/><text:change-start text:change-id="ct-1373931876"/>preferred<text:change-end text:change-id="ct-1373931876"/> by the user. The DataStaging class contains information about input file<text:change-start text:change-id="ct-1373931764"/>s<text:change-end text:change-id="ct-1373931764"/> and output files/directories created by the job. Finally the job description may contain meta data, describing the context in which the description was generated, and it is stored in the JobMetaData class. </text:p>
      <text:p text:style-name="Standard"/>
      <text:list xml:id="list547378185" text:continue-numbering="true" text:style-name="List_20_1">
        <text:list-item>
          <text:list>
            <text:list-item>
              <text:p text:style-name="P6">JobIdentification</text:p>
              <text:list>
                <text:list-item>
                  <text:p text:style-name="P3">JobName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5">In</text:p>
          </table:table-cell>
          <table:table-cell table:style-name="Table1.B1" office:value-type="string">
            <text:p text:style-name="P5">Out</text:p>
          </table:table-cell>
        </table:table-row>
        <table:table-row>
          <table:table-cell table:style-name="Table1.A2" office:value-type="string">
            <text:p text:style-name="P23">XRSL</text:p>
          </table:table-cell>
          <table:table-cell table:style-name="Table1.B2" office:value-type="string">
            <text:p text:style-name="P5">jobname</text:p>
          </table:table-cell>
          <table:table-cell table:style-name="Table1.B2" office:value-type="string">
            <text:p text:style-name="P5">jobname</text:p>
          </table:table-cell>
        </table:table-row>
        <table:table-row>
          <table:table-cell table:style-name="Table1.A3" office:value-type="string">
            <text:p text:style-name="P23">JDL</text:p>
          </table:table-cell>
          <table:table-cell table:style-name="Table1.B3" office:value-type="string">
            <text:p text:style-name="P5"><text:variable-set text:name="NMA" office:value-type="string">No matching attribute</text:variable-set></text:p>
          </table:table-cell>
          <table:table-cell table:style-name="Table1.B3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1.A3" office:value-type="string">
            <text:p text:style-name="P23">JSDL</text:p>
          </table:table-cell>
          <table:table-cell table:style-name="Table1.B3" office:value-type="string">
            <text:p text:style-name="P5">JobIdentification/JobName</text:p>
          </table:table-cell>
          <table:table-cell table:style-name="Table1.B3" office:value-type="string">
            <text:p text:style-name="P5">JobIdentification/JobName</text:p>
          </table:table-cell>
        </table:table-row>
        <table:table-row>
          <table:table-cell table:style-name="Table1.A3" office:value-type="string">
            <text:p text:style-name="P23">Posix-JSDL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1.A3" office:value-type="string">
            <text:p text:style-name="P23">HPCP-JSDL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1.A3" office:value-type="string">
            <text:p text:style-name="P23">ARC-JSDL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</table:table-row>
      </table:table>
      <text:list xml:id="list753935581" text:continue-numbering="true" text:style-name="List_20_1">
        <text:list-item>
          <text:list>
            <text:list-item>
              <text:list>
                <text:list-item>
                  <text:p text:style-name="P3"><text:change text:change-id="ct-1373931428"/>Description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/>
          </table:table-cell>
          <table:table-cell table:style-name="Table2.B1" office:value-type="string">
            <text:p text:style-name="P5">In</text:p>
          </table:table-cell>
          <table:table-cell table:style-name="Table2.B1" office:value-type="string">
            <text:p text:style-name="P5">Out</text:p>
          </table:table-cell>
        </table:table-row>
        <table:table-row>
          <table:table-cell table:style-name="Table2.A2" office:value-type="string">
            <text:p text:style-name="P23">XRSL</text:p>
          </table:table-cell>
          <table:table-cell table:style-name="Table2.B2" office:value-type="string">
            <text:p text:style-name="P5"><text:variable-set text:name="NMA" office:value-type="string">No matching attribute</text:variable-set></text:p>
          </table:table-cell>
          <table:table-cell table:style-name="Table2.B2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2.A3" office:value-type="string">
            <text:p text:style-name="P23">J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3">JS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3">Posix-JS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3">HPCP-JS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3">ARC-JSDL</text:p>
          </table:table-cell>
          <table:table-cell table:style-name="Table2.B3" office:value-type="string">
            <text:p text:style-name="P5">JobIdentification/Description</text:p>
          </table:table-cell>
          <table:table-cell table:style-name="Table2.B3" office:value-type="string">
            <text:p text:style-name="P5">JobIdentification/Description</text:p>
          </table:table-cell>
        </table:table-row>
      </table:table>
      <text:list xml:id="list878503383" text:continue-numbering="true" text:style-name="List_20_1">
        <text:list-item>
          <text:list>
            <text:list-item>
              <text:list>
                <text:list-item>
                  <text:p text:style-name="P3">JobType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23"/>
          </table:table-cell>
          <table:table-cell table:style-name="Table3.B1" office:value-type="string">
            <text:p text:style-name="P5">In</text:p>
          </table:table-cell>
          <table:table-cell table:style-name="Table3.B1" office:value-type="string">
            <text:p text:style-name="P5">Out</text:p>
          </table:table-cell>
        </table:table-row>
        <table:table-row>
          <table:table-cell table:style-name="Table3.A2" office:value-type="string">
            <text:p text:style-name="P23">XRSL</text:p>
          </table:table-cell>
          <table:table-cell table:style-name="Table3.B2" office:value-type="string">
            <text:p text:style-name="P5"><text:variable-get text:name="NMA" office:value-type="string">No matching attribute</text:variable-get></text:p>
          </table:table-cell>
          <table:table-cell table:style-name="Table3.C2" office:value-type="string">
            <text:p text:style-name="P5"><text:variable-get text:name="NM" office:value-type="string">Not mapped</text:variable-get></text:p>
          </table:table-cell>
        </table:table-row>
        <table:table-row>
          <table:table-cell table:style-name="Table3.A3" office:value-type="string">
            <text:p text:style-name="P23">JDL</text:p>
          </table:table-cell>
          <table:table-cell table:style-name="Table3.B3" office:value-type="string">
            <text:p text:style-name="P5"><text:variable-get text:name="Same" office:value-type="string">''</text:variable-get>*</text:p>
          </table:table-cell>
          <table:table-cell table:style-name="Table3.B3" office:value-type="string">
            <text:p text:style-name="P5"><text:variable-get text:name="Same" office:value-type="string">''</text:variable-get>*</text:p>
          </table:table-cell>
        </table:table-row>
        <table:table-row>
          <table:table-cell table:style-name="Table3.A3" office:value-type="string">
            <text:p text:style-name="P23">JSDL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</table:table-row>
        <table:table-row>
          <table:table-cell table:style-name="Table3.A3" office:value-type="string">
            <text:p text:style-name="P23">Posix-JSDL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</table:table-row>
        <table:table-row>
          <table:table-cell table:style-name="Table3.A3" office:value-type="string">
            <text:p text:style-name="P23">HPCP-JSDL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</table:table-row>
        <table:table-row>
          <table:table-cell table:style-name="Table3.A3" office:value-type="string">
            <text:p text:style-name="P23">ARC-JSDL</text:p>
          </table:table-cell>
          <table:table-cell table:style-name="Table3.B3" office:value-type="string">
            <text:p text:style-name="P5">JobIdentification/JobType</text:p>
          </table:table-cell>
          <table:table-cell table:style-name="Table3.B3" office:value-type="string">
            <text:p text:style-name="P5">JobIdentification/JobType</text:p>
          </table:table-cell>
        </table:table-row>
      </table:table>
      <text:p text:style-name="Caption">* JDL has a <text:span text:style-name="T5">jobtype</text:span> and a type attribute, however a mapping has not been made.</text:p>
      <text:list xml:id="list1787485934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13212"/>UserTag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/>
          </table:table-cell>
          <table:table-cell table:style-name="Table4.B1" office:value-type="string">
            <text:p text:style-name="P5">In</text:p>
          </table:table-cell>
          <table:table-cell table:style-name="Table4.B1" office:value-type="string">
            <text:p text:style-name="P5">Out</text:p>
          </table:table-cell>
        </table:table-row>
        <table:table-row>
          <table:table-cell table:style-name="Table4.A2" office:value-type="string">
            <text:p text:style-name="P23">XRSL</text:p>
          </table:table-cell>
          <table:table-cell table:style-name="Table4.B2" office:value-type="string">
            <text:p text:style-name="P5">No matching attribute</text:p>
          </table:table-cell>
          <table:table-cell table:style-name="Table4.B2" office:value-type="string">
            <text:p text:style-name="P5">Not mapped</text:p>
          </table:table-cell>
        </table:table-row>
        <table:table-row>
          <table:table-cell table:style-name="Table4.A3" office:value-type="string">
            <text:p text:style-name="P23">JDL</text:p>
          </table:table-cell>
          <table:table-cell table:style-name="Table4.B3" office:value-type="string">
            <text:p text:style-name="P5">usertags</text:p>
          </table:table-cell>
          <table:table-cell table:style-name="Table4.B3" office:value-type="string">
            <text:p text:style-name="P5">usertags</text:p>
          </table:table-cell>
        </table:table-row>
        <table:table-row>
          <table:table-cell table:style-name="Table4.A3" office:value-type="string">
            <text:p text:style-name="P23">JSDL</text:p>
          </table:table-cell>
          <table:table-cell table:style-name="Table4.B3" office:value-type="string">
            <text:p text:style-name="P5"><text:variable-set text:name="NMA" office:value-type="string">No matching attribute</text:variable-set></text:p>
          </table:table-cell>
          <table:table-cell table:style-name="Table4.B3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4.A3" office:value-type="string">
            <text:p text:style-name="P23">Posix-JSDL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4.A3" office:value-type="string">
            <text:p text:style-name="P23">HPCP-JSDL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4.A3" office:value-type="string">
            <text:p text:style-name="P23">ARC-JSDL</text:p>
          </table:table-cell>
          <table:table-cell table:style-name="Table4.B3" office:value-type="string">
            <text:p text:style-name="P5">JobIdentification/UserTag</text:p>
          </table:table-cell>
          <table:table-cell table:style-name="Table4.B3" office:value-type="string">
            <text:p text:style-name="P5">JobIdentification/UserTag</text:p>
          </table:table-cell>
        </table:table-row>
      </table:table>
      <text:list xml:id="list1524146737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038928"/>JobVOName</text:p>
                </text:list-item>
              </text:list>
            </text:list-item>
          </text:list>
        </text:list-item>
      </text:list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"/>
          </table:table-cell>
          <table:table-cell table:style-name="Table5.B1" office:value-type="string">
            <text:p text:style-name="P5">In</text:p>
          </table:table-cell>
          <table:table-cell table:style-name="Table5.B1" office:value-type="string">
            <text:p text:style-name="P5">Out</text:p>
          </table:table-cell>
        </table:table-row>
        <table:table-row>
          <table:table-cell table:style-name="Table5.A2" office:value-type="string">
            <text:p text:style-name="P23">XRSL</text:p>
          </table:table-cell>
          <table:table-cell table:style-name="Table5.B2" office:value-type="string">
            <text:p text:style-name="P5">jobname</text:p>
          </table:table-cell>
          <table:table-cell table:style-name="Table5.B2" office:value-type="string">
            <text:p text:style-name="P5">jobname</text:p>
          </table:table-cell>
        </table:table-row>
        <table:table-row>
          <table:table-cell table:style-name="Table5.A3" office:value-type="string">
            <text:p text:style-name="P23">JDL</text:p>
          </table:table-cell>
          <table:table-cell table:style-name="Table5.B3" office:value-type="string">
            <text:p text:style-name="P5"><text:variable-set text:name="NMA" office:value-type="string">No matching attribute</text:variable-set></text:p>
          </table:table-cell>
          <table:table-cell table:style-name="Table5.B3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5.A3" office:value-type="string">
            <text:p text:style-name="P23">JSDL</text:p>
          </table:table-cell>
          <table:table-cell table:style-name="Table5.B3" office:value-type="string">
            <text:p text:style-name="P5"><text:change text:change-id="ct-1379515724"/><text:change-start text:change-id="ct-1375331800"/><text:variable-set text:name="Same" office:value-type="string">''</text:variable-set><text:change-end text:change-id="ct-1375331800"/></text:p>
          </table:table-cell>
          <table:table-cell table:style-name="Table5.B3" office:value-type="string">
            <text:p text:style-name="P5"><text:change text:change-id="ct-1374037920"/><text:change-start text:change-id="ct-1374037808"/><text:variable-set text:name="Same" office:value-type="string">''</text:variable-set><text:change-end text:change-id="ct-1374037808"/></text:p>
          </table:table-cell>
        </table:table-row>
        <table:table-row>
          <table:table-cell table:style-name="Table5.A3" office:value-type="string">
            <text:p text:style-name="P23">Posix-JSDL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5.A3" office:value-type="string">
            <text:p text:style-name="P23">HPCP-JSDL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5.A3" office:value-type="string">
            <text:p text:style-name="P23">ARC-JSDL</text:p>
          </table:table-cell>
          <table:table-cell table:style-name="Table5.B3" office:value-type="string">
            <text:p text:style-name="P5"><text:change text:change-id="ct-1374037472"/><text:change-start text:change-id="ct-1374039824"/>JobIdentifica<text:change-end text:change-id="ct-1374039824"/><text:change-start text:change-id="ct-1426254968"/>tion/JobVOName<text:change-end text:change-id="ct-1426254968"/></text:p>
          </table:table-cell>
          <table:table-cell table:style-name="Table5.B3" office:value-type="string">
            <text:p text:style-name="P5"><text:change text:change-id="ct-1373933108"/><text:change-start text:change-id="ct-1315831948"/>JobIdentification/JobVOName<text:change-end text:change-id="ct-1315831948"/></text:p>
          </table:table-cell>
        </table:table-row>
      </table:table>
      <text:list xml:id="list1273032022" text:continue-numbering="true" text:style-name="List_20_1">
        <text:list-item>
          <text:list>
            <text:list-item>
              <text:p text:style-name="P6"><text:change text:change-id="ct-1426403488"/><text:soft-page-break/>Application</text:p>
              <text:list>
                <text:list-item>
                  <text:p text:style-name="P3">Executable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5">In</text:p>
          </table:table-cell>
          <table:table-cell table:style-name="Table6.B1" office:value-type="string">
            <text:p text:style-name="P5">Out</text:p>
          </table:table-cell>
        </table:table-row>
        <table:table-row>
          <table:table-cell table:style-name="Table6.A2" office:value-type="string">
            <text:p text:style-name="P23">XRSL</text:p>
          </table:table-cell>
          <table:table-cell table:style-name="Table6.B2" office:value-type="string">
            <text:p text:style-name="P5">executable</text:p>
            <text:p text:style-name="P5">arguments</text:p>
          </table:table-cell>
          <table:table-cell table:style-name="Table6.B2" office:value-type="string">
            <text:p text:style-name="P5">executable</text:p>
            <text:p text:style-name="P5">arguments</text:p>
          </table:table-cell>
        </table:table-row>
        <table:table-row>
          <table:table-cell table:style-name="Table6.A3" office:value-type="string">
            <text:p text:style-name="P23">JDL</text:p>
          </table:table-cell>
          <table:table-cell table:style-name="Table6.B3" office:value-type="string">
            <text:p text:style-name="P5"><text:change-start text:change-id="ct-1315834524"/>Executable</text:p>
            <text:p text:style-name="P5">Arguments<text:change-end text:change-id="ct-1315834524"/></text:p>
          </table:table-cell>
          <table:table-cell table:style-name="Table6.B3" office:value-type="string">
            <text:p text:style-name="P5"><text:change-start text:change-id="ct-1406245752"/>Executable</text:p>
            <text:p text:style-name="P5">Arguments<text:change-end text:change-id="ct-1406245752"/></text:p>
          </table:table-cell>
        </table:table-row>
        <table:table-row>
          <table:table-cell table:style-name="Table6.A3" office:value-type="string">
            <text:p text:style-name="P23">JSDL</text:p>
          </table:table-cell>
          <table:table-cell table:style-name="Table6.B3" office:value-type="string">
            <text:p text:style-name="P5"><text:change-start text:change-id="ct-1406244072"/><text:variable-get text:name="NMA" office:value-type="string">No matching attribute</text:variable-get><text:change-end text:change-id="ct-1406244072"/></text:p>
          </table:table-cell>
          <table:table-cell table:style-name="Table6.B3" office:value-type="string">
            <text:p text:style-name="P5"><text:change-start text:change-id="ct-1406244184"/><text:variable-get text:name="NM" office:value-type="string">Not mapped</text:variable-get><text:change-end text:change-id="ct-1406244184"/></text:p>
          </table:table-cell>
        </table:table-row>
        <table:table-row>
          <table:table-cell table:style-name="Table6.A3" office:value-type="string">
            <text:p text:style-name="P23">Posix-JSDL</text:p>
          </table:table-cell>
          <table:table-cell table:style-name="Table6.B3" office:value-type="string">
            <text:p text:style-name="P5"><text:change-start text:change-id="ct-1415674404"/>Application/POSIXApplication/</text:p>
            <text:p text:style-name="P5">Executable</text:p>
            <text:p text:style-name="P5">Application/POSIX<text:change-end text:change-id="ct-1415674404"/><text:change-start text:change-id="ct-1424252544"/>Application/</text:p>
            <text:p text:style-name="P5">Arguments<text:change-end text:change-id="ct-1424252544"/></text:p>
          </table:table-cell>
          <table:table-cell table:style-name="Table6.B3" office:value-type="string">
            <text:p text:style-name="P5"><text:change-start text:change-id="ct-1424248960"/>Application/POSIXApplication/</text:p>
            <text:p text:style-name="P5">Executable</text:p>
            <text:p text:style-name="P5">Application/PO<text:change-end text:change-id="ct-1424248960"/><text:change-start text:change-id="ct-1406243288"/>SIXApplication/</text:p>
            <text:p text:style-name="P5">Arguments<text:change-end text:change-id="ct-1406243288"/></text:p>
          </table:table-cell>
        </table:table-row>
        <table:table-row>
          <table:table-cell table:style-name="Table6.A3" office:value-type="string">
            <text:p text:style-name="P23">HPCP-JSDL</text:p>
          </table:table-cell>
          <table:table-cell table:style-name="Table6.B3" office:value-type="string">
            <text:p text:style-name="P5"><text:change-start text:change-id="ct-1424314024"/>Application/HPCProfileApplication/</text:p>
            <text:p text:style-name="P5">Execut<text:change-end text:change-id="ct-1424314024"/><text:change-start text:change-id="ct-1424313912"/>able</text:p>
            <text:p text:style-name="P5">Application/HPCProfileApplication/</text:p>
            <text:p text:style-name="P5">Arguments<text:change-end text:change-id="ct-1424313912"/></text:p>
          </table:table-cell>
          <table:table-cell table:style-name="Table6.B3" office:value-type="string">
            <text:p text:style-name="P5"><text:change-start text:change-id="ct-1424313800"/>Application/HPCProfileApplication/</text:p>
            <text:p text:style-name="P5">Executable</text:p>
            <text:p text:style-name="P5">Application/HPCProfileApplication/</text:p>
            <text:p text:style-name="P5">Arguments<text:change-end text:change-id="ct-1424313800"/></text:p>
          </table:table-cell>
        </table:table-row>
        <table:table-row>
          <table:table-cell table:style-name="Table6.A3" office:value-type="string">
            <text:p text:style-name="P23">ARC-JSDL</text:p>
          </table:table-cell>
          <table:table-cell table:style-name="Table6.B3" office:value-type="string">
            <text:p text:style-name="P5"><text:change text:change-id="ct-1424310440"/><text:change-start text:change-id="ct-1424310664"/>Application/Executable/Path</text:p>
            <text:p text:style-name="P5">Application/Executable/Argument<text:change-end text:change-id="ct-1424310664"/></text:p>
          </table:table-cell>
          <table:table-cell table:style-name="Table6.B3" office:value-type="string">
            <text:p text:style-name="P5"><text:change text:change-id="ct-1424310888"/><text:change-start text:change-id="ct-1424311112"/>Applica<text:change-end text:change-id="ct-1424311112"/><text:change-start text:change-id="ct-1424311336"/>tion/Executable/Path</text:p>
            <text:p text:style-name="P5">Application/Executable/Argument<text:change-end text:change-id="ct-1424311336"/></text:p>
          </table:table-cell>
        </table:table-row>
      </table:table>
      <text:p text:style-name="Standard"><text:change text:change-id="ct-1424311560"/><text:change-start text:change-id="ct-1424311784"/>The Executable <text:change-end text:change-id="ct-1424311784"/><text:change-start text:change-id="ct-1406245304"/>data member is a composite of a string and a list of strings, where the string holds the executable and the list holding the arguments.<text:change-end text:change-id="ct-1406245304"/><text:change-start text:change-id="ct-1424312680"/></text:p>
      <text:list xml:id="list2150678926" text:continue-numbering="true" text:style-name="List_20_1">
        <text:list-item>
          <text:list>
            <text:list-item>
              <text:list>
                <text:list-item>
                  <text:p text:style-name="P3"><text:change-end text:change-id="ct-1424312680"/>Input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3"/>
          </table:table-cell>
          <table:table-cell table:style-name="Table7.B1" office:value-type="string">
            <text:p text:style-name="P5">In</text:p>
          </table:table-cell>
          <table:table-cell table:style-name="Table7.B1" office:value-type="string">
            <text:p text:style-name="P5">Out</text:p>
          </table:table-cell>
        </table:table-row>
        <table:table-row>
          <table:table-cell table:style-name="Table7.A2" office:value-type="string">
            <text:p text:style-name="P23">XRSL</text:p>
          </table:table-cell>
          <table:table-cell table:style-name="Table7.B2" office:value-type="string">
            <text:p text:style-name="P5"><text:change-start text:change-id="ct-1424705556"/>stdin<text:change-end text:change-id="ct-1424705556"/></text:p>
          </table:table-cell>
          <table:table-cell table:style-name="Table7.B2" office:value-type="string">
            <text:p text:style-name="P5"><text:change-start text:change-id="ct-1315870496"/>stdin</text:p>
            <text:p text:style-name="P5"><text:change-end text:change-id="ct-1315870496"/><text:change-start text:change-id="ct-1424704548"/>inputFiles<text:change-end text:change-id="ct-1424704548"/></text:p>
          </table:table-cell>
        </table:table-row>
        <table:table-row>
          <table:table-cell table:style-name="Table7.A3" office:value-type="string">
            <text:p text:style-name="P23">JDL</text:p>
          </table:table-cell>
          <table:table-cell table:style-name="Table7.B3" office:value-type="string">
            <text:p text:style-name="P5"><text:change-start text:change-id="ct-1424704100"/>StdInput<text:change-end text:change-id="ct-1424704100"/></text:p>
          </table:table-cell>
          <table:table-cell table:style-name="Table7.B3" office:value-type="string">
            <text:p text:style-name="P5"><text:change-start text:change-id="ct-1425582656"/>StdInput</text:p>
            <text:p text:style-name="P5">InputSandbox<text:change-end text:change-id="ct-1425582656"/></text:p>
          </table:table-cell>
        </table:table-row>
        <table:table-row>
          <table:table-cell table:style-name="Table7.A3" office:value-type="string">
            <text:p text:style-name="P23">JSDL</text:p>
          </table:table-cell>
          <table:table-cell table:style-name="Table7.B3" office:value-type="string">
            <text:p text:style-name="P5"/>
          </table:table-cell>
          <table:table-cell table:style-name="Table7.B3" office:value-type="string">
            <text:p text:style-name="P5"/>
          </table:table-cell>
        </table:table-row>
        <table:table-row>
          <table:table-cell table:style-name="Table7.A3" office:value-type="string">
            <text:p text:style-name="P23">Posix-JSDL</text:p>
          </table:table-cell>
          <table:table-cell table:style-name="Table7.B3" office:value-type="string">
            <text:p text:style-name="P5"><text:change-start text:change-id="ct-1315870048"/>Application/POSIXApplication/</text:p>
            <text:p text:style-name="P5"><text:change-end text:change-id="ct-1315870048"/><text:change-start text:change-id="ct-1433321000"/>Input<text:change-end text:change-id="ct-1433321000"/></text:p>
          </table:table-cell>
          <table:table-cell table:style-name="Table7.B3" office:value-type="string">
            <text:p text:style-name="P5"><text:change-start text:change-id="ct-1432210864"/>Application/POSIXApplication/</text:p>
            <text:p text:style-name="P5">Input<text:change-end text:change-id="ct-1432210864"/></text:p>
          </table:table-cell>
        </table:table-row>
        <table:table-row>
          <table:table-cell table:style-name="Table7.A3" office:value-type="string">
            <text:p text:style-name="P23">HPCP-JSDL</text:p>
          </table:table-cell>
          <table:table-cell table:style-name="Table7.B3" office:value-type="string">
            <text:p text:style-name="P5"><text:change-start text:change-id="ct-1427259992"/>Application/HPCProfileApplication/</text:p>
            <text:p text:style-name="P5">Input<text:change-end text:change-id="ct-1427259992"/></text:p>
          </table:table-cell>
          <table:table-cell table:style-name="Table7.B3" office:value-type="string">
            <text:p text:style-name="P5"><text:change-start text:change-id="ct-1427259880"/>Application/<text:change-end text:change-id="ct-1427259880"/><text:change-start text:change-id="ct-1427259768"/>HPCProfileApplication/</text:p>
            <text:p text:style-name="P5">Input<text:change-end text:change-id="ct-1427259768"/></text:p>
          </table:table-cell>
        </table:table-row>
        <table:table-row>
          <table:table-cell table:style-name="Table7.A3" office:value-type="string">
            <text:p text:style-name="P23">ARC-JSDL</text:p>
          </table:table-cell>
          <table:table-cell table:style-name="Table7.B3" office:value-type="string">
            <text:p text:style-name="P5"><text:change-start text:change-id="ct-1427259656"/>Application/Input<text:change-end text:change-id="ct-1427259656"/></text:p>
          </table:table-cell>
          <table:table-cell table:style-name="Table7.B3" office:value-type="string">
            <text:p text:style-name="P5"/>
          </table:table-cell>
        </table:table-row>
      </table:table>
      <text:p text:style-name="Standard"><text:change-start text:change-id="ct-1432219060"/><text:span text:style-name="T1">If</text:span><text:change-end text:change-id="ct-1432219060"/><text:change-start text:change-id="ct-1432218724"/><text:span text:style-name="T1"> the Input data member</text:span><text:change-end text:change-id="ct-1432218724"/><text:change-start text:change-id="ct-1432219172"/><text:span text:style-name="T1"> does not exist in the File list, it will be added to it.</text:span><text:change-end text:change-id="ct-1432219172"/></text:p>
      <text:list xml:id="list631684093" text:continue-numbering="true" text:style-name="List_20_1">
        <text:list-item>
          <text:list>
            <text:list-item>
              <text:list>
                <text:list-item>
                  <text:p text:style-name="P3"><text:soft-page-break/>Output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/>
          </table:table-cell>
          <table:table-cell table:style-name="Table8.B1" office:value-type="string">
            <text:p text:style-name="P5">In</text:p>
          </table:table-cell>
          <table:table-cell table:style-name="Table8.B1" office:value-type="string">
            <text:p text:style-name="P5">Out</text:p>
          </table:table-cell>
        </table:table-row>
        <table:table-row>
          <table:table-cell table:style-name="Table8.A2" office:value-type="string">
            <text:p text:style-name="P23">XRSL</text:p>
          </table:table-cell>
          <table:table-cell table:style-name="Table8.B2" office:value-type="string">
            <text:p text:style-name="P5"><text:change-start text:change-id="ct-1432219508"/>stdout<text:change-end text:change-id="ct-1432219508"/></text:p>
          </table:table-cell>
          <table:table-cell table:style-name="Table8.B2" office:value-type="string">
            <text:p text:style-name="P5"><text:change-start text:change-id="ct-1432219284"/>stdout</text:p>
            <text:p text:style-name="P5">outputFiles<text:change-end text:change-id="ct-1432219284"/></text:p>
          </table:table-cell>
        </table:table-row>
        <table:table-row>
          <table:table-cell table:style-name="Table8.A3" office:value-type="string">
            <text:p text:style-name="P23">JDL</text:p>
          </table:table-cell>
          <table:table-cell table:style-name="Table8.B3" office:value-type="string">
            <text:p text:style-name="P5"><text:change-start text:change-id="ct-1432218836"/>StdOutput<text:change-end text:change-id="ct-1432218836"/></text:p>
          </table:table-cell>
          <table:table-cell table:style-name="Table8.B3" office:value-type="string">
            <text:p text:style-name="P5"><text:change-start text:change-id="ct-1432218612"/>StdOutput</text:p>
            <text:p text:style-name="P5">OutputSandbox</text:p>
            <text:p text:style-name="P5">OutputSandboxDestURI<text:change-end text:change-id="ct-1432218612"/></text:p>
          </table:table-cell>
        </table:table-row>
        <table:table-row>
          <table:table-cell table:style-name="Table8.A3" office:value-type="string">
            <text:p text:style-name="P23">JSDL</text:p>
          </table:table-cell>
          <table:table-cell table:style-name="Table8.B3" office:value-type="string">
            <text:p text:style-name="P5"><text:change-start text:change-id="ct-1432218500"/><text:variable-get text:name="NMA" office:value-type="string">No matching attribute</text:variable-get><text:change-end text:change-id="ct-1432218500"/></text:p>
          </table:table-cell>
          <table:table-cell table:style-name="Table8.B3" office:value-type="string">
            <text:p text:style-name="P5"><text:change-start text:change-id="ct-1432218388"/><text:variable-get text:name="NM" office:value-type="string">Not mapped</text:variable-get><text:change-end text:change-id="ct-1432218388"/></text:p>
          </table:table-cell>
        </table:table-row>
        <table:table-row>
          <table:table-cell table:style-name="Table8.A3" office:value-type="string">
            <text:p text:style-name="P23">Posix-JSDL</text:p>
          </table:table-cell>
          <table:table-cell table:style-name="Table8.B3" office:value-type="string">
            <text:p text:style-name="P5"><text:change-start text:change-id="ct-1432218276"/>Application/POSIXApplication/Output<text:change-end text:change-id="ct-1432218276"/></text:p>
          </table:table-cell>
          <table:table-cell table:style-name="Table8.B3" office:value-type="string">
            <text:p text:style-name="P5"/>
          </table:table-cell>
        </table:table-row>
        <table:table-row>
          <table:table-cell table:style-name="Table8.A3" office:value-type="string">
            <text:p text:style-name="P23">HPCP-JSDL</text:p>
          </table:table-cell>
          <table:table-cell table:style-name="Table8.B3" office:value-type="string">
            <text:p text:style-name="P5"><text:change-start text:change-id="ct-1432218164"/>Application/HPCProfileApplication/</text:p>
            <text:p text:style-name="P5">Output<text:change-end text:change-id="ct-1432218164"/></text:p>
          </table:table-cell>
          <table:table-cell table:style-name="Table8.B3" office:value-type="string">
            <text:p text:style-name="P5"/>
          </table:table-cell>
        </table:table-row>
        <table:table-row>
          <table:table-cell table:style-name="Table8.A3" office:value-type="string">
            <text:p text:style-name="P23">ARC-JSDL</text:p>
          </table:table-cell>
          <table:table-cell table:style-name="Table8.B3" office:value-type="string">
            <text:p text:style-name="P5"><text:change-start text:change-id="ct-1432218052"/>Application/Output<text:change-end text:change-id="ct-1432218052"/></text:p>
          </table:table-cell>
          <table:table-cell table:style-name="Table8.B3" office:value-type="string">
            <text:p text:style-name="P5"/>
          </table:table-cell>
        </table:table-row>
      </table:table>
      <text:p text:style-name="Standard"><text:change-start text:change-id="ct-1432217940"/><text:span text:style-name="T1">If the Output data member does not exist in the </text:span><text:change-end text:change-id="ct-1432217940"/><text:change-start text:change-id="ct-1432217828"/><text:span text:style-name="T1">File list, it will be added to it.</text:span><text:change-end text:change-id="ct-1432217828"/></text:p>
      <text:list xml:id="list868357648" text:continue-numbering="true" text:style-name="List_20_1">
        <text:list-item>
          <text:list>
            <text:list-item>
              <text:list>
                <text:list-item>
                  <text:p text:style-name="P3">Error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/>
          </table:table-cell>
          <table:table-cell table:style-name="Table9.B1" office:value-type="string">
            <text:p text:style-name="P5">In</text:p>
          </table:table-cell>
          <table:table-cell table:style-name="Table9.B1" office:value-type="string">
            <text:p text:style-name="P5">Out</text:p>
          </table:table-cell>
        </table:table-row>
        <table:table-row>
          <table:table-cell table:style-name="Table9.A2" office:value-type="string">
            <text:p text:style-name="P23">XRSL</text:p>
          </table:table-cell>
          <table:table-cell table:style-name="Table9.B2" office:value-type="string">
            <text:p text:style-name="P5"><text:change-start text:change-id="ct-1432217604"/>stderr<text:change-end text:change-id="ct-1432217604"/></text:p>
          </table:table-cell>
          <table:table-cell table:style-name="Table9.B2" office:value-type="string">
            <text:p text:style-name="P5"><text:change-start text:change-id="ct-1375332584"/>stderr</text:p>
            <text:p text:style-name="P5">outputFiles<text:change-end text:change-id="ct-1375332584"/></text:p>
          </table:table-cell>
        </table:table-row>
        <table:table-row>
          <table:table-cell table:style-name="Table9.A3" office:value-type="string">
            <text:p text:style-name="P23">JDL</text:p>
          </table:table-cell>
          <table:table-cell table:style-name="Table9.B3" office:value-type="string">
            <text:p text:style-name="P5"><text:change-start text:change-id="ct-1333426956"/>StdError<text:change-end text:change-id="ct-1333426956"/></text:p>
          </table:table-cell>
          <table:table-cell table:style-name="Table9.B3" office:value-type="string">
            <text:p text:style-name="P5"><text:change-start text:change-id="ct-1373077136"/>StdError</text:p>
            <text:p text:style-name="P5">OutputSandbox</text:p>
            <text:p text:style-name="P5">OutputSandboxDestURI<text:change-end text:change-id="ct-1373077136"/></text:p>
          </table:table-cell>
        </table:table-row>
        <table:table-row>
          <table:table-cell table:style-name="Table9.A3" office:value-type="string">
            <text:p text:style-name="P23">JSDL</text:p>
          </table:table-cell>
          <table:table-cell table:style-name="Table9.B3" office:value-type="string">
            <text:p text:style-name="P5"><text:change-start text:change-id="ct-1379516060"/><text:variable-get text:name="NMA" office:value-type="string">No matching attribute</text:variable-get><text:change-end text:change-id="ct-1379516060"/></text:p>
          </table:table-cell>
          <table:table-cell table:style-name="Table9.B3" office:value-type="string">
            <text:p text:style-name="P5"><text:change-start text:change-id="ct-1379514604"/><text:variable-get text:name="NM" office:value-type="string">Not mapped</text:variable-get><text:change-end text:change-id="ct-1379514604"/></text:p>
          </table:table-cell>
        </table:table-row>
        <table:table-row>
          <table:table-cell table:style-name="Table9.A3" office:value-type="string">
            <text:p text:style-name="P23">Posix-JSDL</text:p>
          </table:table-cell>
          <table:table-cell table:style-name="Table9.B3" office:value-type="string">
            <text:p text:style-name="P5"><text:change-start text:change-id="ct-1379514268"/>Application/POSIXApplication/Error<text:change-end text:change-id="ct-1379514268"/></text:p>
          </table:table-cell>
          <table:table-cell table:style-name="Table9.B3" office:value-type="string">
            <text:p text:style-name="P5"/>
          </table:table-cell>
        </table:table-row>
        <table:table-row>
          <table:table-cell table:style-name="Table9.A3" office:value-type="string">
            <text:p text:style-name="P23">HPCP-JSDL</text:p>
          </table:table-cell>
          <table:table-cell table:style-name="Table9.B3" office:value-type="string">
            <text:p text:style-name="P5"><text:change-start text:change-id="ct-1379512476"/>Application<text:change-end text:change-id="ct-1379512476"/><text:change-start text:change-id="ct-1379512700"/>/HPCProfileApplication/</text:p>
            <text:p text:style-name="P5">Error<text:change-end text:change-id="ct-1379512700"/></text:p>
          </table:table-cell>
          <table:table-cell table:style-name="Table9.B3" office:value-type="string">
            <text:p text:style-name="P5"/>
          </table:table-cell>
        </table:table-row>
        <table:table-row>
          <table:table-cell table:style-name="Table9.A3" office:value-type="string">
            <text:p text:style-name="P23">ARC-JSDL</text:p>
          </table:table-cell>
          <table:table-cell table:style-name="Table9.B3" office:value-type="string">
            <text:p text:style-name="P5"><text:change-start text:change-id="ct-1379513708"/>Application/Error<text:change-end text:change-id="ct-1379513708"/></text:p>
          </table:table-cell>
          <table:table-cell table:style-name="Table9.B3" office:value-type="string">
            <text:p text:style-name="P5"/>
          </table:table-cell>
        </table:table-row>
      </table:table>
      <text:p text:style-name="P21"><text:change-start text:change-id="ct-1379512924"/>If the Error data member does not exist in the File list, it will be added to it.<text:change-end text:change-id="ct-1379512924"/></text:p>
      <text:list xml:id="list2088544783" text:continue-numbering="true" text:style-name="List_20_1">
        <text:list-item>
          <text:list>
            <text:list-item>
              <text:list>
                <text:list-item>
                  <text:p text:style-name="P3">Join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">In</text:p>
          </table:table-cell>
          <table:table-cell table:style-name="Table10.B1" office:value-type="string">
            <text:p text:style-name="P5">Out</text:p>
          </table:table-cell>
        </table:table-row>
        <table:table-row>
          <table:table-cell table:style-name="Table10.A2" office:value-type="string">
            <text:p text:style-name="P23">XRSL</text:p>
          </table:table-cell>
          <table:table-cell table:style-name="Table10.B2" office:value-type="string">
            <text:p text:style-name="P5"><text:change-start text:change-id="ct-1379513148"/>join<text:change-end text:change-id="ct-1379513148"/></text:p>
          </table:table-cell>
          <table:table-cell table:style-name="Table10.B2" office:value-type="string">
            <text:p text:style-name="P5"><text:change-start text:change-id="ct-1379513260"/><text:variable-get text:name="NM" office:value-type="string">Not mapped</text:variable-get><text:change-end text:change-id="ct-1379513260"/><text:change-start text:change-id="ct-1379513372"/>*<text:change-end text:change-id="ct-1379513372"/></text:p>
          </table:table-cell>
        </table:table-row>
        <table:table-row>
          <table:table-cell table:style-name="Table10.A3" office:value-type="string">
            <text:p text:style-name="P23">JDL</text:p>
          </table:table-cell>
          <table:table-cell table:style-name="Table10.B3" office:value-type="string">
            <text:p text:style-name="P5"><text:change-start text:change-id="ct-1379513484"/><text:variable-get text:name="NMA" office:value-type="string">No matching attribute</text:variable-get><text:change-end text:change-id="ct-1379513484"/></text:p>
          </table:table-cell>
          <table:table-cell table:style-name="Table10.B3" office:value-type="string">
            <text:p text:style-name="P5"><text:change-start text:change-id="ct-1379513596"/><text:variable-get text:name="Same" office:value-type="string">''</text:variable-get><text:change-end text:change-id="ct-1379513596"/></text:p>
          </table:table-cell>
        </table:table-row>
        <table:table-row>
          <table:table-cell table:style-name="Table10.A3" office:value-type="string">
            <text:p text:style-name="P23">JSDL</text:p>
          </table:table-cell>
          <table:table-cell table:style-name="Table10.B3" office:value-type="string">
            <text:p text:style-name="P5"><text:change-start text:change-id="ct-1379513820"/><text:variable-get text:name="Same" office:value-type="string">''</text:variable-get><text:change-end text:change-id="ct-1379513820"/></text:p>
          </table:table-cell>
          <table:table-cell table:style-name="Table10.B3" office:value-type="string">
            <text:p text:style-name="P5"><text:change-start text:change-id="ct-1379513932"/><text:variable-get text:name="Same" office:value-type="string">''</text:variable-get><text:change-end text:change-id="ct-1379513932"/></text:p>
          </table:table-cell>
        </table:table-row>
        <table:table-row>
          <table:table-cell table:style-name="Table10.A3" office:value-type="string">
            <text:p text:style-name="P23">Posix-JSDL</text:p>
          </table:table-cell>
          <table:table-cell table:style-name="Table10.B3" office:value-type="string">
            <text:p text:style-name="P5"><text:change-start text:change-id="ct-1379514044"/><text:variable-get text:name="Same" office:value-type="string">''</text:variable-get><text:change-end text:change-id="ct-1379514044"/></text:p>
          </table:table-cell>
          <table:table-cell table:style-name="Table10.B3" office:value-type="string">
            <text:p text:style-name="P5"><text:change-start text:change-id="ct-1379514156"/><text:variable-get text:name="Same" office:value-type="string">''</text:variable-get><text:change-end text:change-id="ct-1379514156"/></text:p>
          </table:table-cell>
        </table:table-row>
        <table:table-row>
          <table:table-cell table:style-name="Table10.A3" office:value-type="string">
            <text:p text:style-name="P23">HPCP-JSDL</text:p>
          </table:table-cell>
          <table:table-cell table:style-name="Table10.B3" office:value-type="string">
            <text:p text:style-name="P5"><text:change-start text:change-id="ct-1379514380"/><text:variable-get text:name="Same" office:value-type="string">''</text:variable-get><text:change-end text:change-id="ct-1379514380"/></text:p>
          </table:table-cell>
          <table:table-cell table:style-name="Table10.B3" office:value-type="string">
            <text:p text:style-name="P5"><text:change-start text:change-id="ct-1379514492"/><text:variable-get text:name="Same" office:value-type="string">''</text:variable-get><text:change-end text:change-id="ct-1379514492"/></text:p>
          </table:table-cell>
        </table:table-row>
        <table:table-row>
          <table:table-cell table:style-name="Table10.A3" office:value-type="string">
            <text:p text:style-name="P23">ARC-JSDL</text:p>
          </table:table-cell>
          <table:table-cell table:style-name="Table10.B3" office:value-type="string">
            <text:p text:style-name="P5"><text:change-start text:change-id="ct-1372330104"/>Application/Join<text:change-end text:change-id="ct-1372330104"/></text:p>
          </table:table-cell>
          <table:table-cell table:style-name="Table10.B3" office:value-type="string">
            <text:p text:style-name="P5"><text:change-start text:change-id="ct-1373442180"/>Application/Join<text:change-end text:change-id="ct-1373442180"/></text:p>
          </table:table-cell>
        </table:table-row>
      </table:table>
      <text:p text:style-name="Standard"><text:change-start text:change-id="ct-1375305364"/>* TODO<text:change-end text:change-id="ct-1375305364"/></text:p>
      <text:list xml:id="list1521613084" text:continue-numbering="true" text:style-name="List_20_1">
        <text:list-item>
          <text:list>
            <text:list-item>
              <text:list>
                <text:list-item>
                  <text:p text:style-name="P3"><text:soft-page-break/>Environment</text:p>
                  <text:list>
                    <text:list-item>
                      <text:p text:style-name="P3">Name</text:p>
                    </text:list-item>
                  </text:list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3"/>
          </table:table-cell>
          <table:table-cell table:style-name="Table11.B1" office:value-type="string">
            <text:p text:style-name="P5">In</text:p>
          </table:table-cell>
          <table:table-cell table:style-name="Table11.B1" office:value-type="string">
            <text:p text:style-name="P5">Out</text:p>
          </table:table-cell>
        </table:table-row>
        <table:table-row>
          <table:table-cell table:style-name="Table11.A2" office:value-type="string">
            <text:p text:style-name="P23">XRSL</text:p>
          </table:table-cell>
          <table:table-cell table:style-name="Table11.B2" office:value-type="string">
            <text:p text:style-name="P5"><text:change-start text:change-id="ct-1375303684"/>environment<text:change-end text:change-id="ct-1375303684"/><text:change-start text:change-id="ct-1375304692"/>*<text:change-end text:change-id="ct-1375304692"/></text:p>
          </table:table-cell>
          <table:table-cell table:style-name="Table11.B2" office:value-type="string">
            <text:p text:style-name="P5"><text:change-start text:change-id="ct-1375304244"/>environment<text:change-end text:change-id="ct-1375304244"/><text:change-start text:change-id="ct-1375304356"/>*<text:change-end text:change-id="ct-1375304356"/></text:p>
          </table:table-cell>
        </table:table-row>
        <table:table-row>
          <table:table-cell table:style-name="Table11.A3" office:value-type="string">
            <text:p text:style-name="P23">JDL</text:p>
          </table:table-cell>
          <table:table-cell table:style-name="Table11.B3" office:value-type="string">
            <text:p text:style-name="P5"><text:change-start text:change-id="ct-1375303796"/>Environment<text:change-end text:change-id="ct-1375303796"/><text:change-start text:change-id="ct-1375303908"/>**<text:change-end text:change-id="ct-1375303908"/></text:p>
          </table:table-cell>
          <table:table-cell table:style-name="Table11.B3" office:value-type="string">
            <text:p text:style-name="P5"><text:change-start text:change-id="ct-1375304468"/>Environment<text:change-end text:change-id="ct-1375304468"/><text:change-start text:change-id="ct-1375305140"/>**<text:change-end text:change-id="ct-1375305140"/></text:p>
          </table:table-cell>
        </table:table-row>
        <table:table-row>
          <table:table-cell table:style-name="Table11.A3" office:value-type="string">
            <text:p text:style-name="P23">JSDL</text:p>
          </table:table-cell>
          <table:table-cell table:style-name="Table11.B3" office:value-type="string">
            <text:p text:style-name="P5"><text:change-start text:change-id="ct-1375304916"/><text:variable-get text:name="NMA" office:value-type="string">No matching attribute</text:variable-get><text:change-end text:change-id="ct-1375304916"/></text:p>
          </table:table-cell>
          <table:table-cell table:style-name="Table11.B3" office:value-type="string">
            <text:p text:style-name="P5"><text:change-start text:change-id="ct-1375305252"/><text:variable-get text:name="NM" office:value-type="string">Not mapped</text:variable-get><text:change-end text:change-id="ct-1375305252"/></text:p>
          </table:table-cell>
        </table:table-row>
        <table:table-row>
          <table:table-cell table:style-name="Table11.A3" office:value-type="string">
            <text:p text:style-name="P23">Posix-JSDL</text:p>
          </table:table-cell>
          <table:table-cell table:style-name="Table11.B3" office:value-type="string">
            <text:p text:style-name="P5"><text:change-start text:change-id="ct-1375305476"/>Application<text:change-end text:change-id="ct-1375305476"/><text:change-start text:change-id="ct-1379546920"/>/POSIXApplication/</text:p>
            <text:p text:style-name="P5">Environment.name<text:change-end text:change-id="ct-1379546920"/></text:p>
          </table:table-cell>
          <table:table-cell table:style-name="Table11.B3" office:value-type="string">
            <text:p text:style-name="P5"><text:change-start text:change-id="ct-1379547032"/>Application/POSIXApplication/</text:p>
            <text:p text:style-name="P5">Environment.name<text:change-end text:change-id="ct-1379547032"/></text:p>
          </table:table-cell>
        </table:table-row>
        <table:table-row>
          <table:table-cell table:style-name="Table11.A3" office:value-type="string">
            <text:p text:style-name="P23">HPCP-JSDL</text:p>
          </table:table-cell>
          <table:table-cell table:style-name="Table11.B3" office:value-type="string">
            <text:p text:style-name="P5"><text:change-start text:change-id="ct-1379547368"/>Application/HPCProfileApplication/</text:p>
            <text:p text:style-name="P5">Environment.name<text:change-end text:change-id="ct-1379547368"/></text:p>
          </table:table-cell>
          <table:table-cell table:style-name="Table11.B3" office:value-type="string">
            <text:p text:style-name="P5"><text:change-start text:change-id="ct-1379546696"/>Appl<text:change-end text:change-id="ct-1379546696"/><text:change-start text:change-id="ct-1379546808"/>ication/HPCProfileApplication/</text:p>
            <text:p text:style-name="P5">Environment.name<text:change-end text:change-id="ct-1379546808"/></text:p>
          </table:table-cell>
        </table:table-row>
        <table:table-row>
          <table:table-cell table:style-name="Table11.A3" office:value-type="string">
            <text:p text:style-name="P23">ARC-JSDL</text:p>
          </table:table-cell>
          <table:table-cell table:style-name="Table11.B3" office:value-type="string">
            <text:p text:style-name="P5"><text:change-start text:change-id="ct-1379546472"/>Application/<text:change-end text:change-id="ct-1379546472"/><text:change-start text:change-id="ct-1379546584"/>Environment/Name<text:change-end text:change-id="ct-1379546584"/></text:p>
          </table:table-cell>
          <table:table-cell table:style-name="Table11.B3" office:value-type="string">
            <text:p text:style-name="P5"/>
          </table:table-cell>
        </table:table-row>
      </table:table>
      <text:p text:style-name="Text_20_body"><text:change-start text:change-id="ct-1379546248"/>* <text:span text:style-name="T1">The XRSL attribute environment</text:span><text:change-end text:change-id="ct-1379546248"/><text:change-start text:change-id="ct-1379546136"/><text:span text:style-name="T1"> is a list of pairs</text:span><text:change-end text:change-id="ct-1379546136"/><text:change-start text:change-id="ct-1379546360"/><text:span text:style-name="T1">. The first element of each pair is mapped to the Name data member.</text:span><text:change-end text:change-id="ct-1379546360"/><text:change-start text:change-id="ct-1379546024"/></text:p>
      <text:p text:style-name="Text_20_body"><text:span text:style-name="T1">**</text:span><text:change-end text:change-id="ct-1379546024"/><text:change-start text:change-id="ct-1379545464"/><text:span text:style-name="T1"> The JDL attribute Environment is a list of equalities</text:span><text:change-end text:change-id="ct-1379545464"/><text:change text:change-id="ct-1379548376"/><text:change-start text:change-id="ct-1379548824"/><text:span text:style-name="T1">.</text:span><text:change-end text:change-id="ct-1379548824"/></text:p>
      <text:list xml:id="list84232628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Value</text:p>
                    </text:list-item>
                  </text:list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5">In</text:p>
          </table:table-cell>
          <table:table-cell table:style-name="Table12.B1" office:value-type="string">
            <text:p text:style-name="P5">Out</text:p>
          </table:table-cell>
        </table:table-row>
        <table:table-row>
          <table:table-cell table:style-name="Table12.A2" office:value-type="string">
            <text:p text:style-name="P23">XRSL</text:p>
          </table:table-cell>
          <table:table-cell table:style-name="Table12.B2" office:value-type="string">
            <text:p text:style-name="P5"><text:change-start text:change-id="ct-1379548936"/>environment<text:change-end text:change-id="ct-1379548936"/><text:change-start text:change-id="ct-1379545688"/>*<text:change-end text:change-id="ct-1379545688"/></text:p>
          </table:table-cell>
          <table:table-cell table:style-name="Table12.B2" office:value-type="string">
            <text:p text:style-name="P5"><text:change-start text:change-id="ct-1379545800"/>environment<text:change-end text:change-id="ct-1379545800"/><text:change-start text:change-id="ct-1379545912"/>*<text:change-end text:change-id="ct-1379545912"/></text:p>
          </table:table-cell>
        </table:table-row>
        <table:table-row>
          <table:table-cell table:style-name="Table12.A3" office:value-type="string">
            <text:p text:style-name="P23">JDL</text:p>
          </table:table-cell>
          <table:table-cell table:style-name="Table12.B3" office:value-type="string">
            <text:p text:style-name="P5"><text:change-start text:change-id="ct-1379548264"/>Environment<text:change-end text:change-id="ct-1379548264"/><text:change-start text:change-id="ct-1379545576"/>**<text:change-end text:change-id="ct-1379545576"/><text:change text:change-id="ct-1379548488"/></text:p>
          </table:table-cell>
          <table:table-cell table:style-name="Table12.B3" office:value-type="string">
            <text:p text:style-name="P5"><text:change-start text:change-id="ct-1379547928"/>Environment<text:change-end text:change-id="ct-1379547928"/><text:change-start text:change-id="ct-1379548040"/>**<text:change-end text:change-id="ct-1379548040"/><text:change text:change-id="ct-1379547816"/></text:p>
          </table:table-cell>
        </table:table-row>
        <table:table-row>
          <table:table-cell table:style-name="Table12.A3" office:value-type="string">
            <text:p text:style-name="P23">JSDL</text:p>
          </table:table-cell>
          <table:table-cell table:style-name="Table12.B3" office:value-type="string">
            <text:p text:style-name="P5"><text:change-start text:change-id="ct-1379547704"/><text:variable-get text:name="NMA" office:value-type="string">No matching attribute</text:variable-get><text:change-end text:change-id="ct-1379547704"/></text:p>
          </table:table-cell>
          <table:table-cell table:style-name="Table12.B3" office:value-type="string">
            <text:p text:style-name="P5"><text:change-start text:change-id="ct-1379545352"/><text:variable-get text:name="NM" office:value-type="string">Not mapped</text:variable-get><text:change-end text:change-id="ct-1379545352"/></text:p>
          </table:table-cell>
        </table:table-row>
        <table:table-row>
          <table:table-cell table:style-name="Table12.A3" office:value-type="string">
            <text:p text:style-name="P23">Posix-JSDL</text:p>
          </table:table-cell>
          <table:table-cell table:style-name="Table12.B3" office:value-type="string">
            <text:p text:style-name="P5"><text:change-start text:change-id="ct-1379545240"/>Application/POSIXApplication/</text:p>
            <text:p text:style-name="P5">Environment<text:change-end text:change-id="ct-1379545240"/></text:p>
          </table:table-cell>
          <table:table-cell table:style-name="Table12.B3" office:value-type="string">
            <text:p text:style-name="P5"><text:change-start text:change-id="ct-1379548152"/>Application/PO<text:change-end text:change-id="ct-1379548152"/><text:change-start text:change-id="ct-1379549048"/>SIXApplication/</text:p>
            <text:p text:style-name="P5">Environment<text:change-end text:change-id="ct-1379549048"/></text:p>
          </table:table-cell>
        </table:table-row>
        <table:table-row>
          <table:table-cell table:style-name="Table12.A3" office:value-type="string">
            <text:p text:style-name="P23">HPCP-JSDL</text:p>
          </table:table-cell>
          <table:table-cell table:style-name="Table12.B3" office:value-type="string">
            <text:p text:style-name="P5"><text:change-start text:change-id="ct-1379549160"/>Application/HPCProfileApplication/</text:p>
            <text:p text:style-name="P5"><text:change-end text:change-id="ct-1379549160"/><text:change-start text:change-id="ct-1316065028"/>Environment<text:change-end text:change-id="ct-1316065028"/></text:p>
          </table:table-cell>
          <table:table-cell table:style-name="Table12.B3" office:value-type="string">
            <text:p text:style-name="P5"><text:change-start text:change-id="ct-1316064020"/>Applicaion/HPCProfileApplication/</text:p>
            <text:p text:style-name="P5">Environment<text:change-end text:change-id="ct-1316064020"/></text:p>
          </table:table-cell>
        </table:table-row>
        <table:table-row>
          <table:table-cell table:style-name="Table12.A3" office:value-type="string">
            <text:p text:style-name="P23">ARC-JSDL</text:p>
          </table:table-cell>
          <table:table-cell table:style-name="Table12.B3" office:value-type="string">
            <text:p text:style-name="P5"><text:change-start text:change-id="ct-1316062340"/>Application/Environment/Value<text:change-end text:change-id="ct-1316062340"/></text:p>
          </table:table-cell>
          <table:table-cell table:style-name="Table12.B3" office:value-type="string">
            <text:p text:style-name="P5"/>
          </table:table-cell>
        </table:table-row>
      </table:table>
      <text:list xml:id="list350310663" text:continue-numbering="true" text:style-name="List_20_1">
        <text:list-item>
          <text:list>
            <text:list-item>
              <text:list>
                <text:list-item>
                  <text:p text:style-name="P3"><text:change text:change-id="ct-1316062116"/>Prologue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3"/>
          </table:table-cell>
          <table:table-cell table:style-name="Table13.B1" office:value-type="string">
            <text:p text:style-name="P5">In</text:p>
          </table:table-cell>
          <table:table-cell table:style-name="Table13.B1" office:value-type="string">
            <text:p text:style-name="P5">Out</text:p>
          </table:table-cell>
        </table:table-row>
        <table:table-row>
          <table:table-cell table:style-name="Table13.A2" office:value-type="string">
            <text:p text:style-name="P23">XRSL</text:p>
          </table:table-cell>
          <table:table-cell table:style-name="Table13.B2" office:value-type="string">
            <text:p text:style-name="P5"><text:change-start text:change-id="ct-1316064132"/><text:variable-get text:name="NMA" office:value-type="string">No matching attribute</text:variable-get><text:change-end text:change-id="ct-1316064132"/></text:p>
          </table:table-cell>
          <table:table-cell table:style-name="Table13.B2" office:value-type="string">
            <text:p text:style-name="P5"><text:change-start text:change-id="ct-1316064356"/><text:variable-get text:name="NM" office:value-type="string">Not mapped</text:variable-get><text:change-end text:change-id="ct-1316064356"/></text:p>
          </table:table-cell>
        </table:table-row>
        <table:table-row>
          <table:table-cell table:style-name="Table13.A3" office:value-type="string">
            <text:p text:style-name="P23">JDL</text:p>
          </table:table-cell>
          <table:table-cell table:style-name="Table13.B3" office:value-type="string">
            <text:p text:style-name="P5"><text:change-start text:change-id="ct-1316064468"/>Prologue</text:p>
            <text:p text:style-name="P5">PrologueArgument<text:change-end text:change-id="ct-1316064468"/></text:p>
          </table:table-cell>
          <table:table-cell table:style-name="Table13.B3" office:value-type="string">
            <text:p text:style-name="P5"><text:change-start text:change-id="ct-1316065140"/>Prologue</text:p>
            <text:p text:style-name="P5">PrologueArgument<text:change-end text:change-id="ct-1316065140"/></text:p>
          </table:table-cell>
        </table:table-row>
        <table:table-row>
          <table:table-cell table:style-name="Table13.A3" office:value-type="string">
            <text:p text:style-name="P23">JSDL</text:p>
          </table:table-cell>
          <table:table-cell table:style-name="Table13.B3" office:value-type="string">
            <text:p text:style-name="P5"><text:change-start text:change-id="ct-1316064804"/><text:variable-get text:name="NMA" office:value-type="string">No matching attribute</text:variable-get><text:change-end text:change-id="ct-1316064804"/></text:p>
          </table:table-cell>
          <table:table-cell table:style-name="Table13.B3" office:value-type="string">
            <text:p text:style-name="P5"><text:change-start text:change-id="ct-1316061780"/><text:variable-get text:name="NM" office:value-type="string">Not mapped</text:variable-get><text:change-end text:change-id="ct-1316061780"/></text:p>
          </table:table-cell>
        </table:table-row>
        <table:table-row>
          <table:table-cell table:style-name="Table13.A3" office:value-type="string">
            <text:p text:style-name="P23">Posix-JSDL</text:p>
          </table:table-cell>
          <table:table-cell table:style-name="Table13.B3" office:value-type="string">
            <text:p text:style-name="P5"><text:change-start text:change-id="ct-1316064916"/><text:variable-get text:name="Same" office:value-type="string">''</text:variable-get><text:change-end text:change-id="ct-1316064916"/></text:p>
          </table:table-cell>
          <table:table-cell table:style-name="Table13.B3" office:value-type="string">
            <text:p text:style-name="P5"><text:change-start text:change-id="ct-1316061444"/><text:variable-get text:name="Same" office:value-type="string">''</text:variable-get><text:change-end text:change-id="ct-1316061444"/></text:p>
          </table:table-cell>
        </table:table-row>
        <table:table-row>
          <table:table-cell table:style-name="Table13.A3" office:value-type="string">
            <text:p text:style-name="P23">HPCP-JSDL</text:p>
          </table:table-cell>
          <table:table-cell table:style-name="Table13.B3" office:value-type="string">
            <text:p text:style-name="P5"><text:change-start text:change-id="ct-1316061332"/><text:variable-get text:name="Same" office:value-type="string">''</text:variable-get><text:change-end text:change-id="ct-1316061332"/></text:p>
          </table:table-cell>
          <table:table-cell table:style-name="Table13.B3" office:value-type="string">
            <text:p text:style-name="P5"><text:change-start text:change-id="ct-1316062452"/><text:variable-get text:name="Same" office:value-type="string">''</text:variable-get><text:change-end text:change-id="ct-1316062452"/></text:p>
          </table:table-cell>
        </table:table-row>
        <table:table-row>
          <table:table-cell table:style-name="Table13.A3" office:value-type="string">
            <text:p text:style-name="P23">ARC-JSDL</text:p>
          </table:table-cell>
          <table:table-cell table:style-name="Table13.B3" office:value-type="string">
            <text:p text:style-name="P5"><text:change-start text:change-id="ct-1316064692"/>Application/Prologue/Path</text:p>
            <text:p text:style-name="P5">Application/Prologue/Argument<text:change-end text:change-id="ct-1316064692"/></text:p>
          </table:table-cell>
          <table:table-cell table:style-name="Table13.B3" office:value-type="string">
            <text:p text:style-name="P5"><text:change-start text:change-id="ct-1316061892"/>Application/Prologue/Path</text:p>
            <text:p text:style-name="P5">Application/Prologue/Argument<text:change-end text:change-id="ct-1316061892"/></text:p>
          </table:table-cell>
        </table:table-row>
      </table:table>
      <text:list xml:id="list2038465435" text:continue-numbering="true" text:style-name="List_20_1">
        <text:list-item>
          <text:list>
            <text:list-item>
              <text:list>
                <text:list-item>
                  <text:p text:style-name="P3"><text:change text:change-id="ct-1316065252"/><text:soft-page-break/>Epilogue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3"/>
          </table:table-cell>
          <table:table-cell table:style-name="Table14.B1" office:value-type="string">
            <text:p text:style-name="P5">In</text:p>
          </table:table-cell>
          <table:table-cell table:style-name="Table14.B1" office:value-type="string">
            <text:p text:style-name="P5">Out</text:p>
          </table:table-cell>
        </table:table-row>
        <table:table-row>
          <table:table-cell table:style-name="Table14.A2" office:value-type="string">
            <text:p text:style-name="P23">XRSL</text:p>
          </table:table-cell>
          <table:table-cell table:style-name="Table14.B2" office:value-type="string">
            <text:p text:style-name="P5"><text:change-start text:change-id="ct-1316062004"/><text:variable-get text:name="NMA" office:value-type="string">No matching attribute</text:variable-get><text:change-end text:change-id="ct-1316062004"/></text:p>
          </table:table-cell>
          <table:table-cell table:style-name="Table14.B2" office:value-type="string">
            <text:p text:style-name="P5"><text:change-start text:change-id="ct-1374111756"/><text:variable-get text:name="NM" office:value-type="string">Not mapped</text:variable-get><text:change-end text:change-id="ct-1374111756"/></text:p>
          </table:table-cell>
        </table:table-row>
        <table:table-row>
          <table:table-cell table:style-name="Table14.A3" office:value-type="string">
            <text:p text:style-name="P23">JDL</text:p>
          </table:table-cell>
          <table:table-cell table:style-name="Table14.B3" office:value-type="string">
            <text:p text:style-name="P5"><text:change-start text:change-id="ct-1374111644"/>Epilogue</text:p>
            <text:p text:style-name="P5">E<text:change-end text:change-id="ct-1374111644"/><text:change-start text:change-id="ct-1374111532"/>pilogueArgument<text:change-end text:change-id="ct-1374111532"/></text:p>
          </table:table-cell>
          <table:table-cell table:style-name="Table14.B3" office:value-type="string">
            <text:p text:style-name="P5"><text:change-start text:change-id="ct-1374111420"/>Epilogue</text:p>
            <text:p text:style-name="P5">EpilogueArgument<text:change-end text:change-id="ct-1374111420"/></text:p>
          </table:table-cell>
        </table:table-row>
        <table:table-row>
          <table:table-cell table:style-name="Table14.A3" office:value-type="string">
            <text:p text:style-name="P23">JSDL</text:p>
          </table:table-cell>
          <table:table-cell table:style-name="Table14.B3" office:value-type="string">
            <text:p text:style-name="P5"><text:change-start text:change-id="ct-1374111308"/><text:variable-get text:name="NMA" office:value-type="string">No matching attribute</text:variable-get><text:change-end text:change-id="ct-1374111308"/></text:p>
          </table:table-cell>
          <table:table-cell table:style-name="Table14.B3" office:value-type="string">
            <text:p text:style-name="P5"><text:change-start text:change-id="ct-1374111196"/><text:variable-get text:name="NM" office:value-type="string">Not mapped</text:variable-get><text:change-end text:change-id="ct-1374111196"/></text:p>
          </table:table-cell>
        </table:table-row>
        <table:table-row>
          <table:table-cell table:style-name="Table14.A3" office:value-type="string">
            <text:p text:style-name="P23">Posix-JSDL</text:p>
          </table:table-cell>
          <table:table-cell table:style-name="Table14.B3" office:value-type="string">
            <text:p text:style-name="P5"><text:change-start text:change-id="ct-1374111084"/><text:variable-get text:name="Same" office:value-type="string">''</text:variable-get><text:change-end text:change-id="ct-1374111084"/></text:p>
          </table:table-cell>
          <table:table-cell table:style-name="Table14.B3" office:value-type="string">
            <text:p text:style-name="P5"><text:change-start text:change-id="ct-1374110972"/><text:variable-get text:name="Same" office:value-type="string">''</text:variable-get><text:change-end text:change-id="ct-1374110972"/></text:p>
          </table:table-cell>
        </table:table-row>
        <table:table-row>
          <table:table-cell table:style-name="Table14.A3" office:value-type="string">
            <text:p text:style-name="P23">HPCP-JSDL</text:p>
          </table:table-cell>
          <table:table-cell table:style-name="Table14.B3" office:value-type="string">
            <text:p text:style-name="P5"><text:change-start text:change-id="ct-1374110860"/><text:variable-get text:name="Same" office:value-type="string">''</text:variable-get><text:change-end text:change-id="ct-1374110860"/></text:p>
          </table:table-cell>
          <table:table-cell table:style-name="Table14.B3" office:value-type="string">
            <text:p text:style-name="P5"><text:change-start text:change-id="ct-1374110748"/><text:variable-get text:name="Same" office:value-type="string">''</text:variable-get><text:change-end text:change-id="ct-1374110748"/></text:p>
          </table:table-cell>
        </table:table-row>
        <table:table-row>
          <table:table-cell table:style-name="Table14.A3" office:value-type="string">
            <text:p text:style-name="P23">ARC-JSDL</text:p>
          </table:table-cell>
          <table:table-cell table:style-name="Table14.B3" office:value-type="string">
            <text:p text:style-name="P5"><text:change-start text:change-id="ct-1374110636"/>Application/Epilogue/Path</text:p>
            <text:p text:style-name="P5">Application/Epilogue/Argument<text:change-end text:change-id="ct-1374110636"/></text:p>
          </table:table-cell>
          <table:table-cell table:style-name="Table14.B3" office:value-type="string">
            <text:p text:style-name="P5"><text:change-start text:change-id="ct-1374110524"/>Application/Epilogue/Path</text:p>
            <text:p text:style-name="P5">Application/Epilogue/Argument<text:change-end text:change-id="ct-1374110524"/></text:p>
          </table:table-cell>
        </table:table-row>
      </table:table>
      <text:list xml:id="list253356280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10300"/>LogDir</text:p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3"/>
          </table:table-cell>
          <table:table-cell table:style-name="Table15.B1" office:value-type="string">
            <text:p text:style-name="P5">In</text:p>
          </table:table-cell>
          <table:table-cell table:style-name="Table15.B1" office:value-type="string">
            <text:p text:style-name="P5">Out</text:p>
          </table:table-cell>
        </table:table-row>
        <table:table-row>
          <table:table-cell table:style-name="Table15.A2" office:value-type="string">
            <text:p text:style-name="P23">XRSL</text:p>
          </table:table-cell>
          <table:table-cell table:style-name="Table15.B2" office:value-type="string">
            <text:p text:style-name="P5"><text:change-start text:change-id="ct-1374110076"/>gmlog<text:change-end text:change-id="ct-1374110076"/></text:p>
          </table:table-cell>
          <table:table-cell table:style-name="Table15.B2" office:value-type="string">
            <text:p text:style-name="P5"><text:change-start text:change-id="ct-1374109964"/>gmlog<text:change-end text:change-id="ct-1374109964"/><text:change-start text:change-id="ct-1374109852"/></text:p>
            <text:p text:style-name="P5">outputFiles<text:change-end text:change-id="ct-1374109852"/></text:p>
          </table:table-cell>
        </table:table-row>
        <table:table-row>
          <table:table-cell table:style-name="Table15.A3" office:value-type="string">
            <text:p text:style-name="P23">JDL</text:p>
          </table:table-cell>
          <table:table-cell table:style-name="Table15.B3" office:value-type="string">
            <text:p text:style-name="P5"><text:change-start text:change-id="ct-1374111868"/><text:variable-get text:name="NMA" office:value-type="string">No matching attribute</text:variable-get><text:change-end text:change-id="ct-1374111868"/></text:p>
          </table:table-cell>
          <table:table-cell table:style-name="Table15.B3" office:value-type="string">
            <text:p text:style-name="P5"><text:change-start text:change-id="ct-1374038368"/><text:variable-get text:name="NM" office:value-type="string">Not mapped</text:variable-get><text:change-end text:change-id="ct-1374038368"/></text:p>
          </table:table-cell>
        </table:table-row>
        <table:table-row>
          <table:table-cell table:style-name="Table15.A3" office:value-type="string">
            <text:p text:style-name="P23">JSDL</text:p>
          </table:table-cell>
          <table:table-cell table:style-name="Table15.B3" office:value-type="string">
            <text:p text:style-name="P5"><text:change-start text:change-id="ct-1374038256"/><text:variable-get text:name="Same" office:value-type="string">''</text:variable-get><text:change-end text:change-id="ct-1374038256"/></text:p>
          </table:table-cell>
          <table:table-cell table:style-name="Table15.B3" office:value-type="string">
            <text:p text:style-name="P5"><text:change-start text:change-id="ct-1374038144"/><text:variable-get text:name="Same" office:value-type="string">''</text:variable-get><text:change-end text:change-id="ct-1374038144"/></text:p>
          </table:table-cell>
        </table:table-row>
        <table:table-row>
          <table:table-cell table:style-name="Table15.A3" office:value-type="string">
            <text:p text:style-name="P23">Posix-JSDL</text:p>
          </table:table-cell>
          <table:table-cell table:style-name="Table15.B3" office:value-type="string">
            <text:p text:style-name="P5"><text:change-start text:change-id="ct-1374038032"/><text:variable-get text:name="Same" office:value-type="string">''</text:variable-get><text:change-end text:change-id="ct-1374038032"/></text:p>
          </table:table-cell>
          <table:table-cell table:style-name="Table15.B3" office:value-type="string">
            <text:p text:style-name="P5"><text:change-start text:change-id="ct-1374036912"/><text:variable-get text:name="Same" office:value-type="string">''</text:variable-get><text:change-end text:change-id="ct-1374036912"/></text:p>
          </table:table-cell>
        </table:table-row>
        <table:table-row>
          <table:table-cell table:style-name="Table15.A3" office:value-type="string">
            <text:p text:style-name="P23">HPCP-JSDL</text:p>
          </table:table-cell>
          <table:table-cell table:style-name="Table15.B3" office:value-type="string">
            <text:p text:style-name="P5"><text:change-start text:change-id="ct-1374038480"/><text:variable-get text:name="Same" office:value-type="string">''</text:variable-get><text:change-end text:change-id="ct-1374038480"/></text:p>
          </table:table-cell>
          <table:table-cell table:style-name="Table15.B3" office:value-type="string">
            <text:p text:style-name="P5"><text:change-start text:change-id="ct-1373929860"/><text:variable-get text:name="Same" office:value-type="string">''</text:variable-get><text:change-end text:change-id="ct-1373929860"/></text:p>
          </table:table-cell>
        </table:table-row>
        <table:table-row>
          <table:table-cell table:style-name="Table15.A3" office:value-type="string">
            <text:p text:style-name="P23">ARC-JSDL</text:p>
          </table:table-cell>
          <table:table-cell table:style-name="Table15.B3" office:value-type="string">
            <text:p text:style-name="P5"><text:change-start text:change-id="ct-1373929972"/>Application/LogDir<text:change-end text:change-id="ct-1373929972"/></text:p>
          </table:table-cell>
          <table:table-cell table:style-name="Table15.B3" office:value-type="string">
            <text:p text:style-name="P5"><text:change-start text:change-id="ct-1373930084"/>Application/LogDir<text:change-end text:change-id="ct-1373930084"/></text:p>
          </table:table-cell>
        </table:table-row>
      </table:table>
      <text:list xml:id="list122030068" text:continue-numbering="true" text:style-name="List_20_1">
        <text:list-item>
          <text:list>
            <text:list-item>
              <text:list>
                <text:list-item>
                  <text:p text:style-name="P3"><text:change text:change-id="ct-1373930308"/>RemoteLogging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3"/>
          </table:table-cell>
          <table:table-cell table:style-name="Table16.B1" office:value-type="string">
            <text:p text:style-name="P5">In</text:p>
          </table:table-cell>
          <table:table-cell table:style-name="Table16.B1" office:value-type="string">
            <text:p text:style-name="P5">Out</text:p>
          </table:table-cell>
        </table:table-row>
        <table:table-row>
          <table:table-cell table:style-name="Table16.A2" office:value-type="string">
            <text:p text:style-name="P23">XRSL</text:p>
          </table:table-cell>
          <table:table-cell table:style-name="Table16.B2" office:value-type="string">
            <text:p text:style-name="P5"><text:change-start text:change-id="ct-1373930420"/>jobreport<text:change-end text:change-id="ct-1373930420"/></text:p>
          </table:table-cell>
          <table:table-cell table:style-name="Table16.B2" office:value-type="string">
            <text:p text:style-name="P5"><text:change-start text:change-id="ct-1373930532"/>jobreport<text:change-end text:change-id="ct-1373930532"/></text:p>
          </table:table-cell>
        </table:table-row>
        <table:table-row>
          <table:table-cell table:style-name="Table16.A3" office:value-type="string">
            <text:p text:style-name="P23">JDL</text:p>
          </table:table-cell>
          <table:table-cell table:style-name="Table16.B3" office:value-type="string">
            <text:p text:style-name="P5"><text:change-start text:change-id="ct-1373930644"/><text:variable-get text:name="NMA" office:value-type="string">No matching attribute</text:variable-get><text:change-end text:change-id="ct-1373930644"/></text:p>
          </table:table-cell>
          <table:table-cell table:style-name="Table16.B3" office:value-type="string">
            <text:p text:style-name="P5"><text:change-start text:change-id="ct-1373930756"/><text:variable-get text:name="NM" office:value-type="string">Not mapped</text:variable-get><text:change-end text:change-id="ct-1373930756"/></text:p>
          </table:table-cell>
        </table:table-row>
        <table:table-row>
          <table:table-cell table:style-name="Table16.A3" office:value-type="string">
            <text:p text:style-name="P23">JSDL</text:p>
          </table:table-cell>
          <table:table-cell table:style-name="Table16.B3" office:value-type="string">
            <text:p text:style-name="P5"><text:change-start text:change-id="ct-1373930868"/><text:variable-get text:name="Same" office:value-type="string">''</text:variable-get><text:change-end text:change-id="ct-1373930868"/></text:p>
          </table:table-cell>
          <table:table-cell table:style-name="Table16.B3" office:value-type="string">
            <text:p text:style-name="P5"><text:change-start text:change-id="ct-1373930980"/><text:variable-get text:name="Same" office:value-type="string">''</text:variable-get><text:change-end text:change-id="ct-1373930980"/></text:p>
          </table:table-cell>
        </table:table-row>
        <table:table-row>
          <table:table-cell table:style-name="Table16.A3" office:value-type="string">
            <text:p text:style-name="P23">Posix-JSDL</text:p>
          </table:table-cell>
          <table:table-cell table:style-name="Table16.B3" office:value-type="string">
            <text:p text:style-name="P5"><text:change-start text:change-id="ct-1373933444"/><text:variable-get text:name="Same" office:value-type="string">''</text:variable-get><text:change-end text:change-id="ct-1373933444"/></text:p>
          </table:table-cell>
          <table:table-cell table:style-name="Table16.B3" office:value-type="string">
            <text:p text:style-name="P5"><text:change-start text:change-id="ct-1315870160"/><text:variable-get text:name="Same" office:value-type="string">''</text:variable-get><text:change-end text:change-id="ct-1315870160"/></text:p>
          </table:table-cell>
        </table:table-row>
        <table:table-row>
          <table:table-cell table:style-name="Table16.A3" office:value-type="string">
            <text:p text:style-name="P23">HPCP-JSDL</text:p>
          </table:table-cell>
          <table:table-cell table:style-name="Table16.B3" office:value-type="string">
            <text:p text:style-name="P5"><text:change-start text:change-id="ct-1315871168"/><text:variable-get text:name="Same" office:value-type="string">''</text:variable-get><text:change-end text:change-id="ct-1315871168"/></text:p>
          </table:table-cell>
          <table:table-cell table:style-name="Table16.B3" office:value-type="string">
            <text:p text:style-name="P5"><text:change-start text:change-id="ct-1315871280"/><text:variable-get text:name="Same" office:value-type="string">''</text:variable-get><text:change-end text:change-id="ct-1315871280"/></text:p>
          </table:table-cell>
        </table:table-row>
        <table:table-row>
          <table:table-cell table:style-name="Table16.A3" office:value-type="string">
            <text:p text:style-name="P23">ARC-JSDL</text:p>
          </table:table-cell>
          <table:table-cell table:style-name="Table16.B3" office:value-type="string">
            <text:p text:style-name="P5"><text:change-start text:change-id="ct-1315871504"/>Application/RemoteLogging<text:change-end text:change-id="ct-1315871504"/></text:p>
          </table:table-cell>
          <table:table-cell table:style-name="Table16.B3" office:value-type="string">
            <text:p text:style-name="P5"><text:change-start text:change-id="ct-1315871952"/>Application/RemoteLogging<text:change-end text:change-id="ct-1315871952"/></text:p>
          </table:table-cell>
        </table:table-row>
      </table:table>
      <text:list xml:id="list466853056" text:continue-numbering="true" text:style-name="List_20_1">
        <text:list-item>
          <text:list>
            <text:list-item>
              <text:list>
                <text:list-item>
                  <text:p text:style-name="P3"><text:change text:change-id="ct-1315870832"/>Rerun</text:p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3"/>
          </table:table-cell>
          <table:table-cell table:style-name="Table17.B1" office:value-type="string">
            <text:p text:style-name="P5">In</text:p>
          </table:table-cell>
          <table:table-cell table:style-name="Table17.B1" office:value-type="string">
            <text:p text:style-name="P5">Out</text:p>
          </table:table-cell>
        </table:table-row>
        <table:table-row>
          <table:table-cell table:style-name="Table17.A2" office:value-type="string">
            <text:p text:style-name="P23">XRSL</text:p>
          </table:table-cell>
          <table:table-cell table:style-name="Table17.B2" office:value-type="string">
            <text:p text:style-name="P5"><text:change-start text:change-id="ct-1315870944"/>rerun<text:change-end text:change-id="ct-1315870944"/></text:p>
          </table:table-cell>
          <table:table-cell table:style-name="Table17.B2" office:value-type="string">
            <text:p text:style-name="P5"><text:change-start text:change-id="ct-1315872736"/>rerun<text:change-end text:change-id="ct-1315872736"/></text:p>
          </table:table-cell>
        </table:table-row>
        <table:table-row>
          <table:table-cell table:style-name="Table17.A3" office:value-type="string">
            <text:p text:style-name="P23">JDL</text:p>
          </table:table-cell>
          <table:table-cell table:style-name="Table17.B3" office:value-type="string">
            <text:p text:style-name="P5"><text:change-start text:change-id="ct-1315871616"/>RetryCount</text:p>
            <text:p text:style-name="P5">ShallowRetryCount<text:change-end text:change-id="ct-1315871616"/><text:change-start text:change-id="ct-1315871392"/>*<text:change-end text:change-id="ct-1315871392"/></text:p>
          </table:table-cell>
          <table:table-cell table:style-name="Table17.B3" office:value-type="string">
            <text:p text:style-name="P5"><text:change-start text:change-id="ct-1315871056"/>RetryCount</text:p>
            <text:p text:style-name="P5"><text:change-end text:change-id="ct-1315871056"/><text:change-start text:change-id="ct-1315872400"/>ShallowRetryCount**<text:change-end text:change-id="ct-1315872400"/></text:p>
          </table:table-cell>
        </table:table-row>
        <table:table-row>
          <table:table-cell table:style-name="Table17.A3" office:value-type="string">
            <text:p text:style-name="P23">JSDL</text:p>
          </table:table-cell>
          <table:table-cell table:style-name="Table17.B3" office:value-type="string">
            <text:p text:style-name="P5"><text:change-start text:change-id="ct-1315872512"/><text:variable-get text:name="NMA" office:value-type="string">No matching attribute</text:variable-get><text:change-end text:change-id="ct-1315872512"/></text:p>
          </table:table-cell>
          <table:table-cell table:style-name="Table17.B3" office:value-type="string">
            <text:p text:style-name="P5"><text:change-start text:change-id="ct-1315872624"/><text:variable-get text:name="NM" office:value-type="string">Not mapped</text:variable-get><text:change-end text:change-id="ct-1315872624"/></text:p>
          </table:table-cell>
        </table:table-row>
        <table:table-row>
          <table:table-cell table:style-name="Table17.A3" office:value-type="string">
            <text:p text:style-name="P23">Posix-JSDL</text:p>
          </table:table-cell>
          <table:table-cell table:style-name="Table17.B3" office:value-type="string">
            <text:p text:style-name="P5"><text:change-start text:change-id="ct-1315871728"/><text:variable-get text:name="Same" office:value-type="string">''</text:variable-get><text:change-end text:change-id="ct-1315871728"/></text:p>
          </table:table-cell>
          <table:table-cell table:style-name="Table17.B3" office:value-type="string">
            <text:p text:style-name="P5"><text:change-start text:change-id="ct-1315871840"/><text:variable-get text:name="Same" office:value-type="string">''</text:variable-get><text:change-end text:change-id="ct-1315871840"/></text:p>
          </table:table-cell>
        </table:table-row>
        <table:table-row>
          <table:table-cell table:style-name="Table17.A3" office:value-type="string">
            <text:p text:style-name="P23">HPCP-JSDL</text:p>
          </table:table-cell>
          <table:table-cell table:style-name="Table17.B3" office:value-type="string">
            <text:p text:style-name="P5"><text:change-start text:change-id="ct-1315872288"/><text:variable-get text:name="Same" office:value-type="string">''</text:variable-get><text:change-end text:change-id="ct-1315872288"/></text:p>
          </table:table-cell>
          <table:table-cell table:style-name="Table17.B3" office:value-type="string">
            <text:p text:style-name="P5"><text:change-start text:change-id="ct-1315872176"/><text:variable-get text:name="Same" office:value-type="string">''</text:variable-get><text:change-end text:change-id="ct-1315872176"/></text:p>
          </table:table-cell>
        </table:table-row>
        <table:table-row>
          <table:table-cell table:style-name="Table17.A3" office:value-type="string">
            <text:p text:style-name="P23">ARC-JSDL</text:p>
          </table:table-cell>
          <table:table-cell table:style-name="Table17.B3" office:value-type="string">
            <text:p text:style-name="P5"><text:change-start text:change-id="ct-1315870384"/>Application<text:change-end text:change-id="ct-1315870384"/><text:change-start text:change-id="ct-1373427696"/>/Rerun<text:change-end text:change-id="ct-1373427696"/></text:p>
          </table:table-cell>
          <table:table-cell table:style-name="Table17.B3" office:value-type="string">
            <text:p text:style-name="P5"><text:change-start text:change-id="ct-1373427472"/>Application/Rerun<text:change-end text:change-id="ct-1373427472"/></text:p>
          </table:table-cell>
        </table:table-row>
      </table:table>
      <text:p text:style-name="P8"><text:change-start text:change-id="ct-1368328848"/><text:soft-page-break/>* <text:change-end text:change-id="ct-1368328848"/><text:change-start text:change-id="ct-1372543316"/>Only <text:change-end text:change-id="ct-1372543316"/><text:change text:change-id="ct-1372543988"/><text:change-start text:change-id="ct-1372543764"/>t<text:change-end text:change-id="ct-1372543764"/><text:change-start text:change-id="ct-1372544660"/><text:span text:style-name="T1">he maximum value</text:span><text:change-end text:change-id="ct-1372544660"/><text:change text:change-id="ct-1372543652"/><text:change-start text:change-id="ct-1372542868"/><text:span text:style-name="T1"> between</text:span><text:change-end text:change-id="ct-1372542868"/><text:change-start text:change-id="ct-1372543204"/><text:span text:style-name="T1"> RetryCount and ShallowRetryCount is stored.</text:span></text:p>
      <text:p text:style-name="P8"><text:span text:style-name="T1">** Both RetryCount and ShallowRetryCount</text:span><text:change-end text:change-id="ct-1372543204"/><text:change-start text:change-id="ct-1374074080"/><text:span text:style-name="T1"> will be set if Rerun is set, and they will both have the value of Rerun.</text:span><text:change-end text:change-id="ct-1374074080"/></text:p>
      <text:list xml:id="list240431511" text:continue-numbering="true" text:style-name="List_20_1">
        <text:list-item>
          <text:list>
            <text:list-item>
              <text:list>
                <text:list-item>
                  <text:p text:style-name="P3">ExpiryTime</text:p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3"/>
          </table:table-cell>
          <table:table-cell table:style-name="Table18.B1" office:value-type="string">
            <text:p text:style-name="P5">In</text:p>
          </table:table-cell>
          <table:table-cell table:style-name="Table18.B1" office:value-type="string">
            <text:p text:style-name="P5">Out</text:p>
          </table:table-cell>
        </table:table-row>
        <table:table-row>
          <table:table-cell table:style-name="Table18.A2" office:value-type="string">
            <text:p text:style-name="P23">XRSL</text:p>
          </table:table-cell>
          <table:table-cell table:style-name="Table18.B2" office:value-type="string">
            <text:p text:style-name="P5"><text:change-start text:change-id="ct-1374074192"/><text:variable-get text:name="NMA" office:value-type="string">No matching attribute</text:variable-get><text:change-end text:change-id="ct-1374074192"/></text:p>
          </table:table-cell>
          <table:table-cell table:style-name="Table18.B2" office:value-type="string">
            <text:p text:style-name="P5"><text:change-start text:change-id="ct-1374074304"/><text:variable-get text:name="NM" office:value-type="string">Not mapped</text:variable-get><text:change-end text:change-id="ct-1374074304"/></text:p>
          </table:table-cell>
        </table:table-row>
        <table:table-row>
          <table:table-cell table:style-name="Table18.A3" office:value-type="string">
            <text:p text:style-name="P23">JDL</text:p>
          </table:table-cell>
          <table:table-cell table:style-name="Table18.B3" office:value-type="string">
            <text:p text:style-name="P5"><text:change-start text:change-id="ct-1374074640"/>ExpiryTime<text:change-end text:change-id="ct-1374074640"/></text:p>
          </table:table-cell>
          <table:table-cell table:style-name="Table18.B3" office:value-type="string">
            <text:p text:style-name="P5"><text:change-start text:change-id="ct-1374075536"/>ExpiryTime<text:change-end text:change-id="ct-1374075536"/></text:p>
          </table:table-cell>
        </table:table-row>
        <table:table-row>
          <table:table-cell table:style-name="Table18.A3" office:value-type="string">
            <text:p text:style-name="P23">JSDL</text:p>
          </table:table-cell>
          <table:table-cell table:style-name="Table18.B3" office:value-type="string">
            <text:p text:style-name="P5"><text:change-start text:change-id="ct-1374075312"/><text:variable-get text:name="NMA" office:value-type="string">No matching attribute</text:variable-get><text:change-end text:change-id="ct-1374075312"/></text:p>
          </table:table-cell>
          <table:table-cell table:style-name="Table18.B3" office:value-type="string">
            <text:p text:style-name="P5"><text:change-start text:change-id="ct-1374075424"/><text:variable-get text:name="NM" office:value-type="string">Not mapped</text:variable-get><text:change-end text:change-id="ct-1374075424"/></text:p>
          </table:table-cell>
        </table:table-row>
        <table:table-row>
          <table:table-cell table:style-name="Table18.A3" office:value-type="string">
            <text:p text:style-name="P23">Posix-JSDL</text:p>
          </table:table-cell>
          <table:table-cell table:style-name="Table18.B3" office:value-type="string">
            <text:p text:style-name="P5"><text:change-start text:change-id="ct-1374075648"/><text:variable-get text:name="Same" office:value-type="string">''</text:variable-get><text:change-end text:change-id="ct-1374075648"/></text:p>
          </table:table-cell>
          <table:table-cell table:style-name="Table18.B3" office:value-type="string">
            <text:p text:style-name="P5"><text:change-start text:change-id="ct-1374076432"/><text:variable-get text:name="Same" office:value-type="string">''</text:variable-get><text:change-end text:change-id="ct-1374076432"/></text:p>
          </table:table-cell>
        </table:table-row>
        <table:table-row>
          <table:table-cell table:style-name="Table18.A3" office:value-type="string">
            <text:p text:style-name="P23">HPCP-JSDL</text:p>
          </table:table-cell>
          <table:table-cell table:style-name="Table18.B3" office:value-type="string">
            <text:p text:style-name="P5"><text:change-start text:change-id="ct-1374075872"/><text:variable-get text:name="Same" office:value-type="string">''</text:variable-get><text:change-end text:change-id="ct-1374075872"/></text:p>
          </table:table-cell>
          <table:table-cell table:style-name="Table18.B3" office:value-type="string">
            <text:p text:style-name="P5"><text:change-start text:change-id="ct-1374075984"/><text:variable-get text:name="Same" office:value-type="string">''</text:variable-get><text:change-end text:change-id="ct-1374075984"/></text:p>
          </table:table-cell>
        </table:table-row>
        <table:table-row>
          <table:table-cell table:style-name="Table18.A3" office:value-type="string">
            <text:p text:style-name="P23">ARC-JSDL</text:p>
          </table:table-cell>
          <table:table-cell table:style-name="Table18.B3" office:value-type="string">
            <text:p text:style-name="P5"><text:change-start text:change-id="ct-1374076096"/>Application/ExpiryTime<text:change-end text:change-id="ct-1374076096"/></text:p>
          </table:table-cell>
          <table:table-cell table:style-name="Table18.B3" office:value-type="string">
            <text:p text:style-name="P5"><text:change-start text:change-id="ct-1374076208"/>Application/ExpiryTime<text:change-end text:change-id="ct-1374076208"/></text:p>
          </table:table-cell>
        </table:table-row>
      </table:table>
      <text:list xml:id="list556385454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075760"/>StartOnHold</text:p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3"/>
          </table:table-cell>
          <table:table-cell table:style-name="Table19.B1" office:value-type="string">
            <text:p text:style-name="P5">In</text:p>
          </table:table-cell>
          <table:table-cell table:style-name="Table19.B1" office:value-type="string">
            <text:p text:style-name="P5">Out</text:p>
          </table:table-cell>
        </table:table-row>
        <table:table-row>
          <table:table-cell table:style-name="Table19.A2" office:value-type="string">
            <text:p text:style-name="P23">XRSL</text:p>
          </table:table-cell>
          <table:table-cell table:style-name="Table19.B2" office:value-type="string">
            <text:p text:style-name="P5"><text:change-start text:change-id="ct-1374075200"/><text:variable-get text:name="NMA" office:value-type="string">No matching attribute</text:variable-get><text:change-end text:change-id="ct-1374075200"/></text:p>
          </table:table-cell>
          <table:table-cell table:style-name="Table19.B2" office:value-type="string">
            <text:p text:style-name="P5"><text:change-start text:change-id="ct-1374076544"/><text:variable-get text:name="NM" office:value-type="string">Not mapped</text:variable-get><text:change-end text:change-id="ct-1374076544"/></text:p>
          </table:table-cell>
        </table:table-row>
        <table:table-row>
          <table:table-cell table:style-name="Table19.A3" office:value-type="string">
            <text:p text:style-name="P23">JDL</text:p>
          </table:table-cell>
          <table:table-cell table:style-name="Table19.B3" office:value-type="string">
            <text:p text:style-name="P5"><text:change-start text:change-id="ct-1374074752"/><text:variable-get text:name="Same" office:value-type="string">''</text:variable-get><text:change-end text:change-id="ct-1374074752"/></text:p>
          </table:table-cell>
          <table:table-cell table:style-name="Table19.B3" office:value-type="string">
            <text:p text:style-name="P5"><text:change-start text:change-id="ct-1374074864"/><text:variable-get text:name="Same" office:value-type="string">''</text:variable-get><text:change-end text:change-id="ct-1374074864"/></text:p>
          </table:table-cell>
        </table:table-row>
        <table:table-row>
          <table:table-cell table:style-name="Table19.A3" office:value-type="string">
            <text:p text:style-name="P23">JSDL</text:p>
          </table:table-cell>
          <table:table-cell table:style-name="Table19.B3" office:value-type="string">
            <text:p text:style-name="P5"><text:change-start text:change-id="ct-1374074976"/><text:variable-get text:name="Same" office:value-type="string">''</text:variable-get><text:change-end text:change-id="ct-1374074976"/></text:p>
          </table:table-cell>
          <table:table-cell table:style-name="Table19.B3" office:value-type="string">
            <text:p text:style-name="P5"><text:change-start text:change-id="ct-1374073856"/><text:variable-get text:name="Same" office:value-type="string">''</text:variable-get><text:change-end text:change-id="ct-1374073856"/></text:p>
          </table:table-cell>
        </table:table-row>
        <table:table-row>
          <table:table-cell table:style-name="Table19.A3" office:value-type="string">
            <text:p text:style-name="P23">Posix-JSDL</text:p>
          </table:table-cell>
          <table:table-cell table:style-name="Table19.B3" office:value-type="string">
            <text:p text:style-name="P5"><text:change-start text:change-id="ct-1374073968"/><text:variable-get text:name="Same" office:value-type="string">''</text:variable-get><text:change-end text:change-id="ct-1374073968"/></text:p>
          </table:table-cell>
          <table:table-cell table:style-name="Table19.B3" office:value-type="string">
            <text:p text:style-name="P5"><text:change-start text:change-id="ct-1374075088"/><text:variable-get text:name="Same" office:value-type="string">''</text:variable-get><text:change-end text:change-id="ct-1374075088"/></text:p>
          </table:table-cell>
        </table:table-row>
        <table:table-row>
          <table:table-cell table:style-name="Table19.A3" office:value-type="string">
            <text:p text:style-name="P23">HPCP-JSDL</text:p>
          </table:table-cell>
          <table:table-cell table:style-name="Table19.B3" office:value-type="string">
            <text:p text:style-name="P5"><text:change-start text:change-id="ct-1374076656"/><text:variable-get text:name="Same" office:value-type="string">''</text:variable-get><text:change-end text:change-id="ct-1374076656"/></text:p>
          </table:table-cell>
          <table:table-cell table:style-name="Table19.B3" office:value-type="string">
            <text:p text:style-name="P5"><text:change-start text:change-id="ct-1374076768"/><text:variable-get text:name="Same" office:value-type="string">''</text:variable-get><text:change-end text:change-id="ct-1374076768"/></text:p>
          </table:table-cell>
        </table:table-row>
        <table:table-row>
          <table:table-cell table:style-name="Table19.A3" office:value-type="string">
            <text:p text:style-name="P23">ARC-JSDL</text:p>
          </table:table-cell>
          <table:table-cell table:style-name="Table19.B3" office:value-type="string">
            <text:p text:style-name="P5"><text:change-start text:change-id="ct-1374076880"/><text:variable-get text:name="Same" office:value-type="string">''</text:variable-get><text:change-end text:change-id="ct-1374076880"/></text:p>
          </table:table-cell>
          <table:table-cell table:style-name="Table19.B3" office:value-type="string">
            <text:p text:style-name="P5"><text:change-start text:change-id="ct-1374084852"/><text:variable-get text:name="Same" office:value-type="string">''</text:variable-get><text:change-end text:change-id="ct-1374084852"/></text:p>
          </table:table-cell>
        </table:table-row>
      </table:table>
      <text:p text:style-name="Text_20_body"/>
      <text:list xml:id="list2010298970" text:continue-numbering="true" text:style-name="List_20_1">
        <text:list-item>
          <text:list>
            <text:list-item>
              <text:list>
                <text:list-item>
                  <text:p text:style-name="P3">ProcessingStartTime</text:p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3"/>
          </table:table-cell>
          <table:table-cell table:style-name="Table20.B1" office:value-type="string">
            <text:p text:style-name="P5">In</text:p>
          </table:table-cell>
          <table:table-cell table:style-name="Table20.B1" office:value-type="string">
            <text:p text:style-name="P5">Out</text:p>
          </table:table-cell>
        </table:table-row>
        <table:table-row>
          <table:table-cell table:style-name="Table20.A2" office:value-type="string">
            <text:p text:style-name="P23">XRSL</text:p>
          </table:table-cell>
          <table:table-cell table:style-name="Table20.B2" office:value-type="string">
            <text:p text:style-name="P5"><text:change-start text:change-id="ct-1374082612"/><text:variable-get text:name="NMA" office:value-type="string">No matching attribute</text:variable-get><text:change-end text:change-id="ct-1374082612"/></text:p>
          </table:table-cell>
          <table:table-cell table:style-name="Table20.B2" office:value-type="string">
            <text:p text:style-name="P5"><text:change-start text:change-id="ct-1374082724"/><text:variable-get text:name="NM" office:value-type="string">Not mapped</text:variable-get><text:change-end text:change-id="ct-1374082724"/></text:p>
          </table:table-cell>
        </table:table-row>
        <table:table-row>
          <table:table-cell table:style-name="Table20.A3" office:value-type="string">
            <text:p text:style-name="P23">JDL</text:p>
          </table:table-cell>
          <table:table-cell table:style-name="Table20.B3" office:value-type="string">
            <text:p text:style-name="P5"><text:change-start text:change-id="ct-1374081492"/><text:variable-get text:name="Same" office:value-type="string">''</text:variable-get><text:change-end text:change-id="ct-1374081492"/></text:p>
          </table:table-cell>
          <table:table-cell table:style-name="Table20.B3" office:value-type="string">
            <text:p text:style-name="P5"><text:change-start text:change-id="ct-1374081604"/><text:variable-get text:name="Same" office:value-type="string">''</text:variable-get><text:change-end text:change-id="ct-1374081604"/></text:p>
          </table:table-cell>
        </table:table-row>
        <table:table-row>
          <table:table-cell table:style-name="Table20.A3" office:value-type="string">
            <text:p text:style-name="P23">JSDL</text:p>
          </table:table-cell>
          <table:table-cell table:style-name="Table20.B3" office:value-type="string">
            <text:p text:style-name="P5"><text:change-start text:change-id="ct-1374081940"/><text:variable-get text:name="Same" office:value-type="string">''</text:variable-get><text:change-end text:change-id="ct-1374081940"/></text:p>
          </table:table-cell>
          <table:table-cell table:style-name="Table20.B3" office:value-type="string">
            <text:p text:style-name="P5"><text:change-start text:change-id="ct-1374081716"/><text:variable-get text:name="Same" office:value-type="string">''</text:variable-get><text:change-end text:change-id="ct-1374081716"/></text:p>
          </table:table-cell>
        </table:table-row>
        <table:table-row>
          <table:table-cell table:style-name="Table20.A3" office:value-type="string">
            <text:p text:style-name="P23">Posix-JSDL</text:p>
          </table:table-cell>
          <table:table-cell table:style-name="Table20.B3" office:value-type="string">
            <text:p text:style-name="P5"><text:change-start text:change-id="ct-1374081828"/><text:variable-get text:name="Same" office:value-type="string">''</text:variable-get><text:change-end text:change-id="ct-1374081828"/></text:p>
          </table:table-cell>
          <table:table-cell table:style-name="Table20.B3" office:value-type="string">
            <text:p text:style-name="P5"><text:change-start text:change-id="ct-1374082052"/><text:variable-get text:name="Same" office:value-type="string">''</text:variable-get><text:change-end text:change-id="ct-1374082052"/></text:p>
          </table:table-cell>
        </table:table-row>
        <table:table-row>
          <table:table-cell table:style-name="Table20.A3" office:value-type="string">
            <text:p text:style-name="P23">HPCP-JSDL</text:p>
          </table:table-cell>
          <table:table-cell table:style-name="Table20.B3" office:value-type="string">
            <text:p text:style-name="P5"><text:change-start text:change-id="ct-1374082164"/><text:variable-get text:name="Same" office:value-type="string">''</text:variable-get><text:change-end text:change-id="ct-1374082164"/></text:p>
          </table:table-cell>
          <table:table-cell table:style-name="Table20.B3" office:value-type="string">
            <text:p text:style-name="P5"><text:change-start text:change-id="ct-1374082276"/><text:variable-get text:name="Same" office:value-type="string">''</text:variable-get><text:change-end text:change-id="ct-1374082276"/></text:p>
          </table:table-cell>
        </table:table-row>
        <table:table-row>
          <table:table-cell table:style-name="Table20.A3" office:value-type="string">
            <text:p text:style-name="P23">ARC-JSDL</text:p>
          </table:table-cell>
          <table:table-cell table:style-name="Table20.B3" office:value-type="string">
            <text:p text:style-name="P5"><text:change text:change-id="ct-1374082388"/><text:change-start text:change-id="ct-1374082836"/>Application/ProcessingStartTime<text:change-end text:change-id="ct-1374082836"/></text:p>
          </table:table-cell>
          <table:table-cell table:style-name="Table20.B3" office:value-type="string">
            <text:p text:style-name="P5"><text:change text:change-id="ct-1374082948"/><text:change-start text:change-id="ct-1374083060"/>Application/ProcessingStartTime<text:change-end text:change-id="ct-1374083060"/></text:p>
          </table:table-cell>
        </table:table-row>
      </table:table>
      <text:list xml:id="list1424974568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083284"/><text:soft-page-break/>Notification</text:p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3"/>
          </table:table-cell>
          <table:table-cell table:style-name="Table21.B1" office:value-type="string">
            <text:p text:style-name="P5">In</text:p>
          </table:table-cell>
          <table:table-cell table:style-name="Table21.B1" office:value-type="string">
            <text:p text:style-name="P5">Out</text:p>
          </table:table-cell>
        </table:table-row>
        <table:table-row>
          <table:table-cell table:style-name="Table21.A2" office:value-type="string">
            <text:p text:style-name="P23">XRSL</text:p>
          </table:table-cell>
          <table:table-cell table:style-name="Table21.B2" office:value-type="string">
            <text:p text:style-name="P5"><text:change-start text:change-id="ct-1374083396"/>notify<text:change-end text:change-id="ct-1374083396"/></text:p>
          </table:table-cell>
          <table:table-cell table:style-name="Table21.B2" office:value-type="string">
            <text:p text:style-name="P5"><text:change-start text:change-id="ct-1374084628"/>notify<text:change-end text:change-id="ct-1374084628"/></text:p>
          </table:table-cell>
        </table:table-row>
        <table:table-row>
          <table:table-cell table:style-name="Table21.A3" office:value-type="string">
            <text:p text:style-name="P23">JDL</text:p>
          </table:table-cell>
          <table:table-cell table:style-name="Table21.B3" office:value-type="string">
            <text:p text:style-name="P5"><text:change-start text:change-id="ct-1374084740"/><text:variable-get text:name="NMA" office:value-type="string">No matching attribute</text:variable-get><text:change-end text:change-id="ct-1374084740"/></text:p>
          </table:table-cell>
          <table:table-cell table:style-name="Table21.B3" office:value-type="string">
            <text:p text:style-name="P5"><text:change-start text:change-id="ct-1374083620"/><text:variable-get text:name="NM" office:value-type="string">Not mapped</text:variable-get><text:change-end text:change-id="ct-1374083620"/></text:p>
          </table:table-cell>
        </table:table-row>
        <table:table-row>
          <table:table-cell table:style-name="Table21.A3" office:value-type="string">
            <text:p text:style-name="P23">JSDL</text:p>
          </table:table-cell>
          <table:table-cell table:style-name="Table21.B3" office:value-type="string">
            <text:p text:style-name="P5"><text:change-start text:change-id="ct-1374083732"/><text:variable-get text:name="Same" office:value-type="string">''</text:variable-get><text:change-end text:change-id="ct-1374083732"/></text:p>
          </table:table-cell>
          <table:table-cell table:style-name="Table21.B3" office:value-type="string">
            <text:p text:style-name="P5"><text:change-start text:change-id="ct-1374083844"/><text:variable-get text:name="Same" office:value-type="string">''</text:variable-get><text:change-end text:change-id="ct-1374083844"/></text:p>
          </table:table-cell>
        </table:table-row>
        <table:table-row>
          <table:table-cell table:style-name="Table21.A3" office:value-type="string">
            <text:p text:style-name="P23">Posix-JSDL</text:p>
          </table:table-cell>
          <table:table-cell table:style-name="Table21.B3" office:value-type="string">
            <text:p text:style-name="P5"><text:change-start text:change-id="ct-1374083956"/><text:variable-get text:name="Same" office:value-type="string">''</text:variable-get><text:change-end text:change-id="ct-1374083956"/></text:p>
          </table:table-cell>
          <table:table-cell table:style-name="Table21.B3" office:value-type="string">
            <text:p text:style-name="P5"><text:change-start text:change-id="ct-1374084068"/><text:variable-get text:name="Same" office:value-type="string">''</text:variable-get><text:change-end text:change-id="ct-1374084068"/></text:p>
          </table:table-cell>
        </table:table-row>
        <table:table-row>
          <table:table-cell table:style-name="Table21.A3" office:value-type="string">
            <text:p text:style-name="P23">HPCP-JSDL</text:p>
          </table:table-cell>
          <table:table-cell table:style-name="Table21.B3" office:value-type="string">
            <text:p text:style-name="P5"><text:change-start text:change-id="ct-1374084180"/><text:variable-get text:name="Same" office:value-type="string">''</text:variable-get><text:change-end text:change-id="ct-1374084180"/></text:p>
          </table:table-cell>
          <table:table-cell table:style-name="Table21.B3" office:value-type="string">
            <text:p text:style-name="P5"><text:change-start text:change-id="ct-1374084964"/><text:variable-get text:name="Same" office:value-type="string">''</text:variable-get><text:change-end text:change-id="ct-1374084964"/></text:p>
          </table:table-cell>
        </table:table-row>
        <table:table-row>
          <table:table-cell table:style-name="Table21.A3" office:value-type="string">
            <text:p text:style-name="P23">ARC-JSDL</text:p>
          </table:table-cell>
          <table:table-cell table:style-name="Table21.B3" office:value-type="string">
            <text:p text:style-name="P5"><text:change-start text:change-id="ct-1374085076"/>Application/Notification<text:change-end text:change-id="ct-1374085076"/></text:p>
          </table:table-cell>
          <table:table-cell table:style-name="Table21.B3" office:value-type="string">
            <text:p text:style-name="P5"><text:change-start text:change-id="ct-1374083508"/>Application/Notification<text:change-end text:change-id="ct-1374083508"/></text:p>
          </table:table-cell>
        </table:table-row>
      </table:table>
      <text:list xml:id="list1248855718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084404"/>CredentialService</text:p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3"/>
          </table:table-cell>
          <table:table-cell table:style-name="Table22.B1" office:value-type="string">
            <text:p text:style-name="P5">In</text:p>
          </table:table-cell>
          <table:table-cell table:style-name="Table22.B1" office:value-type="string">
            <text:p text:style-name="P5">Out</text:p>
          </table:table-cell>
        </table:table-row>
        <table:table-row>
          <table:table-cell table:style-name="Table22.A2" office:value-type="string">
            <text:p text:style-name="P23">XRSL</text:p>
          </table:table-cell>
          <table:table-cell table:style-name="Table22.B2" office:value-type="string">
            <text:p text:style-name="P5"><text:change-start text:change-id="ct-1374084516"/>credentialserver<text:change-end text:change-id="ct-1374084516"/></text:p>
          </table:table-cell>
          <table:table-cell table:style-name="Table22.B2" office:value-type="string">
            <text:p text:style-name="P5"><text:change-start text:change-id="ct-1374081156"/>credentialserver<text:change-end text:change-id="ct-1374081156"/></text:p>
          </table:table-cell>
        </table:table-row>
        <table:table-row>
          <table:table-cell table:style-name="Table22.A3" office:value-type="string">
            <text:p text:style-name="P23">JDL</text:p>
          </table:table-cell>
          <table:table-cell table:style-name="Table22.B3" office:value-type="string">
            <text:p text:style-name="P5"><text:change-start text:change-id="ct-1374081268"/>MyProxyServer<text:change-end text:change-id="ct-1374081268"/></text:p>
          </table:table-cell>
          <table:table-cell table:style-name="Table22.B3" office:value-type="string">
            <text:p text:style-name="P5"><text:change-start text:change-id="ct-1374101024"/>MyProxyServer<text:change-end text:change-id="ct-1374101024"/></text:p>
          </table:table-cell>
        </table:table-row>
        <table:table-row>
          <table:table-cell table:style-name="Table22.A3" office:value-type="string">
            <text:p text:style-name="P23">JSDL</text:p>
          </table:table-cell>
          <table:table-cell table:style-name="Table22.B3" office:value-type="string">
            <text:p text:style-name="P5"><text:change-start text:change-id="ct-1374099904"/><text:variable-get text:name="NMA" office:value-type="string">No matching attribute</text:variable-get><text:change-end text:change-id="ct-1374099904"/></text:p>
          </table:table-cell>
          <table:table-cell table:style-name="Table22.B3" office:value-type="string">
            <text:p text:style-name="P5"><text:change-start text:change-id="ct-1374100464"/><text:variable-get text:name="NM" office:value-type="string">Not mapped</text:variable-get><text:change-end text:change-id="ct-1374100464"/></text:p>
          </table:table-cell>
        </table:table-row>
        <table:table-row table:style-name="Table22.5">
          <table:table-cell table:style-name="Table22.A3" office:value-type="string">
            <text:p text:style-name="P23">Posix-JSDL</text:p>
          </table:table-cell>
          <table:table-cell table:style-name="Table22.B3" office:value-type="string">
            <text:p text:style-name="P5"><text:change-start text:change-id="ct-1374100576"/><text:variable-get text:name="Same" office:value-type="string">''</text:variable-get><text:change-end text:change-id="ct-1374100576"/></text:p>
          </table:table-cell>
          <table:table-cell table:style-name="Table22.B3" office:value-type="string">
            <text:p text:style-name="P5"><text:change-start text:change-id="ct-1374100688"/><text:variable-get text:name="Same" office:value-type="string">''</text:variable-get><text:change-end text:change-id="ct-1374100688"/></text:p>
          </table:table-cell>
        </table:table-row>
        <table:table-row>
          <table:table-cell table:style-name="Table22.A3" office:value-type="string">
            <text:p text:style-name="P23">HPCP-JSDL</text:p>
          </table:table-cell>
          <table:table-cell table:style-name="Table22.B3" office:value-type="string">
            <text:p text:style-name="P5"><text:change-start text:change-id="ct-1374097776"/><text:variable-get text:name="Same" office:value-type="string">''</text:variable-get><text:change-end text:change-id="ct-1374097776"/></text:p>
          </table:table-cell>
          <table:table-cell table:style-name="Table22.B3" office:value-type="string">
            <text:p text:style-name="P5"><text:change-start text:change-id="ct-1374099120"/><text:variable-get text:name="Same" office:value-type="string">''</text:variable-get><text:change-end text:change-id="ct-1374099120"/></text:p>
          </table:table-cell>
        </table:table-row>
        <table:table-row>
          <table:table-cell table:style-name="Table22.A3" office:value-type="string">
            <text:p text:style-name="P23">ARC-JSDL</text:p>
          </table:table-cell>
          <table:table-cell table:style-name="Table22.B3" office:value-type="string">
            <text:p text:style-name="P5"><text:change-start text:change-id="ct-1374099792"/>Application/CredentialService<text:change-end text:change-id="ct-1374099792"/></text:p>
          </table:table-cell>
          <table:table-cell table:style-name="Table22.B3" office:value-type="string">
            <text:p text:style-name="P5"><text:change-start text:change-id="ct-1374100912"/>Application/CredentialSer<text:change-end text:change-id="ct-1374100912"/><text:change-start text:change-id="ct-1374097664"/>vice<text:change-end text:change-id="ct-1374097664"/></text:p>
          </table:table-cell>
        </table:table-row>
      </table:table>
      <text:list xml:id="list1694743920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098560"/>AccessControl</text:p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3"/>
          </table:table-cell>
          <table:table-cell table:style-name="Table23.B1" office:value-type="string">
            <text:p text:style-name="P5">In</text:p>
          </table:table-cell>
          <table:table-cell table:style-name="Table23.B1" office:value-type="string">
            <text:p text:style-name="P5">Out</text:p>
          </table:table-cell>
        </table:table-row>
        <table:table-row>
          <table:table-cell table:style-name="Table23.A2" office:value-type="string">
            <text:p text:style-name="P23">XRSL</text:p>
          </table:table-cell>
          <table:table-cell table:style-name="Table23.B2" office:value-type="string">
            <text:p text:style-name="P5"><text:change-start text:change-id="ct-1374098672"/>acl<text:change-end text:change-id="ct-1374098672"/></text:p>
          </table:table-cell>
          <table:table-cell table:style-name="Table23.B2" office:value-type="string">
            <text:p text:style-name="P5"><text:change-start text:change-id="ct-1374097888"/>acl<text:change-end text:change-id="ct-1374097888"/></text:p>
          </table:table-cell>
        </table:table-row>
        <table:table-row>
          <table:table-cell table:style-name="Table23.A3" office:value-type="string">
            <text:p text:style-name="P23">JDL</text:p>
          </table:table-cell>
          <table:table-cell table:style-name="Table23.B3" office:value-type="string">
            <text:p text:style-name="P5"><text:change-start text:change-id="ct-1374098000"/><text:variable-get text:name="NMA" office:value-type="string">No matching attribute</text:variable-get><text:change-end text:change-id="ct-1374098000"/></text:p>
          </table:table-cell>
          <table:table-cell table:style-name="Table23.B3" office:value-type="string">
            <text:p text:style-name="P5"><text:change-start text:change-id="ct-1374098112"/><text:variable-get text:name="NM" office:value-type="string">Not mapped</text:variable-get><text:change-end text:change-id="ct-1374098112"/></text:p>
          </table:table-cell>
        </table:table-row>
        <table:table-row>
          <table:table-cell table:style-name="Table23.A3" office:value-type="string">
            <text:p text:style-name="P23">JSDL</text:p>
          </table:table-cell>
          <table:table-cell table:style-name="Table23.B3" office:value-type="string">
            <text:p text:style-name="P5"><text:change-start text:change-id="ct-1374098224"/><text:variable-get text:name="Same" office:value-type="string">''</text:variable-get><text:change-end text:change-id="ct-1374098224"/></text:p>
          </table:table-cell>
          <table:table-cell table:style-name="Table23.B3" office:value-type="string">
            <text:p text:style-name="P5"><text:change-start text:change-id="ct-1374098336"/><text:variable-get text:name="Same" office:value-type="string">''</text:variable-get><text:change-end text:change-id="ct-1374098336"/></text:p>
          </table:table-cell>
        </table:table-row>
        <table:table-row>
          <table:table-cell table:style-name="Table23.A3" office:value-type="string">
            <text:p text:style-name="P23">Posix-JSDL</text:p>
          </table:table-cell>
          <table:table-cell table:style-name="Table23.B3" office:value-type="string">
            <text:p text:style-name="P5"><text:change-start text:change-id="ct-1374098448"/><text:variable-get text:name="Same" office:value-type="string">''</text:variable-get><text:change-end text:change-id="ct-1374098448"/></text:p>
          </table:table-cell>
          <table:table-cell table:style-name="Table23.B3" office:value-type="string">
            <text:p text:style-name="P5"><text:change-start text:change-id="ct-1374098784"/><text:variable-get text:name="Same" office:value-type="string">''</text:variable-get><text:change-end text:change-id="ct-1374098784"/></text:p>
          </table:table-cell>
        </table:table-row>
        <table:table-row>
          <table:table-cell table:style-name="Table23.A3" office:value-type="string">
            <text:p text:style-name="P23">HPCP-JSDL</text:p>
          </table:table-cell>
          <table:table-cell table:style-name="Table23.B3" office:value-type="string">
            <text:p text:style-name="P5"><text:change-start text:change-id="ct-1374098896"/><text:variable-get text:name="Same" office:value-type="string">''</text:variable-get><text:change-end text:change-id="ct-1374098896"/></text:p>
          </table:table-cell>
          <table:table-cell table:style-name="Table23.B3" office:value-type="string">
            <text:p text:style-name="P5"><text:change-start text:change-id="ct-1374099008"/><text:variable-get text:name="Same" office:value-type="string">''</text:variable-get><text:change-end text:change-id="ct-1374099008"/></text:p>
          </table:table-cell>
        </table:table-row>
        <table:table-row>
          <table:table-cell table:style-name="Table23.A3" office:value-type="string">
            <text:p text:style-name="P23">ARC-JSDL</text:p>
          </table:table-cell>
          <table:table-cell table:style-name="Table23.B3" office:value-type="string">
            <text:p text:style-name="P5"><text:change-start text:change-id="ct-1374101472"/>Application/AccessControl<text:change-end text:change-id="ct-1374101472"/></text:p>
          </table:table-cell>
          <table:table-cell table:style-name="Table23.B3" office:value-type="string">
            <text:p text:style-name="P5"><text:change-start text:change-id="ct-1374100016"/>Application/AccessControl<text:change-end text:change-id="ct-1374100016"/></text:p>
          </table:table-cell>
        </table:table-row>
      </table:table>
      <text:list xml:id="list1654591824" text:continue-numbering="true" text:style-name="List_20_1">
        <text:list-item>
          <text:list>
            <text:list-item>
              <text:p text:style-name="P6"><text:change text:change-id="ct-1374100240"/>Resources</text:p>
              <text:list>
                <text:list-item>
                  <text:p text:style-name="P3">OperatingSystem</text:p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3"/>
          </table:table-cell>
          <table:table-cell table:style-name="Table24.B1" office:value-type="string">
            <text:p text:style-name="P5">In</text:p>
          </table:table-cell>
          <table:table-cell table:style-name="Table24.B1" office:value-type="string">
            <text:p text:style-name="P5">Out</text:p>
          </table:table-cell>
        </table:table-row>
        <table:table-row>
          <table:table-cell table:style-name="Table24.A2" office:value-type="string">
            <text:p text:style-name="P23">XRSL</text:p>
          </table:table-cell>
          <table:table-cell table:style-name="Table24.B2" office:value-type="string">
            <text:p text:style-name="P5"><text:change-start text:change-id="ct-1374099232"/>opsys<text:change-end text:change-id="ct-1374099232"/></text:p>
          </table:table-cell>
          <table:table-cell table:style-name="Table24.B2" office:value-type="string">
            <text:p text:style-name="P5"><text:change-start text:change-id="ct-1374099344"/>opsys<text:change-end text:change-id="ct-1374099344"/></text:p>
          </table:table-cell>
        </table:table-row>
        <table:table-row>
          <table:table-cell table:style-name="Table24.A3" office:value-type="string">
            <text:p text:style-name="P23">JDL</text:p>
          </table:table-cell>
          <table:table-cell table:style-name="Table24.B3" office:value-type="string">
            <text:p text:style-name="P5"><text:change-start text:change-id="ct-1374099456"/><text:variable-get text:name="NMA" office:value-type="string">No matching attribute</text:variable-get><text:change-end text:change-id="ct-1374099456"/></text:p>
          </table:table-cell>
          <table:table-cell table:style-name="Table24.B3" office:value-type="string">
            <text:p text:style-name="P5"><text:change-start text:change-id="ct-1374099568"/><text:variable-get text:name="NM" office:value-type="string">Not mapped</text:variable-get><text:change-end text:change-id="ct-1374099568"/></text:p>
          </table:table-cell>
        </table:table-row>
        <table:table-row>
          <table:table-cell table:style-name="Table24.A3" office:value-type="string">
            <text:p text:style-name="P23">JSDL</text:p>
          </table:table-cell>
          <table:table-cell table:style-name="Table24.B3" office:value-type="string">
            <text:p text:style-name="P5"><text:change-start text:change-id="ct-1374101136"/><text:variable-get text:name="Same" office:value-type="string">''</text:variable-get><text:change-end text:change-id="ct-1374101136"/></text:p>
          </table:table-cell>
          <table:table-cell table:style-name="Table24.B3" office:value-type="string">
            <text:p text:style-name="P5"><text:change-start text:change-id="ct-1374101248"/><text:variable-get text:name="Same" office:value-type="string">''</text:variable-get><text:change-end text:change-id="ct-1374101248"/></text:p>
          </table:table-cell>
        </table:table-row>
        <table:table-row>
          <table:table-cell table:style-name="Table24.A3" office:value-type="string">
            <text:p text:style-name="P23">Posix-JSDL</text:p>
          </table:table-cell>
          <table:table-cell table:style-name="Table24.B3" office:value-type="string">
            <text:p text:style-name="P5"><text:change-start text:change-id="ct-1374101360"/><text:variable-get text:name="Same" office:value-type="string">''</text:variable-get><text:change-end text:change-id="ct-1374101360"/></text:p>
          </table:table-cell>
          <table:table-cell table:style-name="Table24.B3" office:value-type="string">
            <text:p text:style-name="P5"><text:change-start text:change-id="ct-1374099680"/><text:variable-get text:name="Same" office:value-type="string">''</text:variable-get><text:change-end text:change-id="ct-1374099680"/></text:p>
          </table:table-cell>
        </table:table-row>
        <table:table-row>
          <table:table-cell table:style-name="Table24.A3" office:value-type="string">
            <text:p text:style-name="P23">HPCP-JSDL</text:p>
          </table:table-cell>
          <table:table-cell table:style-name="Table24.B3" office:value-type="string">
            <text:p text:style-name="P5"><text:change-start text:change-id="ct-1374100352"/><text:variable-get text:name="Same" office:value-type="string">''</text:variable-get><text:change-end text:change-id="ct-1374100352"/></text:p>
          </table:table-cell>
          <table:table-cell table:style-name="Table24.B3" office:value-type="string">
            <text:p text:style-name="P5"><text:change-start text:change-id="ct-1374109000"/><text:variable-get text:name="Same" office:value-type="string">''</text:variable-get><text:change-end text:change-id="ct-1374109000"/></text:p>
          </table:table-cell>
        </table:table-row>
        <table:table-row>
          <table:table-cell table:style-name="Table24.A3" office:value-type="string">
            <text:p text:style-name="P23">ARC-JSDL</text:p>
          </table:table-cell>
          <table:table-cell table:style-name="Table24.B3" office:value-type="string">
            <text:p text:style-name="P5"><text:change-start text:change-id="ct-1374107208"/>Resources<text:change-end text:change-id="ct-1374107208"/><text:change-start text:change-id="ct-1374109112"/>/OperatingSystem<text:change-end text:change-id="ct-1374109112"/></text:p>
          </table:table-cell>
          <table:table-cell table:style-name="Table24.B3" office:value-type="string">
            <text:p text:style-name="P5"><text:change-start text:change-id="ct-1374108888"/>Resour<text:change-end text:change-id="ct-1374108888"/><text:change-start text:change-id="ct-1374108776"/>ces<text:change-end text:change-id="ct-1374108776"/><text:change-start text:change-id="ct-1374108664"/>/OperatingSystem<text:change-end text:change-id="ct-1374108664"/></text:p>
          </table:table-cell>
        </table:table-row>
      </table:table>
      <text:p text:style-name="Standard"/>
      <text:list xml:id="list1654067439" text:continue-list="list1654591824" text:style-name="List_20_1">
        <text:list-item>
          <text:list>
            <text:list-item>
              <text:list>
                <text:list-item text:start-value="1">
                  <text:p text:style-name="P3"><text:soft-page-break/>Platform</text:p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23"/>
          </table:table-cell>
          <table:table-cell table:style-name="Table25.B1" office:value-type="string">
            <text:p text:style-name="P5">In</text:p>
          </table:table-cell>
          <table:table-cell table:style-name="Table25.B1" office:value-type="string">
            <text:p text:style-name="P5">Out</text:p>
          </table:table-cell>
        </table:table-row>
        <table:table-row>
          <table:table-cell table:style-name="Table25.A2" office:value-type="string">
            <text:p text:style-name="P23">XRSL</text:p>
          </table:table-cell>
          <table:table-cell table:style-name="Table25.B2" office:value-type="string">
            <text:p text:style-name="P5"><text:change-start text:change-id="ct-1374108440"/>architecture<text:change-end text:change-id="ct-1374108440"/></text:p>
          </table:table-cell>
          <table:table-cell table:style-name="Table25.B2" office:value-type="string">
            <text:p text:style-name="P5"><text:change-start text:change-id="ct-1374108328"/>architecture<text:change-end text:change-id="ct-1374108328"/></text:p>
          </table:table-cell>
        </table:table-row>
        <table:table-row>
          <table:table-cell table:style-name="Table25.A3" office:value-type="string">
            <text:p text:style-name="P23">JDL</text:p>
          </table:table-cell>
          <table:table-cell table:style-name="Table25.B3" office:value-type="string">
            <text:p text:style-name="P5"><text:change-start text:change-id="ct-1374108216"/><text:variable-get text:name="NMA" office:value-type="string">No matching attribute</text:variable-get><text:change-end text:change-id="ct-1374108216"/></text:p>
          </table:table-cell>
          <table:table-cell table:style-name="Table25.B3" office:value-type="string">
            <text:p text:style-name="P5"><text:change-start text:change-id="ct-1374109672"/><text:variable-get text:name="NM" office:value-type="string">Not mapped</text:variable-get><text:change-end text:change-id="ct-1374109672"/></text:p>
          </table:table-cell>
        </table:table-row>
        <table:table-row>
          <table:table-cell table:style-name="Table25.A3" office:value-type="string">
            <text:p text:style-name="P23">JSDL</text:p>
          </table:table-cell>
          <table:table-cell table:style-name="Table25.B3" office:value-type="string">
            <text:p text:style-name="P5"><text:change-start text:change-id="ct-1374109560"/>Resources/CPUAchi<text:change-end text:change-id="ct-1374109560"/><text:change-start text:change-id="ct-1374109448"/>tecture/</text:p>
            <text:p text:style-name="P5">CPUArchitectureName<text:change-end text:change-id="ct-1374109448"/></text:p>
          </table:table-cell>
          <table:table-cell table:style-name="Table25.B3" office:value-type="string">
            <text:p text:style-name="P5"/>
          </table:table-cell>
        </table:table-row>
        <table:table-row>
          <table:table-cell table:style-name="Table25.A3" office:value-type="string">
            <text:p text:style-name="P23">Posix-JSDL</text:p>
          </table:table-cell>
          <table:table-cell table:style-name="Table25.B3" office:value-type="string">
            <text:p text:style-name="P5"><text:change-start text:change-id="ct-1374105752"/><text:variable-get text:name="Same" office:value-type="string">''</text:variable-get><text:change-end text:change-id="ct-1374105752"/></text:p>
          </table:table-cell>
          <table:table-cell table:style-name="Table25.B3" office:value-type="string">
            <text:p text:style-name="P5"/>
          </table:table-cell>
        </table:table-row>
        <table:table-row>
          <table:table-cell table:style-name="Table25.A3" office:value-type="string">
            <text:p text:style-name="P23">HPCP-JSDL</text:p>
          </table:table-cell>
          <table:table-cell table:style-name="Table25.B3" office:value-type="string">
            <text:p text:style-name="P5"><text:change-start text:change-id="ct-1374105864"/><text:variable-get text:name="Same" office:value-type="string">''</text:variable-get><text:change-end text:change-id="ct-1374105864"/></text:p>
          </table:table-cell>
          <table:table-cell table:style-name="Table25.B3" office:value-type="string">
            <text:p text:style-name="P5"/>
          </table:table-cell>
        </table:table-row>
        <table:table-row>
          <table:table-cell table:style-name="Table25.A3" office:value-type="string">
            <text:p text:style-name="P23">ARC-JSDL</text:p>
          </table:table-cell>
          <table:table-cell table:style-name="Table25.B3" office:value-type="string">
            <text:p text:style-name="P5"><text:change-start text:change-id="ct-1374105976"/>Resources/Platform<text:change-end text:change-id="ct-1374105976"/></text:p>
          </table:table-cell>
          <table:table-cell table:style-name="Table25.B3" office:value-type="string">
            <text:p text:style-name="P5"/>
          </table:table-cell>
        </table:table-row>
      </table:table>
      <text:list xml:id="list186622022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06200"/>NetworkInfo</text:p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3"/>
          </table:table-cell>
          <table:table-cell table:style-name="Table26.B1" office:value-type="string">
            <text:p text:style-name="P5">In</text:p>
          </table:table-cell>
          <table:table-cell table:style-name="Table26.B1" office:value-type="string">
            <text:p text:style-name="P5">Out</text:p>
          </table:table-cell>
        </table:table-row>
        <table:table-row>
          <table:table-cell table:style-name="Table26.A2" office:value-type="string">
            <text:p text:style-name="P23">XRSL</text:p>
          </table:table-cell>
          <table:table-cell table:style-name="Table26.B2" office:value-type="string">
            <text:p text:style-name="P5"><text:change-start text:change-id="ct-1374106312"/><text:variable-get text:name="NMA" office:value-type="string">No matching attribute</text:variable-get><text:change-end text:change-id="ct-1374106312"/></text:p>
          </table:table-cell>
          <table:table-cell table:style-name="Table26.B2" office:value-type="string">
            <text:p text:style-name="P5"><text:change-start text:change-id="ct-1374106424"/><text:variable-get text:name="NM" office:value-type="string">Not mapped</text:variable-get><text:change-end text:change-id="ct-1374106424"/></text:p>
          </table:table-cell>
        </table:table-row>
        <table:table-row>
          <table:table-cell table:style-name="Table26.A3" office:value-type="string">
            <text:p text:style-name="P23">JDL</text:p>
          </table:table-cell>
          <table:table-cell table:style-name="Table26.B3" office:value-type="string">
            <text:p text:style-name="P5"><text:change-start text:change-id="ct-1374106536"/><text:variable-get text:name="Same" office:value-type="string">''</text:variable-get><text:change-end text:change-id="ct-1374106536"/></text:p>
          </table:table-cell>
          <table:table-cell table:style-name="Table26.B3" office:value-type="string">
            <text:p text:style-name="P5"><text:change-start text:change-id="ct-1374106648"/><text:variable-get text:name="Same" office:value-type="string">''</text:variable-get><text:change-end text:change-id="ct-1374106648"/></text:p>
          </table:table-cell>
        </table:table-row>
        <table:table-row>
          <table:table-cell table:style-name="Table26.A3" office:value-type="string">
            <text:p text:style-name="P23">JSDL</text:p>
          </table:table-cell>
          <table:table-cell table:style-name="Table26.B3" office:value-type="string">
            <text:p text:style-name="P5"><text:change-start text:change-id="ct-1374106760"/>R<text:change-end text:change-id="ct-1374106760"/><text:change-start text:change-id="ct-1374106872"/>esources/</text:p>
            <text:p text:style-name="P5">IndividualNetworkBandwidth<text:change-end text:change-id="ct-1374106872"/></text:p>
          </table:table-cell>
          <table:table-cell table:style-name="Table26.B3" office:value-type="string">
            <text:p text:style-name="P5"/>
          </table:table-cell>
        </table:table-row>
        <table:table-row>
          <table:table-cell table:style-name="Table26.A3" office:value-type="string">
            <text:p text:style-name="P23">Posix-JSDL</text:p>
          </table:table-cell>
          <table:table-cell table:style-name="Table26.B3" office:value-type="string">
            <text:p text:style-name="P5"><text:change-start text:change-id="ct-1374106984"/><text:variable-get text:name="Same" office:value-type="string">''</text:variable-get><text:change-end text:change-id="ct-1374106984"/></text:p>
          </table:table-cell>
          <table:table-cell table:style-name="Table26.B3" office:value-type="string">
            <text:p text:style-name="P5"/>
          </table:table-cell>
        </table:table-row>
        <table:table-row>
          <table:table-cell table:style-name="Table26.A3" office:value-type="string">
            <text:p text:style-name="P23">HPCP-JSDL</text:p>
          </table:table-cell>
          <table:table-cell table:style-name="Table26.B3" office:value-type="string">
            <text:p text:style-name="P5"><text:change-start text:change-id="ct-1374107096"/><text:variable-get text:name="Same" office:value-type="string">''</text:variable-get><text:change-end text:change-id="ct-1374107096"/></text:p>
          </table:table-cell>
          <table:table-cell table:style-name="Table26.B3" office:value-type="string">
            <text:p text:style-name="P5"/>
          </table:table-cell>
        </table:table-row>
        <table:table-row>
          <table:table-cell table:style-name="Table26.A3" office:value-type="string">
            <text:p text:style-name="P23">ARC-JSDL</text:p>
          </table:table-cell>
          <table:table-cell table:style-name="Table26.B3" office:value-type="string">
            <text:p text:style-name="P5"><text:change-start text:change-id="ct-1374107992"/>Resources/NetworkInfo<text:change-end text:change-id="ct-1374107992"/></text:p>
          </table:table-cell>
          <table:table-cell table:style-name="Table26.B3" office:value-type="string">
            <text:p text:style-name="P5"/>
          </table:table-cell>
        </table:table-row>
      </table:table>
      <text:list xml:id="list806393923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09224"/>NodeAccess</text:p>
                </text:list-item>
              </text:list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3"/>
          </table:table-cell>
          <table:table-cell table:style-name="Table27.B1" office:value-type="string">
            <text:p text:style-name="P5">In</text:p>
          </table:table-cell>
          <table:table-cell table:style-name="Table27.B1" office:value-type="string">
            <text:p text:style-name="P5">Out</text:p>
          </table:table-cell>
        </table:table-row>
        <table:table-row>
          <table:table-cell table:style-name="Table27.A2" office:value-type="string">
            <text:p text:style-name="P23">XRSL</text:p>
          </table:table-cell>
          <table:table-cell table:style-name="Table27.B2" office:value-type="string">
            <text:p text:style-name="P5"><text:change-start text:change-id="ct-1374107320"/>nodeAccess<text:change-end text:change-id="ct-1374107320"/></text:p>
          </table:table-cell>
          <table:table-cell table:style-name="Table27.B2" office:value-type="string">
            <text:p text:style-name="P5"><text:change-start text:change-id="ct-1374107432"/>nodeAccess<text:change-end text:change-id="ct-1374107432"/></text:p>
          </table:table-cell>
        </table:table-row>
        <table:table-row>
          <table:table-cell table:style-name="Table27.A3" office:value-type="string">
            <text:p text:style-name="P23">JDL</text:p>
          </table:table-cell>
          <table:table-cell table:style-name="Table27.B3" office:value-type="string">
            <text:p text:style-name="P5"><text:change-start text:change-id="ct-1374107544"/><text:variable-get text:name="NMA" office:value-type="string">No matching attribute</text:variable-get><text:change-end text:change-id="ct-1374107544"/></text:p>
          </table:table-cell>
          <table:table-cell table:style-name="Table27.B3" office:value-type="string">
            <text:p text:style-name="P5"><text:change-start text:change-id="ct-1374107656"/><text:variable-get text:name="NM" office:value-type="string">Not mapped</text:variable-get><text:change-end text:change-id="ct-1374107656"/></text:p>
          </table:table-cell>
        </table:table-row>
        <table:table-row>
          <table:table-cell table:style-name="Table27.A3" office:value-type="string">
            <text:p text:style-name="P23">JSDL</text:p>
          </table:table-cell>
          <table:table-cell table:style-name="Table27.B3" office:value-type="string">
            <text:p text:style-name="P5"><text:change-start text:change-id="ct-1374107768"/><text:variable-get text:name="Same" office:value-type="string">''</text:variable-get><text:change-end text:change-id="ct-1374107768"/></text:p>
          </table:table-cell>
          <table:table-cell table:style-name="Table27.B3" office:value-type="string">
            <text:p text:style-name="P5"><text:change-start text:change-id="ct-1374107880"/><text:variable-get text:name="Same" office:value-type="string">''</text:variable-get><text:change-end text:change-id="ct-1374107880"/></text:p>
          </table:table-cell>
        </table:table-row>
        <table:table-row>
          <table:table-cell table:style-name="Table27.A3" office:value-type="string">
            <text:p text:style-name="P23">Posix-JSDL</text:p>
          </table:table-cell>
          <table:table-cell table:style-name="Table27.B3" office:value-type="string">
            <text:p text:style-name="P5"><text:change-start text:change-id="ct-1374102772"/><text:variable-get text:name="Same" office:value-type="string">''</text:variable-get><text:change-end text:change-id="ct-1374102772"/></text:p>
          </table:table-cell>
          <table:table-cell table:style-name="Table27.B3" office:value-type="string">
            <text:p text:style-name="P5"><text:change-start text:change-id="ct-1374102100"/><text:variable-get text:name="Same" office:value-type="string">''</text:variable-get><text:change-end text:change-id="ct-1374102100"/></text:p>
          </table:table-cell>
        </table:table-row>
        <table:table-row>
          <table:table-cell table:style-name="Table27.A3" office:value-type="string">
            <text:p text:style-name="P23">HPCP-JSDL</text:p>
          </table:table-cell>
          <table:table-cell table:style-name="Table27.B3" office:value-type="string">
            <text:p text:style-name="P5"><text:change-start text:change-id="ct-1374102212"/><text:variable-get text:name="Same" office:value-type="string">''</text:variable-get><text:change-end text:change-id="ct-1374102212"/></text:p>
          </table:table-cell>
          <table:table-cell table:style-name="Table27.B3" office:value-type="string">
            <text:p text:style-name="P5"><text:change-start text:change-id="ct-1374102324"/><text:variable-get text:name="Same" office:value-type="string">''</text:variable-get><text:change-end text:change-id="ct-1374102324"/></text:p>
          </table:table-cell>
        </table:table-row>
        <table:table-row>
          <table:table-cell table:style-name="Table27.A3" office:value-type="string">
            <text:p text:style-name="P23">ARC-JSDL</text:p>
          </table:table-cell>
          <table:table-cell table:style-name="Table27.B3" office:value-type="string">
            <text:p text:style-name="P5"><text:change-start text:change-id="ct-1374102436"/>Resources/NodeAccess<text:change-end text:change-id="ct-1374102436"/></text:p>
          </table:table-cell>
          <table:table-cell table:style-name="Table27.B3" office:value-type="string">
            <text:p text:style-name="P5"/>
          </table:table-cell>
        </table:table-row>
      </table:table>
      <text:list xml:id="list585429535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02660"/>IndividualPhysicalMemory</text:p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3"/>
          </table:table-cell>
          <table:table-cell table:style-name="Table28.B1" office:value-type="string">
            <text:p text:style-name="P5">In</text:p>
          </table:table-cell>
          <table:table-cell table:style-name="Table28.B1" office:value-type="string">
            <text:p text:style-name="P5">Out</text:p>
          </table:table-cell>
        </table:table-row>
        <table:table-row>
          <table:table-cell table:style-name="Table28.A2" office:value-type="string">
            <text:p text:style-name="P23">XRSL</text:p>
          </table:table-cell>
          <table:table-cell table:style-name="Table28.B2" office:value-type="string">
            <text:p text:style-name="P5"><text:change-start text:change-id="ct-1374101876"/>memory<text:change-end text:change-id="ct-1374101876"/></text:p>
          </table:table-cell>
          <table:table-cell table:style-name="Table28.B2" office:value-type="string">
            <text:p text:style-name="P5"><text:change-start text:change-id="ct-1374101988"/>memory<text:change-end text:change-id="ct-1374101988"/></text:p>
          </table:table-cell>
        </table:table-row>
        <table:table-row>
          <table:table-cell table:style-name="Table28.A3" office:value-type="string">
            <text:p text:style-name="P23">JDL</text:p>
          </table:table-cell>
          <table:table-cell table:style-name="Table28.B3" office:value-type="string">
            <text:p text:style-name="P5"><text:change-start text:change-id="ct-1374101764"/><text:variable-get text:name="NMA" office:value-type="string">No matching attribute</text:variable-get><text:change-end text:change-id="ct-1374101764"/></text:p>
          </table:table-cell>
          <table:table-cell table:style-name="Table28.B3" office:value-type="string">
            <text:p text:style-name="P5"><text:change-start text:change-id="ct-1374101652"/><text:variable-get text:name="NM" office:value-type="string">Not mapped</text:variable-get><text:change-end text:change-id="ct-1374101652"/></text:p>
          </table:table-cell>
        </table:table-row>
        <table:table-row>
          <table:table-cell table:style-name="Table28.A3" office:value-type="string">
            <text:p text:style-name="P23">JSDL</text:p>
          </table:table-cell>
          <table:table-cell table:style-name="Table28.B3" office:value-type="string">
            <text:p text:style-name="P5"><text:change-start text:change-id="ct-1374103780"/><text:variable-get text:name="Same" office:value-type="string">''</text:variable-get><text:change-end text:change-id="ct-1374103780"/></text:p>
          </table:table-cell>
          <table:table-cell table:style-name="Table28.B3" office:value-type="string">
            <text:p text:style-name="P5"><text:change-start text:change-id="ct-1374104900"/><text:variable-get text:name="Same" office:value-type="string">''</text:variable-get><text:change-end text:change-id="ct-1374104900"/></text:p>
          </table:table-cell>
        </table:table-row>
        <table:table-row>
          <table:table-cell table:style-name="Table28.A3" office:value-type="string">
            <text:p text:style-name="P23">Posix-JSDL</text:p>
          </table:table-cell>
          <table:table-cell table:style-name="Table28.B3" office:value-type="string">
            <text:p text:style-name="P5"><text:change-start text:change-id="ct-1374105012"/>Application/POSIXApplication/</text:p>
            <text:p text:style-name="P5">MemoryLimit<text:change-end text:change-id="ct-1374105012"/></text:p>
          </table:table-cell>
          <table:table-cell table:style-name="Table28.B3" office:value-type="string">
            <text:p text:style-name="P5"/>
          </table:table-cell>
        </table:table-row>
        <table:table-row>
          <table:table-cell table:style-name="Table28.A3" office:value-type="string">
            <text:p text:style-name="P23">HPCP-JSDL</text:p>
          </table:table-cell>
          <table:table-cell table:style-name="Table28.B3" office:value-type="string">
            <text:p text:style-name="P5"><text:change-start text:change-id="ct-1374105124"/><text:variable-get text:name="NMA" office:value-type="string">No matching attribute</text:variable-get><text:change-end text:change-id="ct-1374105124"/></text:p>
          </table:table-cell>
          <table:table-cell table:style-name="Table28.B3" office:value-type="string">
            <text:p text:style-name="P5"><text:change-start text:change-id="ct-1374105236"/><text:variable-get text:name="NM" office:value-type="string">Not mapped</text:variable-get><text:change-end text:change-id="ct-1374105236"/></text:p>
          </table:table-cell>
        </table:table-row>
        <table:table-row>
          <table:table-cell table:style-name="Table28.A3" office:value-type="string">
            <text:p text:style-name="P23">ARC-JSDL</text:p>
          </table:table-cell>
          <table:table-cell table:style-name="Table28.B3" office:value-type="string">
            <text:p text:style-name="P5"><text:change-start text:change-id="ct-1374102884"/>Resources/IndividualPhysicalMemo<text:change-end text:change-id="ct-1374102884"/><text:change-start text:change-id="ct-1374102996"/>ry<text:change-end text:change-id="ct-1374102996"/></text:p>
          </table:table-cell>
          <table:table-cell table:style-name="Table28.B3" office:value-type="string">
            <text:p text:style-name="P5"/>
          </table:table-cell>
        </table:table-row>
      </table:table>
      <text:list xml:id="list36463503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04788"/><text:soft-page-break/>IndividualVirtualMemory</text:p>
                </text:list-item>
              </text:list>
            </text:list-item>
          </text:list>
        </text:list-item>
      </text:list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23"/>
          </table:table-cell>
          <table:table-cell table:style-name="Table29.B1" office:value-type="string">
            <text:p text:style-name="P5">In</text:p>
          </table:table-cell>
          <table:table-cell table:style-name="Table29.B1" office:value-type="string">
            <text:p text:style-name="P5">Out</text:p>
          </table:table-cell>
        </table:table-row>
        <table:table-row>
          <table:table-cell table:style-name="Table29.A2" office:value-type="string">
            <text:p text:style-name="P23">XRSL</text:p>
          </table:table-cell>
          <table:table-cell table:style-name="Table29.B2" office:value-type="string">
            <text:p text:style-name="P5"><text:change-start text:change-id="ct-1374103892"/><text:variable-get text:name="NMA" office:value-type="string">No matching attribute</text:variable-get><text:change-end text:change-id="ct-1374103892"/></text:p>
          </table:table-cell>
          <table:table-cell table:style-name="Table29.B2" office:value-type="string">
            <text:p text:style-name="P24"><text:change-start text:change-id="ct-1374104452"/><text:variable-get text:name="NM" office:value-type="string">Not mapped</text:variable-get><text:change-end text:change-id="ct-1374104452"/></text:p>
          </table:table-cell>
        </table:table-row>
        <table:table-row>
          <table:table-cell table:style-name="Table29.A3" office:value-type="string">
            <text:p text:style-name="P23">JDL</text:p>
          </table:table-cell>
          <table:table-cell table:style-name="Table29.B3" office:value-type="string">
            <text:p text:style-name="P5"><text:change-start text:change-id="ct-1374104228"/><text:variable-get text:name="Same" office:value-type="string">''</text:variable-get><text:change-end text:change-id="ct-1374104228"/></text:p>
          </table:table-cell>
          <table:table-cell table:style-name="Table29.B3" office:value-type="string">
            <text:p text:style-name="P5"><text:change-start text:change-id="ct-1374104340"/><text:variable-get text:name="Same" office:value-type="string">''</text:variable-get><text:change-end text:change-id="ct-1374104340"/></text:p>
          </table:table-cell>
        </table:table-row>
        <table:table-row>
          <table:table-cell table:style-name="Table29.A3" office:value-type="string">
            <text:p text:style-name="P23">JSDL</text:p>
          </table:table-cell>
          <table:table-cell table:style-name="Table29.B3" office:value-type="string">
            <text:p text:style-name="P5"><text:change-start text:change-id="ct-1374103220"/><text:variable-get text:name="Same" office:value-type="string">''</text:variable-get><text:change-end text:change-id="ct-1374103220"/></text:p>
          </table:table-cell>
          <table:table-cell table:style-name="Table29.B3" office:value-type="string">
            <text:p text:style-name="P5"><text:change-start text:change-id="ct-1374103332"/><text:variable-get text:name="Same" office:value-type="string">''</text:variable-get><text:change-end text:change-id="ct-1374103332"/></text:p>
          </table:table-cell>
        </table:table-row>
        <table:table-row>
          <table:table-cell table:style-name="Table29.A3" office:value-type="string">
            <text:p text:style-name="P23">Posix-JSDL</text:p>
          </table:table-cell>
          <table:table-cell table:style-name="Table29.B3" office:value-type="string">
            <text:p text:style-name="P5"><text:change-start text:change-id="ct-1374103556"/>Application/POSIXApplication/</text:p>
            <text:p text:style-name="P5"><text:change-end text:change-id="ct-1374103556"/><text:change-start text:change-id="ct-1374104564"/>VirtualMemoryLimit<text:change-end text:change-id="ct-1374104564"/></text:p>
          </table:table-cell>
          <table:table-cell table:style-name="Table29.B3" office:value-type="string">
            <text:p text:style-name="P5"/>
          </table:table-cell>
        </table:table-row>
        <table:table-row>
          <table:table-cell table:style-name="Table29.A3" office:value-type="string">
            <text:p text:style-name="P23">HPCP-JSDL</text:p>
          </table:table-cell>
          <table:table-cell table:style-name="Table29.B3" office:value-type="string">
            <text:p text:style-name="P5"><text:change-start text:change-id="ct-1374104676"/><text:variable-get text:name="NMA" office:value-type="string">No matching attribute</text:variable-get><text:change-end text:change-id="ct-1374104676"/></text:p>
          </table:table-cell>
          <table:table-cell table:style-name="Table29.B3" office:value-type="string">
            <text:p text:style-name="P24"><text:change-start text:change-id="ct-1374103668"/><text:variable-get text:name="NM" office:value-type="string">Not mapped</text:variable-get><text:change-end text:change-id="ct-1374103668"/></text:p>
          </table:table-cell>
        </table:table-row>
        <table:table-row>
          <table:table-cell table:style-name="Table29.A3" office:value-type="string">
            <text:p text:style-name="P23">ARC-JSDL</text:p>
          </table:table-cell>
          <table:table-cell table:style-name="Table29.B3" office:value-type="string">
            <text:p text:style-name="P5"><text:change-start text:change-id="ct-1374105572"/>Resources/IndividualVirtualMemory<text:change-end text:change-id="ct-1374105572"/></text:p>
          </table:table-cell>
          <table:table-cell table:style-name="Table29.B3" office:value-type="string">
            <text:p text:style-name="P5"/>
          </table:table-cell>
        </table:table-row>
      </table:table>
      <text:list xml:id="list1161350791" text:continue-numbering="true" text:style-name="List_20_1">
        <text:list-item>
          <text:list>
            <text:list-item>
              <text:list>
                <text:list-item>
                  <text:p text:style-name="P3"><text:change text:change-id="ct-1374104116"/>DiskSpaceRequiremen<text:change text:change-id="ct-1374105348"/><text:change-start text:change-id="ct-1374105460"/>t<text:change-end text:change-id="ct-1374105460"/><text:change text:change-id="ct-1424490028"/></text:p>
                  <text:list>
                    <text:list-item>
                      <text:p text:style-name="P3">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23"/>
          </table:table-cell>
          <table:table-cell table:style-name="Table31.B1" office:value-type="string">
            <text:p text:style-name="P5">In</text:p>
          </table:table-cell>
          <table:table-cell table:style-name="Table31.B1" office:value-type="string">
            <text:p text:style-name="P5">Out</text:p>
          </table:table-cell>
        </table:table-row>
        <table:table-row>
          <table:table-cell table:style-name="Table31.A2" office:value-type="string">
            <text:p text:style-name="P23">XRSL</text:p>
          </table:table-cell>
          <table:table-cell table:style-name="Table31.B2" office:value-type="string">
            <text:p text:style-name="P5"><text:change-start text:change-id="ct-1424490252"/>disk<text:change-end text:change-id="ct-1424490252"/></text:p>
          </table:table-cell>
          <table:table-cell table:style-name="Table31.B2" office:value-type="string">
            <text:p text:style-name="P5"><text:change-start text:change-id="ct-1424489692"/>disk<text:change-end text:change-id="ct-1424489692"/></text:p>
          </table:table-cell>
        </table:table-row>
        <table:table-row table:style-name="Table31.3">
          <table:table-cell table:style-name="Table31.A3" office:value-type="string">
            <text:p text:style-name="P23">JDL</text:p>
          </table:table-cell>
          <table:table-cell table:style-name="Table31.B3" office:value-type="string">
            <text:p text:style-name="P5"><text:change-start text:change-id="ct-1424489916"/><text:variable-get text:name="NMA" office:value-type="string">No matching attribute</text:variable-get><text:change-end text:change-id="ct-1424489916"/></text:p>
          </table:table-cell>
          <table:table-cell table:style-name="Table31.B3" office:value-type="string">
            <text:p text:style-name="P5"><text:change-start text:change-id="ct-1424490140"/><text:variable-get text:name="NM" office:value-type="string">Not mapped</text:variable-get><text:change-end text:change-id="ct-1424490140"/></text:p>
          </table:table-cell>
        </table:table-row>
        <table:table-row>
          <table:table-cell table:style-name="Table31.A3" office:value-type="string">
            <text:p text:style-name="P23">JSDL</text:p>
          </table:table-cell>
          <table:table-cell table:style-name="Table31.B3" office:value-type="string">
            <text:p text:style-name="P5"><text:change-start text:change-id="ct-1379227888"/>Application/FileSystem/DiskSpace<text:change-end text:change-id="ct-1379227888"/></text:p>
          </table:table-cell>
          <table:table-cell table:style-name="Table31.B3" office:value-type="string">
            <text:p text:style-name="P5"/>
          </table:table-cell>
        </table:table-row>
        <table:table-row>
          <table:table-cell table:style-name="Table31.A3" office:value-type="string">
            <text:p text:style-name="P23">Posix-JSDL</text:p>
          </table:table-cell>
          <table:table-cell table:style-name="Table31.B3" office:value-type="string">
            <text:p text:style-name="P5"><text:change-start text:change-id="ct-1379227776"/><text:variable-get text:name="Same" office:value-type="string">''</text:variable-get><text:change-end text:change-id="ct-1379227776"/></text:p>
          </table:table-cell>
          <table:table-cell table:style-name="Table31.B3" office:value-type="string">
            <text:p text:style-name="P5"/>
          </table:table-cell>
        </table:table-row>
        <table:table-row>
          <table:table-cell table:style-name="Table31.A3" office:value-type="string">
            <text:p text:style-name="P23">HPCP-JSDL</text:p>
          </table:table-cell>
          <table:table-cell table:style-name="Table31.B3" office:value-type="string">
            <text:p text:style-name="P5"><text:change-start text:change-id="ct-1379228672"/><text:variable-get text:name="Same" office:value-type="string">''</text:variable-get><text:change-end text:change-id="ct-1379228672"/></text:p>
          </table:table-cell>
          <table:table-cell table:style-name="Table31.B3" office:value-type="string">
            <text:p text:style-name="P5"/>
          </table:table-cell>
        </table:table-row>
        <table:table-row>
          <table:table-cell table:style-name="Table31.A3" office:value-type="string">
            <text:p text:style-name="P23">ARC-JSDL</text:p>
          </table:table-cell>
          <table:table-cell table:style-name="Table31.B3" office:value-type="string">
            <text:p text:style-name="P5"><text:change-start text:change-id="ct-1379228224"/>Resources/DiskSpaceRe<text:change-end text:change-id="ct-1379228224"/><text:change-start text:change-id="ct-1379227664"/>quirement/</text:p>
            <text:p text:style-name="P5">DiskSpace<text:change-end text:change-id="ct-1379227664"/></text:p>
          </table:table-cell>
          <table:table-cell table:style-name="Table31.B3" office:value-type="string">
            <text:p text:style-name="P5"/>
          </table:table-cell>
        </table:table-row>
      </table:table>
      <text:list xml:id="list94795476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<text:change text:change-id="ct-1379225872"/>Cache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23"/>
          </table:table-cell>
          <table:table-cell table:style-name="Table32.B1" office:value-type="string">
            <text:p text:style-name="P5">In</text:p>
          </table:table-cell>
          <table:table-cell table:style-name="Table32.B1" office:value-type="string">
            <text:p text:style-name="P5">Out</text:p>
          </table:table-cell>
        </table:table-row>
        <table:table-row>
          <table:table-cell table:style-name="Table32.A2" office:value-type="string">
            <text:p text:style-name="P23">XRSL</text:p>
          </table:table-cell>
          <table:table-cell table:style-name="Table32.B2" office:value-type="string">
            <text:p text:style-name="P5"><text:change-start text:change-id="ct-1406245192"/><text:variable-get text:name="NMA" office:value-type="string">No matching attribute</text:variable-get><text:change-end text:change-id="ct-1406245192"/></text:p>
          </table:table-cell>
          <table:table-cell table:style-name="Table32.B2" office:value-type="string">
            <text:p text:style-name="P5"><text:change-start text:change-id="ct-1406243960"/><text:variable-get text:name="NM" office:value-type="string">Not mapped</text:variable-get><text:change-end text:change-id="ct-1406243960"/></text:p>
          </table:table-cell>
        </table:table-row>
        <table:table-row>
          <table:table-cell table:style-name="Table32.A3" office:value-type="string">
            <text:p text:style-name="P23">JDL</text:p>
          </table:table-cell>
          <table:table-cell table:style-name="Table32.B3" office:value-type="string">
            <text:p text:style-name="P5"><text:change-start text:change-id="ct-1424314248"/><text:variable-get text:name="Same" office:value-type="string">''</text:variable-get><text:change-end text:change-id="ct-1424314248"/></text:p>
          </table:table-cell>
          <table:table-cell table:style-name="Table32.B3" office:value-type="string">
            <text:p text:style-name="P5"><text:change-start text:change-id="ct-1424312792"/><text:variable-get text:name="Same" office:value-type="string">''</text:variable-get><text:change-end text:change-id="ct-1424312792"/></text:p>
          </table:table-cell>
        </table:table-row>
        <table:table-row>
          <table:table-cell table:style-name="Table32.A3" office:value-type="string">
            <text:p text:style-name="P23">JSDL</text:p>
          </table:table-cell>
          <table:table-cell table:style-name="Table32.B3" office:value-type="string">
            <text:p text:style-name="P5"><text:change-start text:change-id="ct-1424249296"/><text:variable-get text:name="Same" office:value-type="string">''</text:variable-get><text:change-end text:change-id="ct-1424249296"/></text:p>
          </table:table-cell>
          <table:table-cell table:style-name="Table32.B3" office:value-type="string">
            <text:p text:style-name="P5"><text:change-start text:change-id="ct-1424704660"/><text:variable-get text:name="Same" office:value-type="string">''</text:variable-get><text:change-end text:change-id="ct-1424704660"/></text:p>
          </table:table-cell>
        </table:table-row>
        <table:table-row>
          <table:table-cell table:style-name="Table32.A3" office:value-type="string">
            <text:p text:style-name="P23">Posix-JSDL</text:p>
          </table:table-cell>
          <table:table-cell table:style-name="Table32.B3" office:value-type="string">
            <text:p text:style-name="P5"><text:change-start text:change-id="ct-1424703876"/><text:variable-get text:name="Same" office:value-type="string">''</text:variable-get><text:change-end text:change-id="ct-1424703876"/></text:p>
          </table:table-cell>
          <table:table-cell table:style-name="Table32.B3" office:value-type="string">
            <text:p text:style-name="P5"><text:change-start text:change-id="ct-1424703988"/><text:variable-get text:name="Same" office:value-type="string">''</text:variable-get><text:change-end text:change-id="ct-1424703988"/></text:p>
          </table:table-cell>
        </table:table-row>
        <table:table-row>
          <table:table-cell table:style-name="Table32.A3" office:value-type="string">
            <text:p text:style-name="P23">HPCP-JSDL</text:p>
          </table:table-cell>
          <table:table-cell table:style-name="Table32.B3" office:value-type="string">
            <text:p text:style-name="P5"><text:change-start text:change-id="ct-1424703764"/><text:variable-get text:name="Same" office:value-type="string">''</text:variable-get><text:change-end text:change-id="ct-1424703764"/></text:p>
          </table:table-cell>
          <table:table-cell table:style-name="Table32.B3" office:value-type="string">
            <text:p text:style-name="P5"><text:change-start text:change-id="ct-1424703652"/><text:variable-get text:name="Same" office:value-type="string">''</text:variable-get><text:change-end text:change-id="ct-1424703652"/></text:p>
          </table:table-cell>
        </table:table-row>
        <table:table-row>
          <table:table-cell table:style-name="Table32.A3" office:value-type="string">
            <text:p text:style-name="P23">ARC-JSDL</text:p>
          </table:table-cell>
          <table:table-cell table:style-name="Table32.B3" office:value-type="string">
            <text:p text:style-name="P5"><text:change-start text:change-id="ct-1426407408"/>Resources/CacheDiskSpace<text:change-end text:change-id="ct-1426407408"/></text:p>
          </table:table-cell>
          <table:table-cell table:style-name="Table32.B3" office:value-type="string">
            <text:p text:style-name="P5"><text:change-start text:change-id="ct-1426407296"/>Resources/CacheDiskSpace<text:change-end text:change-id="ct-1426407296"/></text:p>
          </table:table-cell>
        </table:table-row>
      </table:table>
      <text:list xml:id="list55065677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<text:change text:change-id="ct-1426407072"/><text:soft-page-break/>Session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3"/>
          </table:table-cell>
          <table:table-cell table:style-name="Table33.B1" office:value-type="string">
            <text:p text:style-name="P5">In</text:p>
          </table:table-cell>
          <table:table-cell table:style-name="Table33.B1" office:value-type="string">
            <text:p text:style-name="P5">Out</text:p>
          </table:table-cell>
        </table:table-row>
        <table:table-row>
          <table:table-cell table:style-name="Table33.A2" office:value-type="string">
            <text:p text:style-name="P23">XRSL</text:p>
          </table:table-cell>
          <table:table-cell table:style-name="Table33.B2" office:value-type="string">
            <text:p text:style-name="P5"><text:change-start text:change-id="ct-1426406960"/><text:variable-get text:name="NMA" office:value-type="string">No matching attribute</text:variable-get><text:change-end text:change-id="ct-1426406960"/></text:p>
          </table:table-cell>
          <table:table-cell table:style-name="Table33.B2" office:value-type="string">
            <text:p text:style-name="P5"><text:change-start text:change-id="ct-1426406848"/><text:variable-get text:name="NM" office:value-type="string">Not mapped</text:variable-get><text:change-end text:change-id="ct-1426406848"/></text:p>
          </table:table-cell>
        </table:table-row>
        <table:table-row>
          <table:table-cell table:style-name="Table33.A3" office:value-type="string">
            <text:p text:style-name="P23">JDL</text:p>
          </table:table-cell>
          <table:table-cell table:style-name="Table33.B3" office:value-type="string">
            <text:p text:style-name="P5"><text:change-start text:change-id="ct-1426406736"/><text:variable-get text:name="Same" office:value-type="string">''</text:variable-get><text:change-end text:change-id="ct-1426406736"/></text:p>
          </table:table-cell>
          <table:table-cell table:style-name="Table33.B3" office:value-type="string">
            <text:p text:style-name="P5"><text:change-start text:change-id="ct-1426406624"/><text:variable-get text:name="Same" office:value-type="string">''</text:variable-get><text:change-end text:change-id="ct-1426406624"/></text:p>
          </table:table-cell>
        </table:table-row>
        <table:table-row>
          <table:table-cell table:style-name="Table33.A3" office:value-type="string">
            <text:p text:style-name="P23">JSDL</text:p>
          </table:table-cell>
          <table:table-cell table:style-name="Table33.B3" office:value-type="string">
            <text:p text:style-name="P5"><text:change-start text:change-id="ct-1426406512"/><text:variable-get text:name="Same" office:value-type="string">''</text:variable-get><text:change-end text:change-id="ct-1426406512"/></text:p>
          </table:table-cell>
          <table:table-cell table:style-name="Table33.B3" office:value-type="string">
            <text:p text:style-name="P5"><text:change-start text:change-id="ct-1426406400"/><text:variable-get text:name="Same" office:value-type="string">''</text:variable-get><text:change-end text:change-id="ct-1426406400"/></text:p>
          </table:table-cell>
        </table:table-row>
        <table:table-row>
          <table:table-cell table:style-name="Table33.A3" office:value-type="string">
            <text:p text:style-name="P23">Posix-JSDL</text:p>
          </table:table-cell>
          <table:table-cell table:style-name="Table33.B3" office:value-type="string">
            <text:p text:style-name="P5"><text:change-start text:change-id="ct-1426406288"/><text:variable-get text:name="Same" office:value-type="string">''</text:variable-get><text:change-end text:change-id="ct-1426406288"/></text:p>
          </table:table-cell>
          <table:table-cell table:style-name="Table33.B3" office:value-type="string">
            <text:p text:style-name="P5"><text:change-start text:change-id="ct-1426406176"/><text:variable-get text:name="Same" office:value-type="string">''</text:variable-get><text:change-end text:change-id="ct-1426406176"/></text:p>
          </table:table-cell>
        </table:table-row>
        <table:table-row>
          <table:table-cell table:style-name="Table33.A3" office:value-type="string">
            <text:p text:style-name="P23">HPCP-JSDL</text:p>
          </table:table-cell>
          <table:table-cell table:style-name="Table33.B3" office:value-type="string">
            <text:p text:style-name="P5"><text:change-start text:change-id="ct-1426406064"/><text:variable-get text:name="Same" office:value-type="string">''</text:variable-get><text:change-end text:change-id="ct-1426406064"/></text:p>
          </table:table-cell>
          <table:table-cell table:style-name="Table33.B3" office:value-type="string">
            <text:p text:style-name="P5"><text:change-start text:change-id="ct-1426405952"/><text:variable-get text:name="Same" office:value-type="string">''</text:variable-get><text:change-end text:change-id="ct-1426405952"/></text:p>
          </table:table-cell>
        </table:table-row>
        <table:table-row>
          <table:table-cell table:style-name="Table33.A3" office:value-type="string">
            <text:p text:style-name="P23">ARC-JSDL</text:p>
          </table:table-cell>
          <table:table-cell table:style-name="Table33.B3" office:value-type="string">
            <text:p text:style-name="P5"><text:change-start text:change-id="ct-1426405840"/>R<text:change-end text:change-id="ct-1426405840"/><text:change-start text:change-id="ct-1426405728"/>esources/SessionDiskSpace<text:change-end text:change-id="ct-1426405728"/></text:p>
          </table:table-cell>
          <table:table-cell table:style-name="Table33.B3" office:value-type="string">
            <text:p text:style-name="P5"><text:change-start text:change-id="ct-1426405616"/>Resources/SessionDiskSpace<text:change-end text:change-id="ct-1426405616"/></text:p>
          </table:table-cell>
        </table:table-row>
      </table:table>
      <text:list xml:id="list1882101461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405392"/>SessionLifetime</text:p>
                </text:list-item>
              </text:list>
            </text:list-item>
          </text:list>
        </text:list-item>
      </text:list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23"/>
          </table:table-cell>
          <table:table-cell table:style-name="Table34.B1" office:value-type="string">
            <text:p text:style-name="P5">In</text:p>
          </table:table-cell>
          <table:table-cell table:style-name="Table34.B1" office:value-type="string">
            <text:p text:style-name="P5">Out</text:p>
          </table:table-cell>
        </table:table-row>
        <table:table-row>
          <table:table-cell table:style-name="Table34.A2" office:value-type="string">
            <text:p text:style-name="P23">XRSL</text:p>
          </table:table-cell>
          <table:table-cell table:style-name="Table34.B2" office:value-type="string">
            <text:p text:style-name="P5"><text:change-start text:change-id="ct-1426405280"/>lifeTime<text:change-end text:change-id="ct-1426405280"/></text:p>
          </table:table-cell>
          <table:table-cell table:style-name="Table34.B2" office:value-type="string">
            <text:p text:style-name="P5"><text:change-start text:change-id="ct-1426405168"/>lifeTime<text:change-end text:change-id="ct-1426405168"/></text:p>
          </table:table-cell>
        </table:table-row>
        <table:table-row>
          <table:table-cell table:style-name="Table34.A3" office:value-type="string">
            <text:p text:style-name="P23">JDL</text:p>
          </table:table-cell>
          <table:table-cell table:style-name="Table34.B3" office:value-type="string">
            <text:p text:style-name="P5"><text:change-start text:change-id="ct-1426405056"/><text:variable-get text:name="NMA" office:value-type="string">No matching attribute</text:variable-get><text:change-end text:change-id="ct-1426405056"/></text:p>
          </table:table-cell>
          <table:table-cell table:style-name="Table34.B3" office:value-type="string">
            <text:p text:style-name="P5"><text:change-start text:change-id="ct-1426404944"/><text:variable-get text:name="NM" office:value-type="string">Not mapped</text:variable-get><text:change-end text:change-id="ct-1426404944"/></text:p>
          </table:table-cell>
        </table:table-row>
        <table:table-row>
          <table:table-cell table:style-name="Table34.A3" office:value-type="string">
            <text:p text:style-name="P23">JSDL</text:p>
          </table:table-cell>
          <table:table-cell table:style-name="Table34.B3" office:value-type="string">
            <text:p text:style-name="P5"><text:change-start text:change-id="ct-1426404832"/><text:variable-get text:name="Same" office:value-type="string">''</text:variable-get><text:change-end text:change-id="ct-1426404832"/></text:p>
          </table:table-cell>
          <table:table-cell table:style-name="Table34.B3" office:value-type="string">
            <text:p text:style-name="P5"><text:change-start text:change-id="ct-1426404720"/><text:variable-get text:name="Same" office:value-type="string">''</text:variable-get><text:change-end text:change-id="ct-1426404720"/></text:p>
          </table:table-cell>
        </table:table-row>
        <table:table-row>
          <table:table-cell table:style-name="Table34.A3" office:value-type="string">
            <text:p text:style-name="P23">Posix-JSDL</text:p>
          </table:table-cell>
          <table:table-cell table:style-name="Table34.B3" office:value-type="string">
            <text:p text:style-name="P5"><text:change-start text:change-id="ct-1426404608"/><text:variable-get text:name="Same" office:value-type="string">''</text:variable-get><text:change-end text:change-id="ct-1426404608"/></text:p>
          </table:table-cell>
          <table:table-cell table:style-name="Table34.B3" office:value-type="string">
            <text:p text:style-name="P5"><text:change-start text:change-id="ct-1426404496"/><text:variable-get text:name="Same" office:value-type="string">''</text:variable-get><text:change-end text:change-id="ct-1426404496"/></text:p>
          </table:table-cell>
        </table:table-row>
        <table:table-row>
          <table:table-cell table:style-name="Table34.A3" office:value-type="string">
            <text:p text:style-name="P23">HPCP-JSDL</text:p>
          </table:table-cell>
          <table:table-cell table:style-name="Table34.B3" office:value-type="string">
            <text:p text:style-name="P5"><text:change-start text:change-id="ct-1426404384"/><text:variable-get text:name="Same" office:value-type="string">''</text:variable-get><text:change-end text:change-id="ct-1426404384"/></text:p>
          </table:table-cell>
          <table:table-cell table:style-name="Table34.B3" office:value-type="string">
            <text:p text:style-name="P5"><text:change-start text:change-id="ct-1426404272"/><text:variable-get text:name="Same" office:value-type="string">''</text:variable-get><text:change-end text:change-id="ct-1426404272"/></text:p>
          </table:table-cell>
        </table:table-row>
        <table:table-row>
          <table:table-cell table:style-name="Table34.A3" office:value-type="string">
            <text:p text:style-name="P23">ARC-JSDL</text:p>
          </table:table-cell>
          <table:table-cell table:style-name="Table34.B3" office:value-type="string">
            <text:p text:style-name="P5"><text:change-start text:change-id="ct-1426404160"/>Resources/SessionLifeTime<text:change-end text:change-id="ct-1426404160"/></text:p>
          </table:table-cell>
          <table:table-cell table:style-name="Table34.B3" office:value-type="string">
            <text:p text:style-name="P5"><text:change-start text:change-id="ct-1426404048"/>Resources/SessionLifeTime<text:change-end text:change-id="ct-1426404048"/></text:p>
          </table:table-cell>
        </table:table-row>
      </table:table>
      <text:list xml:id="list1793273235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403824"/>SessionAccessMode</text:p>
                </text:list-item>
              </text:list>
            </text:list-item>
          </text:list>
        </text:list-item>
      </text:list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23"/>
          </table:table-cell>
          <table:table-cell table:style-name="Table35.B1" office:value-type="string">
            <text:p text:style-name="P5">In</text:p>
          </table:table-cell>
          <table:table-cell table:style-name="Table35.B1" office:value-type="string">
            <text:p text:style-name="P5">Out</text:p>
          </table:table-cell>
        </table:table-row>
        <table:table-row>
          <table:table-cell table:style-name="Table35.A2" office:value-type="string">
            <text:p text:style-name="P23">XRSL</text:p>
          </table:table-cell>
          <table:table-cell table:style-name="Table35.B2" office:value-type="string">
            <text:p text:style-name="P5"><text:change-start text:change-id="ct-1426255752"/><text:variable-get text:name="NMA" office:value-type="string">No matching attribute</text:variable-get><text:change-end text:change-id="ct-1426255752"/></text:p>
          </table:table-cell>
          <table:table-cell table:style-name="Table35.B2" office:value-type="string">
            <text:p text:style-name="P5"><text:change-start text:change-id="ct-1426255528"/><text:variable-get text:name="NM" office:value-type="string">Not mapped</text:variable-get><text:change-end text:change-id="ct-1426255528"/></text:p>
          </table:table-cell>
        </table:table-row>
        <table:table-row>
          <table:table-cell table:style-name="Table35.A3" office:value-type="string">
            <text:p text:style-name="P23">JDL</text:p>
          </table:table-cell>
          <table:table-cell table:style-name="Table35.B3" office:value-type="string">
            <text:p text:style-name="P5"><text:change-start text:change-id="ct-1426255304"/><text:variable-get text:name="Same" office:value-type="string">''</text:variable-get><text:change-end text:change-id="ct-1426255304"/></text:p>
          </table:table-cell>
          <table:table-cell table:style-name="Table35.B3" office:value-type="string">
            <text:p text:style-name="P5"><text:change-start text:change-id="ct-1426255080"/><text:variable-get text:name="Same" office:value-type="string">''</text:variable-get><text:change-end text:change-id="ct-1426255080"/></text:p>
          </table:table-cell>
        </table:table-row>
        <table:table-row>
          <table:table-cell table:style-name="Table35.A3" office:value-type="string">
            <text:p text:style-name="P23">JSDL</text:p>
          </table:table-cell>
          <table:table-cell table:style-name="Table35.B3" office:value-type="string">
            <text:p text:style-name="P5"><text:change-start text:change-id="ct-1426254856"/><text:variable-get text:name="Same" office:value-type="string">''</text:variable-get><text:change-end text:change-id="ct-1426254856"/></text:p>
          </table:table-cell>
          <table:table-cell table:style-name="Table35.B3" office:value-type="string">
            <text:p text:style-name="P5"><text:change-start text:change-id="ct-1426254744"/><text:variable-get text:name="Same" office:value-type="string">''</text:variable-get><text:change-end text:change-id="ct-1426254744"/></text:p>
          </table:table-cell>
        </table:table-row>
        <table:table-row>
          <table:table-cell table:style-name="Table35.A3" office:value-type="string">
            <text:p text:style-name="P23">Posix-JSDL</text:p>
          </table:table-cell>
          <table:table-cell table:style-name="Table35.B3" office:value-type="string">
            <text:p text:style-name="P5"><text:change-start text:change-id="ct-1426254408"/><text:variable-get text:name="Same" office:value-type="string">''</text:variable-get><text:change-end text:change-id="ct-1426254408"/></text:p>
          </table:table-cell>
          <table:table-cell table:style-name="Table35.B3" office:value-type="string">
            <text:p text:style-name="P5"><text:change-start text:change-id="ct-1426254296"/><text:variable-get text:name="Same" office:value-type="string">''</text:variable-get><text:change-end text:change-id="ct-1426254296"/></text:p>
          </table:table-cell>
        </table:table-row>
        <table:table-row>
          <table:table-cell table:style-name="Table35.A3" office:value-type="string">
            <text:p text:style-name="P23">HPCP-JSDL</text:p>
          </table:table-cell>
          <table:table-cell table:style-name="Table35.B3" office:value-type="string">
            <text:p text:style-name="P5"><text:change-start text:change-id="ct-1426254184"/><text:variable-get text:name="Same" office:value-type="string">''</text:variable-get><text:change-end text:change-id="ct-1426254184"/></text:p>
          </table:table-cell>
          <table:table-cell table:style-name="Table35.B3" office:value-type="string">
            <text:p text:style-name="P5"><text:change-start text:change-id="ct-1426254072"/><text:variable-get text:name="Same" office:value-type="string">''</text:variable-get><text:change-end text:change-id="ct-1426254072"/></text:p>
          </table:table-cell>
        </table:table-row>
        <table:table-row>
          <table:table-cell table:style-name="Table35.A3" office:value-type="string">
            <text:p text:style-name="P23">ARC-JSDL</text:p>
          </table:table-cell>
          <table:table-cell table:style-name="Table35.B3" office:value-type="string">
            <text:p text:style-name="P5"><text:change-start text:change-id="ct-1426253960"/><text:variable-get text:name="Same" office:value-type="string">''</text:variable-get><text:change-end text:change-id="ct-1426253960"/></text:p>
          </table:table-cell>
          <table:table-cell table:style-name="Table35.B3" office:value-type="string">
            <text:p text:style-name="P5"><text:change-start text:change-id="ct-1426253848"/><text:variable-get text:name="Same" office:value-type="string">''</text:variable-get><text:change-end text:change-id="ct-1426253848"/></text:p>
          </table:table-cell>
        </table:table-row>
      </table:table>
      <text:list xml:id="list157474152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253624"/>IndividualCPUTime</text:p>
                </text:list-item>
              </text:list>
            </text:list-item>
          </text:list>
        </text:list-item>
      </text:list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3"/>
          </table:table-cell>
          <table:table-cell table:style-name="Table36.B1" office:value-type="string">
            <text:p text:style-name="P5">In</text:p>
          </table:table-cell>
          <table:table-cell table:style-name="Table36.B1" office:value-type="string">
            <text:p text:style-name="P5">Out</text:p>
          </table:table-cell>
        </table:table-row>
        <table:table-row>
          <table:table-cell table:style-name="Table36.A2" office:value-type="string">
            <text:p text:style-name="P23">XRSL</text:p>
          </table:table-cell>
          <table:table-cell table:style-name="Table36.B2" office:value-type="string">
            <text:p text:style-name="P5"><text:change-start text:change-id="ct-1426253512"/><text:variable-get text:name="NMA" office:value-type="string">No matching attribute</text:variable-get><text:change-end text:change-id="ct-1426253512"/></text:p>
          </table:table-cell>
          <table:table-cell table:style-name="Table36.B2" office:value-type="string">
            <text:p text:style-name="P5"><text:change-start text:change-id="ct-1426253400"/><text:variable-get text:name="NM" office:value-type="string">Not mapped</text:variable-get><text:change-end text:change-id="ct-1426253400"/></text:p>
          </table:table-cell>
        </table:table-row>
        <table:table-row>
          <table:table-cell table:style-name="Table36.A3" office:value-type="string">
            <text:p text:style-name="P23">JDL</text:p>
          </table:table-cell>
          <table:table-cell table:style-name="Table36.B3" office:value-type="string">
            <text:p text:style-name="P5"><text:change-start text:change-id="ct-1426253288"/><text:variable-get text:name="Same" office:value-type="string">''</text:variable-get><text:change-end text:change-id="ct-1426253288"/></text:p>
          </table:table-cell>
          <table:table-cell table:style-name="Table36.B3" office:value-type="string">
            <text:p text:style-name="P5"><text:change-start text:change-id="ct-1426253176"/><text:variable-get text:name="Same" office:value-type="string">''</text:variable-get><text:change-end text:change-id="ct-1426253176"/></text:p>
          </table:table-cell>
        </table:table-row>
        <table:table-row>
          <table:table-cell table:style-name="Table36.A3" office:value-type="string">
            <text:p text:style-name="P23">JSDL</text:p>
          </table:table-cell>
          <table:table-cell table:style-name="Table36.B3" office:value-type="string">
            <text:p text:style-name="P5"><text:change-start text:change-id="ct-1426253064"/>Resources/IndividualCPUTime*<text:change-end text:change-id="ct-1426253064"/></text:p>
          </table:table-cell>
          <table:table-cell table:style-name="Table36.B3" office:value-type="string">
            <text:p text:style-name="P5"/>
          </table:table-cell>
        </table:table-row>
        <table:table-row>
          <table:table-cell table:style-name="Table36.A3" office:value-type="string">
            <text:p text:style-name="P23">Posix-JSDL</text:p>
          </table:table-cell>
          <table:table-cell table:style-name="Table36.B3" office:value-type="string">
            <text:p text:style-name="P5"><text:change-start text:change-id="ct-1426252952"/><text:variable-get text:name="Same" office:value-type="string">''</text:variable-get><text:change-end text:change-id="ct-1426252952"/></text:p>
          </table:table-cell>
          <table:table-cell table:style-name="Table36.B3" office:value-type="string">
            <text:p text:style-name="P5"><text:change-start text:change-id="ct-1426252840"/><text:variable-get text:name="Same" office:value-type="string">''</text:variable-get><text:change-end text:change-id="ct-1426252840"/></text:p>
          </table:table-cell>
        </table:table-row>
        <table:table-row table:style-name="Table36.6">
          <table:table-cell table:style-name="Table36.A3" office:value-type="string">
            <text:p text:style-name="P23">HPCP-JSDL</text:p>
          </table:table-cell>
          <table:table-cell table:style-name="Table36.B3" office:value-type="string">
            <text:p text:style-name="P5"><text:change-start text:change-id="ct-1426252728"/><text:variable-get text:name="Same" office:value-type="string">''</text:variable-get><text:change-end text:change-id="ct-1426252728"/></text:p>
          </table:table-cell>
          <table:table-cell table:style-name="Table36.B3" office:value-type="string">
            <text:p text:style-name="P5"><text:change-start text:change-id="ct-1426252616"/><text:variable-get text:name="Same" office:value-type="string">''</text:variable-get><text:change-end text:change-id="ct-1426252616"/></text:p>
          </table:table-cell>
        </table:table-row>
        <table:table-row>
          <table:table-cell table:style-name="Table36.A3" office:value-type="string">
            <text:p text:style-name="P23">ARC-JSDL</text:p>
          </table:table-cell>
          <table:table-cell table:style-name="Table36.B3" office:value-type="string">
            <text:p text:style-name="P5"><text:change-start text:change-id="ct-1426252504"/>Resources/IndividualCPUTime<text:change-end text:change-id="ct-1426252504"/></text:p>
          </table:table-cell>
          <table:table-cell table:style-name="Table36.B3" office:value-type="string">
            <text:p text:style-name="P5"/>
          </table:table-cell>
        </table:table-row>
      </table:table>
      <text:p text:style-name="Standard"><text:change-start text:change-id="ct-1426252392"/>* <text:span text:style-name="T1">The JSDL element is mapped to the Range part of</text:span><text:change-end text:change-id="ct-1426252392"/><text:change-start text:change-id="ct-1426252280"/><text:span text:style-name="T1"> </text:span><text:change-end text:change-id="ct-1426252280"/><text:change-start text:change-id="ct-1426252168"/><text:span text:style-name="T1">IndividualCPUTime</text:span><text:change-end text:change-id="ct-1426252168"/><text:change-start text:change-id="ct-1426252056"/><text:span text:style-name="T1">.</text:span><text:change-end text:change-id="ct-1426252056"/></text:p>
      <text:list xml:id="list1225579639" text:continue-numbering="true" text:style-name="List_20_1">
        <text:list-item>
          <text:list>
            <text:list-item>
              <text:list>
                <text:list-item>
                  <text:p text:style-name="P3"><text:soft-page-break/>TotalCPUTime</text:p>
                </text:list-item>
              </text:list>
            </text:list-item>
          </text:list>
        </text:list-item>
      </text:list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3"/>
          </table:table-cell>
          <table:table-cell table:style-name="Table37.B1" office:value-type="string">
            <text:p text:style-name="P5">In</text:p>
          </table:table-cell>
          <table:table-cell table:style-name="Table37.B1" office:value-type="string">
            <text:p text:style-name="P5">Out</text:p>
          </table:table-cell>
        </table:table-row>
        <table:table-row>
          <table:table-cell table:style-name="Table37.A2" office:value-type="string">
            <text:p text:style-name="P23">XRSL</text:p>
          </table:table-cell>
          <table:table-cell table:style-name="Table37.B2" office:value-type="string">
            <text:p text:style-name="P5"><text:change-start text:change-id="ct-1426255192"/>cpuTime<text:change-end text:change-id="ct-1426255192"/></text:p>
          </table:table-cell>
          <table:table-cell table:style-name="Table37.B2" office:value-type="string">
            <text:p text:style-name="P5"><text:change-start text:change-id="ct-1426255416"/>cpuTime<text:change-end text:change-id="ct-1426255416"/></text:p>
          </table:table-cell>
        </table:table-row>
        <table:table-row>
          <table:table-cell table:style-name="Table37.A3" office:value-type="string">
            <text:p text:style-name="P23">JDL</text:p>
          </table:table-cell>
          <table:table-cell table:style-name="Table37.B3" office:value-type="string">
            <text:p text:style-name="P5"><text:change-start text:change-id="ct-1426255640"/><text:variable-get text:name="NMA" office:value-type="string">No matching attribute</text:variable-get><text:change-end text:change-id="ct-1426255640"/></text:p>
          </table:table-cell>
          <table:table-cell table:style-name="Table37.B3" office:value-type="string">
            <text:p text:style-name="P5"><text:change-start text:change-id="ct-1426255864"/><text:variable-get text:name="NM" office:value-type="string">Not mapped</text:variable-get><text:change-end text:change-id="ct-1426255864"/></text:p>
          </table:table-cell>
        </table:table-row>
        <table:table-row>
          <table:table-cell table:style-name="Table37.A3" office:value-type="string">
            <text:p text:style-name="P23">JSDL</text:p>
          </table:table-cell>
          <table:table-cell table:style-name="Table37.B3" office:value-type="string">
            <text:p text:style-name="P5"><text:change-start text:change-id="ct-1425584112"/>Resources/TotalCPUTime<text:change-end text:change-id="ct-1425584112"/><text:change-start text:change-id="ct-1425584000"/>*<text:change-end text:change-id="ct-1425584000"/></text:p>
          </table:table-cell>
          <table:table-cell table:style-name="Table37.B3" office:value-type="string">
            <text:p text:style-name="P5"/>
          </table:table-cell>
        </table:table-row>
        <table:table-row>
          <table:table-cell table:style-name="Table37.A3" office:value-type="string">
            <text:p text:style-name="P23">Posix-JSDL</text:p>
          </table:table-cell>
          <table:table-cell table:style-name="Table37.B3" office:value-type="string">
            <text:p text:style-name="P5"><text:change-start text:change-id="ct-1425583888"/>Application/POSIXApplication/</text:p>
            <text:p text:style-name="P5">CPUTimeLimit*<text:change-end text:change-id="ct-1425583888"/></text:p>
          </table:table-cell>
          <table:table-cell table:style-name="Table37.B3" office:value-type="string">
            <text:p text:style-name="P5"/>
          </table:table-cell>
        </table:table-row>
        <table:table-row>
          <table:table-cell table:style-name="Table37.A3" office:value-type="string">
            <text:p text:style-name="P23">HPCP-JSDL</text:p>
          </table:table-cell>
          <table:table-cell table:style-name="Table37.B3" office:value-type="string">
            <text:p text:style-name="P5"/>
          </table:table-cell>
          <table:table-cell table:style-name="Table37.B3" office:value-type="string">
            <text:p text:style-name="P5"/>
          </table:table-cell>
        </table:table-row>
        <table:table-row>
          <table:table-cell table:style-name="Table37.A3" office:value-type="string">
            <text:p text:style-name="P23">ARC-JSDL</text:p>
          </table:table-cell>
          <table:table-cell table:style-name="Table37.B3" office:value-type="string">
            <text:p text:style-name="P5"><text:change-start text:change-id="ct-1425583776"/>Resources/TotalCPUTime<text:change-end text:change-id="ct-1425583776"/></text:p>
          </table:table-cell>
          <table:table-cell table:style-name="Table37.B3" office:value-type="string">
            <text:p text:style-name="P5"/>
          </table:table-cell>
        </table:table-row>
      </table:table>
      <text:p text:style-name="Standard"><text:change-start text:change-id="ct-1425583664"/>* <text:span text:style-name="T1">The JSDL </text:span><text:change-end text:change-id="ct-1425583664"/><text:change-start text:change-id="ct-1425583552"/><text:span text:style-name="T1">and POSIX-JSDL elements is mapped to the Range part of</text:span><text:change-end text:change-id="ct-1425583552"/><text:change-start text:change-id="ct-1425583440"/><text:span text:style-name="T1"> TotalCPUTime.</text:span><text:change-end text:change-id="ct-1425583440"/></text:p>
      <text:list xml:id="list885636698" text:continue-numbering="true" text:style-name="List_20_1">
        <text:list-item>
          <text:list>
            <text:list-item>
              <text:list>
                <text:list-item>
                  <text:p text:style-name="P3">IndividualWallTime</text:p>
                </text:list-item>
              </text:list>
            </text:list-item>
          </text:list>
        </text:list-item>
      </text:list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23"/>
          </table:table-cell>
          <table:table-cell table:style-name="Table38.B1" office:value-type="string">
            <text:p text:style-name="P5">In</text:p>
          </table:table-cell>
          <table:table-cell table:style-name="Table38.B1" office:value-type="string">
            <text:p text:style-name="P5">Out</text:p>
          </table:table-cell>
        </table:table-row>
        <table:table-row>
          <table:table-cell table:style-name="Table38.A2" office:value-type="string">
            <text:p text:style-name="P23">XRSL</text:p>
          </table:table-cell>
          <table:table-cell table:style-name="Table38.B2" office:value-type="string">
            <text:p text:style-name="P5"><text:change-start text:change-id="ct-1425583216"/><text:variable-get text:name="NMA" office:value-type="string">No matching attribute</text:variable-get><text:change-end text:change-id="ct-1425583216"/></text:p>
          </table:table-cell>
          <table:table-cell table:style-name="Table38.B2" office:value-type="string">
            <text:p text:style-name="P5"><text:change-start text:change-id="ct-1425583104"/><text:variable-get text:name="NM" office:value-type="string">Not mapped</text:variable-get><text:change-end text:change-id="ct-1425583104"/></text:p>
          </table:table-cell>
        </table:table-row>
        <table:table-row>
          <table:table-cell table:style-name="Table38.A3" office:value-type="string">
            <text:p text:style-name="P23">JDL</text:p>
          </table:table-cell>
          <table:table-cell table:style-name="Table38.B3" office:value-type="string">
            <text:p text:style-name="P5"><text:change-start text:change-id="ct-1425582992"/><text:variable-get text:name="Same" office:value-type="string">''</text:variable-get><text:change-end text:change-id="ct-1425582992"/></text:p>
          </table:table-cell>
          <table:table-cell table:style-name="Table38.B3" office:value-type="string">
            <text:p text:style-name="P5"><text:change-start text:change-id="ct-1425582880"/><text:variable-get text:name="Same" office:value-type="string">''</text:variable-get><text:change-end text:change-id="ct-1425582880"/></text:p>
          </table:table-cell>
        </table:table-row>
        <table:table-row>
          <table:table-cell table:style-name="Table38.A3" office:value-type="string">
            <text:p text:style-name="P23">JSDL</text:p>
          </table:table-cell>
          <table:table-cell table:style-name="Table38.B3" office:value-type="string">
            <text:p text:style-name="P5"><text:change-start text:change-id="ct-1425582768"/><text:variable-get text:name="Same" office:value-type="string">''</text:variable-get><text:change-end text:change-id="ct-1425582768"/></text:p>
          </table:table-cell>
          <table:table-cell table:style-name="Table38.B3" office:value-type="string">
            <text:p text:style-name="P5"><text:change-start text:change-id="ct-1425582544"/><text:variable-get text:name="Same" office:value-type="string">''</text:variable-get><text:change-end text:change-id="ct-1425582544"/></text:p>
          </table:table-cell>
        </table:table-row>
        <table:table-row>
          <table:table-cell table:style-name="Table38.A3" office:value-type="string">
            <text:p text:style-name="P23">Posix-JSDL</text:p>
          </table:table-cell>
          <table:table-cell table:style-name="Table38.B3" office:value-type="string">
            <text:p text:style-name="P5"><text:change-start text:change-id="ct-1425582320"/><text:variable-get text:name="Same" office:value-type="string">''</text:variable-get><text:change-end text:change-id="ct-1425582320"/></text:p>
          </table:table-cell>
          <table:table-cell table:style-name="Table38.B3" office:value-type="string">
            <text:p text:style-name="P5"><text:change-start text:change-id="ct-1425581984"/><text:variable-get text:name="Same" office:value-type="string">''</text:variable-get><text:change-end text:change-id="ct-1425581984"/></text:p>
          </table:table-cell>
        </table:table-row>
        <table:table-row>
          <table:table-cell table:style-name="Table38.A3" office:value-type="string">
            <text:p text:style-name="P23">HPCP-JSDL</text:p>
          </table:table-cell>
          <table:table-cell table:style-name="Table38.B3" office:value-type="string">
            <text:p text:style-name="P5"><text:change-start text:change-id="ct-1425581872"/><text:variable-get text:name="Same" office:value-type="string">''</text:variable-get><text:change-end text:change-id="ct-1425581872"/></text:p>
          </table:table-cell>
          <table:table-cell table:style-name="Table38.B3" office:value-type="string">
            <text:p text:style-name="P5"><text:change-start text:change-id="ct-1425581760"/><text:variable-get text:name="Same" office:value-type="string">''</text:variable-get><text:change-end text:change-id="ct-1425581760"/></text:p>
          </table:table-cell>
        </table:table-row>
        <table:table-row>
          <table:table-cell table:style-name="Table38.A3" office:value-type="string">
            <text:p text:style-name="P23">ARC-JSDL</text:p>
          </table:table-cell>
          <table:table-cell table:style-name="Table38.B3" office:value-type="string">
            <text:p text:style-name="P5"><text:change-start text:change-id="ct-1425581648"/>Resources/IndividualWallTime<text:change-end text:change-id="ct-1425581648"/></text:p>
          </table:table-cell>
          <table:table-cell table:style-name="Table38.B3" office:value-type="string">
            <text:p text:style-name="P5"/>
          </table:table-cell>
        </table:table-row>
      </table:table>
      <text:list xml:id="list127484519" text:continue-numbering="true" text:style-name="List_20_1">
        <text:list-item>
          <text:list>
            <text:list-item>
              <text:list>
                <text:list-item>
                  <text:p text:style-name="P3"><text:change text:change-id="ct-1425581424"/>TotalWallTime</text:p>
                </text:list-item>
              </text:list>
            </text:list-item>
          </text:list>
        </text:list-item>
      </text:list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23"/>
          </table:table-cell>
          <table:table-cell table:style-name="Table39.B1" office:value-type="string">
            <text:p text:style-name="P5">In</text:p>
          </table:table-cell>
          <table:table-cell table:style-name="Table39.B1" office:value-type="string">
            <text:p text:style-name="P5">Out</text:p>
          </table:table-cell>
        </table:table-row>
        <table:table-row>
          <table:table-cell table:style-name="Table39.A2" office:value-type="string">
            <text:p text:style-name="P23">XRSL</text:p>
          </table:table-cell>
          <table:table-cell table:style-name="Table39.B2" office:value-type="string">
            <text:p text:style-name="P5"><text:change-start text:change-id="ct-1425581312"/>wallTime<text:change-end text:change-id="ct-1425581312"/></text:p>
          </table:table-cell>
          <table:table-cell table:style-name="Table39.B2" office:value-type="string">
            <text:p text:style-name="P5"><text:change-start text:change-id="ct-1425581200"/>wallTime<text:change-end text:change-id="ct-1425581200"/></text:p>
          </table:table-cell>
        </table:table-row>
        <table:table-row>
          <table:table-cell table:style-name="Table39.A3" office:value-type="string">
            <text:p text:style-name="P23">JDL</text:p>
          </table:table-cell>
          <table:table-cell table:style-name="Table39.B3" office:value-type="string">
            <text:p text:style-name="P5"><text:change-start text:change-id="ct-1425581088"/><text:variable-get text:name="NMA" office:value-type="string">No matching attribute</text:variable-get><text:change-end text:change-id="ct-1425581088"/></text:p>
          </table:table-cell>
          <table:table-cell table:style-name="Table39.B3" office:value-type="string">
            <text:p text:style-name="P5"><text:change-start text:change-id="ct-1425580976"/><text:variable-get text:name="NM" office:value-type="string">Not mapped</text:variable-get><text:change-end text:change-id="ct-1425580976"/></text:p>
          </table:table-cell>
        </table:table-row>
        <table:table-row>
          <table:table-cell table:style-name="Table39.A3" office:value-type="string">
            <text:p text:style-name="P23">JSDL</text:p>
          </table:table-cell>
          <table:table-cell table:style-name="Table39.B3" office:value-type="string">
            <text:p text:style-name="P5"><text:change-start text:change-id="ct-1425580752"/><text:variable-get text:name="Same" office:value-type="string">''</text:variable-get><text:change-end text:change-id="ct-1425580752"/></text:p>
          </table:table-cell>
          <table:table-cell table:style-name="Table39.B3" office:value-type="string">
            <text:p text:style-name="P5"><text:change-start text:change-id="ct-1425580640"/><text:variable-get text:name="Same" office:value-type="string">''</text:variable-get><text:change-end text:change-id="ct-1425580640"/></text:p>
          </table:table-cell>
        </table:table-row>
        <table:table-row>
          <table:table-cell table:style-name="Table39.A3" office:value-type="string">
            <text:p text:style-name="P23">Posix-JSDL</text:p>
          </table:table-cell>
          <table:table-cell table:style-name="Table39.B3" office:value-type="string">
            <text:p text:style-name="P5"><text:change-start text:change-id="ct-1425580528"/>Application<text:change-end text:change-id="ct-1425580528"/><text:change-start text:change-id="ct-1425580416"/>/POSIXApplication/</text:p>
            <text:p text:style-name="P5">WallTimeLimit<text:change-end text:change-id="ct-1425580416"/></text:p>
          </table:table-cell>
          <table:table-cell table:style-name="Table39.B3" office:value-type="string">
            <text:p text:style-name="P5"/>
          </table:table-cell>
        </table:table-row>
        <table:table-row>
          <table:table-cell table:style-name="Table39.A3" office:value-type="string">
            <text:p text:style-name="P23">HPCP-JSDL</text:p>
          </table:table-cell>
          <table:table-cell table:style-name="Table39.B3" office:value-type="string">
            <text:p text:style-name="P5"><text:change-start text:change-id="ct-1425580304"/><text:variable-get text:name="NMA" office:value-type="string">No matching attribute</text:variable-get><text:change-end text:change-id="ct-1425580304"/></text:p>
          </table:table-cell>
          <table:table-cell table:style-name="Table39.B3" office:value-type="string">
            <text:p text:style-name="P5"><text:change-start text:change-id="ct-1425580192"/><text:variable-get text:name="NM" office:value-type="string">Not mapped</text:variable-get><text:change-end text:change-id="ct-1425580192"/></text:p>
          </table:table-cell>
        </table:table-row>
        <table:table-row>
          <table:table-cell table:style-name="Table39.A3" office:value-type="string">
            <text:p text:style-name="P23">ARC-JSDL</text:p>
          </table:table-cell>
          <table:table-cell table:style-name="Table39.B3" office:value-type="string">
            <text:p text:style-name="P5"><text:change-start text:change-id="ct-1425580864"/>Resources/<text:change-end text:change-id="ct-1425580864"/><text:change-start text:change-id="ct-1425582096"/>TotalWallTime<text:change-end text:change-id="ct-1425582096"/></text:p>
          </table:table-cell>
          <table:table-cell table:style-name="Table39.B3" office:value-type="string">
            <text:p text:style-name="P5"/>
          </table:table-cell>
        </table:table-row>
      </table:table>
      <text:list xml:id="list1824078822" text:continue-numbering="true" text:style-name="List_20_1">
        <text:list-item>
          <text:list>
            <text:list-item>
              <text:list>
                <text:list-item>
                  <text:p text:style-name="P3"><text:change text:change-id="ct-1425582432"/>Homogeneous</text:p>
                </text:list-item>
              </text:list>
            </text:list-item>
          </text:list>
        </text:list-item>
      </text:list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23"/>
          </table:table-cell>
          <table:table-cell table:style-name="Table40.B1" office:value-type="string">
            <text:p text:style-name="P5">In</text:p>
          </table:table-cell>
          <table:table-cell table:style-name="Table40.B1" office:value-type="string">
            <text:p text:style-name="P5">Out</text:p>
          </table:table-cell>
        </table:table-row>
        <table:table-row>
          <table:table-cell table:style-name="Table40.A2" office:value-type="string">
            <text:p text:style-name="P23">XRSL</text:p>
          </table:table-cell>
          <table:table-cell table:style-name="Table40.B2" office:value-type="string">
            <text:p text:style-name="P5"><text:change-start text:change-id="ct-1433313652"/><text:variable-get text:name="NMA" office:value-type="string">No matching attribute</text:variable-get><text:change-end text:change-id="ct-1433313652"/></text:p>
          </table:table-cell>
          <table:table-cell table:style-name="Table40.B2" office:value-type="string">
            <text:p text:style-name="P5"><text:change-start text:change-id="ct-1433313764"/><text:variable-get text:name="NM" office:value-type="string">Not mapped</text:variable-get><text:change-end text:change-id="ct-1433313764"/></text:p>
          </table:table-cell>
        </table:table-row>
        <table:table-row>
          <table:table-cell table:style-name="Table40.A3" office:value-type="string">
            <text:p text:style-name="P23">JDL</text:p>
          </table:table-cell>
          <table:table-cell table:style-name="Table40.B3" office:value-type="string">
            <text:p text:style-name="P5"><text:change-start text:change-id="ct-1433313876"/><text:variable-get text:name="Same" office:value-type="string">''</text:variable-get><text:change-end text:change-id="ct-1433313876"/></text:p>
          </table:table-cell>
          <table:table-cell table:style-name="Table40.B3" office:value-type="string">
            <text:p text:style-name="P5"><text:change-start text:change-id="ct-1433315332"/><text:variable-get text:name="Same" office:value-type="string">''</text:variable-get><text:change-end text:change-id="ct-1433315332"/></text:p>
          </table:table-cell>
        </table:table-row>
        <table:table-row>
          <table:table-cell table:style-name="Table40.A3" office:value-type="string">
            <text:p text:style-name="P23">JSDL</text:p>
          </table:table-cell>
          <table:table-cell table:style-name="Table40.B3" office:value-type="string">
            <text:p text:style-name="P5"><text:change-start text:change-id="ct-1433316004"/><text:variable-get text:name="Same" office:value-type="string">''</text:variable-get><text:change-end text:change-id="ct-1433316004"/></text:p>
          </table:table-cell>
          <table:table-cell table:style-name="Table40.B3" office:value-type="string">
            <text:p text:style-name="P5"><text:change-start text:change-id="ct-1433315892"/><text:variable-get text:name="Same" office:value-type="string">''</text:variable-get><text:change-end text:change-id="ct-1433315892"/></text:p>
          </table:table-cell>
        </table:table-row>
        <table:table-row>
          <table:table-cell table:style-name="Table40.A3" office:value-type="string">
            <text:p text:style-name="P23">Posix-JSDL</text:p>
          </table:table-cell>
          <table:table-cell table:style-name="Table40.B3" office:value-type="string">
            <text:p text:style-name="P5"><text:change-start text:change-id="ct-1433315668"/><text:variable-get text:name="Same" office:value-type="string">''</text:variable-get><text:change-end text:change-id="ct-1433315668"/></text:p>
          </table:table-cell>
          <table:table-cell table:style-name="Table40.B3" office:value-type="string">
            <text:p text:style-name="P5"><text:change-start text:change-id="ct-1433315556"/><text:variable-get text:name="Same" office:value-type="string">''</text:variable-get><text:change-end text:change-id="ct-1433315556"/></text:p>
          </table:table-cell>
        </table:table-row>
        <table:table-row>
          <table:table-cell table:style-name="Table40.A3" office:value-type="string">
            <text:p text:style-name="P23">HPCP-JSDL</text:p>
          </table:table-cell>
          <table:table-cell table:style-name="Table40.B3" office:value-type="string">
            <text:p text:style-name="P5"><text:change-start text:change-id="ct-1433315444"/><text:variable-get text:name="Same" office:value-type="string">''</text:variable-get><text:change-end text:change-id="ct-1433315444"/></text:p>
          </table:table-cell>
          <table:table-cell table:style-name="Table40.B3" office:value-type="string">
            <text:p text:style-name="P5"><text:change-start text:change-id="ct-1433315780"/><text:variable-get text:name="Same" office:value-type="string">''</text:variable-get><text:change-end text:change-id="ct-1433315780"/></text:p>
          </table:table-cell>
        </table:table-row>
        <table:table-row>
          <table:table-cell table:style-name="Table40.A3" office:value-type="string">
            <text:p text:style-name="P23">ARC-JSDL</text:p>
          </table:table-cell>
          <table:table-cell table:style-name="Table40.B3" office:value-type="string">
            <text:p text:style-name="P5"><text:change-start text:change-id="ct-1433315220"/><text:variable-get text:name="Same" office:value-type="string">''</text:variable-get><text:change-end text:change-id="ct-1433315220"/></text:p>
          </table:table-cell>
          <table:table-cell table:style-name="Table40.B3" office:value-type="string">
            <text:p text:style-name="P5"><text:change-start text:change-id="ct-1433315108"/><text:variable-get text:name="Same" office:value-type="string">''</text:variable-get><text:change-end text:change-id="ct-1433315108"/></text:p>
          </table:table-cell>
        </table:table-row>
      </table:table>
      <text:list xml:id="list1720809435" text:continue-numbering="true" text:style-name="List_20_1">
        <text:list-item>
          <text:list>
            <text:list-item>
              <text:list>
                <text:list-item>
                  <text:p text:style-name="P3"><text:change text:change-id="ct-1433314772"/><text:soft-page-break/>Benchmark<text:change text:change-id="ct-1433314660"/></text:p>
                  <text:list>
                    <text:list-item>
                      <text:p text:style-name="P3">Type</text:p>
                    </text:list-item>
                  </text:list>
                </text:list-item>
              </text:list>
            </text:list-item>
          </text:list>
        </text:list-item>
      </text:list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23"/>
          </table:table-cell>
          <table:table-cell table:style-name="Table42.B1" office:value-type="string">
            <text:p text:style-name="P5">In</text:p>
          </table:table-cell>
          <table:table-cell table:style-name="Table42.B1" office:value-type="string">
            <text:p text:style-name="P5">Out</text:p>
          </table:table-cell>
        </table:table-row>
        <table:table-row>
          <table:table-cell table:style-name="Table42.A2" office:value-type="string">
            <text:p text:style-name="P23">XRSL</text:p>
          </table:table-cell>
          <table:table-cell table:style-name="Table42.B2" office:value-type="string">
            <text:p text:style-name="P5"><text:change-start text:change-id="ct-1433314996"/><text:variable-get text:name="NMA" office:value-type="string">No matching attribute</text:variable-get><text:change-end text:change-id="ct-1433314996"/></text:p>
          </table:table-cell>
          <table:table-cell table:style-name="Table42.B2" office:value-type="string">
            <text:p text:style-name="P5"><text:change-start text:change-id="ct-1433314548"/><text:variable-get text:name="NM" office:value-type="string">Not mapped</text:variable-get><text:change-end text:change-id="ct-1433314548"/></text:p>
          </table:table-cell>
        </table:table-row>
        <table:table-row>
          <table:table-cell table:style-name="Table42.A3" office:value-type="string">
            <text:p text:style-name="P23">JDL</text:p>
          </table:table-cell>
          <table:table-cell table:style-name="Table42.B3" office:value-type="string">
            <text:p text:style-name="P5"><text:change-start text:change-id="ct-1433314436"/><text:variable-get text:name="Same" office:value-type="string">''</text:variable-get><text:change-end text:change-id="ct-1433314436"/></text:p>
          </table:table-cell>
          <table:table-cell table:style-name="Table42.B3" office:value-type="string">
            <text:p text:style-name="P5"><text:change-start text:change-id="ct-1433314324"/><text:variable-get text:name="Same" office:value-type="string">''</text:variable-get><text:change-end text:change-id="ct-1433314324"/></text:p>
          </table:table-cell>
        </table:table-row>
        <table:table-row>
          <table:table-cell table:style-name="Table42.A3" office:value-type="string">
            <text:p text:style-name="P23">JSDL</text:p>
          </table:table-cell>
          <table:table-cell table:style-name="Table42.B3" office:value-type="string">
            <text:p text:style-name="P5"><text:change-start text:change-id="ct-1433313988"/><text:variable-get text:name="Same" office:value-type="string">''</text:variable-get><text:change-end text:change-id="ct-1433313988"/></text:p>
          </table:table-cell>
          <table:table-cell table:style-name="Table42.B3" office:value-type="string">
            <text:p text:style-name="P5"><text:change-start text:change-id="ct-1433316228"/><text:variable-get text:name="Same" office:value-type="string">''</text:variable-get><text:change-end text:change-id="ct-1433316228"/></text:p>
          </table:table-cell>
        </table:table-row>
        <table:table-row>
          <table:table-cell table:style-name="Table42.A3" office:value-type="string">
            <text:p text:style-name="P23">Posix-JSDL</text:p>
          </table:table-cell>
          <table:table-cell table:style-name="Table42.B3" office:value-type="string">
            <text:p text:style-name="P5"><text:change-start text:change-id="ct-1433313540"/><text:variable-get text:name="Same" office:value-type="string">''</text:variable-get><text:change-end text:change-id="ct-1433313540"/></text:p>
          </table:table-cell>
          <table:table-cell table:style-name="Table42.B3" office:value-type="string">
            <text:p text:style-name="P5"><text:change-start text:change-id="ct-1433313428"/><text:variable-get text:name="Same" office:value-type="string">''</text:variable-get><text:change-end text:change-id="ct-1433313428"/></text:p>
          </table:table-cell>
        </table:table-row>
        <table:table-row>
          <table:table-cell table:style-name="Table42.A3" office:value-type="string">
            <text:p text:style-name="P23">HPCP-JSDL</text:p>
          </table:table-cell>
          <table:table-cell table:style-name="Table42.B3" office:value-type="string">
            <text:p text:style-name="P5"><text:change-start text:change-id="ct-1426161632"/><text:variable-get text:name="Same" office:value-type="string">''</text:variable-get><text:change-end text:change-id="ct-1426161632"/></text:p>
          </table:table-cell>
          <table:table-cell table:style-name="Table42.B3" office:value-type="string">
            <text:p text:style-name="P5"><text:change-start text:change-id="ct-1426161520"/><text:variable-get text:name="Same" office:value-type="string">''</text:variable-get><text:change-end text:change-id="ct-1426161520"/></text:p>
          </table:table-cell>
        </table:table-row>
        <table:table-row>
          <table:table-cell table:style-name="Table42.A3" office:value-type="string">
            <text:p text:style-name="P23">ARC-JSDL</text:p>
          </table:table-cell>
          <table:table-cell table:style-name="Table42.B3" office:value-type="string">
            <text:p text:style-name="P5"><text:change-start text:change-id="ct-1426161408"/><text:variable-get text:name="Same" office:value-type="string">''</text:variable-get><text:change-end text:change-id="ct-1426161408"/></text:p>
          </table:table-cell>
          <table:table-cell table:style-name="Table42.B3" office:value-type="string">
            <text:p text:style-name="P5"><text:change-start text:change-id="ct-1426161296"/><text:variable-get text:name="Same" office:value-type="string">''</text:variable-get><text:change-end text:change-id="ct-1426161296"/></text:p>
          </table:table-cell>
        </table:table-row>
      </table:table>
      <text:list xml:id="list3536074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<text:change text:change-id="ct-1426161072"/>Value</text:p>
                    </text:list-item>
                  </text:list>
                </text:list-item>
              </text:list>
            </text:list-item>
          </text:list>
        </text:list-item>
      </text:list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23"/>
          </table:table-cell>
          <table:table-cell table:style-name="Table43.B1" office:value-type="string">
            <text:p text:style-name="P5">In</text:p>
          </table:table-cell>
          <table:table-cell table:style-name="Table43.B1" office:value-type="string">
            <text:p text:style-name="P5">Out</text:p>
          </table:table-cell>
        </table:table-row>
        <table:table-row>
          <table:table-cell table:style-name="Table43.A2" office:value-type="string">
            <text:p text:style-name="P23">XRSL</text:p>
          </table:table-cell>
          <table:table-cell table:style-name="Table43.B2" office:value-type="string">
            <text:p text:style-name="P5"><text:change-start text:change-id="ct-1426160960"/><text:variable-get text:name="NMA" office:value-type="string">No matching attribute</text:variable-get><text:change-end text:change-id="ct-1426160960"/></text:p>
          </table:table-cell>
          <table:table-cell table:style-name="Table43.B2" office:value-type="string">
            <text:p text:style-name="P5"><text:change-start text:change-id="ct-1426160848"/><text:variable-get text:name="NM" office:value-type="string">Not mapped</text:variable-get><text:change-end text:change-id="ct-1426160848"/></text:p>
          </table:table-cell>
        </table:table-row>
        <table:table-row>
          <table:table-cell table:style-name="Table43.A3" office:value-type="string">
            <text:p text:style-name="P23">JDL</text:p>
          </table:table-cell>
          <table:table-cell table:style-name="Table43.B3" office:value-type="string">
            <text:p text:style-name="P5"><text:change-start text:change-id="ct-1426160736"/><text:variable-get text:name="Same" office:value-type="string">''</text:variable-get><text:change-end text:change-id="ct-1426160736"/></text:p>
          </table:table-cell>
          <table:table-cell table:style-name="Table43.B3" office:value-type="string">
            <text:p text:style-name="P5"><text:change-start text:change-id="ct-1426160624"/><text:variable-get text:name="Same" office:value-type="string">''</text:variable-get><text:change-end text:change-id="ct-1426160624"/></text:p>
          </table:table-cell>
        </table:table-row>
        <table:table-row>
          <table:table-cell table:style-name="Table43.A3" office:value-type="string">
            <text:p text:style-name="P23">JSDL</text:p>
          </table:table-cell>
          <table:table-cell table:style-name="Table43.B3" office:value-type="string">
            <text:p text:style-name="P5"><text:change-start text:change-id="ct-1426160512"/><text:variable-get text:name="Same" office:value-type="string">''</text:variable-get><text:change-end text:change-id="ct-1426160512"/></text:p>
          </table:table-cell>
          <table:table-cell table:style-name="Table43.B3" office:value-type="string">
            <text:p text:style-name="P5"><text:change-start text:change-id="ct-1426160400"/><text:variable-get text:name="Same" office:value-type="string">''</text:variable-get><text:change-end text:change-id="ct-1426160400"/></text:p>
          </table:table-cell>
        </table:table-row>
        <table:table-row>
          <table:table-cell table:style-name="Table43.A3" office:value-type="string">
            <text:p text:style-name="P23">Posix-JSDL</text:p>
          </table:table-cell>
          <table:table-cell table:style-name="Table43.B3" office:value-type="string">
            <text:p text:style-name="P5"><text:change-start text:change-id="ct-1426160288"/><text:variable-get text:name="Same" office:value-type="string">''</text:variable-get><text:change-end text:change-id="ct-1426160288"/></text:p>
          </table:table-cell>
          <table:table-cell table:style-name="Table43.B3" office:value-type="string">
            <text:p text:style-name="P5"><text:change-start text:change-id="ct-1426160176"/><text:variable-get text:name="Same" office:value-type="string">''</text:variable-get><text:change-end text:change-id="ct-1426160176"/></text:p>
          </table:table-cell>
        </table:table-row>
        <table:table-row>
          <table:table-cell table:style-name="Table43.A3" office:value-type="string">
            <text:p text:style-name="P23">HPCP-JSDL</text:p>
          </table:table-cell>
          <table:table-cell table:style-name="Table43.B3" office:value-type="string">
            <text:p text:style-name="P5"><text:change-start text:change-id="ct-1426160064"/><text:variable-get text:name="Same" office:value-type="string">''</text:variable-get><text:change-end text:change-id="ct-1426160064"/></text:p>
          </table:table-cell>
          <table:table-cell table:style-name="Table43.B3" office:value-type="string">
            <text:p text:style-name="P5"><text:change-start text:change-id="ct-1426159952"/><text:variable-get text:name="Same" office:value-type="string">''</text:variable-get><text:change-end text:change-id="ct-1426159952"/></text:p>
          </table:table-cell>
        </table:table-row>
        <table:table-row>
          <table:table-cell table:style-name="Table43.A3" office:value-type="string">
            <text:p text:style-name="P23">ARC-JSDL</text:p>
          </table:table-cell>
          <table:table-cell table:style-name="Table43.B3" office:value-type="string">
            <text:p text:style-name="P5"><text:change-start text:change-id="ct-1426159840"/><text:variable-get text:name="Same" office:value-type="string">''</text:variable-get><text:change-end text:change-id="ct-1426159840"/></text:p>
          </table:table-cell>
          <table:table-cell table:style-name="Table43.B3" office:value-type="string">
            <text:p text:style-name="P5"><text:change-start text:change-id="ct-1426159728"/><text:variable-get text:name="Same" office:value-type="string">''</text:variable-get><text:change-end text:change-id="ct-1426159728"/></text:p>
          </table:table-cell>
        </table:table-row>
      </table:table>
      <text:list xml:id="list1165023347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159504"/>CEType</text:p>
                </text:list-item>
              </text:list>
            </text:list-item>
          </text:list>
        </text:list-item>
      </text:list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23"/>
          </table:table-cell>
          <table:table-cell table:style-name="Table44.B1" office:value-type="string">
            <text:p text:style-name="P5">In</text:p>
          </table:table-cell>
          <table:table-cell table:style-name="Table44.B1" office:value-type="string">
            <text:p text:style-name="P5">Out</text:p>
          </table:table-cell>
        </table:table-row>
        <table:table-row>
          <table:table-cell table:style-name="Table44.A2" office:value-type="string">
            <text:p text:style-name="P23">XRSL</text:p>
          </table:table-cell>
          <table:table-cell table:style-name="Table44.B2" office:value-type="string">
            <text:p text:style-name="P5"><text:change-start text:change-id="ct-1426159392"/>middleware<text:change-end text:change-id="ct-1426159392"/></text:p>
          </table:table-cell>
          <table:table-cell table:style-name="Table44.B2" office:value-type="string">
            <text:p text:style-name="P5"><text:change-start text:change-id="ct-1426159280"/>middleware<text:change-end text:change-id="ct-1426159280"/></text:p>
          </table:table-cell>
        </table:table-row>
        <table:table-row>
          <table:table-cell table:style-name="Table44.A3" office:value-type="string">
            <text:p text:style-name="P23">JDL</text:p>
          </table:table-cell>
          <table:table-cell table:style-name="Table44.B3" office:value-type="string">
            <text:p text:style-name="P5"><text:change-start text:change-id="ct-1426159168"/><text:variable-get text:name="NMA" office:value-type="string">No matching attribute</text:variable-get><text:change-end text:change-id="ct-1426159168"/></text:p>
          </table:table-cell>
          <table:table-cell table:style-name="Table44.B3" office:value-type="string">
            <text:p text:style-name="P5"><text:change-start text:change-id="ct-1426159056"/><text:variable-get text:name="NM" office:value-type="string">Not mapped</text:variable-get><text:change-end text:change-id="ct-1426159056"/></text:p>
          </table:table-cell>
        </table:table-row>
        <table:table-row>
          <table:table-cell table:style-name="Table44.A3" office:value-type="string">
            <text:p text:style-name="P23">JSDL</text:p>
          </table:table-cell>
          <table:table-cell table:style-name="Table44.B3" office:value-type="string">
            <text:p text:style-name="P5"><text:change-start text:change-id="ct-1426158944"/><text:variable-get text:name="Same" office:value-type="string">''</text:variable-get><text:change-end text:change-id="ct-1426158944"/></text:p>
          </table:table-cell>
          <table:table-cell table:style-name="Table44.B3" office:value-type="string">
            <text:p text:style-name="P5"><text:change-start text:change-id="ct-1426158832"/><text:variable-get text:name="Same" office:value-type="string">''</text:variable-get><text:change-end text:change-id="ct-1426158832"/></text:p>
          </table:table-cell>
        </table:table-row>
        <table:table-row>
          <table:table-cell table:style-name="Table44.A3" office:value-type="string">
            <text:p text:style-name="P23">Posix-JSDL</text:p>
          </table:table-cell>
          <table:table-cell table:style-name="Table44.B3" office:value-type="string">
            <text:p text:style-name="P5"><text:change-start text:change-id="ct-1426158720"/><text:variable-get text:name="Same" office:value-type="string">''</text:variable-get><text:change-end text:change-id="ct-1426158720"/></text:p>
          </table:table-cell>
          <table:table-cell table:style-name="Table44.B3" office:value-type="string">
            <text:p text:style-name="P5"><text:change-start text:change-id="ct-1426158608"/><text:variable-get text:name="Same" office:value-type="string">''</text:variable-get><text:change-end text:change-id="ct-1426158608"/></text:p>
          </table:table-cell>
        </table:table-row>
        <table:table-row>
          <table:table-cell table:style-name="Table44.A3" office:value-type="string">
            <text:p text:style-name="P23">HPCP-JSDL</text:p>
          </table:table-cell>
          <table:table-cell table:style-name="Table44.B3" office:value-type="string">
            <text:p text:style-name="P5"><text:change-start text:change-id="ct-1426158496"/><text:variable-get text:name="Same" office:value-type="string">''</text:variable-get><text:change-end text:change-id="ct-1426158496"/></text:p>
          </table:table-cell>
          <table:table-cell table:style-name="Table44.B3" office:value-type="string">
            <text:p text:style-name="P5"><text:change-start text:change-id="ct-1426158384"/><text:variable-get text:name="Same" office:value-type="string">''</text:variable-get><text:change-end text:change-id="ct-1426158384"/></text:p>
          </table:table-cell>
        </table:table-row>
        <table:table-row>
          <table:table-cell table:style-name="Table44.A3" office:value-type="string">
            <text:p text:style-name="P23">ARC-JSDL</text:p>
          </table:table-cell>
          <table:table-cell table:style-name="Table44.B3" office:value-type="string">
            <text:p text:style-name="P5"><text:change-start text:change-id="ct-1426158272"/>Application/CEType<text:change-end text:change-id="ct-1426158272"/></text:p>
          </table:table-cell>
          <table:table-cell table:style-name="Table44.B3" office:value-type="string">
            <text:p text:style-name="P5"><text:change-start text:change-id="ct-1426158160"/>Application/CEType<text:change-end text:change-id="ct-1426158160"/></text:p>
          </table:table-cell>
        </table:table-row>
      </table:table>
      <text:list xml:id="list382467162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157936"/><text:soft-page-break/>SlotRequirement</text:p>
                  <text:list>
                    <text:list-item>
                      <text:p text:style-name="P11">NumberOfSlots</text:p>
                    </text:list-item>
                  </text:list>
                </text:list-item>
              </text:list>
            </text:list-item>
          </text:list>
        </text:list-item>
      </text:list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23"/>
          </table:table-cell>
          <table:table-cell table:style-name="Table45.B1" office:value-type="string">
            <text:p text:style-name="P5">In</text:p>
          </table:table-cell>
          <table:table-cell table:style-name="Table45.B1" office:value-type="string">
            <text:p text:style-name="P5">Out</text:p>
          </table:table-cell>
        </table:table-row>
        <table:table-row>
          <table:table-cell table:style-name="Table45.A2" office:value-type="string">
            <text:p text:style-name="P23">XRSL</text:p>
          </table:table-cell>
          <table:table-cell table:style-name="Table45.B2" office:value-type="string">
            <text:p text:style-name="P5"><text:change-start text:change-id="ct-1426157824"/><text:variable-get text:name="NMA" office:value-type="string">No matching attribute</text:variable-get><text:change-end text:change-id="ct-1426157824"/></text:p>
          </table:table-cell>
          <table:table-cell table:style-name="Table45.B2" office:value-type="string">
            <text:p text:style-name="P5"><text:change-start text:change-id="ct-1426157712"/><text:variable-get text:name="NM" office:value-type="string">Not mapped</text:variable-get><text:change-end text:change-id="ct-1426157712"/></text:p>
          </table:table-cell>
        </table:table-row>
        <table:table-row>
          <table:table-cell table:style-name="Table45.A3" office:value-type="string">
            <text:p text:style-name="P23">JDL</text:p>
          </table:table-cell>
          <table:table-cell table:style-name="Table45.B3" office:value-type="string">
            <text:p text:style-name="P5"><text:change-start text:change-id="ct-1434759132"/><text:variable-get text:name="Same" office:value-type="string">''</text:variable-get><text:change-end text:change-id="ct-1434759132"/></text:p>
          </table:table-cell>
          <table:table-cell table:style-name="Table45.B3" office:value-type="string">
            <text:p text:style-name="P5"><text:change-start text:change-id="ct-1434759020"/><text:variable-get text:name="Same" office:value-type="string">''</text:variable-get><text:change-end text:change-id="ct-1434759020"/></text:p>
          </table:table-cell>
        </table:table-row>
        <table:table-row>
          <table:table-cell table:style-name="Table45.A3" office:value-type="string">
            <text:p text:style-name="P23">JSDL</text:p>
          </table:table-cell>
          <table:table-cell table:style-name="Table45.B3" office:value-type="string">
            <text:p text:style-name="P5"><text:change-start text:change-id="ct-1434758908"/><text:variable-get text:name="Same" office:value-type="string">''</text:variable-get><text:change-end text:change-id="ct-1434758908"/></text:p>
          </table:table-cell>
          <table:table-cell table:style-name="Table45.B3" office:value-type="string">
            <text:p text:style-name="P5"><text:change-start text:change-id="ct-1434758796"/><text:variable-get text:name="Same" office:value-type="string">''</text:variable-get><text:change-end text:change-id="ct-1434758796"/></text:p>
          </table:table-cell>
        </table:table-row>
        <table:table-row>
          <table:table-cell table:style-name="Table45.A3" office:value-type="string">
            <text:p text:style-name="P23">Posix-JSDL</text:p>
          </table:table-cell>
          <table:table-cell table:style-name="Table45.B3" office:value-type="string">
            <text:p text:style-name="P5"><text:change-start text:change-id="ct-1434758684"/>Application/POSIXApplication/</text:p>
            <text:p text:style-name="P5"><text:change-end text:change-id="ct-1434758684"/><text:change-start text:change-id="ct-1434758572"/>ProcessCountLimit<text:change-end text:change-id="ct-1434758572"/></text:p>
          </table:table-cell>
          <table:table-cell table:style-name="Table45.B3" office:value-type="string">
            <text:p text:style-name="P5"/>
          </table:table-cell>
        </table:table-row>
        <table:table-row>
          <table:table-cell table:style-name="Table45.A3" office:value-type="string">
            <text:p text:style-name="P23">HPCP-JSDL</text:p>
          </table:table-cell>
          <table:table-cell table:style-name="Table45.B3" office:value-type="string">
            <text:p text:style-name="P5"><text:change-start text:change-id="ct-1434758460"/><text:variable-get text:name="NMA" office:value-type="string">No matching attribute</text:variable-get><text:change-end text:change-id="ct-1434758460"/></text:p>
          </table:table-cell>
          <table:table-cell table:style-name="Table45.B3" office:value-type="string">
            <text:p text:style-name="P5"><text:change-start text:change-id="ct-1434758348"/><text:variable-get text:name="NM" office:value-type="string">Not mapped</text:variable-get><text:change-end text:change-id="ct-1434758348"/></text:p>
          </table:table-cell>
        </table:table-row>
        <table:table-row>
          <table:table-cell table:style-name="Table45.A3" office:value-type="string">
            <text:p text:style-name="P23">ARC-JSDL</text:p>
          </table:table-cell>
          <table:table-cell table:style-name="Table45.B3" office:value-type="string">
            <text:p text:style-name="P5"><text:change-start text:change-id="ct-1434758236"/>Resources/SlotRequirement/<text:change-end text:change-id="ct-1434758236"/><text:change-start text:change-id="ct-1434758124"/></text:p>
            <text:p text:style-name="P5">Number<text:change-end text:change-id="ct-1434758124"/><text:change-start text:change-id="ct-1434758012"/>OfSlots<text:change-end text:change-id="ct-1434758012"/></text:p>
          </table:table-cell>
          <table:table-cell table:style-name="Table45.B3" office:value-type="string">
            <text:p text:style-name="P5"/>
          </table:table-cell>
        </table:table-row>
      </table:table>
      <text:p text:style-name="Text_20_body"/>
      <text:list xml:id="list35248649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ProcessPerHost</text:p>
                    </text:list-item>
                  </text:list>
                </text:list-item>
              </text:list>
            </text:list-item>
          </text:list>
        </text:list-item>
      </text:list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23"/>
          </table:table-cell>
          <table:table-cell table:style-name="Table46.B1" office:value-type="string">
            <text:p text:style-name="P5">In</text:p>
          </table:table-cell>
          <table:table-cell table:style-name="Table46.B1" office:value-type="string">
            <text:p text:style-name="P5">Out</text:p>
          </table:table-cell>
        </table:table-row>
        <table:table-row>
          <table:table-cell table:style-name="Table46.A2" office:value-type="string">
            <text:p text:style-name="P23">XRSL</text:p>
          </table:table-cell>
          <table:table-cell table:style-name="Table46.B2" office:value-type="string">
            <text:p text:style-name="P5"><text:change-start text:change-id="ct-1434757788"/>count<text:change-end text:change-id="ct-1434757788"/></text:p>
          </table:table-cell>
          <table:table-cell table:style-name="Table46.B2" office:value-type="string">
            <text:p text:style-name="P5"><text:change-start text:change-id="ct-1434757676"/>count<text:change-end text:change-id="ct-1434757676"/></text:p>
          </table:table-cell>
        </table:table-row>
        <table:table-row>
          <table:table-cell table:style-name="Table46.A3" office:value-type="string">
            <text:p text:style-name="P23">JDL</text:p>
          </table:table-cell>
          <table:table-cell table:style-name="Table46.B3" office:value-type="string">
            <text:p text:style-name="P5"><text:change-start text:change-id="ct-1434757564"/><text:variable-get text:name="NMA" office:value-type="string">No matching attribute</text:variable-get><text:change-end text:change-id="ct-1434757564"/></text:p>
          </table:table-cell>
          <table:table-cell table:style-name="Table46.B3" office:value-type="string">
            <text:p text:style-name="P5"><text:change-start text:change-id="ct-1434757452"/><text:variable-get text:name="NM" office:value-type="string">Not mapped</text:variable-get><text:change-end text:change-id="ct-1434757452"/></text:p>
          </table:table-cell>
        </table:table-row>
        <table:table-row>
          <table:table-cell table:style-name="Table46.A3" office:value-type="string">
            <text:p text:style-name="P23">JSDL</text:p>
          </table:table-cell>
          <table:table-cell table:style-name="Table46.B3" office:value-type="string">
            <text:p text:style-name="P5"><text:change-start text:change-id="ct-1434757340"/>R<text:change-end text:change-id="ct-1434757340"/><text:change-start text:change-id="ct-1434757228"/>esources/TotalCPUCount<text:change-end text:change-id="ct-1434757228"/></text:p>
          </table:table-cell>
          <table:table-cell table:style-name="Table46.B3" office:value-type="string">
            <text:p text:style-name="P5"/>
          </table:table-cell>
        </table:table-row>
        <table:table-row>
          <table:table-cell table:style-name="Table46.A3" office:value-type="string">
            <text:p text:style-name="P23">Posix-JSDL</text:p>
          </table:table-cell>
          <table:table-cell table:style-name="Table46.B3" office:value-type="string">
            <text:p text:style-name="P5"><text:change-start text:change-id="ct-1434757116"/><text:variable-get text:name="Same" office:value-type="string">''</text:variable-get><text:change-end text:change-id="ct-1434757116"/></text:p>
          </table:table-cell>
          <table:table-cell table:style-name="Table46.B3" office:value-type="string">
            <text:p text:style-name="P5"><text:change-start text:change-id="ct-1434757004"/><text:variable-get text:name="Same" office:value-type="string">''</text:variable-get><text:change-end text:change-id="ct-1434757004"/></text:p>
          </table:table-cell>
        </table:table-row>
        <table:table-row>
          <table:table-cell table:style-name="Table46.A3" office:value-type="string">
            <text:p text:style-name="P23">HPCP-JSDL</text:p>
          </table:table-cell>
          <table:table-cell table:style-name="Table46.B3" office:value-type="string">
            <text:p text:style-name="P5"><text:change-start text:change-id="ct-1434756892"/><text:variable-get text:name="Same" office:value-type="string">''</text:variable-get><text:change-end text:change-id="ct-1434756892"/></text:p>
          </table:table-cell>
          <table:table-cell table:style-name="Table46.B3" office:value-type="string">
            <text:p text:style-name="P5"><text:change-start text:change-id="ct-1434756780"/><text:variable-get text:name="Same" office:value-type="string">''</text:variable-get><text:change-end text:change-id="ct-1434756780"/></text:p>
          </table:table-cell>
        </table:table-row>
        <table:table-row>
          <table:table-cell table:style-name="Table46.A3" office:value-type="string">
            <text:p text:style-name="P23">ARC-JSDL</text:p>
          </table:table-cell>
          <table:table-cell table:style-name="Table46.B3" office:value-type="string">
            <text:p text:style-name="P5"><text:change-start text:change-id="ct-1434756668"/>Resources/SlotRequirement<text:change-end text:change-id="ct-1434756668"/><text:change-start text:change-id="ct-1434756556"/>/</text:p>
            <text:p text:style-name="P5">ProcessPerHost<text:change-end text:change-id="ct-1434756556"/></text:p>
          </table:table-cell>
          <table:table-cell table:style-name="Table46.B3" office:value-type="string">
            <text:p text:style-name="P5"/>
          </table:table-cell>
        </table:table-row>
      </table:table>
      <text:p text:style-name="Text_20_body"/>
      <text:list xml:id="list102282022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ThreadsPerProcesses</text:p>
                    </text:list-item>
                  </text:list>
                </text:list-item>
              </text:list>
            </text:list-item>
          </text:list>
        </text:list-item>
      </text:list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23"/>
          </table:table-cell>
          <table:table-cell table:style-name="Table47.B1" office:value-type="string">
            <text:p text:style-name="P5">In</text:p>
          </table:table-cell>
          <table:table-cell table:style-name="Table47.B1" office:value-type="string">
            <text:p text:style-name="P5">Out</text:p>
          </table:table-cell>
        </table:table-row>
        <table:table-row>
          <table:table-cell table:style-name="Table47.A2" office:value-type="string">
            <text:p text:style-name="P23">XRSL</text:p>
          </table:table-cell>
          <table:table-cell table:style-name="Table47.B2" office:value-type="string">
            <text:p text:style-name="P5"><text:change-start text:change-id="ct-1434756332"/><text:variable-get text:name="NMA" office:value-type="string">No matching attribute</text:variable-get><text:change-end text:change-id="ct-1434756332"/></text:p>
          </table:table-cell>
          <table:table-cell table:style-name="Table47.B2" office:value-type="string">
            <text:p text:style-name="P5"><text:change-start text:change-id="ct-1434756220"/><text:variable-get text:name="NM" office:value-type="string">Not mapped</text:variable-get><text:change-end text:change-id="ct-1434756220"/></text:p>
          </table:table-cell>
        </table:table-row>
        <table:table-row>
          <table:table-cell table:style-name="Table47.A3" office:value-type="string">
            <text:p text:style-name="P23">JDL</text:p>
          </table:table-cell>
          <table:table-cell table:style-name="Table47.B3" office:value-type="string">
            <text:p text:style-name="P5"><text:change-start text:change-id="ct-1434756108"/><text:variable-get text:name="Same" office:value-type="string">''</text:variable-get><text:change-end text:change-id="ct-1434756108"/></text:p>
          </table:table-cell>
          <table:table-cell table:style-name="Table47.B3" office:value-type="string">
            <text:p text:style-name="P5"><text:change-start text:change-id="ct-1434755996"/><text:variable-get text:name="Same" office:value-type="string">''</text:variable-get><text:change-end text:change-id="ct-1434755996"/></text:p>
          </table:table-cell>
        </table:table-row>
        <table:table-row>
          <table:table-cell table:style-name="Table47.A3" office:value-type="string">
            <text:p text:style-name="P23">JSDL</text:p>
          </table:table-cell>
          <table:table-cell table:style-name="Table47.B3" office:value-type="string">
            <text:p text:style-name="P5"><text:change-start text:change-id="ct-1434755884"/><text:variable-get text:name="Same" office:value-type="string">''</text:variable-get><text:change-end text:change-id="ct-1434755884"/></text:p>
          </table:table-cell>
          <table:table-cell table:style-name="Table47.B3" office:value-type="string">
            <text:p text:style-name="P5"><text:change-start text:change-id="ct-1434755772"/><text:variable-get text:name="Same" office:value-type="string">''</text:variable-get><text:change-end text:change-id="ct-1434755772"/></text:p>
          </table:table-cell>
        </table:table-row>
        <table:table-row>
          <table:table-cell table:style-name="Table47.A3" office:value-type="string">
            <text:p text:style-name="P23">Posix-JSDL</text:p>
          </table:table-cell>
          <table:table-cell table:style-name="Table47.B3" office:value-type="string">
            <text:p text:style-name="P5"><text:change-start text:change-id="ct-1434755660"/>Application/POSIXApp<text:change-end text:change-id="ct-1434755660"/><text:change-start text:change-id="ct-1434755548"/>lication/</text:p>
            <text:p text:style-name="P5">ThreadCountLimit<text:change-end text:change-id="ct-1434755548"/></text:p>
          </table:table-cell>
          <table:table-cell table:style-name="Table47.B3" office:value-type="string">
            <text:p text:style-name="P5"/>
          </table:table-cell>
        </table:table-row>
        <table:table-row>
          <table:table-cell table:style-name="Table47.A3" office:value-type="string">
            <text:p text:style-name="P23">HPCP-JSDL</text:p>
          </table:table-cell>
          <table:table-cell table:style-name="Table47.B3" office:value-type="string">
            <text:p text:style-name="P5"><text:change-start text:change-id="ct-1434755436"/><text:variable-get text:name="NMA" office:value-type="string">No matching attribute</text:variable-get><text:change-end text:change-id="ct-1434755436"/></text:p>
          </table:table-cell>
          <table:table-cell table:style-name="Table47.B3" office:value-type="string">
            <text:p text:style-name="P5"><text:change-start text:change-id="ct-1434755324"/><text:variable-get text:name="NM" office:value-type="string">Not mapped</text:variable-get><text:change-end text:change-id="ct-1434755324"/></text:p>
          </table:table-cell>
        </table:table-row>
        <table:table-row>
          <table:table-cell table:style-name="Table47.A3" office:value-type="string">
            <text:p text:style-name="P23">ARC-JSDL</text:p>
          </table:table-cell>
          <table:table-cell table:style-name="Table47.B3" office:value-type="string">
            <text:p text:style-name="P5"><text:change-start text:change-id="ct-1434755212"/>Resources/SlotRequirement/</text:p>
            <text:p text:style-name="P5">ThreadsPerProcesses<text:change-end text:change-id="ct-1434755212"/></text:p>
          </table:table-cell>
          <table:table-cell table:style-name="Table47.B3" office:value-type="string">
            <text:p text:style-name="P5"/>
          </table:table-cell>
        </table:table-row>
      </table:table>
      <text:p text:style-name="Text_20_body"/>
      <text:list xml:id="list60263843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soft-page-break/>SPMDVariation</text:p>
                    </text:list-item>
                  </text:list>
                </text:list-item>
              </text:list>
            </text:list-item>
          </text:list>
        </text:list-item>
      </text:list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23"/>
          </table:table-cell>
          <table:table-cell table:style-name="Table48.B1" office:value-type="string">
            <text:p text:style-name="P5">In</text:p>
          </table:table-cell>
          <table:table-cell table:style-name="Table48.B1" office:value-type="string">
            <text:p text:style-name="P5">Out</text:p>
          </table:table-cell>
        </table:table-row>
        <table:table-row>
          <table:table-cell table:style-name="Table48.A2" office:value-type="string">
            <text:p text:style-name="P23">XRSL</text:p>
          </table:table-cell>
          <table:table-cell table:style-name="Table48.B2" office:value-type="string">
            <text:p text:style-name="P5"><text:change-start text:change-id="ct-1425710952"/><text:variable-get text:name="NMA" office:value-type="string">No matching attribute</text:variable-get><text:change-end text:change-id="ct-1425710952"/></text:p>
          </table:table-cell>
          <table:table-cell table:style-name="Table48.B2" office:value-type="string">
            <text:p text:style-name="P5"><text:change-start text:change-id="ct-1425710840"/><text:variable-get text:name="NM" office:value-type="string">Not mapped</text:variable-get><text:change-end text:change-id="ct-1425710840"/></text:p>
          </table:table-cell>
        </table:table-row>
        <table:table-row>
          <table:table-cell table:style-name="Table48.A3" office:value-type="string">
            <text:p text:style-name="P23">JDL</text:p>
          </table:table-cell>
          <table:table-cell table:style-name="Table48.B3" office:value-type="string">
            <text:p text:style-name="P5"><text:change-start text:change-id="ct-1425710728"/><text:variable-get text:name="Same" office:value-type="string">''</text:variable-get><text:change-end text:change-id="ct-1425710728"/></text:p>
          </table:table-cell>
          <table:table-cell table:style-name="Table48.B3" office:value-type="string">
            <text:p text:style-name="P5"><text:change-start text:change-id="ct-1425710616"/><text:variable-get text:name="Same" office:value-type="string">''</text:variable-get><text:change-end text:change-id="ct-1425710616"/></text:p>
          </table:table-cell>
        </table:table-row>
        <table:table-row>
          <table:table-cell table:style-name="Table48.A3" office:value-type="string">
            <text:p text:style-name="P23">JSDL</text:p>
          </table:table-cell>
          <table:table-cell table:style-name="Table48.B3" office:value-type="string">
            <text:p text:style-name="P5"><text:change-start text:change-id="ct-1425710504"/><text:variable-get text:name="Same" office:value-type="string">''</text:variable-get><text:change-end text:change-id="ct-1425710504"/></text:p>
          </table:table-cell>
          <table:table-cell table:style-name="Table48.B3" office:value-type="string">
            <text:p text:style-name="P5"><text:change-start text:change-id="ct-1425710392"/><text:variable-get text:name="Same" office:value-type="string">''</text:variable-get><text:change-end text:change-id="ct-1425710392"/></text:p>
          </table:table-cell>
        </table:table-row>
        <table:table-row>
          <table:table-cell table:style-name="Table48.A3" office:value-type="string">
            <text:p text:style-name="P23">Posix-JSDL</text:p>
          </table:table-cell>
          <table:table-cell table:style-name="Table48.B3" office:value-type="string">
            <text:p text:style-name="P5"><text:change-start text:change-id="ct-1425710280"/><text:variable-get text:name="Same" office:value-type="string">''</text:variable-get><text:change-end text:change-id="ct-1425710280"/></text:p>
          </table:table-cell>
          <table:table-cell table:style-name="Table48.B3" office:value-type="string">
            <text:p text:style-name="P5"><text:change-start text:change-id="ct-1425710168"/><text:variable-get text:name="Same" office:value-type="string">''</text:variable-get><text:change-end text:change-id="ct-1425710168"/></text:p>
          </table:table-cell>
        </table:table-row>
        <table:table-row>
          <table:table-cell table:style-name="Table48.A3" office:value-type="string">
            <text:p text:style-name="P23">HPCP-JSDL</text:p>
          </table:table-cell>
          <table:table-cell table:style-name="Table48.B3" office:value-type="string">
            <text:p text:style-name="P5"><text:change-start text:change-id="ct-1425710056"/><text:variable-get text:name="Same" office:value-type="string">''</text:variable-get><text:change-end text:change-id="ct-1425710056"/></text:p>
          </table:table-cell>
          <table:table-cell table:style-name="Table48.B3" office:value-type="string">
            <text:p text:style-name="P5"><text:change-start text:change-id="ct-1425709944"/><text:variable-get text:name="Same" office:value-type="string">''</text:variable-get><text:change-end text:change-id="ct-1425709944"/></text:p>
          </table:table-cell>
        </table:table-row>
        <table:table-row>
          <table:table-cell table:style-name="Table48.A3" office:value-type="string">
            <text:p text:style-name="P23">ARC-JSDL</text:p>
          </table:table-cell>
          <table:table-cell table:style-name="Table48.B3" office:value-type="string">
            <text:p text:style-name="P5"><text:change-start text:change-id="ct-1425709832"/>Resources/SlotRequirement/</text:p>
            <text:p text:style-name="P5">SPMDVariation<text:change-end text:change-id="ct-1425709832"/></text:p>
          </table:table-cell>
          <table:table-cell table:style-name="Table48.B3" office:value-type="string">
            <text:p text:style-name="P5"/>
          </table:table-cell>
        </table:table-row>
      </table:table>
      <text:list xml:id="list441331553" text:continue-numbering="true" text:style-name="List_20_1">
        <text:list-item>
          <text:list>
            <text:list-item>
              <text:list>
                <text:list-item>
                  <text:p text:style-name="P3"><text:change text:change-id="ct-1425709608"/>CandidateTarget</text:p>
                  <text:list>
                    <text:list-item>
                      <text:p text:style-name="P11">EndPointURL</text:p>
                    </text:list-item>
                  </text:list>
                </text:list-item>
              </text:list>
            </text:list-item>
          </text:list>
        </text:list-item>
      </text:list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23"/>
          </table:table-cell>
          <table:table-cell table:style-name="Table49.B1" office:value-type="string">
            <text:p text:style-name="P5">In</text:p>
          </table:table-cell>
          <table:table-cell table:style-name="Table49.B1" office:value-type="string">
            <text:p text:style-name="P5">Out</text:p>
          </table:table-cell>
        </table:table-row>
        <table:table-row>
          <table:table-cell table:style-name="Table49.A2" office:value-type="string">
            <text:p text:style-name="P23">XRSL</text:p>
          </table:table-cell>
          <table:table-cell table:style-name="Table49.B2" office:value-type="string">
            <text:p text:style-name="P5"><text:change-start text:change-id="ct-1425709496"/>cluster<text:change-end text:change-id="ct-1425709496"/></text:p>
          </table:table-cell>
          <table:table-cell table:style-name="Table49.B2" office:value-type="string">
            <text:p text:style-name="P5"><text:change-start text:change-id="ct-1425709384"/><text:variable-get text:name="NM" office:value-type="string">Not mapped</text:variable-get><text:change-end text:change-id="ct-1425709384"/></text:p>
          </table:table-cell>
        </table:table-row>
        <table:table-row>
          <table:table-cell table:style-name="Table49.A3" office:value-type="string">
            <text:p text:style-name="P23">JDL</text:p>
          </table:table-cell>
          <table:table-cell table:style-name="Table49.B3" office:value-type="string">
            <text:p text:style-name="P5"><text:change-start text:change-id="ct-1425709272"/><text:variable-get text:name="NMA" office:value-type="string">No matching attribute</text:variable-get><text:change-end text:change-id="ct-1425709272"/></text:p>
          </table:table-cell>
          <table:table-cell table:style-name="Table49.B3" office:value-type="string">
            <text:p text:style-name="P5"><text:change-start text:change-id="ct-1425709160"/><text:variable-get text:name="Same" office:value-type="string">''</text:variable-get><text:change-end text:change-id="ct-1425709160"/></text:p>
          </table:table-cell>
        </table:table-row>
        <table:table-row>
          <table:table-cell table:style-name="Table49.A3" office:value-type="string">
            <text:p text:style-name="P23">JSDL</text:p>
          </table:table-cell>
          <table:table-cell table:style-name="Table49.B3" office:value-type="string">
            <text:p text:style-name="P5"><text:change text:change-id="ct-1425709048"/><text:change-start text:change-id="ct-1425708936"/>Resources/CandidateHosts<text:change-end text:change-id="ct-1425708936"/><text:change-start text:change-id="ct-1425708824"/>/HostName<text:change-end text:change-id="ct-1425708824"/></text:p>
          </table:table-cell>
          <table:table-cell table:style-name="Table49.B3" office:value-type="string">
            <text:p text:style-name="P5"><text:change text:change-id="ct-1425708712"/></text:p>
          </table:table-cell>
        </table:table-row>
        <table:table-row>
          <table:table-cell table:style-name="Table49.A3" office:value-type="string">
            <text:p text:style-name="P23">Posix-JSDL</text:p>
          </table:table-cell>
          <table:table-cell table:style-name="Table49.B3" office:value-type="string">
            <text:p text:style-name="P5"><text:change-start text:change-id="ct-1425708600"/><text:variable-get text:name="Same" office:value-type="string">''</text:variable-get><text:change-end text:change-id="ct-1425708600"/></text:p>
          </table:table-cell>
          <table:table-cell table:style-name="Table49.B3" office:value-type="string">
            <text:p text:style-name="P5"><text:change-start text:change-id="ct-1425708488"/><text:variable-get text:name="Same" office:value-type="string">''</text:variable-get><text:change-end text:change-id="ct-1425708488"/></text:p>
          </table:table-cell>
        </table:table-row>
        <table:table-row>
          <table:table-cell table:style-name="Table49.A3" office:value-type="string">
            <text:p text:style-name="P23">HPCP-JSDL</text:p>
          </table:table-cell>
          <table:table-cell table:style-name="Table49.B3" office:value-type="string">
            <text:p text:style-name="P5"><text:change-start text:change-id="ct-1425708376"/><text:variable-get text:name="Same" office:value-type="string">''</text:variable-get><text:change-end text:change-id="ct-1425708376"/></text:p>
          </table:table-cell>
          <table:table-cell table:style-name="Table49.B3" office:value-type="string">
            <text:p text:style-name="P5"><text:change-start text:change-id="ct-1425708264"/><text:variable-get text:name="Same" office:value-type="string">''</text:variable-get><text:change-end text:change-id="ct-1425708264"/></text:p>
          </table:table-cell>
        </table:table-row>
        <table:table-row>
          <table:table-cell table:style-name="Table49.A3" office:value-type="string">
            <text:p text:style-name="P23">ARC-JSDL</text:p>
          </table:table-cell>
          <table:table-cell table:style-name="Table49.B3" office:value-type="string">
            <text:p text:style-name="P5"><text:change text:change-id="ct-1425708152"/><text:change-start text:change-id="ct-1425708040"/>Resources<text:change-end text:change-id="ct-1425708040"/><text:change-start text:change-id="ct-1425707928"/>/CandidateTarget/</text:p>
            <text:p text:style-name="P5"><text:change-end text:change-id="ct-1425707928"/><text:change-start text:change-id="ct-1425707816"/>EndPointURL<text:change-end text:change-id="ct-1425707816"/></text:p>
          </table:table-cell>
          <table:table-cell table:style-name="Table49.B3" office:value-type="string">
            <text:p text:style-name="P5"><text:change text:change-id="ct-1425707704"/><text:change-start text:change-id="ct-1425707592"/>Resources<text:change-end text:change-id="ct-1425707592"/><text:change-start text:change-id="ct-1425707480"/>/CandidateTarget/</text:p>
            <text:p text:style-name="P5">EndPointURL<text:change-end text:change-id="ct-1425707480"/></text:p>
          </table:table-cell>
        </table:table-row>
      </table:table>
      <text:list xml:id="list145648826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25707256"/>QueueName</text:p>
                    </text:list-item>
                  </text:list>
                </text:list-item>
              </text:list>
            </text:list-item>
          </text:list>
        </text:list-item>
      </text:list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23"/>
          </table:table-cell>
          <table:table-cell table:style-name="Table50.B1" office:value-type="string">
            <text:p text:style-name="P5">In</text:p>
          </table:table-cell>
          <table:table-cell table:style-name="Table50.B1" office:value-type="string">
            <text:p text:style-name="P5">Out</text:p>
          </table:table-cell>
        </table:table-row>
        <table:table-row>
          <table:table-cell table:style-name="Table50.A2" office:value-type="string">
            <text:p text:style-name="P23">XRSL</text:p>
          </table:table-cell>
          <table:table-cell table:style-name="Table50.B2" office:value-type="string">
            <text:p text:style-name="P5"><text:change-start text:change-id="ct-1425707144"/>queue<text:change-end text:change-id="ct-1425707144"/></text:p>
          </table:table-cell>
          <table:table-cell table:style-name="Table50.B2" office:value-type="string">
            <text:p text:style-name="P5"><text:change-start text:change-id="ct-1426186196"/>queue<text:change-end text:change-id="ct-1426186196"/></text:p>
          </table:table-cell>
        </table:table-row>
        <table:table-row>
          <table:table-cell table:style-name="Table50.A3" office:value-type="string">
            <text:p text:style-name="P23">JDL</text:p>
          </table:table-cell>
          <table:table-cell table:style-name="Table50.B3" office:value-type="string">
            <text:p text:style-name="P5"><text:change-start text:change-id="ct-1426186084"/>QueueName<text:change-end text:change-id="ct-1426186084"/></text:p>
          </table:table-cell>
          <table:table-cell table:style-name="Table50.B3" office:value-type="string">
            <text:p text:style-name="P5"><text:change-start text:change-id="ct-1426185972"/>QueueName<text:change-end text:change-id="ct-1426185972"/></text:p>
          </table:table-cell>
        </table:table-row>
        <table:table-row>
          <table:table-cell table:style-name="Table50.A3" office:value-type="string">
            <text:p text:style-name="P23">JSDL</text:p>
          </table:table-cell>
          <table:table-cell table:style-name="Table50.B3" office:value-type="string">
            <text:p text:style-name="P5"><text:change-start text:change-id="ct-1426185860"/><text:variable-get text:name="NMA" office:value-type="string">No matching attribute</text:variable-get><text:change-end text:change-id="ct-1426185860"/></text:p>
          </table:table-cell>
          <table:table-cell table:style-name="Table50.B3" office:value-type="string">
            <text:p text:style-name="P5"><text:change-start text:change-id="ct-1426185748"/><text:variable-get text:name="NM" office:value-type="string">Not mapped</text:variable-get><text:change-end text:change-id="ct-1426185748"/></text:p>
          </table:table-cell>
        </table:table-row>
        <table:table-row>
          <table:table-cell table:style-name="Table50.A3" office:value-type="string">
            <text:p text:style-name="P23">Posix-JSDL</text:p>
          </table:table-cell>
          <table:table-cell table:style-name="Table50.B3" office:value-type="string">
            <text:p text:style-name="P5"><text:change-start text:change-id="ct-1426185636"/><text:variable-get text:name="Same" office:value-type="string">''</text:variable-get><text:change-end text:change-id="ct-1426185636"/></text:p>
          </table:table-cell>
          <table:table-cell table:style-name="Table50.B3" office:value-type="string">
            <text:p text:style-name="P5"><text:change-start text:change-id="ct-1426185524"/><text:variable-get text:name="Same" office:value-type="string">''</text:variable-get><text:change-end text:change-id="ct-1426185524"/></text:p>
          </table:table-cell>
        </table:table-row>
        <table:table-row>
          <table:table-cell table:style-name="Table50.A3" office:value-type="string">
            <text:p text:style-name="P23">HPCP-JSDL</text:p>
          </table:table-cell>
          <table:table-cell table:style-name="Table50.B3" office:value-type="string">
            <text:p text:style-name="P5"><text:change-start text:change-id="ct-1426185412"/><text:variable-get text:name="Same" office:value-type="string">''</text:variable-get><text:change-end text:change-id="ct-1426185412"/></text:p>
          </table:table-cell>
          <table:table-cell table:style-name="Table50.B3" office:value-type="string">
            <text:p text:style-name="P5"><text:change-start text:change-id="ct-1426185300"/><text:variable-get text:name="Same" office:value-type="string">''</text:variable-get><text:change-end text:change-id="ct-1426185300"/></text:p>
          </table:table-cell>
        </table:table-row>
        <table:table-row>
          <table:table-cell table:style-name="Table50.A3" office:value-type="string">
            <text:p text:style-name="P23">ARC-JSDL</text:p>
          </table:table-cell>
          <table:table-cell table:style-name="Table50.B3" office:value-type="string">
            <text:p text:style-name="P5"><text:change text:change-id="ct-1426185188"/><text:change-start text:change-id="ct-1426185076"/>Resources<text:change-end text:change-id="ct-1426185076"/><text:change-start text:change-id="ct-1426184964"/>/CandidateTarget/</text:p>
            <text:p text:style-name="P5">QueueName<text:change-end text:change-id="ct-1426184964"/></text:p>
          </table:table-cell>
          <table:table-cell table:style-name="Table50.B3" office:value-type="string">
            <text:p text:style-name="P5"><text:change text:change-id="ct-1426184852"/><text:change-start text:change-id="ct-1426184740"/>Resources<text:change-end text:change-id="ct-1426184740"/><text:change-start text:change-id="ct-1426184628"/>/CandidateTarget/</text:p>
            <text:p text:style-name="P5">QueueNam<text:change-end text:change-id="ct-1426184628"/><text:change-start text:change-id="ct-1426184516"/>e<text:change-end text:change-id="ct-1426184516"/></text:p>
          </table:table-cell>
        </table:table-row>
      </table:table>
      <text:list xml:id="list809884932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184292"/><text:soft-page-break/>RunTimeEnvironment</text:p>
                </text:list-item>
              </text:list>
            </text:list-item>
          </text:list>
        </text:list-item>
      </text:list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P23"/>
          </table:table-cell>
          <table:table-cell table:style-name="Table51.B1" office:value-type="string">
            <text:p text:style-name="P5">In</text:p>
          </table:table-cell>
          <table:table-cell table:style-name="Table51.B1" office:value-type="string">
            <text:p text:style-name="P5">Out</text:p>
          </table:table-cell>
        </table:table-row>
        <table:table-row>
          <table:table-cell table:style-name="Table51.A2" office:value-type="string">
            <text:p text:style-name="P23">XRSL</text:p>
          </table:table-cell>
          <table:table-cell table:style-name="Table51.B2" office:value-type="string">
            <text:p text:style-name="P5"><text:change-start text:change-id="ct-1426184180"/>runTimeEnvironment<text:change-end text:change-id="ct-1426184180"/></text:p>
          </table:table-cell>
          <table:table-cell table:style-name="Table51.B2" office:value-type="string">
            <text:p text:style-name="P5"><text:change-start text:change-id="ct-1426184068"/>runTimeEnvironment<text:change-end text:change-id="ct-1426184068"/></text:p>
          </table:table-cell>
        </table:table-row>
        <table:table-row>
          <table:table-cell table:style-name="Table51.A3" office:value-type="string">
            <text:p text:style-name="P23">JDL</text:p>
          </table:table-cell>
          <table:table-cell table:style-name="Table51.B3" office:value-type="string">
            <text:p text:style-name="P25"><text:change-start text:change-id="ct-1426183956"/><text:variable-get text:name="NMA" office:value-type="string">No matching attribute</text:variable-get><text:change-end text:change-id="ct-1426183956"/></text:p>
          </table:table-cell>
          <table:table-cell table:style-name="Table51.B3" office:value-type="string">
            <text:p text:style-name="P5"><text:change-start text:change-id="ct-1426183844"/><text:variable-get text:name="NM" office:value-type="string">Not mapped</text:variable-get><text:change-end text:change-id="ct-1426183844"/></text:p>
          </table:table-cell>
        </table:table-row>
        <table:table-row>
          <table:table-cell table:style-name="Table51.A3" office:value-type="string">
            <text:p text:style-name="P23">JSDL</text:p>
          </table:table-cell>
          <table:table-cell table:style-name="Table51.B3" office:value-type="string">
            <text:p text:style-name="P5"><text:change-start text:change-id="ct-1426183732"/><text:variable-get text:name="Same" office:value-type="string">''</text:variable-get><text:change-end text:change-id="ct-1426183732"/></text:p>
          </table:table-cell>
          <table:table-cell table:style-name="Table51.B3" office:value-type="string">
            <text:p text:style-name="P5"><text:change-start text:change-id="ct-1426183620"/><text:variable-get text:name="Same" office:value-type="string">''</text:variable-get><text:change-end text:change-id="ct-1426183620"/></text:p>
          </table:table-cell>
        </table:table-row>
        <table:table-row>
          <table:table-cell table:style-name="Table51.A3" office:value-type="string">
            <text:p text:style-name="P23">Posix-JSDL</text:p>
          </table:table-cell>
          <table:table-cell table:style-name="Table51.B3" office:value-type="string">
            <text:p text:style-name="P5"><text:change-start text:change-id="ct-1426183508"/><text:variable-get text:name="Same" office:value-type="string">''</text:variable-get><text:change-end text:change-id="ct-1426183508"/></text:p>
          </table:table-cell>
          <table:table-cell table:style-name="Table51.B3" office:value-type="string">
            <text:p text:style-name="P5"><text:change-start text:change-id="ct-1426183396"/><text:variable-get text:name="Same" office:value-type="string">''</text:variable-get><text:change-end text:change-id="ct-1426183396"/></text:p>
          </table:table-cell>
        </table:table-row>
        <table:table-row>
          <table:table-cell table:style-name="Table51.A3" office:value-type="string">
            <text:p text:style-name="P23">HPCP-JSDL</text:p>
          </table:table-cell>
          <table:table-cell table:style-name="Table51.B3" office:value-type="string">
            <text:p text:style-name="P5"><text:change-start text:change-id="ct-1426183284"/><text:variable-get text:name="Same" office:value-type="string">''</text:variable-get><text:change-end text:change-id="ct-1426183284"/></text:p>
          </table:table-cell>
          <table:table-cell table:style-name="Table51.B3" office:value-type="string">
            <text:p text:style-name="P5"><text:change-start text:change-id="ct-1426183172"/><text:variable-get text:name="Same" office:value-type="string">''</text:variable-get><text:change-end text:change-id="ct-1426183172"/></text:p>
          </table:table-cell>
        </table:table-row>
        <table:table-row>
          <table:table-cell table:style-name="Table51.A3" office:value-type="string">
            <text:p text:style-name="P23">ARC-JSDL</text:p>
          </table:table-cell>
          <table:table-cell table:style-name="Table51.B3" office:value-type="string">
            <text:p text:style-name="P5"><text:change-start text:change-id="ct-1426183060"/>Application/RunTimeEnvironment<text:change-end text:change-id="ct-1426183060"/></text:p>
          </table:table-cell>
          <table:table-cell table:style-name="Table51.B3" office:value-type="string">
            <text:p text:style-name="P5"><text:change-start text:change-id="ct-1426182948"/>Application/RunTimeEnvironment<text:change-end text:change-id="ct-1426182948"/></text:p>
          </table:table-cell>
        </table:table-row>
      </table:table>
      <text:p text:style-name="Standard"/>
      <text:list xml:id="list964531996" text:continue-numbering="true" text:style-name="List_20_1">
        <text:list-item>
          <text:list>
            <text:list-item>
              <text:p text:style-name="P6">DataStaging</text:p>
              <text:list>
                <text:list-item>
                  <text:p text:style-name="P3">File</text:p>
                  <text:list>
                    <text:list-item>
                      <text:p text:style-name="P11">Name</text:p>
                    </text:list-item>
                  </text:list>
                </text:list-item>
              </text:list>
            </text:list-item>
          </text:list>
        </text:list-item>
      </text:list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23"/>
          </table:table-cell>
          <table:table-cell table:style-name="Table52.B1" office:value-type="string">
            <text:p text:style-name="P5">In</text:p>
          </table:table-cell>
          <table:table-cell table:style-name="Table52.B1" office:value-type="string">
            <text:p text:style-name="P5">Out</text:p>
          </table:table-cell>
        </table:table-row>
        <table:table-row>
          <table:table-cell table:style-name="Table52.A2" office:value-type="string">
            <text:p text:style-name="P23">XRSL</text:p>
          </table:table-cell>
          <table:table-cell table:style-name="Table52.B2" office:value-type="string">
            <text:p text:style-name="P5"/>
          </table:table-cell>
          <table:table-cell table:style-name="Table52.B2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3">J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3">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3">Posix-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3">HPCP-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3">ARC-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</table:table>
      <text:list xml:id="list128611857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26182612"/>Source</text:p>
                      <text:list>
                        <text:list-item>
                          <text:p text:style-name="P13">UR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P23"/>
          </table:table-cell>
          <table:table-cell table:style-name="Table53.B1" office:value-type="string">
            <text:p text:style-name="P5">In</text:p>
          </table:table-cell>
          <table:table-cell table:style-name="Table53.B1" office:value-type="string">
            <text:p text:style-name="P5">Out</text:p>
          </table:table-cell>
        </table:table-row>
        <table:table-row>
          <table:table-cell table:style-name="Table53.A2" office:value-type="string">
            <text:p text:style-name="P23">XRSL</text:p>
          </table:table-cell>
          <table:table-cell table:style-name="Table53.B2" office:value-type="string">
            <text:p text:style-name="P5"/>
          </table:table-cell>
          <table:table-cell table:style-name="Table53.B2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3">J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3">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3">Posix-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3">HPCP-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3">ARC-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</table:table>
      <text:list xml:id="list5419084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change text:change-id="ct-1426394976"/><text:change text:change-id="ct-1426395088"/><text:change text:change-id="ct-1426182276"/><text:change-start text:change-id="ct-1426394864"/><text:soft-page-break/>DataIndexingService<text:change-end text:change-id="ct-142639486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P23"/>
          </table:table-cell>
          <table:table-cell table:style-name="Table54.B1" office:value-type="string">
            <text:p text:style-name="P5"><text:change-start text:change-id="ct-1426182388"/>In<text:change-end text:change-id="ct-1426182388"/></text:p>
          </table:table-cell>
          <table:table-cell table:style-name="Table54.B1" office:value-type="string">
            <text:p text:style-name="P5"><text:change-start text:change-id="ct-1426394752"/>Out<text:change-end text:change-id="ct-1426394752"/></text:p>
          </table:table-cell>
        </table:table-row>
        <table:table-row>
          <table:table-cell table:style-name="Table54.A2" office:value-type="string">
            <text:p text:style-name="P23"><text:change-start text:change-id="ct-1426394640"/>XRSL<text:change-end text:change-id="ct-1426394640"/></text:p>
          </table:table-cell>
          <table:table-cell table:style-name="Table54.B2" office:value-type="string">
            <text:p text:style-name="P5"/>
          </table:table-cell>
          <table:table-cell table:style-name="Table54.B2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3"><text:change-start text:change-id="ct-1426394528"/>JDL<text:change-end text:change-id="ct-1426394528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3"><text:change-start text:change-id="ct-1426394416"/>JSDL<text:change-end text:change-id="ct-1426394416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3"><text:change-start text:change-id="ct-1426394304"/>Posix-JSDL<text:change-end text:change-id="ct-1426394304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3"><text:change-start text:change-id="ct-1426394192"/>HPCP-JSDL<text:change-end text:change-id="ct-1426394192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3"><text:change-start text:change-id="ct-1426394080"/>ARC-JSDL<text:change-end text:change-id="ct-1426394080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</table:table>
      <text:list xml:id="list218020270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change text:change-id="ct-1426393744"/>Threa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office:value-type="string">
            <text:p text:style-name="P23"/>
          </table:table-cell>
          <table:table-cell table:style-name="Table55.B1" office:value-type="string">
            <text:p text:style-name="P5">In</text:p>
          </table:table-cell>
          <table:table-cell table:style-name="Table55.B1" office:value-type="string">
            <text:p text:style-name="P5">Out</text:p>
          </table:table-cell>
        </table:table-row>
        <table:table-row>
          <table:table-cell table:style-name="Table55.A2" office:value-type="string">
            <text:p text:style-name="P23">XRSL</text:p>
          </table:table-cell>
          <table:table-cell table:style-name="Table55.B2" office:value-type="string">
            <text:p text:style-name="P5"/>
          </table:table-cell>
          <table:table-cell table:style-name="Table55.B2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3">J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3">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3">Posix-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3">HPCP-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3">ARC-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</table:table>
      <text:list xml:id="list80019384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26393632"/>Target</text:p>
                      <text:list>
                        <text:list-item>
                          <text:p text:style-name="P11">UR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23"/>
          </table:table-cell>
          <table:table-cell table:style-name="Table56.B1" office:value-type="string">
            <text:p text:style-name="P5">In</text:p>
          </table:table-cell>
          <table:table-cell table:style-name="Table56.B1" office:value-type="string">
            <text:p text:style-name="P5">Out</text:p>
          </table:table-cell>
        </table:table-row>
        <table:table-row>
          <table:table-cell table:style-name="Table56.A2" office:value-type="string">
            <text:p text:style-name="P23">XRSL</text:p>
          </table:table-cell>
          <table:table-cell table:style-name="Table56.B2" office:value-type="string">
            <text:p text:style-name="P5"/>
          </table:table-cell>
          <table:table-cell table:style-name="Table56.B2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3">J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3">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3">Posix-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3">HPCP-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3">ARC-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</table:table>
      <text:list xml:id="list167559765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change text:change-id="ct-1426393296"/>Threa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23"/>
          </table:table-cell>
          <table:table-cell table:style-name="Table57.B1" office:value-type="string">
            <text:p text:style-name="P5">In</text:p>
          </table:table-cell>
          <table:table-cell table:style-name="Table57.B1" office:value-type="string">
            <text:p text:style-name="P5">Out</text:p>
          </table:table-cell>
        </table:table-row>
        <table:table-row>
          <table:table-cell table:style-name="Table57.A2" office:value-type="string">
            <text:p text:style-name="P23">XRSL</text:p>
          </table:table-cell>
          <table:table-cell table:style-name="Table57.B2" office:value-type="string">
            <text:p text:style-name="P5"/>
          </table:table-cell>
          <table:table-cell table:style-name="Table57.B2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3">J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3">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3">Posix-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3">HPCP-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3">ARC-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</table:table>
      <text:p text:style-name="Standard"/>
      <text:list xml:id="list165360148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oft-page-break/>Mandator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P23"/>
          </table:table-cell>
          <table:table-cell table:style-name="Table58.B1" office:value-type="string">
            <text:p text:style-name="P5">In</text:p>
          </table:table-cell>
          <table:table-cell table:style-name="Table58.B1" office:value-type="string">
            <text:p text:style-name="P5">Out</text:p>
          </table:table-cell>
        </table:table-row>
        <table:table-row>
          <table:table-cell table:style-name="Table58.A2" office:value-type="string">
            <text:p text:style-name="P23">XRSL</text:p>
          </table:table-cell>
          <table:table-cell table:style-name="Table58.B2" office:value-type="string">
            <text:p text:style-name="P5"/>
          </table:table-cell>
          <table:table-cell table:style-name="Table58.B2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3">J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3">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3">Posix-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3">HPCP-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3">ARC-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</table:table>
      <text:list xml:id="list95363085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change text:change-id="ct-1426392960"/>DataIndexingServi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23"/>
          </table:table-cell>
          <table:table-cell table:style-name="Table59.B1" office:value-type="string">
            <text:p text:style-name="P5">In</text:p>
          </table:table-cell>
          <table:table-cell table:style-name="Table59.B1" office:value-type="string">
            <text:p text:style-name="P5">Out</text:p>
          </table:table-cell>
        </table:table-row>
        <table:table-row>
          <table:table-cell table:style-name="Table59.A2" office:value-type="string">
            <text:p text:style-name="P23">XRSL</text:p>
          </table:table-cell>
          <table:table-cell table:style-name="Table59.B2" office:value-type="string">
            <text:p text:style-name="P5"/>
          </table:table-cell>
          <table:table-cell table:style-name="Table59.B2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3">J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3">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3">Posix-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3">HPCP-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3">ARC-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</table:table>
      <text:list xml:id="list30132291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change text:change-id="ct-1426392736"/>NeededReplic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P23"/>
          </table:table-cell>
          <table:table-cell table:style-name="Table60.B1" office:value-type="string">
            <text:p text:style-name="P5">In</text:p>
          </table:table-cell>
          <table:table-cell table:style-name="Table60.B1" office:value-type="string">
            <text:p text:style-name="P5">Out</text:p>
          </table:table-cell>
        </table:table-row>
        <table:table-row>
          <table:table-cell table:style-name="Table60.A2" office:value-type="string">
            <text:p text:style-name="P23">XRSL</text:p>
          </table:table-cell>
          <table:table-cell table:style-name="Table60.B2" office:value-type="string">
            <text:p text:style-name="P5"/>
          </table:table-cell>
          <table:table-cell table:style-name="Table60.B2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3">J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3">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3">Posix-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3">HPCP-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3">ARC-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</table:table>
      <text:list xml:id="list5836245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26392624"/>KeepData</text:p>
                    </text:list-item>
                  </text:list>
                </text:list-item>
              </text:list>
            </text:list-item>
          </text:list>
        </text:list-item>
      </text:list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office:value-type="string">
            <text:p text:style-name="P23"/>
          </table:table-cell>
          <table:table-cell table:style-name="Table61.B1" office:value-type="string">
            <text:p text:style-name="P5">In</text:p>
          </table:table-cell>
          <table:table-cell table:style-name="Table61.B1" office:value-type="string">
            <text:p text:style-name="P5">Out</text:p>
          </table:table-cell>
        </table:table-row>
        <table:table-row>
          <table:table-cell table:style-name="Table61.A2" office:value-type="string">
            <text:p text:style-name="P23">XRSL</text:p>
          </table:table-cell>
          <table:table-cell table:style-name="Table61.B2" office:value-type="string">
            <text:p text:style-name="P5"/>
          </table:table-cell>
          <table:table-cell table:style-name="Table61.B2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3">J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3">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3">Posix-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3">HPCP-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3">ARC-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</table:table>
      <text:list xml:id="list95690944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26392400"/><text:soft-page-break/>IsExecutable</text:p>
                    </text:list-item>
                  </text:list>
                </text:list-item>
              </text:list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23"/>
          </table:table-cell>
          <table:table-cell table:style-name="Table62.B1" office:value-type="string">
            <text:p text:style-name="P5">In</text:p>
          </table:table-cell>
          <table:table-cell table:style-name="Table62.B1" office:value-type="string">
            <text:p text:style-name="P5">Out</text:p>
          </table:table-cell>
        </table:table-row>
        <table:table-row>
          <table:table-cell table:style-name="Table62.A2" office:value-type="string">
            <text:p text:style-name="P23">XRSL</text:p>
          </table:table-cell>
          <table:table-cell table:style-name="Table62.B2" office:value-type="string">
            <text:p text:style-name="P5"/>
          </table:table-cell>
          <table:table-cell table:style-name="Table62.B2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3">J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3">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3">Posix-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3">HPCP-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3">ARC-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</table:table>
      <text:list xml:id="list142948879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26392176"/>DownloadToCache</text:p>
                    </text:list-item>
                  </text:list>
                </text:list-item>
              </text:list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office:value-type="string">
            <text:p text:style-name="P23"/>
          </table:table-cell>
          <table:table-cell table:style-name="Table63.B1" office:value-type="string">
            <text:p text:style-name="P5">In</text:p>
          </table:table-cell>
          <table:table-cell table:style-name="Table63.B1" office:value-type="string">
            <text:p text:style-name="P5">Out</text:p>
          </table:table-cell>
        </table:table-row>
        <table:table-row>
          <table:table-cell table:style-name="Table63.A2" office:value-type="string">
            <text:p text:style-name="P23">XRSL</text:p>
          </table:table-cell>
          <table:table-cell table:style-name="Table63.B2" office:value-type="string">
            <text:p text:style-name="P5"/>
          </table:table-cell>
          <table:table-cell table:style-name="Table63.B2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3">J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3">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3">Posix-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3">HPCP-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3">ARC-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</table:table>
      <text:list xml:id="list973132211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391952"/>Directory</text:p>
                </text:list-item>
              </text:list>
            </text:list-item>
            <text:list-item>
              <text:p text:style-name="P6">JobMetaData</text:p>
              <text:list>
                <text:list-item>
                  <text:p text:style-name="P3">Author</text:p>
                </text:list-item>
              </text:list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P23"/>
          </table:table-cell>
          <table:table-cell table:style-name="Table64.B1" office:value-type="string">
            <text:p text:style-name="P5">In</text:p>
          </table:table-cell>
          <table:table-cell table:style-name="Table64.B1" office:value-type="string">
            <text:p text:style-name="P5">Out</text:p>
          </table:table-cell>
        </table:table-row>
        <table:table-row>
          <table:table-cell table:style-name="Table64.A2" office:value-type="string">
            <text:p text:style-name="P23">XRSL</text:p>
          </table:table-cell>
          <table:table-cell table:style-name="Table64.B2" office:value-type="string">
            <text:p text:style-name="P5"/>
          </table:table-cell>
          <table:table-cell table:style-name="Table64.B2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3">J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3">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3">Posix-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3">HPCP-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3">ARC-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</table:table>
      <text:list xml:id="list1474381210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391728"/><text:soft-page-break/>DocumentExpiration</text:p>
                </text:list-item>
              </text:list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office:value-type="string">
            <text:p text:style-name="P23"/>
          </table:table-cell>
          <table:table-cell table:style-name="Table65.B1" office:value-type="string">
            <text:p text:style-name="P5">In</text:p>
          </table:table-cell>
          <table:table-cell table:style-name="Table65.B1" office:value-type="string">
            <text:p text:style-name="P5">Out</text:p>
          </table:table-cell>
        </table:table-row>
        <table:table-row>
          <table:table-cell table:style-name="Table65.A2" office:value-type="string">
            <text:p text:style-name="P23">XRSL</text:p>
          </table:table-cell>
          <table:table-cell table:style-name="Table65.B2" office:value-type="string">
            <text:p text:style-name="P5"/>
          </table:table-cell>
          <table:table-cell table:style-name="Table65.B2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3">J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3">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3">Posix-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3">HPCP-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3">ARC-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</table:table>
      <text:list xml:id="list1130921601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391504"/>Rank</text:p>
                </text:list-item>
              </text:list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23"/>
          </table:table-cell>
          <table:table-cell table:style-name="Table66.B1" office:value-type="string">
            <text:p text:style-name="P5">In</text:p>
          </table:table-cell>
          <table:table-cell table:style-name="Table66.B1" office:value-type="string">
            <text:p text:style-name="P5">Out</text:p>
          </table:table-cell>
        </table:table-row>
        <table:table-row>
          <table:table-cell table:style-name="Table66.A2" office:value-type="string">
            <text:p text:style-name="P23">XRSL</text:p>
          </table:table-cell>
          <table:table-cell table:style-name="Table66.B2" office:value-type="string">
            <text:p text:style-name="P5"/>
          </table:table-cell>
          <table:table-cell table:style-name="Table66.B2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3">J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3">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3">Posix-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3">HPCP-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3">ARC-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</table:table>
      <text:list xml:id="list585736787" text:continue-numbering="true" text:style-name="List_20_1">
        <text:list-item>
          <text:list>
            <text:list-item>
              <text:list>
                <text:list-item>
                  <text:p text:style-name="P3"><text:change text:change-id="ct-1426391280"/>FuzzyRank</text:p>
                </text:list-item>
              </text:list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P23"/>
          </table:table-cell>
          <table:table-cell table:style-name="Table67.B1" office:value-type="string">
            <text:p text:style-name="P5">In</text:p>
          </table:table-cell>
          <table:table-cell table:style-name="Table67.B1" office:value-type="string">
            <text:p text:style-name="P5">Out</text:p>
          </table:table-cell>
        </table:table-row>
        <table:table-row>
          <table:table-cell table:style-name="Table67.A2" office:value-type="string">
            <text:p text:style-name="P23">XRSL</text:p>
          </table:table-cell>
          <table:table-cell table:style-name="Table67.B2" office:value-type="string">
            <text:p text:style-name="P5"/>
          </table:table-cell>
          <table:table-cell table:style-name="Table67.B2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3">J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3">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3">Posix-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3">HPCP-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3">ARC-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</table:table>
      <text:list xml:id="list1598670351" text:continue-numbering="true" text:style-name="List_20_1">
        <text:list-item>
          <text:p text:style-name="P42">XRSL mapping</text:p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Table_20_Contents">XRSL input </text:p>
          </table:table-cell>
          <table:table-cell table:style-name="Table68.B1" office:value-type="string">
            <text:p text:style-name="Table_20_Contents">Internal representaion</text:p>
          </table:table-cell>
          <table:table-cell table:style-name="Table68.B1" office:value-type="string">
            <text:p text:style-name="Table_20_Contents">XRSL output</text:p>
          </table:table-cell>
        </table:table-row>
        <table:table-row table:style-name="Table68.2">
          <table:table-cell table:style-name="Table68.A2" office:value-type="string">
            <text:p text:style-name="Table_20_Contents">executable</text:p>
          </table:table-cell>
          <table:table-cell table:style-name="Table68.B2" office:value-type="string">
            <text:p text:style-name="Table_20_Contents">Application.Executable.Name</text:p>
          </table:table-cell>
          <table:table-cell table:style-name="Table68.B2" office:value-type="string">
            <text:p text:style-name="Table_20_Contents">exectubale</text:p>
          </table:table-cell>
        </table:table-row>
        <table:table-row table:style-name="Table68.2">
          <table:table-cell table:style-name="Table68.A3" office:value-type="string">
            <text:p text:style-name="Table_20_Contents">arguments</text:p>
          </table:table-cell>
          <table:table-cell table:style-name="Table68.B3" office:value-type="string">
            <text:p text:style-name="Table_20_Contents">Application.Executable.Arguments</text:p>
          </table:table-cell>
          <table:table-cell table:style-name="Table68.B3" office:value-type="string">
            <text:p text:style-name="Table_20_Contents">arguments</text:p>
          </table:table-cell>
        </table:table-row>
        <table:table-row table:style-name="Table68.2">
          <table:table-cell table:style-name="Table68.A4" office:value-type="string">
            <text:p text:style-name="Table_20_Contents">inputFiles</text:p>
          </table:table-cell>
          <table:table-cell table:style-name="Table68.B4" office:value-type="string">
            <text:p text:style-name="Table_20_Contents">DataStaging.File.Name</text:p>
            <text:p text:style-name="Table_20_Contents">DataStaging.File.Source</text:p>
          </table:table-cell>
          <table:table-cell table:style-name="Table68.B4" office:value-type="string">
            <text:p text:style-name="Table_20_Contents">inputFiles</text:p>
          </table:table-cell>
        </table:table-row>
        <table:table-row table:style-name="Table68.2">
          <table:table-cell table:style-name="Table68.A3" office:value-type="string">
            <text:p text:style-name="Table_20_Contents">executables</text:p>
          </table:table-cell>
          <table:table-cell table:style-name="Table68.B3" office:value-type="string">
            <text:p text:style-name="Table_20_Contents">DataStaging.File.IsExecutable</text:p>
          </table:table-cell>
          <table:table-cell table:style-name="Table68.B3" office:value-type="string">
            <text:p text:style-name="Table_20_Contents">executables</text:p>
          </table:table-cell>
        </table:table-row>
        <table:table-row table:style-name="Table68.2">
          <table:table-cell table:style-name="Table68.A4" office:value-type="string">
            <text:p text:style-name="Table_20_Contents">cache</text:p>
          </table:table-cell>
          <table:table-cell table:style-name="Table68.B4" office:value-type="string">
            <text:p text:style-name="Table_20_Contents">TODO</text:p>
          </table:table-cell>
          <table:table-cell table:style-name="Table68.B4" office:value-type="string">
            <text:p text:style-name="Table_20_Contents">TODO</text:p>
          </table:table-cell>
        </table:table-row>
        <table:table-row table:style-name="Table68.2">
          <table:table-cell table:style-name="Table68.A3" office:value-type="string">
            <text:p text:style-name="Table_20_Contents">outputFiles</text:p>
          </table:table-cell>
          <table:table-cell table:style-name="Table68.B3" office:value-type="string">
            <text:p text:style-name="Table_20_Contents">DataStaging.File.Name</text:p>
            <text:p text:style-name="Table_20_Contents">DataStaging.File.Target</text:p>
          </table:table-cell>
          <table:table-cell table:style-name="Table68.B3" office:value-type="string">
            <text:p text:style-name="Table_20_Contents">outputFiles</text:p>
          </table:table-cell>
        </table:table-row>
        <table:table-row table:style-name="Table68.2">
          <table:table-cell table:style-name="Table68.A4" office:value-type="string">
            <text:p text:style-name="Table_20_Contents">cpuTime</text:p>
          </table:table-cell>
          <table:table-cell table:style-name="Table68.B4" office:value-type="string">
            <text:p text:style-name="Table_20_Contents">Resources.TotalCPUTime</text:p>
          </table:table-cell>
          <table:table-cell table:style-name="Table68.B4" office:value-type="string">
            <text:p text:style-name="Table_20_Contents">cpuTime</text:p>
          </table:table-cell>
        </table:table-row>
        <text:soft-page-break/>
        <table:table-row table:style-name="Table68.2">
          <table:table-cell table:style-name="Table68.A3" office:value-type="string">
            <text:p text:style-name="Table_20_Contents">wallTime</text:p>
          </table:table-cell>
          <table:table-cell table:style-name="Table68.B3" office:value-type="string">
            <text:p text:style-name="Table_20_Contents">Resources.TotalWallTime</text:p>
          </table:table-cell>
          <table:table-cell table:style-name="Table68.B3" office:value-type="string">
            <text:p text:style-name="Table_20_Contents">wallTime</text:p>
          </table:table-cell>
        </table:table-row>
        <table:table-row table:style-name="Table68.2">
          <table:table-cell table:style-name="Table68.A4" office:value-type="string">
            <text:p text:style-name="Table_20_Contents">gridTime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benchmarks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memory</text:p>
          </table:table-cell>
          <table:table-cell table:style-name="Table68.B4" office:value-type="string">
            <text:p text:style-name="Table_20_Contents">Resources.IndividualPhysicalMemory</text:p>
          </table:table-cell>
          <table:table-cell table:style-name="Table68.B4" office:value-type="string">
            <text:p text:style-name="Table_20_Contents">memory</text:p>
          </table:table-cell>
        </table:table-row>
        <table:table-row table:style-name="Table68.2">
          <table:table-cell table:style-name="Table68.A3" office:value-type="string">
            <text:p text:style-name="Table_20_Contents">disk</text:p>
          </table:table-cell>
          <table:table-cell table:style-name="Table68.B3" office:value-type="string">
            <text:p text:style-name="Table_20_Contents">Resources.DiskSpaceRequirement.DiskSpace</text:p>
          </table:table-cell>
          <table:table-cell table:style-name="Table68.B3" office:value-type="string">
            <text:p text:style-name="Table_20_Contents">disk</text:p>
          </table:table-cell>
        </table:table-row>
        <table:table-row table:style-name="Table68.2">
          <table:table-cell table:style-name="Table68.A4" office:value-type="string">
            <text:p text:style-name="Table_20_Contents">runTimeEnvironment</text:p>
          </table:table-cell>
          <table:table-cell table:style-name="Table68.B4" office:value-type="string">
            <text:p text:style-name="Table_20_Contents">Resources.RunTimeEnvironment</text:p>
          </table:table-cell>
          <table:table-cell table:style-name="Table68.B4" office:value-type="string">
            <text:p text:style-name="Table_20_Contents">runTimeEnvironment</text:p>
          </table:table-cell>
        </table:table-row>
        <table:table-row table:style-name="Table68.2">
          <table:table-cell table:style-name="Table68.A3" office:value-type="string">
            <text:p text:style-name="Table_20_Contents">middleware</text:p>
          </table:table-cell>
          <table:table-cell table:style-name="Table68.B3" office:value-type="string">
            <text:p text:style-name="Table_20_Contents">Resources.CEType</text:p>
          </table:table-cell>
          <table:table-cell table:style-name="Table68.B3" office:value-type="string">
            <text:p text:style-name="Table_20_Contents">middleware</text:p>
          </table:table-cell>
        </table:table-row>
        <table:table-row table:style-name="Table68.2">
          <table:table-cell table:style-name="Table68.A4" office:value-type="string">
            <text:p text:style-name="Table_20_Contents">opsys</text:p>
          </table:table-cell>
          <table:table-cell table:style-name="Table68.B4" office:value-type="string">
            <text:p text:style-name="Table_20_Contents">Resources.OperatingSystem</text:p>
          </table:table-cell>
          <table:table-cell table:style-name="Table68.B4" office:value-type="string">
            <text:p text:style-name="Table_20_Contents">opsys</text:p>
          </table:table-cell>
        </table:table-row>
        <table:table-row table:style-name="Table68.2">
          <table:table-cell table:style-name="Table68.A3" office:value-type="string">
            <text:p text:style-name="Table_20_Contents">stdin</text:p>
          </table:table-cell>
          <table:table-cell table:style-name="Table68.B3" office:value-type="string">
            <text:p text:style-name="Table_20_Contents">Application.Input</text:p>
          </table:table-cell>
          <table:table-cell table:style-name="Table68.B3" office:value-type="string">
            <text:p text:style-name="Table_20_Contents">stdin</text:p>
          </table:table-cell>
        </table:table-row>
        <table:table-row table:style-name="Table68.2">
          <table:table-cell table:style-name="Table68.A4" office:value-type="string">
            <text:p text:style-name="Table_20_Contents">stdout</text:p>
          </table:table-cell>
          <table:table-cell table:style-name="Table68.B4" office:value-type="string">
            <text:p text:style-name="Table_20_Contents">Application.Output</text:p>
          </table:table-cell>
          <table:table-cell table:style-name="Table68.B4" office:value-type="string">
            <text:p text:style-name="Table_20_Contents">stdout</text:p>
            <text:p text:style-name="Table_20_Contents">outputFiles</text:p>
          </table:table-cell>
        </table:table-row>
        <table:table-row table:style-name="Table68.2">
          <table:table-cell table:style-name="Table68.A3" office:value-type="string">
            <text:p text:style-name="Table_20_Contents">stderr</text:p>
          </table:table-cell>
          <table:table-cell table:style-name="Table68.B3" office:value-type="string">
            <text:p text:style-name="Table_20_Contents">Application.Error</text:p>
          </table:table-cell>
          <table:table-cell table:style-name="Table68.B3" office:value-type="string">
            <text:p text:style-name="Table_20_Contents">stderr</text:p>
            <text:p text:style-name="Table_20_Contents">outputFiles</text:p>
          </table:table-cell>
        </table:table-row>
        <table:table-row table:style-name="Table68.2">
          <table:table-cell table:style-name="Table68.A4" office:value-type="string">
            <text:p text:style-name="Table_20_Contents">join</text:p>
          </table:table-cell>
          <table:table-cell table:style-name="Table68.B4" office:value-type="string">
            <text:p text:style-name="Table_20_Contents">Application.Join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gmlog</text:p>
          </table:table-cell>
          <table:table-cell table:style-name="Table68.B3" office:value-type="string">
            <text:p text:style-name="Table_20_Contents">Application.LogDir</text:p>
          </table:table-cell>
          <table:table-cell table:style-name="Table68.B3" office:value-type="string">
            <text:p text:style-name="Table_20_Contents">gmlog</text:p>
          </table:table-cell>
        </table:table-row>
        <table:table-row table:style-name="Table68.2">
          <table:table-cell table:style-name="Table68.A4" office:value-type="string">
            <text:p text:style-name="Table_20_Contents">jobName</text:p>
          </table:table-cell>
          <table:table-cell table:style-name="Table68.B4" office:value-type="string">
            <text:p text:style-name="Table_20_Contents">Identification.JobName</text:p>
          </table:table-cell>
          <table:table-cell table:style-name="Table68.B4" office:value-type="string">
            <text:p text:style-name="Table_20_Contents">jobName</text:p>
          </table:table-cell>
        </table:table-row>
        <table:table-row table:style-name="Table68.2">
          <table:table-cell table:style-name="Table68.A3" office:value-type="string">
            <text:p text:style-name="Table_20_Contents">ftpThreads</text:p>
          </table:table-cell>
          <table:table-cell table:style-name="Table68.B3" office:value-type="string">
            <text:p text:style-name="Table_20_Contents">DataStaging.File.Source.Threads</text:p>
            <text:p text:style-name="Table_20_Contents">DataStaging.File.Target.Threads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acl</text:p>
          </table:table-cell>
          <table:table-cell table:style-name="Table68.B4" office:value-type="string">
            <text:p text:style-name="Table_20_Contents">Application.AccessControl</text:p>
          </table:table-cell>
          <table:table-cell table:style-name="Table68.B4" office:value-type="string">
            <text:p text:style-name="Table_20_Contents">acl</text:p>
          </table:table-cell>
        </table:table-row>
        <table:table-row table:style-name="Table68.2">
          <table:table-cell table:style-name="Table68.A3" office:value-type="string">
            <text:p text:style-name="Table_20_Contents">cluster</text:p>
          </table:table-cell>
          <table:table-cell table:style-name="Table68.B3" office:value-type="string">
            <text:p text:style-name="Table_20_Contents">Resources.CandidateTarget.EndPointURL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queue</text:p>
          </table:table-cell>
          <table:table-cell table:style-name="Table68.B4" office:value-type="string">
            <text:p text:style-name="Table_20_Contents">Resources.CandidateTarget.QueueName</text:p>
          </table:table-cell>
          <table:table-cell table:style-name="Table68.B4" office:value-type="string">
            <text:p text:style-name="Table_20_Contents">queue</text:p>
          </table:table-cell>
        </table:table-row>
        <table:table-row table:style-name="Table68.2">
          <table:table-cell table:style-name="Table68.A3" office:value-type="string">
            <text:p text:style-name="Table_20_Contents">startTime</text:p>
          </table:table-cell>
          <table:table-cell table:style-name="Table68.B3" office:value-type="string">
            <text:p text:style-name="Table_20_Contents">Application.ProcessingStartTime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lifeTime</text:p>
          </table:table-cell>
          <table:table-cell table:style-name="Table68.B4" office:value-type="string">
            <text:p text:style-name="Table_20_Contents">Resources.SessionLifeTime</text:p>
          </table:table-cell>
          <table:table-cell table:style-name="Table68.B4" office:value-type="string">
            <text:p text:style-name="Table_20_Contents">lifeTime</text:p>
          </table:table-cell>
        </table:table-row>
        <table:table-row table:style-name="Table68.2">
          <table:table-cell table:style-name="Table68.A3" office:value-type="string">
            <text:p text:style-name="Table_20_Contents">notify</text:p>
          </table:table-cell>
          <table:table-cell table:style-name="Table68.B3" office:value-type="string">
            <text:p text:style-name="Table_20_Contents">Application.Notification</text:p>
          </table:table-cell>
          <table:table-cell table:style-name="Table68.B3" office:value-type="string">
            <text:p text:style-name="Table_20_Contents">notify</text:p>
          </table:table-cell>
        </table:table-row>
        <table:table-row table:style-name="Table68.2">
          <table:table-cell table:style-name="Table68.A4" office:value-type="string">
            <text:p text:style-name="Table_20_Contents">replicaCollection</text:p>
          </table:table-cell>
          <table:table-cell table:style-name="Table68.B4" office:value-type="string">
            <text:p text:style-name="Table_20_Contents">DataStaging.File.DataIndexingService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rerun</text:p>
          </table:table-cell>
          <table:table-cell table:style-name="Table68.B3" office:value-type="string">
            <text:p text:style-name="Table_20_Contents">Application.Rerun</text:p>
          </table:table-cell>
          <table:table-cell table:style-name="Table68.B3" office:value-type="string">
            <text:p text:style-name="Table_20_Contents">rerun</text:p>
          </table:table-cell>
        </table:table-row>
        <table:table-row table:style-name="Table68.2">
          <table:table-cell table:style-name="Table68.A4" office:value-type="string">
            <text:p text:style-name="Table_20_Contents">architecture</text:p>
          </table:table-cell>
          <table:table-cell table:style-name="Table68.B4" office:value-type="string">
            <text:p text:style-name="Table_20_Contents">Resources.Platform</text:p>
          </table:table-cell>
          <table:table-cell table:style-name="Table68.B4" office:value-type="string">
            <text:p text:style-name="Table_20_Contents">architecture</text:p>
          </table:table-cell>
        </table:table-row>
        <table:table-row table:style-name="Table68.2">
          <table:table-cell table:style-name="Table68.A3" office:value-type="string">
            <text:p text:style-name="Table_20_Contents">nodeAccess</text:p>
          </table:table-cell>
          <table:table-cell table:style-name="Table68.B3" office:value-type="string">
            <text:p text:style-name="Table_20_Contents">Resources.NodeAccess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dryRun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rsl_substitution</text:p>
          </table:table-cell>
          <table:table-cell table:style-name="Table68.B3" office:value-type="string">
            <text:p text:style-name="Table_20_Contents">Processed internally by the parser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environment</text:p>
          </table:table-cell>
          <table:table-cell table:style-name="Table68.B4" office:value-type="string">
            <text:p text:style-name="Table_20_Contents">Application.Environment</text:p>
          </table:table-cell>
          <table:table-cell table:style-name="Table68.B4" office:value-type="string">
            <text:p text:style-name="Table_20_Contents">environment</text:p>
          </table:table-cell>
        </table:table-row>
        <table:table-row table:style-name="Table68.2">
          <table:table-cell table:style-name="Table68.A3" office:value-type="string">
            <text:p text:style-name="Table_20_Contents">count</text:p>
          </table:table-cell>
          <table:table-cell table:style-name="Table68.B3" office:value-type="string">
            <text:p text:style-name="Table_20_Contents">Resources.SlotRequirement.ProcessPerHost</text:p>
          </table:table-cell>
          <table:table-cell table:style-name="Table68.B3" office:value-type="string">
            <text:p text:style-name="Table_20_Contents">count</text:p>
          </table:table-cell>
        </table:table-row>
        <table:table-row table:style-name="Table68.2">
          <table:table-cell table:style-name="Table68.A4" office:value-type="string">
            <text:p text:style-name="Table_20_Contents">jobreport</text:p>
          </table:table-cell>
          <table:table-cell table:style-name="Table68.B4" office:value-type="string">
            <text:p text:style-name="Table_20_Contents">Application.RemoteLogging</text:p>
          </table:table-cell>
          <table:table-cell table:style-name="Table68.B4" office:value-type="string">
            <text:p text:style-name="Table_20_Contents">jobreport</text:p>
          </table:table-cell>
        </table:table-row>
        <table:table-row table:style-name="Table68.2">
          <table:table-cell table:style-name="Table68.A3" office:value-type="string">
            <text:p text:style-name="Table_20_Contents">credentialserver</text:p>
          </table:table-cell>
          <table:table-cell table:style-name="Table68.B3" office:value-type="string">
            <text:p text:style-name="Table_20_Contents">Application.CredentialService</text:p>
          </table:table-cell>
          <table:table-cell table:style-name="Table68.B3" office:value-type="string">
            <text:p text:style-name="Table_20_Contents">credentialserver</text:p>
          </table:table-cell>
        </table:table-row>
      </table:table>
      <text:list xml:id="list175832581" text:continue-numbering="true" text:style-name="List_20_1">
        <text:list-item>
          <text:p text:style-name="P42">JDL mapping</text:p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Table_20_Contents">JDL input </text:p>
          </table:table-cell>
          <table:table-cell table:style-name="Table69.B1" office:value-type="string">
            <text:p text:style-name="Table_20_Contents">Internal representaion</text:p>
          </table:table-cell>
          <table:table-cell table:style-name="Table69.B1" office:value-type="string">
            <text:p text:style-name="Table_20_Contents">JDL output</text:p>
          </table:table-cell>
        </table:table-row>
        <table:table-row table:style-name="Table69.2">
          <table:table-cell table:style-name="Table69.A2" office:value-type="string">
            <text:p text:style-name="Table_20_Contents">JobType</text:p>
          </table:table-cell>
          <table:table-cell table:style-name="Table69.B2" office:value-type="string">
            <text:p text:style-name="Table_20_Contents"><text:variable-get text:name="NM" office:value-type="string">Not mapped</text:variable-get></text:p>
          </table:table-cell>
          <table:table-cell table:style-name="Table69.B2" office:value-type="string">
            <text:p text:style-name="Table_20_Contents"><text:variable-get text:name="NM" office:value-type="string">Not mapped</text:variable-get></text:p>
          </table:table-cell>
        </table:table-row>
        <text:soft-page-break/>
        <table:table-row table:style-name="Table69.2">
          <table:table-cell table:style-name="Table69.A3" office:value-type="string">
            <text:p text:style-name="Table_20_Contents">Executable</text:p>
          </table:table-cell>
          <table:table-cell table:style-name="Table69.B3" office:value-type="string">
            <text:p text:style-name="Table_20_Contents">Application.Executable.Name</text:p>
          </table:table-cell>
          <table:table-cell table:style-name="Table69.B3" office:value-type="string">
            <text:p text:style-name="Table_20_Contents">Executable</text:p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Arguments</text:p>
          </table:table-cell>
          <table:table-cell table:style-name="Table69.B4" office:value-type="string">
            <text:p text:style-name="Table_20_Contents">Application.Executable.Arguments</text:p>
          </table:table-cell>
          <table:table-cell table:style-name="Table69.B4" office:value-type="string">
            <text:p text:style-name="Table_20_Contents">Arguments</text:p>
          </table:table-cell>
        </table:table-row>
        <table:table-row table:style-name="Table69.2">
          <table:table-cell table:style-name="Table69.A3" office:value-type="string">
            <text:p text:style-name="Table_20_Contents">StdInput</text:p>
          </table:table-cell>
          <table:table-cell table:style-name="Table69.B3" office:value-type="string">
            <text:p text:style-name="Table_20_Contents">Application.Input</text:p>
          </table:table-cell>
          <table:table-cell table:style-name="Table69.B3" office:value-type="string">
            <text:p text:style-name="Table_20_Contents">StdInput</text:p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StdOutput</text:p>
          </table:table-cell>
          <table:table-cell table:style-name="Table69.B4" office:value-type="string">
            <text:p text:style-name="Table_20_Contents">Application.Output</text:p>
          </table:table-cell>
          <table:table-cell table:style-name="Table69.B4" office:value-type="string">
            <text:p text:style-name="Table_20_Contents">StdOutput</text:p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StdError</text:p>
          </table:table-cell>
          <table:table-cell table:style-name="Table69.B3" office:value-type="string">
            <text:p text:style-name="Table_20_Contents">Application.Error</text:p>
          </table:table-cell>
          <table:table-cell table:style-name="Table69.B3" office:value-type="string">
            <text:p text:style-name="Table_20_Contents">StdError</text:p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4" office:value-type="string">
            <text:p text:style-name="Table_20_Contents">InputSandbox</text:p>
          </table:table-cell>
          <table:table-cell table:style-name="Table69.B4" office:value-type="string">
            <text:p text:style-name="Table_20_Contents">DataStaging.File.Name</text:p>
            <text:p text:style-name="Table_20_Contents">DataStaging.File.Source</text:p>
          </table:table-cell>
          <table:table-cell table:style-name="Table69.B4" office:value-type="string">
            <text:p text:style-name="Table_20_Contents">InputSandbox</text:p>
          </table:table-cell>
        </table:table-row>
        <table:table-row table:style-name="Table69.2">
          <table:table-cell table:style-name="Table69.A3" office:value-type="string">
            <text:p text:style-name="Table_20_Contents">InputSandboxBaseURI</text:p>
          </table:table-cell>
          <table:table-cell table:style-name="Table69.B3" office:value-type="string">
            <text:p text:style-name="Table_20_Contents">DataStaging.File.Source.URI</text:p>
          </table:table-cell>
          <table:table-cell table:style-name="Table69.B3" office:value-type="string"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OutputSandbox</text:p>
          </table:table-cell>
          <table:table-cell table:style-name="Table69.B4" office:value-type="string">
            <text:p text:style-name="Table_20_Contents">DataStaging.File.Name</text:p>
            <text:p text:style-name="Table_20_Contents">DataStaging.File.Target.URI</text:p>
          </table:table-cell>
          <table:table-cell table:style-name="Table69.B4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OutputSandboxDestURI</text:p>
          </table:table-cell>
          <table:table-cell table:style-name="Table69.B3" office:value-type="string">
            <text:p text:style-name="Table_20_Contents">DataStaging.File.Target</text:p>
            <text:p text:style-name="Table_20_Contents">DataStaging.File.KeepData</text:p>
          </table:table-cell>
          <table:table-cell table:style-name="Table69.B3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4" office:value-type="string">
            <text:p text:style-name="Table_20_Contents">OutputSandboxBaseDestURI</text:p>
          </table:table-cell>
          <table:table-cell table:style-name="Table69.B4" office:value-type="string">
            <text:p text:style-name="Table_20_Contents">DataStaging.File.Target.URI</text:p>
          </table:table-cell>
          <table:table-cell table:style-name="Table69.B4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Prologue</text:p>
          </table:table-cell>
          <table:table-cell table:style-name="Table69.B3" office:value-type="string">
            <text:p text:style-name="Table_20_Contents">Application.Prologue.Name</text:p>
          </table:table-cell>
          <table:table-cell table:style-name="Table69.B3" office:value-type="string">
            <text:p text:style-name="Table_20_Contents">Prologue</text:p>
          </table:table-cell>
        </table:table-row>
        <table:table-row table:style-name="Table69.2">
          <table:table-cell table:style-name="Table69.A4" office:value-type="string">
            <text:p text:style-name="Table_20_Contents">PrologueArguments</text:p>
          </table:table-cell>
          <table:table-cell table:style-name="Table69.B4" office:value-type="string">
            <text:p text:style-name="Table_20_Contents">Application.Prologue.Arguments</text:p>
          </table:table-cell>
          <table:table-cell table:style-name="Table69.B4" office:value-type="string">
            <text:p text:style-name="Table_20_Contents">PrologueArguments</text:p>
          </table:table-cell>
        </table:table-row>
        <table:table-row table:style-name="Table69.2">
          <table:table-cell table:style-name="Table69.A3" office:value-type="string">
            <text:p text:style-name="Table_20_Contents">Epilogue</text:p>
          </table:table-cell>
          <table:table-cell table:style-name="Table69.B3" office:value-type="string">
            <text:p text:style-name="Table_20_Contents">Application.Epilogue.Name</text:p>
          </table:table-cell>
          <table:table-cell table:style-name="Table69.B3" office:value-type="string">
            <text:p text:style-name="Table_20_Contents">Epilogue</text:p>
          </table:table-cell>
        </table:table-row>
        <table:table-row table:style-name="Table69.2">
          <table:table-cell table:style-name="Table69.A4" office:value-type="string">
            <text:p text:style-name="Table_20_Contents">EpilogueArguments</text:p>
          </table:table-cell>
          <table:table-cell table:style-name="Table69.B4" office:value-type="string">
            <text:p text:style-name="Table_20_Contents">Application.Epilogue.Arguments</text:p>
          </table:table-cell>
          <table:table-cell table:style-name="Table69.B4" office:value-type="string">
            <text:p text:style-name="Table_20_Contents">EpilogueArguments</text:p>
          </table:table-cell>
        </table:table-row>
        <table:table-row table:style-name="Table69.2">
          <table:table-cell table:style-name="Table69.A3" office:value-type="string">
            <text:p text:style-name="Table_20_Contents">AllowZippedISB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AllowZippedISB</text:p>
          </table:table-cell>
        </table:table-row>
        <table:table-row table:style-name="Table69.2">
          <table:table-cell table:style-name="Table69.A4" office:value-type="string">
            <text:p text:style-name="Table_20_Contents">ZippedISB</text:p>
          </table:table-cell>
          <table:table-cell table:style-name="Table69.B4" office:value-type="string">
            <text:p text:style-name="Table_20_Contents">Stored internally, not processed</text:p>
          </table:table-cell>
          <table:table-cell table:style-name="Table69.B4" office:value-type="string">
            <text:p text:style-name="Table_20_Contents">ZippedISB</text:p>
          </table:table-cell>
        </table:table-row>
        <table:table-row table:style-name="Table69.2">
          <table:table-cell table:style-name="Table69.A3" office:value-type="string">
            <text:p text:style-name="Table_20_Contents">ExpiryTime</text:p>
          </table:table-cell>
          <table:table-cell table:style-name="Table69.B3" office:value-type="string">
            <text:p text:style-name="Table_20_Contents">Application.ExpiryTime</text:p>
          </table:table-cell>
          <table:table-cell table:style-name="Table69.B3" office:value-type="string">
            <text:p text:style-name="Table_20_Contents">ExpiryTime</text:p>
          </table:table-cell>
        </table:table-row>
        <table:table-row table:style-name="Table69.2">
          <table:table-cell table:style-name="Table69.A4" office:value-type="string">
            <text:p text:style-name="Table_20_Contents">Environment</text:p>
          </table:table-cell>
          <table:table-cell table:style-name="Table69.B4" office:value-type="string">
            <text:p text:style-name="Table_20_Contents">Application.Environment</text:p>
          </table:table-cell>
          <table:table-cell table:style-name="Table69.B4" office:value-type="string">
            <text:p text:style-name="Table_20_Contents">Environment</text:p>
          </table:table-cell>
        </table:table-row>
        <table:table-row table:style-name="Table69.2">
          <table:table-cell table:style-name="Table69.A3" office:value-type="string">
            <text:p text:style-name="Table_20_Contents">PerusalFileEnable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PerusalFileEnable</text:p>
          </table:table-cell>
        </table:table-row>
        <table:table-row table:style-name="Table69.2">
          <table:table-cell table:style-name="Table69.A4" office:value-type="string">
            <text:p text:style-name="Table_20_Contents">PerusalTimeInterval</text:p>
          </table:table-cell>
          <table:table-cell table:style-name="Table69.B4" office:value-type="string">
            <text:p text:style-name="Table_20_Contents">Stored internally, not processed</text:p>
          </table:table-cell>
          <table:table-cell table:style-name="Table69.B4" office:value-type="string">
            <text:p text:style-name="Table_20_Contents">PerusalTimeInterval</text:p>
          </table:table-cell>
        </table:table-row>
        <table:table-row table:style-name="Table69.2">
          <table:table-cell table:style-name="Table69.A3" office:value-type="string">
            <text:p text:style-name="Table_20_Contents">PerusalFilesDestURI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PerusalFilesDestURI</text:p>
          </table:table-cell>
        </table:table-row>
        <table:table-row table:style-name="Table69.2">
          <table:table-cell table:style-name="Table69.A4" office:value-type="string">
            <text:p text:style-name="Table_20_Contents">InputData (Deprecated)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OutputData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4" office:value-type="string">
            <text:p text:style-name="Table_20_Contents">StorageIndex (Deprecated)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DataCatalog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DataRequirements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DataRequirements</text:p>
          </table:table-cell>
        </table:table-row>
        <table:table-row table:style-name="Table69.2">
          <table:table-cell table:style-name="Table69.A3" office:value-type="string">
            <text:p text:style-name="Table_20_Contents">DataAccessProtocol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DataAccessProtocol</text:p>
          </table:table-cell>
        </table:table-row>
        <table:table-row table:style-name="Table69.2">
          <table:table-cell table:style-name="Table69.A28" office:value-type="string">
            <text:p text:style-name="Table_20_Contents">OutputSE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OutputSE</text:p>
          </table:table-cell>
        </table:table-row>
        <text:soft-page-break/>
        <table:table-row table:style-name="Table69.2">
          <table:table-cell table:style-name="Table69.A3" office:value-type="string">
            <text:p text:style-name="Table_20_Contents">VirtualOrganisation</text:p>
          </table:table-cell>
          <table:table-cell table:style-name="Table69.B3" office:value-type="string">
            <text:p text:style-name="Table_20_Contents">Identification.JobVOName</text:p>
          </table:table-cell>
          <table:table-cell table:style-name="Table69.B3" office:value-type="string">
            <text:p text:style-name="Table_20_Contents">VirtualOrganisation</text:p>
          </table:table-cell>
        </table:table-row>
        <table:table-row table:style-name="Table69.2">
          <table:table-cell table:style-name="Table69.A28" office:value-type="string">
            <text:p text:style-name="Table_20_Contents">RetryCount</text:p>
          </table:table-cell>
          <table:table-cell table:style-name="Table69.B28" office:value-type="string">
            <text:p text:style-name="Table_20_Contents">Application.Rerun</text:p>
          </table:table-cell>
          <table:table-cell table:style-name="Table69.B28" office:value-type="string">
            <text:p text:style-name="Table_20_Contents">RetryCount</text:p>
            <text:p text:style-name="Table_20_Contents">ShallowRetryCount</text:p>
          </table:table-cell>
        </table:table-row>
        <table:table-row table:style-name="Table69.2">
          <table:table-cell table:style-name="Table69.A3" office:value-type="string">
            <text:p text:style-name="Table_20_Contents">ShallowRetryCount</text:p>
          </table:table-cell>
          <table:table-cell table:style-name="Table69.B3" office:value-type="string">
            <text:p text:style-name="Table_20_Contents">Application.Rerun</text:p>
          </table:table-cell>
          <table:table-cell table:style-name="Table69.B3" office:value-type="string">
            <text:p text:style-name="Table_20_Contents">RetryCount</text:p>
            <text:p text:style-name="Table_20_Contents">ShallowRetryCount</text:p>
          </table:table-cell>
        </table:table-row>
        <table:table-row table:style-name="Table69.2">
          <table:table-cell table:style-name="Table69.A28" office:value-type="string">
            <text:p text:style-name="Table_20_Contents">LBAddress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BAddress</text:p>
          </table:table-cell>
        </table:table-row>
        <table:table-row table:style-name="Table69.2">
          <table:table-cell table:style-name="Table69.A3" office:value-type="string">
            <text:p text:style-name="Table_20_Contents">MyProxyServer</text:p>
          </table:table-cell>
          <table:table-cell table:style-name="Table69.B3" office:value-type="string">
            <text:p text:style-name="Table_20_Contents">Application.CredentialService</text:p>
          </table:table-cell>
          <table:table-cell table:style-name="Table69.B3" office:value-type="string">
            <text:p text:style-name="Table_20_Contents">MyProxyServer</text:p>
          </table:table-cell>
        </table:table-row>
        <table:table-row table:style-name="Table69.2">
          <table:table-cell table:style-name="Table69.A28" office:value-type="string">
            <text:p text:style-name="Table_20_Contents">HLRLocation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HLRLocation</text:p>
          </table:table-cell>
        </table:table-row>
        <table:table-row table:style-name="Table69.2">
          <table:table-cell table:style-name="Table69.A3" office:value-type="string">
            <text:p text:style-name="Table_20_Contents">JobProvenance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JobProvenance</text:p>
          </table:table-cell>
        </table:table-row>
        <table:table-row table:style-name="Table69.2">
          <table:table-cell table:style-name="Table69.A28" office:value-type="string">
            <text:p text:style-name="Table_20_Contents">NodeNumber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NodeNumber</text:p>
          </table:table-cell>
        </table:table-row>
        <table:table-row table:style-name="Table69.39">
          <table:table-cell table:style-name="Table69.A3" office:value-type="string">
            <text:p text:style-name="Table_20_Contents">JobSteps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CurrentStep (Deprecated)</text:p>
          </table:table-cell>
          <table:table-cell table:style-name="Table69.B28" office:value-type="string">
            <text:p text:style-name="Table_20_Contents"><text:variable-get text:name="NM" office:value-type="string">Not mapped</text:variable-get></text:p>
          </table:table-cell>
          <table:table-cell table:style-name="Table69.B28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JobState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ListenerPort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istenerPort</text:p>
          </table:table-cell>
        </table:table-row>
        <table:table-row table:style-name="Table69.2">
          <table:table-cell table:style-name="Table69.A3" office:value-type="string">
            <text:p text:style-name="Table_20_Contents">ListenerHost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ListenerHost</text:p>
          </table:table-cell>
        </table:table-row>
        <table:table-row table:style-name="Table69.2">
          <table:table-cell table:style-name="Table69.A28" office:value-type="string">
            <text:p text:style-name="Table_20_Contents">ListenerPipeName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istenerPipeName</text:p>
          </table:table-cell>
        </table:table-row>
        <table:table-row table:style-name="Table69.2">
          <table:table-cell table:style-name="Table69.A3" office:value-type="string">
            <text:p text:style-name="Table_20_Contents">Requirements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Requirements</text:p>
          </table:table-cell>
        </table:table-row>
        <table:table-row table:style-name="Table69.2">
          <table:table-cell table:style-name="Table69.A28" office:value-type="string">
            <text:p text:style-name="Table_20_Contents">Rank</text:p>
          </table:table-cell>
          <table:table-cell table:style-name="Table69.B28" office:value-type="string">
            <text:p text:style-name="Table_20_Contents">JobMeta.Rank</text:p>
          </table:table-cell>
          <table:table-cell table:style-name="Table69.B28" office:value-type="string">
            <text:p text:style-name="Table_20_Contents">Rank</text:p>
          </table:table-cell>
        </table:table-row>
        <table:table-row table:style-name="Table69.2">
          <table:table-cell table:style-name="Table69.A3" office:value-type="string">
            <text:p text:style-name="Table_20_Contents">FuzzyRank</text:p>
          </table:table-cell>
          <table:table-cell table:style-name="Table69.B3" office:value-type="string">
            <text:p text:style-name="Table_20_Contents">JobMeta.FuzzyRank</text:p>
          </table:table-cell>
          <table:table-cell table:style-name="Table69.B3" office:value-type="string">
            <text:p text:style-name="Table_20_Contents">FuzzyRank</text:p>
          </table:table-cell>
        </table:table-row>
        <table:table-row table:style-name="Table69.2">
          <table:table-cell table:style-name="Table69.A28" office:value-type="string">
            <text:p text:style-name="Table_20_Contents">UserTags</text:p>
          </table:table-cell>
          <table:table-cell table:style-name="Table69.B28" office:value-type="string">
            <text:p text:style-name="Table_20_Contents">Identification.UserTag</text:p>
          </table:table-cell>
          <table:table-cell table:style-name="Table69.B28" office:value-type="string">
            <text:p text:style-name="Table_20_Contents">UserTags</text:p>
          </table:table-cell>
        </table:table-row>
        <table:table-row table:style-name="Table69.2">
          <table:table-cell table:style-name="Table69.A3" office:value-type="string">
            <text:p text:style-name="Table_20_Contents">BatchSystem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BatchSystem</text:p>
          </table:table-cell>
        </table:table-row>
        <table:table-row table:style-name="Table69.2">
          <table:table-cell table:style-name="Table69.A28" office:value-type="string">
            <text:p text:style-name="Table_20_Contents">QueueName</text:p>
          </table:table-cell>
          <table:table-cell table:style-name="Table69.B28" office:value-type="string">
            <text:p text:style-name="Table_20_Contents">Resources.CandidateTarget.QueueName</text:p>
          </table:table-cell>
          <table:table-cell table:style-name="Table69.B28" office:value-type="string">
            <text:p text:style-name="Table_20_Contents">QueueName</text:p>
          </table:table-cell>
        </table:table-row>
      </table:table>
      <text:list xml:id="list1438188474" text:continue-numbering="true" text:style-name="List_20_1">
        <text:list-item>
          <text:p text:style-name="P42"><text:change-start text:change-id="ct-1426227192"/>JSDL mapping<text:change-end text:change-id="ct-1426227192"/></text:p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Table_20_Contents"><text:change-start text:change-id="ct-1426227080"/>JSDL input <text:change-end text:change-id="ct-1426227080"/></text:p>
          </table:table-cell>
          <table:table-cell table:style-name="Tabel1.B1" office:value-type="string">
            <text:p text:style-name="Table_20_Contents"><text:change-start text:change-id="ct-1426226744"/>Internal representaion<text:change-end text:change-id="ct-1426226744"/></text:p>
          </table:table-cell>
          <table:table-cell table:style-name="Tabel1.B1" office:value-type="string">
            <text:p text:style-name="Table_20_Contents"><text:change-start text:change-id="ct-1426226632"/>JSDL output<text:change-end text:change-id="ct-1426226632"/></text:p>
          </table:table-cell>
        </table:table-row>
        <table:table-row table:style-name="Tabel1.2">
          <table:table-cell table:style-name="Tabel1.A2" office:value-type="string">
            <text:p text:style-name="P26"><text:change-start text:change-id="ct-1426226520"/>JobIdentification<text:change-end text:change-id="ct-1426226520"/></text:p>
          </table:table-cell>
          <table:table-cell table:style-name="Tabel1.B2" office:value-type="string">
            <text:p text:style-name="Table_20_Contents"><text:change-start text:change-id="ct-1426226408"/>--<text:change-end text:change-id="ct-1426226408"/></text:p>
          </table:table-cell>
          <table:table-cell table:style-name="Tabel1.B2" office:value-type="string">
            <text:p text:style-name="Table_20_Contents"><text:change-start text:change-id="ct-1426226296"/>--<text:change-end text:change-id="ct-1426226296"/></text:p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6184"/>JobName<text:change-end text:change-id="ct-142622618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6072"/>JobAnnotation<text:change-end text:change-id="ct-142622607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5960"/>JobProject<text:change-end text:change-id="ct-1426225960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P26"><text:change-start text:change-id="ct-1426225848"/>Application<text:change-end text:change-id="ct-1426225848"/></text:p>
          </table:table-cell>
          <table:table-cell table:style-name="Tabel1.B4" office:value-type="string">
            <text:p text:style-name="Table_20_Contents"><text:change-start text:change-id="ct-1426225736"/>--<text:change-end text:change-id="ct-1426225736"/></text:p>
          </table:table-cell>
          <table:table-cell table:style-name="Tabel1.B4" office:value-type="string">
            <text:p text:style-name="Table_20_Contents"><text:change-start text:change-id="ct-1426225624"/>--<text:change-end text:change-id="ct-1426225624"/></text:p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5512"/>ApplicationName<text:change-end text:change-id="ct-1426225512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5400"/>ApplicationVersion<text:change-end text:change-id="ct-142622540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P26"><text:change-start text:change-id="ct-1426225288"/>Resources<text:change-end text:change-id="ct-1426225288"/></text:p>
          </table:table-cell>
          <table:table-cell table:style-name="Tabel1.B3" office:value-type="string">
            <text:p text:style-name="Table_20_Contents"><text:change-start text:change-id="ct-1426225176"/>--<text:change-end text:change-id="ct-1426225176"/></text:p>
          </table:table-cell>
          <table:table-cell table:style-name="Tabel1.B3" office:value-type="string">
            <text:p text:style-name="Table_20_Contents"><text:change-start text:change-id="ct-1426225064"/>--<text:change-end text:change-id="ct-1426225064"/></text:p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4952"/>CandidateHosts/HostName<text:change-end text:change-id="ct-142622495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4840"/>FileSystem<text:change-end text:change-id="ct-1426224840"/><text:change-start text:change-id="ct-1426224728"/>/FileSystemType<text:change-end text:change-id="ct-142622472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4616"/>FileSystem/Description<text:change-end text:change-id="ct-1426224616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4504"/>FileSystem/MountPoint<text:change-end text:change-id="ct-142622450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ext:soft-page-break/>
        <table:table-row table:style-name="Tabel1.2">
          <table:table-cell table:style-name="Tabel1.A4" office:value-type="string">
            <text:p text:style-name="Table_20_Contents"><text:change-start text:change-id="ct-1426224392"/>FileSystem/DiskSpace<text:change-end text:change-id="ct-142622439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4280"/>ExclusiveExecution<text:change-end text:change-id="ct-1426224280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4168"/>OperatingSystem<text:change-end text:change-id="ct-1426224168"/><text:change-start text:change-id="ct-1426224056"/>/</text:p>
            <text:p text:style-name="Table_20_Contents">OperatingSystemType<text:change-end text:change-id="ct-1426224056"/><text:change-start text:change-id="ct-1426223944"/>/</text:p>
            <text:p text:style-name="Table_20_Contents">OperatingSystemName<text:change-end text:change-id="ct-1426223944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3832"/>OperatingSystem/</text:p>
            <text:p text:style-name="Table_20_Contents">OperatingSystemVersion<text:change-end text:change-id="ct-1426223832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3720"/>CPUArchitecture/</text:p>
            <text:p text:style-name="Table_20_Contents">CPUArchitectureName<text:change-end text:change-id="ct-142622372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3608"/>Indi<text:change-end text:change-id="ct-1426223608"/><text:change-start text:change-id="ct-1426223496"/>vidualCPUSpeed<text:change-end text:change-id="ct-1426223496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223384"/>IndividualCPUTime<text:change-end text:change-id="ct-1426223384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23272"/>IndividualCPUCount<text:change-end text:change-id="ct-1426223272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300916"/>IndividualNetworkBandwidth<text:change-end text:change-id="ct-1426300916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300804"/>IndividualPhysicalMemory<text:change-end text:change-id="ct-142630080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300692"/>IndividualVirtualMemory<text:change-end text:change-id="ct-142630069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300580"/>IndividualDiskSpace<text:change-end text:change-id="ct-1426300580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26300468"/>TotalCPUTime<text:change-end text:change-id="ct-1426300468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300356"/>TotalCPUCount<text:change-end text:change-id="ct-1426300356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8">
          <table:table-cell table:style-name="Tabel1.A28" office:value-type="string">
            <text:p text:style-name="Table_20_Contents"><text:change-start text:change-id="ct-1426300244"/>TotalPhysicalMemory<text:change-end text:change-id="ct-1426300244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300132"/>TotalVirtualMemory<text:change-end text:change-id="ct-1426300132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26300020"/>TotalDiskSpace<text:change-end text:change-id="ct-1426300020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99908"/>TotalResourceCount<text:change-end text:change-id="ct-142629990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P26"><text:change-start text:change-id="ct-1426299796"/>DataStaging<text:change-end text:change-id="ct-1426299796"/></text:p>
          </table:table-cell>
          <table:table-cell table:style-name="Tabel1.B28" office:value-type="string">
            <text:p text:style-name="Table_20_Contents"><text:change-start text:change-id="ct-1426299684"/>--<text:change-end text:change-id="ct-1426299684"/></text:p>
          </table:table-cell>
          <table:table-cell table:style-name="Tabel1.B28" office:value-type="string">
            <text:p text:style-name="Table_20_Contents"><text:change-start text:change-id="ct-1426299572"/>--<text:change-end text:change-id="ct-1426299572"/></text:p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99460"/>FileName<text:change-end text:change-id="ct-1426299460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26299348"/>FileSystemName<text:change-end text:change-id="ct-1426299348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99236"/>Creation<text:change-end text:change-id="ct-1426299236"/><text:change-start text:change-id="ct-1426299124"/>Flag<text:change-end text:change-id="ct-142629912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26299012"/>DeleteOnTermination<text:change-end text:change-id="ct-1426299012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26298900"/>Source/URI<text:change-end text:change-id="ct-1426298900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26298788"/>Target/URI<text:change-end text:change-id="ct-1426298788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</table:table>
      <text:list xml:id="list1692969860" text:continue-numbering="true" text:style-name="List_20_1">
        <text:list-item>
          <text:p text:style-name="P42"><text:change-start text:change-id="ct-1426298676"/>POSIX-JSDL mapping<text:change-end text:change-id="ct-1426298676"/></text:p>
        </text:list-item>
      </text:list>
      <table:table table:name="Tabel2" table:style-name="Tabel2">
        <table:table-column table:style-name="Tabel2.A"/>
        <table:table-column table:style-name="Tabel2.B"/>
        <table:table-column table:style-name="Tabel2.C"/>
        <table:table-row table:style-name="Tabel2.1">
          <table:table-cell table:style-name="Tabel2.A1" office:value-type="string">
            <text:p text:style-name="Table_20_Contents"><text:change-start text:change-id="ct-1426298564"/>POSIX-<text:change-end text:change-id="ct-1426298564"/><text:change-start text:change-id="ct-1426298452"/>JSDL input <text:change-end text:change-id="ct-1426298452"/></text:p>
          </table:table-cell>
          <table:table-cell table:style-name="Tabel2.B1" office:value-type="string">
            <text:p text:style-name="Table_20_Contents"><text:change-start text:change-id="ct-1426298340"/>Internal representaion<text:change-end text:change-id="ct-1426298340"/></text:p>
          </table:table-cell>
          <table:table-cell table:style-name="Tabel2.B1" office:value-type="string">
            <text:p text:style-name="Table_20_Contents"><text:change-start text:change-id="ct-1426298228"/>POSIX-<text:change-end text:change-id="ct-1426298228"/><text:change-start text:change-id="ct-1426298116"/>JSDL output<text:change-end text:change-id="ct-1426298116"/></text:p>
          </table:table-cell>
        </table:table-row>
        <table:table-row table:style-name="Tabel2.2">
          <table:table-cell table:style-name="Tabel2.A2" office:value-type="string">
            <text:p text:style-name="P27"><text:change-start text:change-id="ct-1426298004"/>Executable<text:change-end text:change-id="ct-1426298004"/></text:p>
          </table:table-cell>
          <table:table-cell table:style-name="Tabel2.B2" office:value-type="string">
            <text:p text:style-name="Table_20_Contents"/>
          </table:table-cell>
          <table:table-cell table:style-name="Tabel2.B2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6297892"/>Argument<text:change-end text:change-id="ct-1426297892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6297780"/>Input<text:change-end text:change-id="ct-1426297780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6297668"/>Output<text:change-end text:change-id="ct-1426297668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P27"><text:change-start text:change-id="ct-1426297556"/>Error<text:change-end text:change-id="ct-1426297556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6297444"/>WorkingDirectory<text:change-end text:change-id="ct-1426297444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ext:soft-page-break/>
        <table:table-row table:style-name="Tabel2.2">
          <table:table-cell table:style-name="Tabel2.A4" office:value-type="string">
            <text:p text:style-name="Table_20_Contents"><text:change-start text:change-id="ct-1426297332"/>Environment<text:change-end text:change-id="ct-1426297332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P27"><text:change-start text:change-id="ct-1426297220"/>WallTimeLimit<text:change-end text:change-id="ct-1426297220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6297108"/>FileSizeLimit<text:change-end text:change-id="ct-1426297108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6296996"/>CoreDumpLimit<text:change-end text:change-id="ct-1426296996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5833968"/>DataSegment<text:change-end text:change-id="ct-1425833968"/><text:change-start text:change-id="ct-1425833856"/>Limit<text:change-end text:change-id="ct-1425833856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5833744"/>LockedMemoryLimit<text:change-end text:change-id="ct-1425833744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5833632"/>OpenDescriptorsLimit<text:change-end text:change-id="ct-1425833632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5833520"/>PipeSizeLimit<text:change-end text:change-id="ct-1425833520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5833408"/>StackSizeLimit<text:change-end text:change-id="ct-1425833408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5833296"/>CPUTimeLimit<text:change-end text:change-id="ct-1425833296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5833184"/>ProcessCountLimit<text:change-end text:change-id="ct-1425833184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5833072"/>VirtualMemoryLimit<text:change-end text:change-id="ct-1425833072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5832960"/>ThreadCountLimit<text:change-end text:change-id="ct-1425832960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25832848"/>UserName<text:change-end text:change-id="ct-1425832848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25832736"/>GroupName<text:change-end text:change-id="ct-1425832736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</table:table>
      <text:list xml:id="list1966726392" text:continue-numbering="true" text:style-name="List_20_1">
        <text:list-item>
          <text:p text:style-name="P42"><text:change-start text:change-id="ct-1425832624"/>HPCProfile-JSDL mapping<text:change-end text:change-id="ct-1425832624"/></text:p>
        </text:list-item>
      </text:list>
      <table:table table:name="Tabel3" table:style-name="Tabel3">
        <table:table-column table:style-name="Tabel3.A"/>
        <table:table-column table:style-name="Tabel3.B"/>
        <table:table-column table:style-name="Tabel3.C"/>
        <table:table-row table:style-name="Tabel3.1">
          <table:table-cell table:style-name="Tabel3.A1" office:value-type="string">
            <text:p text:style-name="Table_20_Contents"><text:change-start text:change-id="ct-1425832512"/>HPCProfile-JSDL input <text:change-end text:change-id="ct-1425832512"/></text:p>
          </table:table-cell>
          <table:table-cell table:style-name="Tabel3.B1" office:value-type="string">
            <text:p text:style-name="Table_20_Contents"><text:change-start text:change-id="ct-1425832400"/>Internal representaion<text:change-end text:change-id="ct-1425832400"/></text:p>
          </table:table-cell>
          <table:table-cell table:style-name="Tabel3.B1" office:value-type="string">
            <text:p text:style-name="Table_20_Contents"><text:change-start text:change-id="ct-1425832288"/>HPCProfile-JSDL output<text:change-end text:change-id="ct-1425832288"/></text:p>
          </table:table-cell>
        </table:table-row>
        <table:table-row table:style-name="Tabel3.2">
          <table:table-cell table:style-name="Tabel3.A2" office:value-type="string">
            <text:p text:style-name="P27"><text:change-start text:change-id="ct-1425832176"/>Executable<text:change-end text:change-id="ct-1425832176"/></text:p>
          </table:table-cell>
          <table:table-cell table:style-name="Tabel3.B2" office:value-type="string">
            <text:p text:style-name="Table_20_Contents"/>
          </table:table-cell>
          <table:table-cell table:style-name="Tabel3.B2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25832064"/>Argument<text:change-end text:change-id="ct-1425832064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  <table:table-row table:style-name="Tabel3.2">
          <table:table-cell table:style-name="Tabel3.A4" office:value-type="string">
            <text:p text:style-name="Table_20_Contents"><text:change-start text:change-id="ct-1425831952"/>Input<text:change-end text:change-id="ct-1425831952"/></text:p>
          </table:table-cell>
          <table:table-cell table:style-name="Tabel3.B4" office:value-type="string">
            <text:p text:style-name="Table_20_Contents"/>
          </table:table-cell>
          <table:table-cell table:style-name="Tabel3.B4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25831840"/>Output<text:change-end text:change-id="ct-1425831840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  <table:table-row table:style-name="Tabel3.2">
          <table:table-cell table:style-name="Tabel3.A4" office:value-type="string">
            <text:p text:style-name="P27"><text:change-start text:change-id="ct-1425831728"/>Error<text:change-end text:change-id="ct-1425831728"/></text:p>
          </table:table-cell>
          <table:table-cell table:style-name="Tabel3.B4" office:value-type="string">
            <text:p text:style-name="Table_20_Contents"/>
          </table:table-cell>
          <table:table-cell table:style-name="Tabel3.B4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25831616"/>WorkingDirectory<text:change-end text:change-id="ct-1425831616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  <table:table-row table:style-name="Tabel3.2">
          <table:table-cell table:style-name="Tabel3.A4" office:value-type="string">
            <text:p text:style-name="Table_20_Contents"><text:change-start text:change-id="ct-1425831504"/>Environment<text:change-end text:change-id="ct-1425831504"/></text:p>
          </table:table-cell>
          <table:table-cell table:style-name="Tabel3.B4" office:value-type="string">
            <text:p text:style-name="Table_20_Contents"/>
          </table:table-cell>
          <table:table-cell table:style-name="Tabel3.B4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25831392"/>UserName<text:change-end text:change-id="ct-1425831392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/>
    <style:font-face style:name="Nimbus Mono L" svg:font-family="'Nimbus Mono L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423cm" fo:margin-bottom="0.212cm" style:page-number="auto" fo:keep-with-next="always">
        <style:tab-stops/>
      </style:paragraph-properties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 text:number-lines="tru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Standard">
      <style:paragraph-properties fo:margin-left="0.212cm" fo:margin-right="0cm" fo:margin-top="0.212cm" fo:margin-bottom="0cm" fo:text-align="start" style:justify-single-word="false" fo:text-indent="0cm" style:auto-text-indent="false" fo:background-color="#f2f2f2">
        <style:background-image/>
      </style:paragraph-properties>
      <style:text-properties style:font-name="Courier New" style:font-name-complex="Courier New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Endnote_20_anchor" style:display-name="Endnote anchor" style:family="text">
      <style:text-properties style:text-position="super 58%"/>
    </style:style>
    <style:style style:name="DataType" style:family="text" style:parent-style-name="Emphasis">
      <style:text-properties style:font-name="Nimbus Mono L" fo:font-style="normal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00" style:text-underline-style="none" style:font-size-asian="10.5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prefix=" " style:num-suffix=" " style:num-format="1">
        <style:list-level-properties text:min-label-width="0.508cm"/>
      </text:list-level-style-number>
      <text:list-level-style-number text:level="2" style:num-prefix=" " style:num-suffix=" " style:num-format="1" text:display-levels="2">
        <style:list-level-properties text:min-label-width="0.508cm"/>
      </text:list-level-style-number>
      <text:list-level-style-number text:level="3" style:num-prefix=" " style:num-suffix=" " style:num-format="1" text:display-levels="3">
        <style:list-level-properties text:min-label-width="0.508cm"/>
      </text:list-level-style-number>
      <text:list-level-style-number text:level="4" style:num-prefix=" " style:num-suffix=" " style:num-format="1" text:display-levels="4">
        <style:list-level-properties text:min-label-width="0.508cm"/>
      </text:list-level-style-number>
      <text:list-level-style-number text:level="5" style:num-prefix=" " style:num-suffix=" " style:num-format="1" text:display-levels="5">
        <style:list-level-properties text:min-label-width="0.508cm"/>
      </text:list-level-style-number>
      <text:list-level-style-number text:level="6" style:num-prefix=" " style:num-suffix=" " style:num-format="1" text:display-levels="6">
        <style:list-level-properties text:min-label-width="0.508cm"/>
      </text:list-level-style-number>
      <text:list-level-style-number text:level="7" style:num-prefix=" " style:num-suffix=" " style:num-format="1" text:display-levels="7">
        <style:list-level-properties text:min-label-width="0.508cm"/>
      </text:list-level-style-number>
      <text:list-level-style-number text:level="8" style:num-prefix=" " style:num-suffix=" " style:num-format="1" text:display-levels="8">
        <style:list-level-properties text:min-label-width="0.508cm"/>
      </text:list-level-style-number>
      <text:list-level-style-number text:level="9" style:num-prefix=" " style:num-suffix=" " style:num-format="1" text:display-levels="9">
        <style:list-level-properties text:min-label-width="0.508cm"/>
      </text:list-level-style-number>
      <text:list-level-style-number text:level="10" style:num-prefix=" " style:num-suffix=" " style:num-format="1" text:display-levels="10">
        <style:list-level-properties text:min-label-width="0.508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min-label-width="0.381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min-label-width="0.38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min-label-width="0.381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min-label-width="0.381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min-label-width="0.381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min-label-width="0.381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min-label-width="0.381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min-label-width="0.381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min-label-width="0.381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min-label-width="0.38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number text:level="1" text:style-name="Numbering_20_Symbols" style:num-prefix=" " style:num-suffix=" " style:num-format="1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01cm" text:min-label-width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99cm" text:min-label-width="0.4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2cm" text:min-label-width="0.4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6cm" text:min-label-width="0.4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001cm" text:min-label-width="0.4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399cm" text:min-label-width="0.4cm"/>
      </text:list-level-style-number>
      <text:list-level-style-number text:level="8" text:style-name="Numbering_20_Symbols" style:num-prefix=" " style:num-suffix=" " style:num-format="1" text:display-levels="8">
        <style:list-level-properties text:space-before="2.8cm" text:min-label-width="0.4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2cm" text:min-label-width="0.4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16T14:28:29</meta:creation-date>
    <dc:date>2009-09-11T13:09:39</dc:date>
    <meta:editing-cycles>111</meta:editing-cycles>
    <meta:editing-duration>PT30H07M54S</meta:editing-duration>
    <meta:print-date>2009-08-27T11:46:33</meta:print-date>
    <meta:document-statistic meta:table-count="72" meta:image-count="0" meta:object-count="0" meta:page-count="27" meta:paragraph-count="1712" meta:word-count="2547" meta:character-count="20396"/>
    <meta:user-defined meta:name="Info 1"/>
    <meta:user-defined meta:name="Info 2"/>
    <meta:user-defined meta:name="Info 3"/>
    <meta:user-defined meta:name="Info 4"/>
  </office:meta>
</office:document-meta>
</file>